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2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6.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2">
      <style:text-properties fo:font-weight="normal" style:font-weight-asian="normal" style:font-weight-complex="normal"/>
    </style:style>
  </office:automatic-styles>
  <office:body>
    <office:spreadsheet>
      <table:table table:name="Theory X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2" table:visibility="collapse" table:number-columns-repeated="6" table:default-cell-style-name="Default"/>
        <table:table-column table:style-name="co2" table:visibility="collapse" table:number-columns-repeated="3" table:default-cell-style-name="ce3"/>
        <table:table-column table:style-name="co2" table:number-columns-repeated="3" table:default-cell-style-name="ce2"/>
        <table:table-column table:style-name="co2" table:number-columns-repeated="1005" table:default-cell-style-name="Default"/>
        <table:table-row table:style-name="ro1"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v</text:p>
          </table:table-cell>
          <table:table-cell table:style-name="ce1" office:value-type="string" calcext:value-type="string">
            <text:p>Mx</text:p>
          </table:table-cell>
          <table:table-cell table:style-name="ce1" office:value-type="string" calcext:value-type="string">
            <text:p>xs</text:p>
          </table:table-cell>
          <table:table-cell table:style-name="ce1" office:value-type="string" calcext:value-type="string">
            <text:p>unc</text:p>
          </table:table-cell>
          <table:table-cell table:style-name="ce1" office:value-type="string" calcext:value-type="string">
            <text:p>chi2/ndof</text:p>
          </table:table-cell>
          <table:table-cell table:style-name="ce1" office:value-type="string" calcext:value-type="string">
            <text:p>-2s</text:p>
          </table:table-cell>
          <table:table-cell table:style-name="ce1" office:value-type="string" calcext:value-type="string">
            <text:p>-1s</text:p>
          </table:table-cell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+1s</text:p>
          </table:table-cell>
          <table:table-cell table:style-name="ce1" office:value-type="string" calcext:value-type="string">
            <text:p>+2s</text:p>
          </table:table-cell>
          <table:table-cell table:style-name="ce1" office:value-type="string" calcext:value-type="string">
            <text:p>mu-1s</text:p>
          </table:table-cell>
          <table:table-cell table:style-name="ce1" office:value-type="string" calcext:value-type="string">
            <text:p>mu</text:p>
          </table:table-cell>
          <table:table-cell table:style-name="ce1" office:value-type="string" calcext:value-type="string">
            <text:p>mu+1s</text:p>
          </table:table-cell>
          <table:table-cell table:style-name="ce1" office:value-type="string" calcext:value-type="string">
            <text:p>mu-1s</text:p>
          </table:table-cell>
          <table:table-cell table:style-name="ce1" office:value-type="string" calcext:value-type="string">
            <text:p>mu</text:p>
          </table:table-cell>
          <table:table-cell table:style-name="ce1" office:value-type="string" calcext:value-type="string">
            <text:p>mu+1s</text:p>
          </table:table-cell>
          <table:table-cell table:style-name="ce1" table:number-columns-repeated="1004"/>
          <table:table-cell/>
        </table:table-row>
        <table:table-row table:style-name="ro1">
          <table:table-cell office:value-type="string" calcext:value-type="string">
            <text:p>ADDMonoZ_ZtoLL_MD-1_d-2_TuneCUETP8M1_13TeV-pythia8</text:p>
          </table:table-cell>
          <table:table-cell table:number-columns-repeated="5"/>
          <table:table-cell office:value-type="float" office:value="0.7893" calcext:value-type="float">
            <text:p>0.7893</text:p>
          </table:table-cell>
          <table:table-cell office:value-type="float" office:value="1.1252" calcext:value-type="float">
            <text:p>1.1252</text:p>
          </table:table-cell>
          <table:table-cell office:value-type="float" office:value="1.7344" calcext:value-type="float">
            <text:p>1.7344</text:p>
          </table:table-cell>
          <table:table-cell office:value-type="float" office:value="2.7368" calcext:value-type="float">
            <text:p>2.7368</text:p>
          </table:table-cell>
          <table:table-cell office:value-type="float" office:value="4.1045" calcext:value-type="float">
            <text:p>4.1045</text:p>
          </table:table-cell>
          <table:table-cell table:formula="of:=IF([.$D2]&lt;&gt;0;0.103*[.H2]/[.$D2];&quot;&quot;)">
            <text:p/>
          </table:table-cell>
          <table:table-cell table:formula="of:=IF([.$D2]&lt;&gt;0;0.103*[.I2]/[.$D2];&quot;&quot;)">
            <text:p/>
          </table:table-cell>
          <table:table-cell table:formula="of:=IF([.$D2]&lt;&gt;0;0.103*[.J2]/[.$D2];&quot;&quot;)">
            <text:p/>
          </table:table-cell>
          <table:table-cell table:formula="of:=IF([.L2]&lt;&gt;&quot;&quot;;ROUND([.L2];2-(1+INT(LOG10(ABS([.$M2])))));&quot;&quot;)">
            <text:p/>
          </table:table-cell>
          <table:table-cell table:formula="of:=IF([.M2]&lt;&gt;&quot;&quot;;ROUND([.M2];2-(1+INT(LOG10(ABS([.$M2])))));&quot;&quot;)">
            <text:p/>
          </table:table-cell>
          <table:table-cell table:formula="of:=IF([.N2]&lt;&gt;&quot;&quot;;ROUND([.N2];2-(1+INT(LOG10(ABS([.$M2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DDMonoZ_ZtoLL_MD-1_d-3_TuneCUETP8M1_13TeV-pythia8</text:p>
          </table:table-cell>
          <table:table-cell table:number-columns-repeated="5"/>
          <table:table-cell office:value-type="float" office:value="0.0215" calcext:value-type="float">
            <text:p>0.0215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765" calcext:value-type="float">
            <text:p>0.0765</text:p>
          </table:table-cell>
          <table:table-cell office:value-type="float" office:value="0.1156" calcext:value-type="float">
            <text:p>0.1156</text:p>
          </table:table-cell>
          <table:table-cell table:formula="of:=IF([.$D3]&lt;&gt;0;0.103*[.H3]/[.$D3];&quot;&quot;)">
            <text:p/>
          </table:table-cell>
          <table:table-cell table:formula="of:=IF([.$D3]&lt;&gt;0;0.103*[.I3]/[.$D3];&quot;&quot;)">
            <text:p/>
          </table:table-cell>
          <table:table-cell table:formula="of:=IF([.$D3]&lt;&gt;0;0.103*[.J3]/[.$D3];&quot;&quot;)">
            <text:p/>
          </table:table-cell>
          <table:table-cell table:formula="of:=IF([.L3]&lt;&gt;&quot;&quot;;ROUND([.L3];2-(1+INT(LOG10(ABS([.$M3])))));&quot;&quot;)">
            <text:p/>
          </table:table-cell>
          <table:table-cell table:formula="of:=IF([.M3]&lt;&gt;&quot;&quot;;ROUND([.M3];2-(1+INT(LOG10(ABS([.$M3])))));&quot;&quot;)">
            <text:p/>
          </table:table-cell>
          <table:table-cell table:formula="of:=IF([.N3]&lt;&gt;&quot;&quot;;ROUND([.N3];2-(1+INT(LOG10(ABS([.$M3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DDMonoZ_ZtoLL_MD-1_d-4_TuneCUETP8M1_13TeV-pythia8</text:p>
          </table:table-cell>
          <table:table-cell table:number-columns-repeated="5"/>
          <table:table-cell office:value-type="float" office:value="0.0202" calcext:value-type="float">
            <text:p>0.0202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718" calcext:value-type="float">
            <text:p>0.0718</text:p>
          </table:table-cell>
          <table:table-cell office:value-type="float" office:value="0.1086" calcext:value-type="float">
            <text:p>0.1086</text:p>
          </table:table-cell>
          <table:table-cell table:formula="of:=IF([.$D4]&lt;&gt;0;0.103*[.H4]/[.$D4];&quot;&quot;)">
            <text:p/>
          </table:table-cell>
          <table:table-cell table:formula="of:=IF([.$D4]&lt;&gt;0;0.103*[.I4]/[.$D4];&quot;&quot;)">
            <text:p/>
          </table:table-cell>
          <table:table-cell table:formula="of:=IF([.$D4]&lt;&gt;0;0.103*[.J4]/[.$D4];&quot;&quot;)">
            <text:p/>
          </table:table-cell>
          <table:table-cell table:formula="of:=IF([.L4]&lt;&gt;&quot;&quot;;ROUND([.L4];2-(1+INT(LOG10(ABS([.$M4])))));&quot;&quot;)">
            <text:p/>
          </table:table-cell>
          <table:table-cell table:formula="of:=IF([.M4]&lt;&gt;&quot;&quot;;ROUND([.M4];2-(1+INT(LOG10(ABS([.$M4])))));&quot;&quot;)">
            <text:p/>
          </table:table-cell>
          <table:table-cell table:formula="of:=IF([.N4]&lt;&gt;&quot;&quot;;ROUND([.N4];2-(1+INT(LOG10(ABS([.$M4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DDMonoZ_ZtoLL_MD-1_d-5_TuneCUETP8M1_13TeV-pythia8</text:p>
          </table:table-cell>
          <table:table-cell table:number-columns-repeated="5"/>
          <table:table-cell office:value-type="float" office:value="0.0214" calcext:value-type="float">
            <text:p>0.0214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0734" calcext:value-type="float">
            <text:p>0.0734</text:p>
          </table:table-cell>
          <table:table-cell office:value-type="float" office:value="0.1109" calcext:value-type="float">
            <text:p>0.1109</text:p>
          </table:table-cell>
          <table:table-cell table:formula="of:=IF([.$D5]&lt;&gt;0;0.103*[.H5]/[.$D5];&quot;&quot;)">
            <text:p/>
          </table:table-cell>
          <table:table-cell table:formula="of:=IF([.$D5]&lt;&gt;0;0.103*[.I5]/[.$D5];&quot;&quot;)">
            <text:p/>
          </table:table-cell>
          <table:table-cell table:formula="of:=IF([.$D5]&lt;&gt;0;0.103*[.J5]/[.$D5];&quot;&quot;)">
            <text:p/>
          </table:table-cell>
          <table:table-cell table:formula="of:=IF([.L5]&lt;&gt;&quot;&quot;;ROUND([.L5];2-(1+INT(LOG10(ABS([.$M5])))));&quot;&quot;)">
            <text:p/>
          </table:table-cell>
          <table:table-cell table:formula="of:=IF([.M5]&lt;&gt;&quot;&quot;;ROUND([.M5];2-(1+INT(LOG10(ABS([.$M5])))));&quot;&quot;)">
            <text:p/>
          </table:table-cell>
          <table:table-cell table:formula="of:=IF([.N5]&lt;&gt;&quot;&quot;;ROUND([.N5];2-(1+INT(LOG10(ABS([.$M5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DDMonoZ_ZtoLL_MD-1_d-6_TuneCUETP8M1_13TeV-pythia8</text:p>
          </table:table-cell>
          <table:table-cell table:number-columns-repeated="5"/>
          <table:table-cell office:value-type="float" office:value="0.0214" calcext:value-type="float">
            <text:p>0.0214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0741" calcext:value-type="float">
            <text:p>0.0741</text:p>
          </table:table-cell>
          <table:table-cell office:value-type="float" office:value="0.1112" calcext:value-type="float">
            <text:p>0.1112</text:p>
          </table:table-cell>
          <table:table-cell table:formula="of:=IF([.$D6]&lt;&gt;0;0.103*[.H6]/[.$D6];&quot;&quot;)">
            <text:p/>
          </table:table-cell>
          <table:table-cell table:formula="of:=IF([.$D6]&lt;&gt;0;0.103*[.I6]/[.$D6];&quot;&quot;)">
            <text:p/>
          </table:table-cell>
          <table:table-cell table:formula="of:=IF([.$D6]&lt;&gt;0;0.103*[.J6]/[.$D6];&quot;&quot;)">
            <text:p/>
          </table:table-cell>
          <table:table-cell table:formula="of:=IF([.L6]&lt;&gt;&quot;&quot;;ROUND([.L6];2-(1+INT(LOG10(ABS([.$M6])))));&quot;&quot;)">
            <text:p/>
          </table:table-cell>
          <table:table-cell table:formula="of:=IF([.M6]&lt;&gt;&quot;&quot;;ROUND([.M6];2-(1+INT(LOG10(ABS([.$M6])))));&quot;&quot;)">
            <text:p/>
          </table:table-cell>
          <table:table-cell table:formula="of:=IF([.N6]&lt;&gt;&quot;&quot;;ROUND([.N6];2-(1+INT(LOG10(ABS([.$M6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DDMonoZ_ZtoLL_MD-1_d-7_TuneCUETP8M1_13TeV-pythia8</text:p>
          </table:table-cell>
          <table:table-cell table:number-columns-repeated="5"/>
          <table:table-cell office:value-type="float" office:value="0.0207" calcext:value-type="float">
            <text:p>0.0207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0734" calcext:value-type="float">
            <text:p>0.0734</text:p>
          </table:table-cell>
          <table:table-cell office:value-type="float" office:value="0.1109" calcext:value-type="float">
            <text:p>0.1109</text:p>
          </table:table-cell>
          <table:table-cell table:formula="of:=IF([.$D7]&lt;&gt;0;0.103*[.H7]/[.$D7];&quot;&quot;)">
            <text:p/>
          </table:table-cell>
          <table:table-cell table:formula="of:=IF([.$D7]&lt;&gt;0;0.103*[.I7]/[.$D7];&quot;&quot;)">
            <text:p/>
          </table:table-cell>
          <table:table-cell table:formula="of:=IF([.$D7]&lt;&gt;0;0.103*[.J7]/[.$D7];&quot;&quot;)">
            <text:p/>
          </table:table-cell>
          <table:table-cell table:formula="of:=IF([.L7]&lt;&gt;&quot;&quot;;ROUND([.L7];2-(1+INT(LOG10(ABS([.$M7])))));&quot;&quot;)">
            <text:p/>
          </table:table-cell>
          <table:table-cell table:formula="of:=IF([.M7]&lt;&gt;&quot;&quot;;ROUND([.M7];2-(1+INT(LOG10(ABS([.$M7])))));&quot;&quot;)">
            <text:p/>
          </table:table-cell>
          <table:table-cell table:formula="of:=IF([.N7]&lt;&gt;&quot;&quot;;ROUND([.N7];2-(1+INT(LOG10(ABS([.$M7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DDMonoZ_ZtoLL_MD-2_d-2_TuneCUETP8M1_13TeV-pythia8</text:p>
          </table:table-cell>
          <table:table-cell table:number-columns-repeated="5"/>
          <table:table-cell office:value-type="float" office:value="0.0315" calcext:value-type="float">
            <text:p>0.0315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0688" calcext:value-type="float">
            <text:p>0.0688</text:p>
          </table:table-cell>
          <table:table-cell office:value-type="float" office:value="0.1092" calcext:value-type="float">
            <text:p>0.1092</text:p>
          </table:table-cell>
          <table:table-cell office:value-type="float" office:value="0.1648" calcext:value-type="float">
            <text:p>0.1648</text:p>
          </table:table-cell>
          <table:table-cell table:formula="of:=IF([.$D8]&lt;&gt;0;0.103*[.H8]/[.$D8];&quot;&quot;)">
            <text:p/>
          </table:table-cell>
          <table:table-cell table:formula="of:=IF([.$D8]&lt;&gt;0;0.103*[.I8]/[.$D8];&quot;&quot;)">
            <text:p/>
          </table:table-cell>
          <table:table-cell table:formula="of:=IF([.$D8]&lt;&gt;0;0.103*[.J8]/[.$D8];&quot;&quot;)">
            <text:p/>
          </table:table-cell>
          <table:table-cell table:formula="of:=IF([.L8]&lt;&gt;&quot;&quot;;ROUND([.L8];2-(1+INT(LOG10(ABS([.$M8])))));&quot;&quot;)">
            <text:p/>
          </table:table-cell>
          <table:table-cell table:formula="of:=IF([.M8]&lt;&gt;&quot;&quot;;ROUND([.M8];2-(1+INT(LOG10(ABS([.$M8])))));&quot;&quot;)">
            <text:p/>
          </table:table-cell>
          <table:table-cell table:formula="of:=IF([.N8]&lt;&gt;&quot;&quot;;ROUND([.N8];2-(1+INT(LOG10(ABS([.$M8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DDMonoZ_ZtoLL_MD-2_d-3_TuneCUETP8M1_13TeV-pythia8</text:p>
          </table:table-cell>
          <table:table-cell table:number-columns-repeated="5"/>
          <table:table-cell office:value-type="float" office:value="0.0224" calcext:value-type="float">
            <text:p>0.0224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0788" calcext:value-type="float">
            <text:p>0.0788</text:p>
          </table:table-cell>
          <table:table-cell office:value-type="float" office:value="0.1187" calcext:value-type="float">
            <text:p>0.1187</text:p>
          </table:table-cell>
          <table:table-cell table:formula="of:=IF([.$D9]&lt;&gt;0;0.103*[.H9]/[.$D9];&quot;&quot;)">
            <text:p/>
          </table:table-cell>
          <table:table-cell table:formula="of:=IF([.$D9]&lt;&gt;0;0.103*[.I9]/[.$D9];&quot;&quot;)">
            <text:p/>
          </table:table-cell>
          <table:table-cell table:formula="of:=IF([.$D9]&lt;&gt;0;0.103*[.J9]/[.$D9];&quot;&quot;)">
            <text:p/>
          </table:table-cell>
          <table:table-cell table:formula="of:=IF([.L9]&lt;&gt;&quot;&quot;;ROUND([.L9];2-(1+INT(LOG10(ABS([.$M9])))));&quot;&quot;)">
            <text:p/>
          </table:table-cell>
          <table:table-cell table:formula="of:=IF([.M9]&lt;&gt;&quot;&quot;;ROUND([.M9];2-(1+INT(LOG10(ABS([.$M9])))));&quot;&quot;)">
            <text:p/>
          </table:table-cell>
          <table:table-cell table:formula="of:=IF([.N9]&lt;&gt;&quot;&quot;;ROUND([.N9];2-(1+INT(LOG10(ABS([.$M9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DDMonoZ_ZtoLL_MD-2_d-4_TuneCUETP8M1_13TeV-pythia8</text:p>
          </table:table-cell>
          <table:table-cell table:number-columns-repeated="5"/>
          <table:table-cell office:value-type="float" office:value="0.0202" calcext:value-type="float">
            <text:p>0.0202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718" calcext:value-type="float">
            <text:p>0.0718</text:p>
          </table:table-cell>
          <table:table-cell office:value-type="float" office:value="0.1086" calcext:value-type="float">
            <text:p>0.1086</text:p>
          </table:table-cell>
          <table:table-cell table:formula="of:=IF([.$D10]&lt;&gt;0;0.103*[.H10]/[.$D10];&quot;&quot;)">
            <text:p/>
          </table:table-cell>
          <table:table-cell table:formula="of:=IF([.$D10]&lt;&gt;0;0.103*[.I10]/[.$D10];&quot;&quot;)">
            <text:p/>
          </table:table-cell>
          <table:table-cell table:formula="of:=IF([.$D10]&lt;&gt;0;0.103*[.J10]/[.$D10];&quot;&quot;)">
            <text:p/>
          </table:table-cell>
          <table:table-cell table:formula="of:=IF([.L10]&lt;&gt;&quot;&quot;;ROUND([.L10];2-(1+INT(LOG10(ABS([.$M10])))));&quot;&quot;)">
            <text:p/>
          </table:table-cell>
          <table:table-cell table:formula="of:=IF([.M10]&lt;&gt;&quot;&quot;;ROUND([.M10];2-(1+INT(LOG10(ABS([.$M10])))));&quot;&quot;)">
            <text:p/>
          </table:table-cell>
          <table:table-cell table:formula="of:=IF([.N10]&lt;&gt;&quot;&quot;;ROUND([.N10];2-(1+INT(LOG10(ABS([.$M10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DDMonoZ_ZtoLL_MD-2_d-5_TuneCUETP8M1_13TeV-pythia8</text:p>
          </table:table-cell>
          <table:table-cell table:number-columns-repeated="5"/>
          <table:table-cell office:value-type="float" office:value="0.0205" calcext:value-type="float">
            <text:p>0.0205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717" calcext:value-type="float">
            <text:p>0.0717</text:p>
          </table:table-cell>
          <table:table-cell office:value-type="float" office:value="0.1079" calcext:value-type="float">
            <text:p>0.1079</text:p>
          </table:table-cell>
          <table:table-cell table:formula="of:=IF([.$D11]&lt;&gt;0;0.103*[.H11]/[.$D11];&quot;&quot;)">
            <text:p/>
          </table:table-cell>
          <table:table-cell table:formula="of:=IF([.$D11]&lt;&gt;0;0.103*[.I11]/[.$D11];&quot;&quot;)">
            <text:p/>
          </table:table-cell>
          <table:table-cell table:formula="of:=IF([.$D11]&lt;&gt;0;0.103*[.J11]/[.$D11];&quot;&quot;)">
            <text:p/>
          </table:table-cell>
          <table:table-cell table:formula="of:=IF([.L11]&lt;&gt;&quot;&quot;;ROUND([.L11];2-(1+INT(LOG10(ABS([.$M11])))));&quot;&quot;)">
            <text:p/>
          </table:table-cell>
          <table:table-cell table:formula="of:=IF([.M11]&lt;&gt;&quot;&quot;;ROUND([.M11];2-(1+INT(LOG10(ABS([.$M11])))));&quot;&quot;)">
            <text:p/>
          </table:table-cell>
          <table:table-cell table:formula="of:=IF([.N11]&lt;&gt;&quot;&quot;;ROUND([.N11];2-(1+INT(LOG10(ABS([.$M11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DDMonoZ_ZtoLL_MD-2_d-6_TuneCUETP8M1_13TeV-pythia8</text:p>
          </table:table-cell>
          <table:table-cell table:number-columns-repeated="5"/>
          <table:table-cell office:value-type="float" office:value="0.0198" calcext:value-type="float">
            <text:p>0.0198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703" calcext:value-type="float">
            <text:p>0.0703</text:p>
          </table:table-cell>
          <table:table-cell office:value-type="float" office:value="0.1062" calcext:value-type="float">
            <text:p>0.1062</text:p>
          </table:table-cell>
          <table:table-cell table:formula="of:=IF([.$D12]&lt;&gt;0;0.103*[.H12]/[.$D12];&quot;&quot;)">
            <text:p/>
          </table:table-cell>
          <table:table-cell table:formula="of:=IF([.$D12]&lt;&gt;0;0.103*[.I12]/[.$D12];&quot;&quot;)">
            <text:p/>
          </table:table-cell>
          <table:table-cell table:formula="of:=IF([.$D12]&lt;&gt;0;0.103*[.J12]/[.$D12];&quot;&quot;)">
            <text:p/>
          </table:table-cell>
          <table:table-cell table:formula="of:=IF([.L12]&lt;&gt;&quot;&quot;;ROUND([.L12];2-(1+INT(LOG10(ABS([.$M12])))));&quot;&quot;)">
            <text:p/>
          </table:table-cell>
          <table:table-cell table:formula="of:=IF([.M12]&lt;&gt;&quot;&quot;;ROUND([.M12];2-(1+INT(LOG10(ABS([.$M12])))));&quot;&quot;)">
            <text:p/>
          </table:table-cell>
          <table:table-cell table:formula="of:=IF([.N12]&lt;&gt;&quot;&quot;;ROUND([.N12];2-(1+INT(LOG10(ABS([.$M12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DDMonoZ_ZtoLL_MD-2_d-7_TuneCUETP8M1_13TeV-pythia8</text:p>
          </table:table-cell>
          <table:table-cell table:number-columns-repeated="5"/>
          <table:table-cell office:value-type="float" office:value="0.0189" calcext:value-type="float">
            <text:p>0.0189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686" calcext:value-type="float">
            <text:p>0.0686</text:p>
          </table:table-cell>
          <table:table-cell office:value-type="float" office:value="0.105" calcext:value-type="float">
            <text:p>0.105</text:p>
          </table:table-cell>
          <table:table-cell table:formula="of:=IF([.$D13]&lt;&gt;0;0.103*[.H13]/[.$D13];&quot;&quot;)">
            <text:p/>
          </table:table-cell>
          <table:table-cell table:formula="of:=IF([.$D13]&lt;&gt;0;0.103*[.I13]/[.$D13];&quot;&quot;)">
            <text:p/>
          </table:table-cell>
          <table:table-cell table:formula="of:=IF([.$D13]&lt;&gt;0;0.103*[.J13]/[.$D13];&quot;&quot;)">
            <text:p/>
          </table:table-cell>
          <table:table-cell table:formula="of:=IF([.L13]&lt;&gt;&quot;&quot;;ROUND([.L13];2-(1+INT(LOG10(ABS([.$M13])))));&quot;&quot;)">
            <text:p/>
          </table:table-cell>
          <table:table-cell table:formula="of:=IF([.M13]&lt;&gt;&quot;&quot;;ROUND([.M13];2-(1+INT(LOG10(ABS([.$M13])))));&quot;&quot;)">
            <text:p/>
          </table:table-cell>
          <table:table-cell table:formula="of:=IF([.N13]&lt;&gt;&quot;&quot;;ROUND([.N13];2-(1+INT(LOG10(ABS([.$M13])))));&quot;&quot;)">
            <text:p/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DDMonoZ_ZToLL_MD-3_d-2_TuneCUETP8M1_13TeV-pythia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3423" calcext:value-type="float">
            <text:p>0.03423</text:p>
          </table:table-cell>
          <table:table-cell table:style-name="ce2" office:value-type="float" office:value="0.0001051" calcext:value-type="float">
            <text:p>0.000105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0598" calcext:value-type="float">
            <text:p>0.0598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2073" calcext:value-type="float">
            <text:p>0.2073</text:p>
          </table:table-cell>
          <table:table-cell office:value-type="float" office:value="0.3108" calcext:value-type="float">
            <text:p>0.3108</text:p>
          </table:table-cell>
          <table:table-cell table:formula="of:=IF([.$D14]&lt;&gt;0;0.103*[.H14]/[.$D14];&quot;&quot;)" office:value-type="float" office:value="0.256371603856266" calcext:value-type="float">
            <text:p>0.26</text:p>
          </table:table-cell>
          <table:table-cell table:formula="of:=IF([.$D14]&lt;&gt;0;0.103*[.I14]/[.$D14];&quot;&quot;)" office:value-type="float" office:value="0.395089103125913" calcext:value-type="float">
            <text:p>0.40</text:p>
          </table:table-cell>
          <table:table-cell table:formula="of:=IF([.$D14]&lt;&gt;0;0.103*[.J14]/[.$D14];&quot;&quot;)" office:value-type="float" office:value="0.623777388255916" calcext:value-type="float">
            <text:p>0.62</text:p>
          </table:table-cell>
          <table:table-cell table:formula="of:=IF([.L14]&lt;&gt;&quot;&quot;;ROUND([.L14];2-(1+INT(LOG10(ABS([.$M14])))));&quot;&quot;)" office:value-type="float" office:value="0.26" calcext:value-type="float">
            <text:p>0.26</text:p>
          </table:table-cell>
          <table:table-cell table:formula="of:=IF([.M14]&lt;&gt;&quot;&quot;;ROUND([.M14];2-(1+INT(LOG10(ABS([.$M14])))));&quot;&quot;)" office:value-type="float" office:value="0.4" calcext:value-type="float">
            <text:p>0.4</text:p>
          </table:table-cell>
          <table:table-cell table:formula="of:=IF([.N14]&lt;&gt;&quot;&quot;;ROUND([.N14];2-(1+INT(LOG10(ABS([.$M14])))));&quot;&quot;)" office:value-type="float" office:value="0.62" calcext:value-type="float">
            <text:p>0.62</text:p>
          </table:table-cell>
          <table:table-cell table:style-name="ce2" table:number-columns-repeated="1005"/>
        </table:table-row>
        <table:table-row table:style-name="ro1">
          <table:table-cell office:value-type="string" calcext:value-type="string">
            <text:p>ADDMonoZ_ZToLL_MD-3_d-3_TuneCUETP8M1_13TeV-pythia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3204" calcext:value-type="float">
            <text:p>0.03204</text:p>
          </table:table-cell>
          <table:table-cell office:value-type="float" office:value="0.000075" calcext:value-type="float">
            <text:p>0.000075</text:p>
          </table:table-cell>
          <table:table-cell office:value-type="float" office:value="0" calcext:value-type="float">
            <text:p>0</text:p>
          </table:table-cell>
          <table:table-cell office:value-type="float" office:value="0.0277" calcext:value-type="float">
            <text:p>0.0277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454" calcext:value-type="float">
            <text:p>0.1454</text:p>
          </table:table-cell>
          <table:table-cell table:formula="of:=IF([.$D15]&lt;&gt;0;0.103*[.H15]/[.$D15];&quot;&quot;)" office:value-type="float" office:value="0.125696004993758" calcext:value-type="float">
            <text:p>0.13</text:p>
          </table:table-cell>
          <table:table-cell table:formula="of:=IF([.$D15]&lt;&gt;0;0.103*[.I15]/[.$D15];&quot;&quot;)" office:value-type="float" office:value="0.193205368289638" calcext:value-type="float">
            <text:p>0.19</text:p>
          </table:table-cell>
          <table:table-cell table:formula="of:=IF([.$D15]&lt;&gt;0;0.103*[.J15]/[.$D15];&quot;&quot;)" office:value-type="float" office:value="0.308614232209738" calcext:value-type="float">
            <text:p>0.31</text:p>
          </table:table-cell>
          <table:table-cell table:formula="of:=IF([.L15]&lt;&gt;&quot;&quot;;ROUND([.L15];2-(1+INT(LOG10(ABS([.$M15])))));&quot;&quot;)" office:value-type="float" office:value="0.13" calcext:value-type="float">
            <text:p>0.13</text:p>
          </table:table-cell>
          <table:table-cell table:formula="of:=IF([.M15]&lt;&gt;&quot;&quot;;ROUND([.M15];2-(1+INT(LOG10(ABS([.$M15])))));&quot;&quot;)" office:value-type="float" office:value="0.19" calcext:value-type="float">
            <text:p>0.19</text:p>
          </table:table-cell>
          <table:table-cell table:formula="of:=IF([.N15]&lt;&gt;&quot;&quot;;ROUND([.N15];2-(1+INT(LOG10(ABS([.$M15])))));&quot;&quot;)" office:value-type="float" office:value="0.31" calcext:value-type="float">
            <text:p>0.3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DDMonoZ_ZToLL_MD-3_d-4_TuneCUETP8M1_13TeV-pythia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3686" calcext:value-type="float">
            <text:p>0.03686</text:p>
          </table:table-cell>
          <table:table-cell office:value-type="float" office:value="0.0001022" calcext:value-type="float">
            <text:p>0.0001022</text:p>
          </table:table-cell>
          <table:table-cell office:value-type="float" office:value="0" calcext:value-type="float">
            <text:p>0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0749" calcext:value-type="float">
            <text:p>0.0749</text:p>
          </table:table-cell>
          <table:table-cell office:value-type="float" office:value="0.1133" calcext:value-type="float">
            <text:p>0.1133</text:p>
          </table:table-cell>
          <table:table-cell table:formula="of:=IF([.$D16]&lt;&gt;0;0.103*[.H16]/[.$D16];&quot;&quot;)" office:value-type="float" office:value="0.0852278893109061" calcext:value-type="float">
            <text:p>0.09</text:p>
          </table:table-cell>
          <table:table-cell table:formula="of:=IF([.$D16]&lt;&gt;0;0.103*[.I16]/[.$D16];&quot;&quot;)" office:value-type="float" office:value="0.132452523060228" calcext:value-type="float">
            <text:p>0.13</text:p>
          </table:table-cell>
          <table:table-cell table:formula="of:=IF([.$D16]&lt;&gt;0;0.103*[.J16]/[.$D16];&quot;&quot;)" office:value-type="float" office:value="0.209297341291373" calcext:value-type="float">
            <text:p>0.21</text:p>
          </table:table-cell>
          <table:table-cell table:formula="of:=IF([.L16]&lt;&gt;&quot;&quot;;ROUND([.L16];2-(1+INT(LOG10(ABS([.$M16])))));&quot;&quot;)" office:value-type="float" office:value="0.09" calcext:value-type="float">
            <text:p>0.09</text:p>
          </table:table-cell>
          <table:table-cell table:formula="of:=IF([.M16]&lt;&gt;&quot;&quot;;ROUND([.M16];2-(1+INT(LOG10(ABS([.$M16])))));&quot;&quot;)" office:value-type="float" office:value="0.13" calcext:value-type="float">
            <text:p>0.13</text:p>
          </table:table-cell>
          <table:table-cell table:formula="of:=IF([.N16]&lt;&gt;&quot;&quot;;ROUND([.N16];2-(1+INT(LOG10(ABS([.$M16])))));&quot;&quot;)" office:value-type="float" office:value="0.21" calcext:value-type="float">
            <text:p>0.2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DDMonoZ_ZToLL_MD-3_d-5_TuneCUETP8M1_13TeV-pythia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47236129131955" calcext:value-type="float">
            <text:p>0.0472361291</text:p>
          </table:table-cell>
          <table:table-cell office:value-type="float" office:value="0.000121764933908" calcext:value-type="float">
            <text:p>0.0001217649</text:p>
          </table:table-cell>
          <table:table-cell office:value-type="float" office:value="1.26" calcext:value-type="float">
            <text:p>1.26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1051" calcext:value-type="float">
            <text:p>0.1051</text:p>
          </table:table-cell>
          <table:table-cell table:formula="of:=IF([.$D17]&lt;&gt;0;0.103*[.H17]/[.$D17];&quot;&quot;)" office:value-type="float" office:value="0.0610549605354726" calcext:value-type="float">
            <text:p>0.06</text:p>
          </table:table-cell>
          <table:table-cell table:formula="of:=IF([.$D17]&lt;&gt;0;0.103*[.I17]/[.$D17];&quot;&quot;)" office:value-type="float" office:value="0.0948532422604664" calcext:value-type="float">
            <text:p>0.09</text:p>
          </table:table-cell>
          <table:table-cell table:formula="of:=IF([.$D17]&lt;&gt;0;0.103*[.J17]/[.$D17];&quot;&quot;)" office:value-type="float" office:value="0.150674920464327" calcext:value-type="float">
            <text:p>0.15</text:p>
          </table:table-cell>
          <table:table-cell table:formula="of:=IF([.L17]&lt;&gt;&quot;&quot;;ROUND([.L17];2-(1+INT(LOG10(ABS([.$M17])))));&quot;&quot;)" office:value-type="float" office:value="0.061" calcext:value-type="float">
            <text:p>0.061</text:p>
          </table:table-cell>
          <table:table-cell table:formula="of:=IF([.M17]&lt;&gt;&quot;&quot;;ROUND([.M17];2-(1+INT(LOG10(ABS([.$M17])))));&quot;&quot;)" office:value-type="float" office:value="0.095" calcext:value-type="float">
            <text:p>0.095</text:p>
          </table:table-cell>
          <table:table-cell table:formula="of:=IF([.N17]&lt;&gt;&quot;&quot;;ROUND([.N17];2-(1+INT(LOG10(ABS([.$M17])))));&quot;&quot;)" office:value-type="float" office:value="0.151" calcext:value-type="float">
            <text:p>0.15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DDMonoZ_ZToLL_MD-3_d-6_TuneCUETP8M1_13TeV-pythia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64832193496884" calcext:value-type="float">
            <text:p>0.0648321935</text:p>
          </table:table-cell>
          <table:table-cell office:value-type="float" office:value="0.00007730865296" calcext:value-type="float">
            <text:p>7.730865296E-005</text:p>
          </table:table-cell>
          <table:table-cell office:value-type="float" office:value="0.21" calcext:value-type="float">
            <text:p>0.21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0757" calcext:value-type="float">
            <text:p>0.0757</text:p>
          </table:table-cell>
          <table:table-cell office:value-type="float" office:value="0.1147" calcext:value-type="float">
            <text:p>0.1147</text:p>
          </table:table-cell>
          <table:table-cell table:formula="of:=IF([.$D18]&lt;&gt;0;0.103*[.H18]/[.$D18];&quot;&quot;)" office:value-type="float" office:value="0.0492502231958797" calcext:value-type="float">
            <text:p>0.05</text:p>
          </table:table-cell>
          <table:table-cell table:formula="of:=IF([.$D18]&lt;&gt;0;0.103*[.I18]/[.$D18];&quot;&quot;)" office:value-type="float" office:value="0.0753051799833774" calcext:value-type="float">
            <text:p>0.08</text:p>
          </table:table-cell>
          <table:table-cell table:formula="of:=IF([.$D18]&lt;&gt;0;0.103*[.J18]/[.$D18];&quot;&quot;)" office:value-type="float" office:value="0.120265867610584" calcext:value-type="float">
            <text:p>0.12</text:p>
          </table:table-cell>
          <table:table-cell table:formula="of:=IF([.L18]&lt;&gt;&quot;&quot;;ROUND([.L18];2-(1+INT(LOG10(ABS([.$M18])))));&quot;&quot;)" office:value-type="float" office:value="0.049" calcext:value-type="float">
            <text:p>0.049</text:p>
          </table:table-cell>
          <table:table-cell table:formula="of:=IF([.M18]&lt;&gt;&quot;&quot;;ROUND([.M18];2-(1+INT(LOG10(ABS([.$M18])))));&quot;&quot;)" office:value-type="float" office:value="0.075" calcext:value-type="float">
            <text:p>0.075</text:p>
          </table:table-cell>
          <table:table-cell table:formula="of:=IF([.N18]&lt;&gt;&quot;&quot;;ROUND([.N18];2-(1+INT(LOG10(ABS([.$M18])))));&quot;&quot;)" office:value-type="float" office:value="0.12" calcext:value-type="float">
            <text:p>0.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DDMonoZ_ZToLL_MD-3_d-7_TuneCUETP8M1_13TeV-pythia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93927536285725" calcext:value-type="float">
            <text:p>0.0939275363</text:p>
          </table:table-cell>
          <table:table-cell office:value-type="float" office:value="0.000112696439679" calcext:value-type="float">
            <text:p>0.0001126964</text:p>
          </table:table-cell>
          <table:table-cell office:value-type="float" office:value="0.77" calcext:value-type="float">
            <text:p>0.77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0742" calcext:value-type="float">
            <text:p>0.0742</text:p>
          </table:table-cell>
          <table:table-cell office:value-type="float" office:value="0.1118" calcext:value-type="float">
            <text:p>0.1118</text:p>
          </table:table-cell>
          <table:table-cell table:formula="of:=IF([.$D19]&lt;&gt;0;0.103*[.H19]/[.$D19];&quot;&quot;)" office:value-type="float" office:value="0.0334459959691016" calcext:value-type="float">
            <text:p>0.03</text:p>
          </table:table-cell>
          <table:table-cell table:formula="of:=IF([.$D19]&lt;&gt;0;0.103*[.I19]/[.$D19];&quot;&quot;)" office:value-type="float" office:value="0.0519783675060792" calcext:value-type="float">
            <text:p>0.05</text:p>
          </table:table-cell>
          <table:table-cell table:formula="of:=IF([.$D19]&lt;&gt;0;0.103*[.J19]/[.$D19];&quot;&quot;)" office:value-type="float" office:value="0.0813669803576176" calcext:value-type="float">
            <text:p>0.08</text:p>
          </table:table-cell>
          <table:table-cell table:formula="of:=IF([.L19]&lt;&gt;&quot;&quot;;ROUND([.L19];2-(1+INT(LOG10(ABS([.$M19])))));&quot;&quot;)" office:value-type="float" office:value="0.033" calcext:value-type="float">
            <text:p>0.033</text:p>
          </table:table-cell>
          <table:table-cell table:formula="of:=IF([.M19]&lt;&gt;&quot;&quot;;ROUND([.M19];2-(1+INT(LOG10(ABS([.$M19])))));&quot;&quot;)" office:value-type="float" office:value="0.052" calcext:value-type="float">
            <text:p>0.052</text:p>
          </table:table-cell>
          <table:table-cell table:formula="of:=IF([.N19]&lt;&gt;&quot;&quot;;ROUND([.N19];2-(1+INT(LOG10(ABS([.$M19])))));&quot;&quot;)" office:value-type="float" office:value="0.081" calcext:value-type="float">
            <text:p>0.08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A_Mx-1_Mv-10_gDMgQ-1_TuneCUETP8M1_13TeV-madgraph</text:p>
          </table:table-cell>
          <table:table-cell table:number-columns-repeated="5"/>
          <table:table-cell office:value-type="float" office:value="8.0138" calcext:value-type="float">
            <text:p>8.0138</text:p>
          </table:table-cell>
          <table:table-cell office:value-type="float" office:value="10.643" calcext:value-type="float">
            <text:p>10.643</text:p>
          </table:table-cell>
          <table:table-cell office:value-type="float" office:value="14.8125" calcext:value-type="float">
            <text:p>14.8125</text:p>
          </table:table-cell>
          <table:table-cell office:value-type="float" office:value="20.894" calcext:value-type="float">
            <text:p>20.894</text:p>
          </table:table-cell>
          <table:table-cell office:value-type="float" office:value="28.3461" calcext:value-type="float">
            <text:p>28.3461</text:p>
          </table:table-cell>
          <table:table-cell table:formula="of:=IF([.$D20]&lt;&gt;0;0.103*[.H20]/[.$D20];&quot;&quot;)">
            <text:p/>
          </table:table-cell>
          <table:table-cell table:formula="of:=IF([.$D20]&lt;&gt;0;0.103*[.I20]/[.$D20];&quot;&quot;)">
            <text:p/>
          </table:table-cell>
          <table:table-cell table:formula="of:=IF([.$D20]&lt;&gt;0;0.103*[.J20]/[.$D20];&quot;&quot;)">
            <text:p/>
          </table:table-cell>
          <table:table-cell table:formula="of:=IF([.L20]&lt;&gt;&quot;&quot;;ROUND([.L20];2-(1+INT(LOG10(ABS([.$M20])))));&quot;&quot;)">
            <text:p/>
          </table:table-cell>
          <table:table-cell table:formula="of:=IF([.M20]&lt;&gt;&quot;&quot;;ROUND([.M20];2-(1+INT(LOG10(ABS([.$M20])))));&quot;&quot;)">
            <text:p/>
          </table:table-cell>
          <table:table-cell table:formula="of:=IF([.N20]&lt;&gt;&quot;&quot;;ROUND([.N20];2-(1+INT(LOG10(ABS([.$M20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A_Mx-1_Mv-100_gDMgQ-1_TuneCUETP8M1_13TeV-madgraph</text:p>
          </table:table-cell>
          <table:table-cell table:number-columns-repeated="5"/>
          <table:table-cell office:value-type="float" office:value="0.5621" calcext:value-type="float">
            <text:p>0.5621</text:p>
          </table:table-cell>
          <table:table-cell office:value-type="float" office:value="0.7432" calcext:value-type="float">
            <text:p>0.7432</text:p>
          </table:table-cell>
          <table:table-cell office:value-type="float" office:value="1.0352" calcext:value-type="float">
            <text:p>1.0352</text:p>
          </table:table-cell>
          <table:table-cell office:value-type="float" office:value="1.4354" calcext:value-type="float">
            <text:p>1.4354</text:p>
          </table:table-cell>
          <table:table-cell office:value-type="float" office:value="1.9237" calcext:value-type="float">
            <text:p>1.9237</text:p>
          </table:table-cell>
          <table:table-cell table:formula="of:=IF([.$D21]&lt;&gt;0;0.103*[.H21]/[.$D21];&quot;&quot;)">
            <text:p/>
          </table:table-cell>
          <table:table-cell table:formula="of:=IF([.$D21]&lt;&gt;0;0.103*[.I21]/[.$D21];&quot;&quot;)">
            <text:p/>
          </table:table-cell>
          <table:table-cell table:formula="of:=IF([.$D21]&lt;&gt;0;0.103*[.J21]/[.$D21];&quot;&quot;)">
            <text:p/>
          </table:table-cell>
          <table:table-cell table:formula="of:=IF([.L21]&lt;&gt;&quot;&quot;;ROUND([.L21];2-(1+INT(LOG10(ABS([.$M21])))));&quot;&quot;)">
            <text:p/>
          </table:table-cell>
          <table:table-cell table:formula="of:=IF([.M21]&lt;&gt;&quot;&quot;;ROUND([.M21];2-(1+INT(LOG10(ABS([.$M21])))));&quot;&quot;)">
            <text:p/>
          </table:table-cell>
          <table:table-cell table:formula="of:=IF([.N21]&lt;&gt;&quot;&quot;;ROUND([.N21];2-(1+INT(LOG10(ABS([.$M21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A_Mx-1_Mv-1000_gDMgQ-1_TuneCUETP8M1_13TeV-madgraph</text:p>
          </table:table-cell>
          <table:table-cell table:number-columns-repeated="5"/>
          <table:table-cell office:value-type="float" office:value="0.0503" calcext:value-type="float">
            <text:p>0.0503</text:p>
          </table:table-cell>
          <table:table-cell office:value-type="float" office:value="0.0697" calcext:value-type="float">
            <text:p>0.0697</text:p>
          </table:table-cell>
          <table:table-cell office:value-type="float" office:value="0.103" calcext:value-type="float">
            <text:p>0.103</text:p>
          </table:table-cell>
          <table:table-cell office:value-type="float" office:value="0.1552" calcext:value-type="float">
            <text:p>0.1552</text:p>
          </table:table-cell>
          <table:table-cell office:value-type="float" office:value="0.2237" calcext:value-type="float">
            <text:p>0.2237</text:p>
          </table:table-cell>
          <table:table-cell table:formula="of:=IF([.$D22]&lt;&gt;0;0.103*[.H22]/[.$D22];&quot;&quot;)">
            <text:p/>
          </table:table-cell>
          <table:table-cell table:formula="of:=IF([.$D22]&lt;&gt;0;0.103*[.I22]/[.$D22];&quot;&quot;)">
            <text:p/>
          </table:table-cell>
          <table:table-cell table:formula="of:=IF([.$D22]&lt;&gt;0;0.103*[.J22]/[.$D22];&quot;&quot;)">
            <text:p/>
          </table:table-cell>
          <table:table-cell table:formula="of:=IF([.L22]&lt;&gt;&quot;&quot;;ROUND([.L22];2-(1+INT(LOG10(ABS([.$M22])))));&quot;&quot;)">
            <text:p/>
          </table:table-cell>
          <table:table-cell table:formula="of:=IF([.M22]&lt;&gt;&quot;&quot;;ROUND([.M22];2-(1+INT(LOG10(ABS([.$M22])))));&quot;&quot;)">
            <text:p/>
          </table:table-cell>
          <table:table-cell table:formula="of:=IF([.N22]&lt;&gt;&quot;&quot;;ROUND([.N22];2-(1+INT(LOG10(ABS([.$M22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A_Mx-1_Mv-20_gDMgQ-1_TuneCUETP8M1_13TeV-madgraph</text:p>
          </table:table-cell>
          <table:table-cell table:number-columns-repeated="5"/>
          <table:table-cell office:value-type="float" office:value="4.1721" calcext:value-type="float">
            <text:p>4.1721</text:p>
          </table:table-cell>
          <table:table-cell office:value-type="float" office:value="5.5603" calcext:value-type="float">
            <text:p>5.5603</text:p>
          </table:table-cell>
          <table:table-cell office:value-type="float" office:value="7.6562" calcext:value-type="float">
            <text:p>7.6562</text:p>
          </table:table-cell>
          <table:table-cell office:value-type="float" office:value="10.7386" calcext:value-type="float">
            <text:p>10.7386</text:p>
          </table:table-cell>
          <table:table-cell office:value-type="float" office:value="14.5113" calcext:value-type="float">
            <text:p>14.5113</text:p>
          </table:table-cell>
          <table:table-cell table:formula="of:=IF([.$D23]&lt;&gt;0;0.103*[.H23]/[.$D23];&quot;&quot;)">
            <text:p/>
          </table:table-cell>
          <table:table-cell table:formula="of:=IF([.$D23]&lt;&gt;0;0.103*[.I23]/[.$D23];&quot;&quot;)">
            <text:p/>
          </table:table-cell>
          <table:table-cell table:formula="of:=IF([.$D23]&lt;&gt;0;0.103*[.J23]/[.$D23];&quot;&quot;)">
            <text:p/>
          </table:table-cell>
          <table:table-cell table:formula="of:=IF([.L23]&lt;&gt;&quot;&quot;;ROUND([.L23];2-(1+INT(LOG10(ABS([.$M23])))));&quot;&quot;)">
            <text:p/>
          </table:table-cell>
          <table:table-cell table:formula="of:=IF([.M23]&lt;&gt;&quot;&quot;;ROUND([.M23];2-(1+INT(LOG10(ABS([.$M23])))));&quot;&quot;)">
            <text:p/>
          </table:table-cell>
          <table:table-cell table:formula="of:=IF([.N23]&lt;&gt;&quot;&quot;;ROUND([.N23];2-(1+INT(LOG10(ABS([.$M23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A_Mx-1_Mv-200_gDMgQ-1_TuneCUETP8M1_13TeV-madgraph</text:p>
          </table:table-cell>
          <table:table-cell table:number-columns-repeated="5"/>
          <table:table-cell office:value-type="float" office:value="0.2633" calcext:value-type="float">
            <text:p>0.2633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4902" calcext:value-type="float">
            <text:p>0.4902</text:p>
          </table:table-cell>
          <table:table-cell office:value-type="float" office:value="0.6876" calcext:value-type="float">
            <text:p>0.6876</text:p>
          </table:table-cell>
          <table:table-cell office:value-type="float" office:value="0.9292" calcext:value-type="float">
            <text:p>0.9292</text:p>
          </table:table-cell>
          <table:table-cell table:formula="of:=IF([.$D24]&lt;&gt;0;0.103*[.H24]/[.$D24];&quot;&quot;)">
            <text:p/>
          </table:table-cell>
          <table:table-cell table:formula="of:=IF([.$D24]&lt;&gt;0;0.103*[.I24]/[.$D24];&quot;&quot;)">
            <text:p/>
          </table:table-cell>
          <table:table-cell table:formula="of:=IF([.$D24]&lt;&gt;0;0.103*[.J24]/[.$D24];&quot;&quot;)">
            <text:p/>
          </table:table-cell>
          <table:table-cell table:formula="of:=IF([.L24]&lt;&gt;&quot;&quot;;ROUND([.L24];2-(1+INT(LOG10(ABS([.$M24])))));&quot;&quot;)">
            <text:p/>
          </table:table-cell>
          <table:table-cell table:formula="of:=IF([.M24]&lt;&gt;&quot;&quot;;ROUND([.M24];2-(1+INT(LOG10(ABS([.$M24])))));&quot;&quot;)">
            <text:p/>
          </table:table-cell>
          <table:table-cell table:formula="of:=IF([.N24]&lt;&gt;&quot;&quot;;ROUND([.N24];2-(1+INT(LOG10(ABS([.$M24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A_Mx-1_Mv-2000_gDMgQ-1_TuneCUETP8M1_13TeV-madgraph</text:p>
          </table:table-cell>
          <table:table-cell table:number-columns-repeated="5"/>
          <table:table-cell office:value-type="float" office:value="0.0329" calcext:value-type="float">
            <text:p>0.0329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1106" calcext:value-type="float">
            <text:p>0.1106</text:p>
          </table:table-cell>
          <table:table-cell office:value-type="float" office:value="0.1654" calcext:value-type="float">
            <text:p>0.1654</text:p>
          </table:table-cell>
          <table:table-cell table:formula="of:=IF([.$D25]&lt;&gt;0;0.103*[.H25]/[.$D25];&quot;&quot;)">
            <text:p/>
          </table:table-cell>
          <table:table-cell table:formula="of:=IF([.$D25]&lt;&gt;0;0.103*[.I25]/[.$D25];&quot;&quot;)">
            <text:p/>
          </table:table-cell>
          <table:table-cell table:formula="of:=IF([.$D25]&lt;&gt;0;0.103*[.J25]/[.$D25];&quot;&quot;)">
            <text:p/>
          </table:table-cell>
          <table:table-cell table:formula="of:=IF([.L25]&lt;&gt;&quot;&quot;;ROUND([.L25];2-(1+INT(LOG10(ABS([.$M25])))));&quot;&quot;)">
            <text:p/>
          </table:table-cell>
          <table:table-cell table:formula="of:=IF([.M25]&lt;&gt;&quot;&quot;;ROUND([.M25];2-(1+INT(LOG10(ABS([.$M25])))));&quot;&quot;)">
            <text:p/>
          </table:table-cell>
          <table:table-cell table:formula="of:=IF([.N25]&lt;&gt;&quot;&quot;;ROUND([.N25];2-(1+INT(LOG10(ABS([.$M25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A_Mx-1_Mv-300_gDMgQ-1_TuneCUETP8M1_13TeV-madgraph</text:p>
          </table:table-cell>
          <table:table-cell table:number-columns-repeated="5"/>
          <table:table-cell office:value-type="float" office:value="0.1649" calcext:value-type="float">
            <text:p>0.1649</text:p>
          </table:table-cell>
          <table:table-cell office:value-type="float" office:value="0.2216" calcext:value-type="float">
            <text:p>0.2216</text:p>
          </table:table-cell>
          <table:table-cell office:value-type="float" office:value="0.3115" calcext:value-type="float">
            <text:p>0.3115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6074" calcext:value-type="float">
            <text:p>0.6074</text:p>
          </table:table-cell>
          <table:table-cell table:formula="of:=IF([.$D26]&lt;&gt;0;0.103*[.H26]/[.$D26];&quot;&quot;)">
            <text:p/>
          </table:table-cell>
          <table:table-cell table:formula="of:=IF([.$D26]&lt;&gt;0;0.103*[.I26]/[.$D26];&quot;&quot;)">
            <text:p/>
          </table:table-cell>
          <table:table-cell table:formula="of:=IF([.$D26]&lt;&gt;0;0.103*[.J26]/[.$D26];&quot;&quot;)">
            <text:p/>
          </table:table-cell>
          <table:table-cell table:formula="of:=IF([.L26]&lt;&gt;&quot;&quot;;ROUND([.L26];2-(1+INT(LOG10(ABS([.$M26])))));&quot;&quot;)">
            <text:p/>
          </table:table-cell>
          <table:table-cell table:formula="of:=IF([.M26]&lt;&gt;&quot;&quot;;ROUND([.M26];2-(1+INT(LOG10(ABS([.$M26])))));&quot;&quot;)">
            <text:p/>
          </table:table-cell>
          <table:table-cell table:formula="of:=IF([.N26]&lt;&gt;&quot;&quot;;ROUND([.N26];2-(1+INT(LOG10(ABS([.$M26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A_Mx-1_Mv-50_gDMgQ-1_TuneCUETP8M1_13TeV-madgraph</text:p>
          </table:table-cell>
          <table:table-cell table:number-columns-repeated="5"/>
          <table:table-cell office:value-type="float" office:value="1.3249" calcext:value-type="float">
            <text:p>1.3249</text:p>
          </table:table-cell>
          <table:table-cell office:value-type="float" office:value="1.7589" calcext:value-type="float">
            <text:p>1.7589</text:p>
          </table:table-cell>
          <table:table-cell office:value-type="float" office:value="2.4141" calcext:value-type="float">
            <text:p>2.4141</text:p>
          </table:table-cell>
          <table:table-cell office:value-type="float" office:value="3.3667" calcext:value-type="float">
            <text:p>3.3667</text:p>
          </table:table-cell>
          <table:table-cell office:value-type="float" office:value="4.4999" calcext:value-type="float">
            <text:p>4.4999</text:p>
          </table:table-cell>
          <table:table-cell table:formula="of:=IF([.$D27]&lt;&gt;0;0.103*[.H27]/[.$D27];&quot;&quot;)">
            <text:p/>
          </table:table-cell>
          <table:table-cell table:formula="of:=IF([.$D27]&lt;&gt;0;0.103*[.I27]/[.$D27];&quot;&quot;)">
            <text:p/>
          </table:table-cell>
          <table:table-cell table:formula="of:=IF([.$D27]&lt;&gt;0;0.103*[.J27]/[.$D27];&quot;&quot;)">
            <text:p/>
          </table:table-cell>
          <table:table-cell table:formula="of:=IF([.L27]&lt;&gt;&quot;&quot;;ROUND([.L27];2-(1+INT(LOG10(ABS([.$M27])))));&quot;&quot;)">
            <text:p/>
          </table:table-cell>
          <table:table-cell table:formula="of:=IF([.M27]&lt;&gt;&quot;&quot;;ROUND([.M27];2-(1+INT(LOG10(ABS([.$M27])))));&quot;&quot;)">
            <text:p/>
          </table:table-cell>
          <table:table-cell table:formula="of:=IF([.N27]&lt;&gt;&quot;&quot;;ROUND([.N27];2-(1+INT(LOG10(ABS([.$M27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A_Mx-1_Mv-500_gDMgQ-1_TuneCUETP8M1_13TeV-madgraph</text:p>
          </table:table-cell>
          <table:table-cell table:number-columns-repeated="5"/>
          <table:table-cell office:value-type="float" office:value="0.0946" calcext:value-type="float">
            <text:p>0.0946</text:p>
          </table:table-cell>
          <table:table-cell office:value-type="float" office:value="0.1285" calcext:value-type="float">
            <text:p>0.1285</text:p>
          </table:table-cell>
          <table:table-cell office:value-type="float" office:value="0.1841" calcext:value-type="float">
            <text:p>0.1841</text:p>
          </table:table-cell>
          <table:table-cell office:value-type="float" office:value="0.2677" calcext:value-type="float">
            <text:p>0.2677</text:p>
          </table:table-cell>
          <table:table-cell office:value-type="float" office:value="0.3738" calcext:value-type="float">
            <text:p>0.3738</text:p>
          </table:table-cell>
          <table:table-cell table:formula="of:=IF([.$D28]&lt;&gt;0;0.103*[.H28]/[.$D28];&quot;&quot;)">
            <text:p/>
          </table:table-cell>
          <table:table-cell table:formula="of:=IF([.$D28]&lt;&gt;0;0.103*[.I28]/[.$D28];&quot;&quot;)">
            <text:p/>
          </table:table-cell>
          <table:table-cell table:formula="of:=IF([.$D28]&lt;&gt;0;0.103*[.J28]/[.$D28];&quot;&quot;)">
            <text:p/>
          </table:table-cell>
          <table:table-cell table:formula="of:=IF([.L28]&lt;&gt;&quot;&quot;;ROUND([.L28];2-(1+INT(LOG10(ABS([.$M28])))));&quot;&quot;)">
            <text:p/>
          </table:table-cell>
          <table:table-cell table:formula="of:=IF([.M28]&lt;&gt;&quot;&quot;;ROUND([.M28];2-(1+INT(LOG10(ABS([.$M28])))));&quot;&quot;)">
            <text:p/>
          </table:table-cell>
          <table:table-cell table:formula="of:=IF([.N28]&lt;&gt;&quot;&quot;;ROUND([.N28];2-(1+INT(LOG10(ABS([.$M28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A_Mx-1_Mv-5000_gDMgQ-1_TuneCUETP8M1_13TeV-madgraph</text:p>
          </table:table-cell>
          <table:table-cell table:number-columns-repeated="5"/>
          <table:table-cell office:value-type="float" office:value="0.0311" calcext:value-type="float">
            <text:p>0.0311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669" calcext:value-type="float">
            <text:p>0.0669</text:p>
          </table:table-cell>
          <table:table-cell office:value-type="float" office:value="0.1056" calcext:value-type="float">
            <text:p>0.1056</text:p>
          </table:table-cell>
          <table:table-cell office:value-type="float" office:value="0.1583" calcext:value-type="float">
            <text:p>0.1583</text:p>
          </table:table-cell>
          <table:table-cell table:formula="of:=IF([.$D29]&lt;&gt;0;0.103*[.H29]/[.$D29];&quot;&quot;)">
            <text:p/>
          </table:table-cell>
          <table:table-cell table:formula="of:=IF([.$D29]&lt;&gt;0;0.103*[.I29]/[.$D29];&quot;&quot;)">
            <text:p/>
          </table:table-cell>
          <table:table-cell table:formula="of:=IF([.$D29]&lt;&gt;0;0.103*[.J29]/[.$D29];&quot;&quot;)">
            <text:p/>
          </table:table-cell>
          <table:table-cell table:formula="of:=IF([.L29]&lt;&gt;&quot;&quot;;ROUND([.L29];2-(1+INT(LOG10(ABS([.$M29])))));&quot;&quot;)">
            <text:p/>
          </table:table-cell>
          <table:table-cell table:formula="of:=IF([.M29]&lt;&gt;&quot;&quot;;ROUND([.M29];2-(1+INT(LOG10(ABS([.$M29])))));&quot;&quot;)">
            <text:p/>
          </table:table-cell>
          <table:table-cell table:formula="of:=IF([.N29]&lt;&gt;&quot;&quot;;ROUND([.N29];2-(1+INT(LOG10(ABS([.$M29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A_Mx-10_Mv-10_gDMgQ-1_TuneCUETP8M1_13TeV-madgraph</text:p>
          </table:table-cell>
          <table:table-cell table:number-columns-repeated="5"/>
          <table:table-cell office:value-type="float" office:value="1.2559" calcext:value-type="float">
            <text:p>1.2559</text:p>
          </table:table-cell>
          <table:table-cell office:value-type="float" office:value="1.6738" calcext:value-type="float">
            <text:p>1.6738</text:p>
          </table:table-cell>
          <table:table-cell office:value-type="float" office:value="2.3047" calcext:value-type="float">
            <text:p>2.3047</text:p>
          </table:table-cell>
          <table:table-cell office:value-type="float" office:value="3.2142" calcext:value-type="float">
            <text:p>3.2142</text:p>
          </table:table-cell>
          <table:table-cell office:value-type="float" office:value="4.3257" calcext:value-type="float">
            <text:p>4.3257</text:p>
          </table:table-cell>
          <table:table-cell table:formula="of:=IF([.$D30]&lt;&gt;0;0.103*[.H30]/[.$D30];&quot;&quot;)">
            <text:p/>
          </table:table-cell>
          <table:table-cell table:formula="of:=IF([.$D30]&lt;&gt;0;0.103*[.I30]/[.$D30];&quot;&quot;)">
            <text:p/>
          </table:table-cell>
          <table:table-cell table:formula="of:=IF([.$D30]&lt;&gt;0;0.103*[.J30]/[.$D30];&quot;&quot;)">
            <text:p/>
          </table:table-cell>
          <table:table-cell table:formula="of:=IF([.L30]&lt;&gt;&quot;&quot;;ROUND([.L30];2-(1+INT(LOG10(ABS([.$M30])))));&quot;&quot;)">
            <text:p/>
          </table:table-cell>
          <table:table-cell table:formula="of:=IF([.M30]&lt;&gt;&quot;&quot;;ROUND([.M30];2-(1+INT(LOG10(ABS([.$M30])))));&quot;&quot;)">
            <text:p/>
          </table:table-cell>
          <table:table-cell table:formula="of:=IF([.N30]&lt;&gt;&quot;&quot;;ROUND([.N30];2-(1+INT(LOG10(ABS([.$M30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A_Mx-10_Mv-100_gDMgQ-1_TuneCUETP8M1_13TeV-madgraph</text:p>
          </table:table-cell>
          <table:table-cell table:number-columns-repeated="5"/>
          <table:table-cell office:value-type="float" office:value="0.484" calcext:value-type="float">
            <text:p>0.484</text:p>
          </table:table-cell>
          <table:table-cell office:value-type="float" office:value="0.6427" calcext:value-type="float">
            <text:p>0.6427</text:p>
          </table:table-cell>
          <table:table-cell office:value-type="float" office:value="0.8945" calcext:value-type="float">
            <text:p>0.8945</text:p>
          </table:table-cell>
          <table:table-cell office:value-type="float" office:value="1.2547" calcext:value-type="float">
            <text:p>1.2547</text:p>
          </table:table-cell>
          <table:table-cell office:value-type="float" office:value="1.6954" calcext:value-type="float">
            <text:p>1.6954</text:p>
          </table:table-cell>
          <table:table-cell table:formula="of:=IF([.$D31]&lt;&gt;0;0.103*[.H31]/[.$D31];&quot;&quot;)">
            <text:p/>
          </table:table-cell>
          <table:table-cell table:formula="of:=IF([.$D31]&lt;&gt;0;0.103*[.I31]/[.$D31];&quot;&quot;)">
            <text:p/>
          </table:table-cell>
          <table:table-cell table:formula="of:=IF([.$D31]&lt;&gt;0;0.103*[.J31]/[.$D31];&quot;&quot;)">
            <text:p/>
          </table:table-cell>
          <table:table-cell table:formula="of:=IF([.L31]&lt;&gt;&quot;&quot;;ROUND([.L31];2-(1+INT(LOG10(ABS([.$M31])))));&quot;&quot;)">
            <text:p/>
          </table:table-cell>
          <table:table-cell table:formula="of:=IF([.M31]&lt;&gt;&quot;&quot;;ROUND([.M31];2-(1+INT(LOG10(ABS([.$M31])))));&quot;&quot;)">
            <text:p/>
          </table:table-cell>
          <table:table-cell table:formula="of:=IF([.N31]&lt;&gt;&quot;&quot;;ROUND([.N31];2-(1+INT(LOG10(ABS([.$M31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A_Mx-10_Mv-20_gDMgQ-1_TuneCUETP8M1_13TeV-madgraph</text:p>
          </table:table-cell>
          <table:table-cell table:number-columns-repeated="5"/>
          <table:table-cell office:value-type="float" office:value="1.5709" calcext:value-type="float">
            <text:p>1.5709</text:p>
          </table:table-cell>
          <table:table-cell office:value-type="float" office:value="2.0731" calcext:value-type="float">
            <text:p>2.0731</text:p>
          </table:table-cell>
          <table:table-cell office:value-type="float" office:value="2.8828" calcext:value-type="float">
            <text:p>2.8828</text:p>
          </table:table-cell>
          <table:table-cell office:value-type="float" office:value="4.0204" calcext:value-type="float">
            <text:p>4.0204</text:p>
          </table:table-cell>
          <table:table-cell office:value-type="float" office:value="5.4108" calcext:value-type="float">
            <text:p>5.4108</text:p>
          </table:table-cell>
          <table:table-cell table:formula="of:=IF([.$D32]&lt;&gt;0;0.103*[.H32]/[.$D32];&quot;&quot;)">
            <text:p/>
          </table:table-cell>
          <table:table-cell table:formula="of:=IF([.$D32]&lt;&gt;0;0.103*[.I32]/[.$D32];&quot;&quot;)">
            <text:p/>
          </table:table-cell>
          <table:table-cell table:formula="of:=IF([.$D32]&lt;&gt;0;0.103*[.J32]/[.$D32];&quot;&quot;)">
            <text:p/>
          </table:table-cell>
          <table:table-cell table:formula="of:=IF([.L32]&lt;&gt;&quot;&quot;;ROUND([.L32];2-(1+INT(LOG10(ABS([.$M32])))));&quot;&quot;)">
            <text:p/>
          </table:table-cell>
          <table:table-cell table:formula="of:=IF([.M32]&lt;&gt;&quot;&quot;;ROUND([.M32];2-(1+INT(LOG10(ABS([.$M32])))));&quot;&quot;)">
            <text:p/>
          </table:table-cell>
          <table:table-cell table:formula="of:=IF([.N32]&lt;&gt;&quot;&quot;;ROUND([.N32];2-(1+INT(LOG10(ABS([.$M32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A_Mx-10_Mv-50_gDMgQ-1_TuneCUETP8M1_13TeV-madgraph</text:p>
          </table:table-cell>
          <table:table-cell table:number-columns-repeated="5"/>
          <table:table-cell office:value-type="float" office:value="1.0327" calcext:value-type="float">
            <text:p>1.0327</text:p>
          </table:table-cell>
          <table:table-cell office:value-type="float" office:value="1.3796" calcext:value-type="float">
            <text:p>1.3796</text:p>
          </table:table-cell>
          <table:table-cell office:value-type="float" office:value="1.9297" calcext:value-type="float">
            <text:p>1.9297</text:p>
          </table:table-cell>
          <table:table-cell office:value-type="float" office:value="2.7219" calcext:value-type="float">
            <text:p>2.7219</text:p>
          </table:table-cell>
          <table:table-cell office:value-type="float" office:value="3.6682" calcext:value-type="float">
            <text:p>3.6682</text:p>
          </table:table-cell>
          <table:table-cell table:formula="of:=IF([.$D33]&lt;&gt;0;0.103*[.H33]/[.$D33];&quot;&quot;)">
            <text:p/>
          </table:table-cell>
          <table:table-cell table:formula="of:=IF([.$D33]&lt;&gt;0;0.103*[.I33]/[.$D33];&quot;&quot;)">
            <text:p/>
          </table:table-cell>
          <table:table-cell table:formula="of:=IF([.$D33]&lt;&gt;0;0.103*[.J33]/[.$D33];&quot;&quot;)">
            <text:p/>
          </table:table-cell>
          <table:table-cell table:formula="of:=IF([.L33]&lt;&gt;&quot;&quot;;ROUND([.L33];2-(1+INT(LOG10(ABS([.$M33])))));&quot;&quot;)">
            <text:p/>
          </table:table-cell>
          <table:table-cell table:formula="of:=IF([.M33]&lt;&gt;&quot;&quot;;ROUND([.M33];2-(1+INT(LOG10(ABS([.$M33])))));&quot;&quot;)">
            <text:p/>
          </table:table-cell>
          <table:table-cell table:formula="of:=IF([.N33]&lt;&gt;&quot;&quot;;ROUND([.N33];2-(1+INT(LOG10(ABS([.$M33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A_Mx-10_Mv-5000_gDMgQ-1_TuneCUETP8M1_13TeV-madgraph</text:p>
          </table:table-cell>
          <table:table-cell table:number-columns-repeated="5"/>
          <table:table-cell office:value-type="float" office:value="0.0301" calcext:value-type="float">
            <text:p>0.0301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104" calcext:value-type="float">
            <text:p>0.104</text:p>
          </table:table-cell>
          <table:table-cell office:value-type="float" office:value="0.1575" calcext:value-type="float">
            <text:p>0.1575</text:p>
          </table:table-cell>
          <table:table-cell table:formula="of:=IF([.$D34]&lt;&gt;0;0.103*[.H34]/[.$D34];&quot;&quot;)">
            <text:p/>
          </table:table-cell>
          <table:table-cell table:formula="of:=IF([.$D34]&lt;&gt;0;0.103*[.I34]/[.$D34];&quot;&quot;)">
            <text:p/>
          </table:table-cell>
          <table:table-cell table:formula="of:=IF([.$D34]&lt;&gt;0;0.103*[.J34]/[.$D34];&quot;&quot;)">
            <text:p/>
          </table:table-cell>
          <table:table-cell table:formula="of:=IF([.L34]&lt;&gt;&quot;&quot;;ROUND([.L34];2-(1+INT(LOG10(ABS([.$M34])))));&quot;&quot;)">
            <text:p/>
          </table:table-cell>
          <table:table-cell table:formula="of:=IF([.M34]&lt;&gt;&quot;&quot;;ROUND([.M34];2-(1+INT(LOG10(ABS([.$M34])))));&quot;&quot;)">
            <text:p/>
          </table:table-cell>
          <table:table-cell table:formula="of:=IF([.N34]&lt;&gt;&quot;&quot;;ROUND([.N34];2-(1+INT(LOG10(ABS([.$M34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A_Mx-1000_Mv-10_gDMgQ-1_TuneCUETP8M1_13TeV-madgraph</text:p>
          </table:table-cell>
          <table:table-cell table:number-columns-repeated="5"/>
          <table:table-cell office:value-type="float" office:value="0.0202" calcext:value-type="float">
            <text:p>0.0202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726" calcext:value-type="float">
            <text:p>0.0726</text:p>
          </table:table-cell>
          <table:table-cell office:value-type="float" office:value="0.112" calcext:value-type="float">
            <text:p>0.112</text:p>
          </table:table-cell>
          <table:table-cell table:formula="of:=IF([.$D35]&lt;&gt;0;0.103*[.H35]/[.$D35];&quot;&quot;)">
            <text:p/>
          </table:table-cell>
          <table:table-cell table:formula="of:=IF([.$D35]&lt;&gt;0;0.103*[.I35]/[.$D35];&quot;&quot;)">
            <text:p/>
          </table:table-cell>
          <table:table-cell table:formula="of:=IF([.$D35]&lt;&gt;0;0.103*[.J35]/[.$D35];&quot;&quot;)">
            <text:p/>
          </table:table-cell>
          <table:table-cell table:formula="of:=IF([.L35]&lt;&gt;&quot;&quot;;ROUND([.L35];2-(1+INT(LOG10(ABS([.$M35])))));&quot;&quot;)">
            <text:p/>
          </table:table-cell>
          <table:table-cell table:formula="of:=IF([.M35]&lt;&gt;&quot;&quot;;ROUND([.M35];2-(1+INT(LOG10(ABS([.$M35])))));&quot;&quot;)">
            <text:p/>
          </table:table-cell>
          <table:table-cell table:formula="of:=IF([.N35]&lt;&gt;&quot;&quot;;ROUND([.N35];2-(1+INT(LOG10(ABS([.$M35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A_Mx-1000_Mv-1000_gDMgQ-1_TuneCUETP8M1_13TeV-madgraph</text:p>
          </table:table-cell>
          <table:table-cell table:number-columns-repeated="5"/>
          <table:table-cell office:value-type="float" office:value="0.0202" calcext:value-type="float">
            <text:p>0.0202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726" calcext:value-type="float">
            <text:p>0.0726</text:p>
          </table:table-cell>
          <table:table-cell office:value-type="float" office:value="0.112" calcext:value-type="float">
            <text:p>0.112</text:p>
          </table:table-cell>
          <table:table-cell table:formula="of:=IF([.$D36]&lt;&gt;0;0.103*[.H36]/[.$D36];&quot;&quot;)">
            <text:p/>
          </table:table-cell>
          <table:table-cell table:formula="of:=IF([.$D36]&lt;&gt;0;0.103*[.I36]/[.$D36];&quot;&quot;)">
            <text:p/>
          </table:table-cell>
          <table:table-cell table:formula="of:=IF([.$D36]&lt;&gt;0;0.103*[.J36]/[.$D36];&quot;&quot;)">
            <text:p/>
          </table:table-cell>
          <table:table-cell table:formula="of:=IF([.L36]&lt;&gt;&quot;&quot;;ROUND([.L36];2-(1+INT(LOG10(ABS([.$M36])))));&quot;&quot;)">
            <text:p/>
          </table:table-cell>
          <table:table-cell table:formula="of:=IF([.M36]&lt;&gt;&quot;&quot;;ROUND([.M36];2-(1+INT(LOG10(ABS([.$M36])))));&quot;&quot;)">
            <text:p/>
          </table:table-cell>
          <table:table-cell table:formula="of:=IF([.N36]&lt;&gt;&quot;&quot;;ROUND([.N36];2-(1+INT(LOG10(ABS([.$M36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A_Mx-1000_Mv-1995_gDMgQ-1_TuneCUETP8M1_13TeV-madgraph</text:p>
          </table:table-cell>
          <table:table-cell table:number-columns-repeated="5"/>
          <table:table-cell office:value-type="float" office:value="0.0207" calcext:value-type="float">
            <text:p>0.0207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0749" calcext:value-type="float">
            <text:p>0.0749</text:p>
          </table:table-cell>
          <table:table-cell office:value-type="float" office:value="0.1147" calcext:value-type="float">
            <text:p>0.1147</text:p>
          </table:table-cell>
          <table:table-cell table:formula="of:=IF([.$D37]&lt;&gt;0;0.103*[.H37]/[.$D37];&quot;&quot;)">
            <text:p/>
          </table:table-cell>
          <table:table-cell table:formula="of:=IF([.$D37]&lt;&gt;0;0.103*[.I37]/[.$D37];&quot;&quot;)">
            <text:p/>
          </table:table-cell>
          <table:table-cell table:formula="of:=IF([.$D37]&lt;&gt;0;0.103*[.J37]/[.$D37];&quot;&quot;)">
            <text:p/>
          </table:table-cell>
          <table:table-cell table:formula="of:=IF([.L37]&lt;&gt;&quot;&quot;;ROUND([.L37];2-(1+INT(LOG10(ABS([.$M37])))));&quot;&quot;)">
            <text:p/>
          </table:table-cell>
          <table:table-cell table:formula="of:=IF([.M37]&lt;&gt;&quot;&quot;;ROUND([.M37];2-(1+INT(LOG10(ABS([.$M37])))));&quot;&quot;)">
            <text:p/>
          </table:table-cell>
          <table:table-cell table:formula="of:=IF([.N37]&lt;&gt;&quot;&quot;;ROUND([.N37];2-(1+INT(LOG10(ABS([.$M37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A_Mx-1000_Mv-5000_gDMgQ-1_TuneCUETP8M1_13TeV-madgraph</text:p>
          </table:table-cell>
          <table:table-cell table:number-columns-repeated="5"/>
          <table:table-cell office:value-type="float" office:value="0.0185" calcext:value-type="float">
            <text:p>0.0185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676" calcext:value-type="float">
            <text:p>0.0676</text:p>
          </table:table-cell>
          <table:table-cell office:value-type="float" office:value="0.1047" calcext:value-type="float">
            <text:p>0.1047</text:p>
          </table:table-cell>
          <table:table-cell table:formula="of:=IF([.$D38]&lt;&gt;0;0.103*[.H38]/[.$D38];&quot;&quot;)">
            <text:p/>
          </table:table-cell>
          <table:table-cell table:formula="of:=IF([.$D38]&lt;&gt;0;0.103*[.I38]/[.$D38];&quot;&quot;)">
            <text:p/>
          </table:table-cell>
          <table:table-cell table:formula="of:=IF([.$D38]&lt;&gt;0;0.103*[.J38]/[.$D38];&quot;&quot;)">
            <text:p/>
          </table:table-cell>
          <table:table-cell table:formula="of:=IF([.L38]&lt;&gt;&quot;&quot;;ROUND([.L38];2-(1+INT(LOG10(ABS([.$M38])))));&quot;&quot;)">
            <text:p/>
          </table:table-cell>
          <table:table-cell table:formula="of:=IF([.M38]&lt;&gt;&quot;&quot;;ROUND([.M38];2-(1+INT(LOG10(ABS([.$M38])))));&quot;&quot;)">
            <text:p/>
          </table:table-cell>
          <table:table-cell table:formula="of:=IF([.N38]&lt;&gt;&quot;&quot;;ROUND([.N38];2-(1+INT(LOG10(ABS([.$M38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A_Mx-150_Mv-10_gDMgQ-1_TuneCUETP8M1_13TeV-madgraph</text:p>
          </table:table-cell>
          <table:table-cell table:number-columns-repeated="5"/>
          <table:table-cell office:value-type="float" office:value="0.0803" calcext:value-type="float">
            <text:p>0.0803</text:p>
          </table:table-cell>
          <table:table-cell office:value-type="float" office:value="0.1094" calcext:value-type="float">
            <text:p>0.1094</text:p>
          </table:table-cell>
          <table:table-cell office:value-type="float" office:value="0.1587" calcext:value-type="float">
            <text:p>0.1587</text:p>
          </table:table-cell>
          <table:table-cell office:value-type="float" office:value="0.2327" calcext:value-type="float">
            <text:p>0.2327</text:p>
          </table:table-cell>
          <table:table-cell office:value-type="float" office:value="0.3274" calcext:value-type="float">
            <text:p>0.3274</text:p>
          </table:table-cell>
          <table:table-cell table:formula="of:=IF([.$D39]&lt;&gt;0;0.103*[.H39]/[.$D39];&quot;&quot;)">
            <text:p/>
          </table:table-cell>
          <table:table-cell table:formula="of:=IF([.$D39]&lt;&gt;0;0.103*[.I39]/[.$D39];&quot;&quot;)">
            <text:p/>
          </table:table-cell>
          <table:table-cell table:formula="of:=IF([.$D39]&lt;&gt;0;0.103*[.J39]/[.$D39];&quot;&quot;)">
            <text:p/>
          </table:table-cell>
          <table:table-cell table:formula="of:=IF([.L39]&lt;&gt;&quot;&quot;;ROUND([.L39];2-(1+INT(LOG10(ABS([.$M39])))));&quot;&quot;)">
            <text:p/>
          </table:table-cell>
          <table:table-cell table:formula="of:=IF([.M39]&lt;&gt;&quot;&quot;;ROUND([.M39];2-(1+INT(LOG10(ABS([.$M39])))));&quot;&quot;)">
            <text:p/>
          </table:table-cell>
          <table:table-cell table:formula="of:=IF([.N39]&lt;&gt;&quot;&quot;;ROUND([.N39];2-(1+INT(LOG10(ABS([.$M39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A_Mx-150_Mv-200_gDMgQ-1_TuneCUETP8M1_13TeV-madgraph</text:p>
          </table:table-cell>
          <table:table-cell table:number-columns-repeated="5"/>
          <table:table-cell office:value-type="float" office:value="0.0865" calcext:value-type="float">
            <text:p>0.0865</text:p>
          </table:table-cell>
          <table:table-cell office:value-type="float" office:value="0.1187" calcext:value-type="float">
            <text:p>0.1187</text:p>
          </table:table-cell>
          <table:table-cell office:value-type="float" office:value="0.1724" calcext:value-type="float">
            <text:p>0.1724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3564" calcext:value-type="float">
            <text:p>0.3564</text:p>
          </table:table-cell>
          <table:table-cell table:formula="of:=IF([.$D40]&lt;&gt;0;0.103*[.H40]/[.$D40];&quot;&quot;)">
            <text:p/>
          </table:table-cell>
          <table:table-cell table:formula="of:=IF([.$D40]&lt;&gt;0;0.103*[.I40]/[.$D40];&quot;&quot;)">
            <text:p/>
          </table:table-cell>
          <table:table-cell table:formula="of:=IF([.$D40]&lt;&gt;0;0.103*[.J40]/[.$D40];&quot;&quot;)">
            <text:p/>
          </table:table-cell>
          <table:table-cell table:formula="of:=IF([.L40]&lt;&gt;&quot;&quot;;ROUND([.L40];2-(1+INT(LOG10(ABS([.$M40])))));&quot;&quot;)">
            <text:p/>
          </table:table-cell>
          <table:table-cell table:formula="of:=IF([.M40]&lt;&gt;&quot;&quot;;ROUND([.M40];2-(1+INT(LOG10(ABS([.$M40])))));&quot;&quot;)">
            <text:p/>
          </table:table-cell>
          <table:table-cell table:formula="of:=IF([.N40]&lt;&gt;&quot;&quot;;ROUND([.N40];2-(1+INT(LOG10(ABS([.$M40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A_Mx-150_Mv-295_gDMgQ-1_TuneCUETP8M1_13TeV-madgraph</text:p>
          </table:table-cell>
          <table:table-cell table:number-columns-repeated="5"/>
          <table:table-cell office:value-type="float" office:value="0.0921" calcext:value-type="float">
            <text:p>0.0921</text:p>
          </table:table-cell>
          <table:table-cell office:value-type="float" office:value="0.1255" calcext:value-type="float">
            <text:p>0.1255</text:p>
          </table:table-cell>
          <table:table-cell office:value-type="float" office:value="0.1821" calcext:value-type="float">
            <text:p>0.1821</text:p>
          </table:table-cell>
          <table:table-cell office:value-type="float" office:value="0.2671" calcext:value-type="float">
            <text:p>0.2671</text:p>
          </table:table-cell>
          <table:table-cell office:value-type="float" office:value="0.3757" calcext:value-type="float">
            <text:p>0.3757</text:p>
          </table:table-cell>
          <table:table-cell table:formula="of:=IF([.$D41]&lt;&gt;0;0.103*[.H41]/[.$D41];&quot;&quot;)">
            <text:p/>
          </table:table-cell>
          <table:table-cell table:formula="of:=IF([.$D41]&lt;&gt;0;0.103*[.I41]/[.$D41];&quot;&quot;)">
            <text:p/>
          </table:table-cell>
          <table:table-cell table:formula="of:=IF([.$D41]&lt;&gt;0;0.103*[.J41]/[.$D41];&quot;&quot;)">
            <text:p/>
          </table:table-cell>
          <table:table-cell table:formula="of:=IF([.L41]&lt;&gt;&quot;&quot;;ROUND([.L41];2-(1+INT(LOG10(ABS([.$M41])))));&quot;&quot;)">
            <text:p/>
          </table:table-cell>
          <table:table-cell table:formula="of:=IF([.M41]&lt;&gt;&quot;&quot;;ROUND([.M41];2-(1+INT(LOG10(ABS([.$M41])))));&quot;&quot;)">
            <text:p/>
          </table:table-cell>
          <table:table-cell table:formula="of:=IF([.N41]&lt;&gt;&quot;&quot;;ROUND([.N41];2-(1+INT(LOG10(ABS([.$M41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A_Mx-150_Mv-500_gDMgQ-1_TuneCUETP8M1_13TeV-madgraph</text:p>
          </table:table-cell>
          <table:table-cell table:number-columns-repeated="5"/>
          <table:table-cell office:value-type="float" office:value="0.0829" calcext:value-type="float">
            <text:p>0.0829</text:p>
          </table:table-cell>
          <table:table-cell office:value-type="float" office:value="0.1131" calcext:value-type="float">
            <text:p>0.1131</text:p>
          </table:table-cell>
          <table:table-cell office:value-type="float" office:value="0.1626" calcext:value-type="float">
            <text:p>0.1626</text:p>
          </table:table-cell>
          <table:table-cell office:value-type="float" office:value="0.2371" calcext:value-type="float">
            <text:p>0.2371</text:p>
          </table:table-cell>
          <table:table-cell office:value-type="float" office:value="0.3326" calcext:value-type="float">
            <text:p>0.3326</text:p>
          </table:table-cell>
          <table:table-cell table:formula="of:=IF([.$D42]&lt;&gt;0;0.103*[.H42]/[.$D42];&quot;&quot;)">
            <text:p/>
          </table:table-cell>
          <table:table-cell table:formula="of:=IF([.$D42]&lt;&gt;0;0.103*[.I42]/[.$D42];&quot;&quot;)">
            <text:p/>
          </table:table-cell>
          <table:table-cell table:formula="of:=IF([.$D42]&lt;&gt;0;0.103*[.J42]/[.$D42];&quot;&quot;)">
            <text:p/>
          </table:table-cell>
          <table:table-cell table:formula="of:=IF([.L42]&lt;&gt;&quot;&quot;;ROUND([.L42];2-(1+INT(LOG10(ABS([.$M42])))));&quot;&quot;)">
            <text:p/>
          </table:table-cell>
          <table:table-cell table:formula="of:=IF([.M42]&lt;&gt;&quot;&quot;;ROUND([.M42];2-(1+INT(LOG10(ABS([.$M42])))));&quot;&quot;)">
            <text:p/>
          </table:table-cell>
          <table:table-cell table:formula="of:=IF([.N42]&lt;&gt;&quot;&quot;;ROUND([.N42];2-(1+INT(LOG10(ABS([.$M42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A_Mx-150_Mv-5000_gDMgQ-1_TuneCUETP8M1_13TeV-madgraph</text:p>
          </table:table-cell>
          <table:table-cell table:number-columns-repeated="5"/>
          <table:table-cell office:value-type="float" office:value="0.0281" calcext:value-type="float">
            <text:p>0.0281</text:p>
          </table:table-cell>
          <table:table-cell office:value-type="float" office:value="0.0397" calcext:value-type="float">
            <text:p>0.0397</text:p>
          </table:table-cell>
          <table:table-cell office:value-type="float" office:value="0.061" calcext:value-type="float">
            <text:p>0.061</text:p>
          </table:table-cell>
          <table:table-cell office:value-type="float" office:value="0.0966" calcext:value-type="float">
            <text:p>0.0966</text:p>
          </table:table-cell>
          <table:table-cell office:value-type="float" office:value="0.1459" calcext:value-type="float">
            <text:p>0.1459</text:p>
          </table:table-cell>
          <table:table-cell table:formula="of:=IF([.$D43]&lt;&gt;0;0.103*[.H43]/[.$D43];&quot;&quot;)">
            <text:p/>
          </table:table-cell>
          <table:table-cell table:formula="of:=IF([.$D43]&lt;&gt;0;0.103*[.I43]/[.$D43];&quot;&quot;)">
            <text:p/>
          </table:table-cell>
          <table:table-cell table:formula="of:=IF([.$D43]&lt;&gt;0;0.103*[.J43]/[.$D43];&quot;&quot;)">
            <text:p/>
          </table:table-cell>
          <table:table-cell table:formula="of:=IF([.L43]&lt;&gt;&quot;&quot;;ROUND([.L43];2-(1+INT(LOG10(ABS([.$M43])))));&quot;&quot;)">
            <text:p/>
          </table:table-cell>
          <table:table-cell table:formula="of:=IF([.M43]&lt;&gt;&quot;&quot;;ROUND([.M43];2-(1+INT(LOG10(ABS([.$M43])))));&quot;&quot;)">
            <text:p/>
          </table:table-cell>
          <table:table-cell table:formula="of:=IF([.N43]&lt;&gt;&quot;&quot;;ROUND([.N43];2-(1+INT(LOG10(ABS([.$M43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A_Mx-50_Mv-10_gDMgQ-1_TuneCUETP8M1_13TeV-madgraph</text:p>
          </table:table-cell>
          <table:table-cell table:number-columns-repeated="5"/>
          <table:table-cell office:value-type="float" office:value="0.2314" calcext:value-type="float">
            <text:p>0.2314</text:p>
          </table:table-cell>
          <table:table-cell office:value-type="float" office:value="0.3081" calcext:value-type="float">
            <text:p>0.3081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6033" calcext:value-type="float">
            <text:p>0.6033</text:p>
          </table:table-cell>
          <table:table-cell office:value-type="float" office:value="0.8131" calcext:value-type="float">
            <text:p>0.8131</text:p>
          </table:table-cell>
          <table:table-cell table:formula="of:=IF([.$D44]&lt;&gt;0;0.103*[.H44]/[.$D44];&quot;&quot;)">
            <text:p/>
          </table:table-cell>
          <table:table-cell table:formula="of:=IF([.$D44]&lt;&gt;0;0.103*[.I44]/[.$D44];&quot;&quot;)">
            <text:p/>
          </table:table-cell>
          <table:table-cell table:formula="of:=IF([.$D44]&lt;&gt;0;0.103*[.J44]/[.$D44];&quot;&quot;)">
            <text:p/>
          </table:table-cell>
          <table:table-cell table:formula="of:=IF([.L44]&lt;&gt;&quot;&quot;;ROUND([.L44];2-(1+INT(LOG10(ABS([.$M44])))));&quot;&quot;)">
            <text:p/>
          </table:table-cell>
          <table:table-cell table:formula="of:=IF([.M44]&lt;&gt;&quot;&quot;;ROUND([.M44];2-(1+INT(LOG10(ABS([.$M44])))));&quot;&quot;)">
            <text:p/>
          </table:table-cell>
          <table:table-cell table:formula="of:=IF([.N44]&lt;&gt;&quot;&quot;;ROUND([.N44];2-(1+INT(LOG10(ABS([.$M44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A_Mx-50_Mv-200_gDMgQ-1_TuneCUETP8M1_13TeV-madgraph</text:p>
          </table:table-cell>
          <table:table-cell table:number-columns-repeated="5"/>
          <table:table-cell office:value-type="float" office:value="0.2318" calcext:value-type="float">
            <text:p>0.2318</text:p>
          </table:table-cell>
          <table:table-cell office:value-type="float" office:value="0.3091" calcext:value-type="float">
            <text:p>0.3091</text:p>
          </table:table-cell>
          <table:table-cell office:value-type="float" office:value="0.4316" calcext:value-type="float">
            <text:p>0.4316</text:p>
          </table:table-cell>
          <table:table-cell office:value-type="float" office:value="0.602" calcext:value-type="float">
            <text:p>0.602</text:p>
          </table:table-cell>
          <table:table-cell office:value-type="float" office:value="0.8157" calcext:value-type="float">
            <text:p>0.8157</text:p>
          </table:table-cell>
          <table:table-cell table:formula="of:=IF([.$D45]&lt;&gt;0;0.103*[.H45]/[.$D45];&quot;&quot;)">
            <text:p/>
          </table:table-cell>
          <table:table-cell table:formula="of:=IF([.$D45]&lt;&gt;0;0.103*[.I45]/[.$D45];&quot;&quot;)">
            <text:p/>
          </table:table-cell>
          <table:table-cell table:formula="of:=IF([.$D45]&lt;&gt;0;0.103*[.J45]/[.$D45];&quot;&quot;)">
            <text:p/>
          </table:table-cell>
          <table:table-cell table:formula="of:=IF([.L45]&lt;&gt;&quot;&quot;;ROUND([.L45];2-(1+INT(LOG10(ABS([.$M45])))));&quot;&quot;)">
            <text:p/>
          </table:table-cell>
          <table:table-cell table:formula="of:=IF([.M45]&lt;&gt;&quot;&quot;;ROUND([.M45];2-(1+INT(LOG10(ABS([.$M45])))));&quot;&quot;)">
            <text:p/>
          </table:table-cell>
          <table:table-cell table:formula="of:=IF([.N45]&lt;&gt;&quot;&quot;;ROUND([.N45];2-(1+INT(LOG10(ABS([.$M45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A_Mx-50_Mv-300_gDMgQ-1_TuneCUETP8M1_13TeV-madgraph</text:p>
          </table:table-cell>
          <table:table-cell table:number-columns-repeated="5"/>
          <table:table-cell office:value-type="float" office:value="0.1466" calcext:value-type="float">
            <text:p>0.1466</text:p>
          </table:table-cell>
          <table:table-cell office:value-type="float" office:value="0.198" calcext:value-type="float">
            <text:p>0.198</text:p>
          </table:table-cell>
          <table:table-cell office:value-type="float" office:value="0.2822" calcext:value-type="float">
            <text:p>0.2822</text:p>
          </table:table-cell>
          <table:table-cell office:value-type="float" office:value="0.4071" calcext:value-type="float">
            <text:p>0.4071</text:p>
          </table:table-cell>
          <table:table-cell office:value-type="float" office:value="0.5639" calcext:value-type="float">
            <text:p>0.5639</text:p>
          </table:table-cell>
          <table:table-cell table:formula="of:=IF([.$D46]&lt;&gt;0;0.103*[.H46]/[.$D46];&quot;&quot;)">
            <text:p/>
          </table:table-cell>
          <table:table-cell table:formula="of:=IF([.$D46]&lt;&gt;0;0.103*[.I46]/[.$D46];&quot;&quot;)">
            <text:p/>
          </table:table-cell>
          <table:table-cell table:formula="of:=IF([.$D46]&lt;&gt;0;0.103*[.J46]/[.$D46];&quot;&quot;)">
            <text:p/>
          </table:table-cell>
          <table:table-cell table:formula="of:=IF([.L46]&lt;&gt;&quot;&quot;;ROUND([.L46];2-(1+INT(LOG10(ABS([.$M46])))));&quot;&quot;)">
            <text:p/>
          </table:table-cell>
          <table:table-cell table:formula="of:=IF([.M46]&lt;&gt;&quot;&quot;;ROUND([.M46];2-(1+INT(LOG10(ABS([.$M46])))));&quot;&quot;)">
            <text:p/>
          </table:table-cell>
          <table:table-cell table:formula="of:=IF([.N46]&lt;&gt;&quot;&quot;;ROUND([.N46];2-(1+INT(LOG10(ABS([.$M46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A_Mx-50_Mv-50_gDMgQ-1_TuneCUETP8M1_13TeV-madgraph</text:p>
          </table:table-cell>
          <table:table-cell table:number-columns-repeated="5"/>
          <table:table-cell office:value-type="float" office:value="0.2285" calcext:value-type="float">
            <text:p>0.2285</text:p>
          </table:table-cell>
          <table:table-cell office:value-type="float" office:value="0.3055" calcext:value-type="float">
            <text:p>0.3055</text:p>
          </table:table-cell>
          <table:table-cell office:value-type="float" office:value="0.4316" calcext:value-type="float">
            <text:p>0.4316</text:p>
          </table:table-cell>
          <table:table-cell office:value-type="float" office:value="0.6089" calcext:value-type="float">
            <text:p>0.6089</text:p>
          </table:table-cell>
          <table:table-cell office:value-type="float" office:value="0.8315" calcext:value-type="float">
            <text:p>0.8315</text:p>
          </table:table-cell>
          <table:table-cell table:formula="of:=IF([.$D47]&lt;&gt;0;0.103*[.H47]/[.$D47];&quot;&quot;)">
            <text:p/>
          </table:table-cell>
          <table:table-cell table:formula="of:=IF([.$D47]&lt;&gt;0;0.103*[.I47]/[.$D47];&quot;&quot;)">
            <text:p/>
          </table:table-cell>
          <table:table-cell table:formula="of:=IF([.$D47]&lt;&gt;0;0.103*[.J47]/[.$D47];&quot;&quot;)">
            <text:p/>
          </table:table-cell>
          <table:table-cell table:formula="of:=IF([.L47]&lt;&gt;&quot;&quot;;ROUND([.L47];2-(1+INT(LOG10(ABS([.$M47])))));&quot;&quot;)">
            <text:p/>
          </table:table-cell>
          <table:table-cell table:formula="of:=IF([.M47]&lt;&gt;&quot;&quot;;ROUND([.M47];2-(1+INT(LOG10(ABS([.$M47])))));&quot;&quot;)">
            <text:p/>
          </table:table-cell>
          <table:table-cell table:formula="of:=IF([.N47]&lt;&gt;&quot;&quot;;ROUND([.N47];2-(1+INT(LOG10(ABS([.$M47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A_Mx-50_Mv-5000_gDMgQ-1_TuneCUETP8M1_13TeV-madgraph</text:p>
          </table:table-cell>
          <table:table-cell table:number-columns-repeated="5"/>
          <table:table-cell office:value-type="float" office:value="0.029" calcext:value-type="float">
            <text:p>0.029</text:p>
          </table:table-cell>
          <table:table-cell office:value-type="float" office:value="0.041" calcext:value-type="float">
            <text:p>0.04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99" calcext:value-type="float">
            <text:p>0.0999</text:p>
          </table:table-cell>
          <table:table-cell office:value-type="float" office:value="0.1507" calcext:value-type="float">
            <text:p>0.1507</text:p>
          </table:table-cell>
          <table:table-cell table:formula="of:=IF([.$D48]&lt;&gt;0;0.103*[.H48]/[.$D48];&quot;&quot;)">
            <text:p/>
          </table:table-cell>
          <table:table-cell table:formula="of:=IF([.$D48]&lt;&gt;0;0.103*[.I48]/[.$D48];&quot;&quot;)">
            <text:p/>
          </table:table-cell>
          <table:table-cell table:formula="of:=IF([.$D48]&lt;&gt;0;0.103*[.J48]/[.$D48];&quot;&quot;)">
            <text:p/>
          </table:table-cell>
          <table:table-cell table:formula="of:=IF([.L48]&lt;&gt;&quot;&quot;;ROUND([.L48];2-(1+INT(LOG10(ABS([.$M48])))));&quot;&quot;)">
            <text:p/>
          </table:table-cell>
          <table:table-cell table:formula="of:=IF([.M48]&lt;&gt;&quot;&quot;;ROUND([.M48];2-(1+INT(LOG10(ABS([.$M48])))));&quot;&quot;)">
            <text:p/>
          </table:table-cell>
          <table:table-cell table:formula="of:=IF([.N48]&lt;&gt;&quot;&quot;;ROUND([.N48];2-(1+INT(LOG10(ABS([.$M48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A_Mx-50_Mv-95_gDMgQ-1_TuneCUETP8M1_13TeV-madgraph</text:p>
          </table:table-cell>
          <table:table-cell table:number-columns-repeated="5"/>
          <table:table-cell office:value-type="float" office:value="0.2927" calcext:value-type="float">
            <text:p>0.2927</text:p>
          </table:table-cell>
          <table:table-cell office:value-type="float" office:value="0.3887" calcext:value-type="float">
            <text:p>0.3887</text:p>
          </table:table-cell>
          <table:table-cell office:value-type="float" office:value="0.541" calcext:value-type="float">
            <text:p>0.541</text:p>
          </table:table-cell>
          <table:table-cell office:value-type="float" office:value="0.7588" calcext:value-type="float">
            <text:p>0.7588</text:p>
          </table:table-cell>
          <table:table-cell office:value-type="float" office:value="1.0185" calcext:value-type="float">
            <text:p>1.0185</text:p>
          </table:table-cell>
          <table:table-cell table:formula="of:=IF([.$D49]&lt;&gt;0;0.103*[.H49]/[.$D49];&quot;&quot;)">
            <text:p/>
          </table:table-cell>
          <table:table-cell table:formula="of:=IF([.$D49]&lt;&gt;0;0.103*[.I49]/[.$D49];&quot;&quot;)">
            <text:p/>
          </table:table-cell>
          <table:table-cell table:formula="of:=IF([.$D49]&lt;&gt;0;0.103*[.J49]/[.$D49];&quot;&quot;)">
            <text:p/>
          </table:table-cell>
          <table:table-cell table:formula="of:=IF([.L49]&lt;&gt;&quot;&quot;;ROUND([.L49];2-(1+INT(LOG10(ABS([.$M49])))));&quot;&quot;)">
            <text:p/>
          </table:table-cell>
          <table:table-cell table:formula="of:=IF([.M49]&lt;&gt;&quot;&quot;;ROUND([.M49];2-(1+INT(LOG10(ABS([.$M49])))));&quot;&quot;)">
            <text:p/>
          </table:table-cell>
          <table:table-cell table:formula="of:=IF([.N49]&lt;&gt;&quot;&quot;;ROUND([.N49];2-(1+INT(LOG10(ABS([.$M49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A_Mx-500_Mv-10_gDMgQ-1_TuneCUETP8M1_13TeV-madgraph</text:p>
          </table:table-cell>
          <table:table-cell table:number-columns-repeated="5"/>
          <table:table-cell office:value-type="float" office:value="0.0307" calcext:value-type="float">
            <text:p>0.0307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1014" calcext:value-type="float">
            <text:p>0.1014</text:p>
          </table:table-cell>
          <table:table-cell office:value-type="float" office:value="0.1502" calcext:value-type="float">
            <text:p>0.1502</text:p>
          </table:table-cell>
          <table:table-cell table:formula="of:=IF([.$D50]&lt;&gt;0;0.103*[.H50]/[.$D50];&quot;&quot;)">
            <text:p/>
          </table:table-cell>
          <table:table-cell table:formula="of:=IF([.$D50]&lt;&gt;0;0.103*[.I50]/[.$D50];&quot;&quot;)">
            <text:p/>
          </table:table-cell>
          <table:table-cell table:formula="of:=IF([.$D50]&lt;&gt;0;0.103*[.J50]/[.$D50];&quot;&quot;)">
            <text:p/>
          </table:table-cell>
          <table:table-cell table:formula="of:=IF([.L50]&lt;&gt;&quot;&quot;;ROUND([.L50];2-(1+INT(LOG10(ABS([.$M50])))));&quot;&quot;)">
            <text:p/>
          </table:table-cell>
          <table:table-cell table:formula="of:=IF([.M50]&lt;&gt;&quot;&quot;;ROUND([.M50];2-(1+INT(LOG10(ABS([.$M50])))));&quot;&quot;)">
            <text:p/>
          </table:table-cell>
          <table:table-cell table:formula="of:=IF([.N50]&lt;&gt;&quot;&quot;;ROUND([.N50];2-(1+INT(LOG10(ABS([.$M50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A_Mx-500_Mv-2000_gDMgQ-1_TuneCUETP8M1_13TeV-madgraph</text:p>
          </table:table-cell>
          <table:table-cell table:number-columns-repeated="5"/>
          <table:table-cell office:value-type="float" office:value="0.0259" calcext:value-type="float">
            <text:p>0.0259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562" calcext:value-type="float">
            <text:p>0.0562</text:p>
          </table:table-cell>
          <table:table-cell office:value-type="float" office:value="0.0879" calcext:value-type="float">
            <text:p>0.0879</text:p>
          </table:table-cell>
          <table:table-cell office:value-type="float" office:value="0.1326" calcext:value-type="float">
            <text:p>0.1326</text:p>
          </table:table-cell>
          <table:table-cell table:formula="of:=IF([.$D51]&lt;&gt;0;0.103*[.H51]/[.$D51];&quot;&quot;)">
            <text:p/>
          </table:table-cell>
          <table:table-cell table:formula="of:=IF([.$D51]&lt;&gt;0;0.103*[.I51]/[.$D51];&quot;&quot;)">
            <text:p/>
          </table:table-cell>
          <table:table-cell table:formula="of:=IF([.$D51]&lt;&gt;0;0.103*[.J51]/[.$D51];&quot;&quot;)">
            <text:p/>
          </table:table-cell>
          <table:table-cell table:formula="of:=IF([.L51]&lt;&gt;&quot;&quot;;ROUND([.L51];2-(1+INT(LOG10(ABS([.$M51])))));&quot;&quot;)">
            <text:p/>
          </table:table-cell>
          <table:table-cell table:formula="of:=IF([.M51]&lt;&gt;&quot;&quot;;ROUND([.M51];2-(1+INT(LOG10(ABS([.$M51])))));&quot;&quot;)">
            <text:p/>
          </table:table-cell>
          <table:table-cell table:formula="of:=IF([.N51]&lt;&gt;&quot;&quot;;ROUND([.N51];2-(1+INT(LOG10(ABS([.$M51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A_Mx-500_Mv-500_gDMgQ-1_TuneCUETP8M1_13TeV-madgraph</text:p>
          </table:table-cell>
          <table:table-cell table:number-columns-repeated="5"/>
          <table:table-cell office:value-type="float" office:value="0.0312" calcext:value-type="float">
            <text:p>0.0312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1516" calcext:value-type="float">
            <text:p>0.1516</text:p>
          </table:table-cell>
          <table:table-cell table:formula="of:=IF([.$D52]&lt;&gt;0;0.103*[.H52]/[.$D52];&quot;&quot;)">
            <text:p/>
          </table:table-cell>
          <table:table-cell table:formula="of:=IF([.$D52]&lt;&gt;0;0.103*[.I52]/[.$D52];&quot;&quot;)">
            <text:p/>
          </table:table-cell>
          <table:table-cell table:formula="of:=IF([.$D52]&lt;&gt;0;0.103*[.J52]/[.$D52];&quot;&quot;)">
            <text:p/>
          </table:table-cell>
          <table:table-cell table:formula="of:=IF([.L52]&lt;&gt;&quot;&quot;;ROUND([.L52];2-(1+INT(LOG10(ABS([.$M52])))));&quot;&quot;)">
            <text:p/>
          </table:table-cell>
          <table:table-cell table:formula="of:=IF([.M52]&lt;&gt;&quot;&quot;;ROUND([.M52];2-(1+INT(LOG10(ABS([.$M52])))));&quot;&quot;)">
            <text:p/>
          </table:table-cell>
          <table:table-cell table:formula="of:=IF([.N52]&lt;&gt;&quot;&quot;;ROUND([.N52];2-(1+INT(LOG10(ABS([.$M52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A_Mx-500_Mv-5000_gDMgQ-1_TuneCUETP8M1_13TeV-madgraph</text:p>
          </table:table-cell>
          <table:table-cell table:number-columns-repeated="5"/>
          <table:table-cell office:value-type="float" office:value="0.0207" calcext:value-type="float">
            <text:p>0.0207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0749" calcext:value-type="float">
            <text:p>0.0749</text:p>
          </table:table-cell>
          <table:table-cell office:value-type="float" office:value="0.1157" calcext:value-type="float">
            <text:p>0.1157</text:p>
          </table:table-cell>
          <table:table-cell table:formula="of:=IF([.$D53]&lt;&gt;0;0.103*[.H53]/[.$D53];&quot;&quot;)">
            <text:p/>
          </table:table-cell>
          <table:table-cell table:formula="of:=IF([.$D53]&lt;&gt;0;0.103*[.I53]/[.$D53];&quot;&quot;)">
            <text:p/>
          </table:table-cell>
          <table:table-cell table:formula="of:=IF([.$D53]&lt;&gt;0;0.103*[.J53]/[.$D53];&quot;&quot;)">
            <text:p/>
          </table:table-cell>
          <table:table-cell table:formula="of:=IF([.L53]&lt;&gt;&quot;&quot;;ROUND([.L53];2-(1+INT(LOG10(ABS([.$M53])))));&quot;&quot;)">
            <text:p/>
          </table:table-cell>
          <table:table-cell table:formula="of:=IF([.M53]&lt;&gt;&quot;&quot;;ROUND([.M53];2-(1+INT(LOG10(ABS([.$M53])))));&quot;&quot;)">
            <text:p/>
          </table:table-cell>
          <table:table-cell table:formula="of:=IF([.N53]&lt;&gt;&quot;&quot;;ROUND([.N53];2-(1+INT(LOG10(ABS([.$M53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A_Mx-500_Mv-995_gDMgQ-1_TuneCUETP8M1_13TeV-madgraph</text:p>
          </table:table-cell>
          <table:table-cell table:number-columns-repeated="5"/>
          <table:table-cell office:value-type="float" office:value="0.0339" calcext:value-type="float">
            <text:p>0.0339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718" calcext:value-type="float">
            <text:p>0.071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634" calcext:value-type="float">
            <text:p>0.1634</text:p>
          </table:table-cell>
          <table:table-cell table:formula="of:=IF([.$D54]&lt;&gt;0;0.103*[.H54]/[.$D54];&quot;&quot;)">
            <text:p/>
          </table:table-cell>
          <table:table-cell table:formula="of:=IF([.$D54]&lt;&gt;0;0.103*[.I54]/[.$D54];&quot;&quot;)">
            <text:p/>
          </table:table-cell>
          <table:table-cell table:formula="of:=IF([.$D54]&lt;&gt;0;0.103*[.J54]/[.$D54];&quot;&quot;)">
            <text:p/>
          </table:table-cell>
          <table:table-cell table:formula="of:=IF([.L54]&lt;&gt;&quot;&quot;;ROUND([.L54];2-(1+INT(LOG10(ABS([.$M54])))));&quot;&quot;)">
            <text:p/>
          </table:table-cell>
          <table:table-cell table:formula="of:=IF([.M54]&lt;&gt;&quot;&quot;;ROUND([.M54];2-(1+INT(LOG10(ABS([.$M54])))));&quot;&quot;)">
            <text:p/>
          </table:table-cell>
          <table:table-cell table:formula="of:=IF([.N54]&lt;&gt;&quot;&quot;;ROUND([.N54];2-(1+INT(LOG10(ABS([.$M54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Axial_Mx-0_Mv-20_gDM1_gQ0p25_TuneCUETP8M1_13TeV-madgraph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74059729614177" calcext:value-type="float">
            <text:p>0.0740597296</text:p>
          </table:table-cell>
          <table:table-cell office:value-type="float" office:value="0.000602468735984" calcext:value-type="float">
            <text:p>0.0006024687</text:p>
          </table:table-cell>
          <table:table-cell office:value-type="float" office:value="1.31" calcext:value-type="float">
            <text:p>1.31</text:p>
          </table:table-cell>
          <table:table-cell office:value-type="float" office:value="0.4832" calcext:value-type="float">
            <text:p>0.4832</text:p>
          </table:table-cell>
          <table:table-cell office:value-type="float" office:value="0.6377" calcext:value-type="float">
            <text:p>0.6377</text:p>
          </table:table-cell>
          <table:table-cell office:value-type="float" office:value="0.8867" calcext:value-type="float">
            <text:p>0.8867</text:p>
          </table:table-cell>
          <table:table-cell office:value-type="float" office:value="1.2366" calcext:value-type="float">
            <text:p>1.2366</text:p>
          </table:table-cell>
          <table:table-cell office:value-type="float" office:value="1.6643" calcext:value-type="float">
            <text:p>1.6643</text:p>
          </table:table-cell>
          <table:table-cell table:formula="of:=IF([.$D55]&lt;&gt;0;0.103*[.H55]/[.$D55];&quot;&quot;)" office:value-type="float" office:value="0.8868935971301" calcext:value-type="float">
            <text:p>0.89</text:p>
          </table:table-cell>
          <table:table-cell table:formula="of:=IF([.$D55]&lt;&gt;0;0.103*[.I55]/[.$D55];&quot;&quot;)" office:value-type="float" office:value="1.2331951584997" calcext:value-type="float">
            <text:p>1.23</text:p>
          </table:table-cell>
          <table:table-cell table:formula="of:=IF([.$D55]&lt;&gt;0;0.103*[.J55]/[.$D55];&quot;&quot;)" office:value-type="float" office:value="1.71982534453674" calcext:value-type="float">
            <text:p>1.72</text:p>
          </table:table-cell>
          <table:table-cell table:formula="of:=IF([.L55]&lt;&gt;&quot;&quot;;ROUND([.L55];2-(1+INT(LOG10(ABS([.$M55])))));&quot;&quot;)" office:value-type="float" office:value="0.9" calcext:value-type="float">
            <text:p>0.9</text:p>
          </table:table-cell>
          <table:table-cell table:formula="of:=IF([.M55]&lt;&gt;&quot;&quot;;ROUND([.M55];2-(1+INT(LOG10(ABS([.$M55])))));&quot;&quot;)" office:value-type="float" office:value="1.2" calcext:value-type="float">
            <text:p>1.2</text:p>
          </table:table-cell>
          <table:table-cell table:formula="of:=IF([.N55]&lt;&gt;&quot;&quot;;ROUND([.N55];2-(1+INT(LOG10(ABS([.$M55])))));&quot;&quot;)" office:value-type="float" office:value="1.7" calcext:value-type="float">
            <text:p>1.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Axial_Mx-1_Mv-10_gDM1_gQ0p25_TuneCUETP8M1_13TeV-madgrap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53153360676863" calcext:value-type="float">
            <text:p>0.0531533607</text:p>
          </table:table-cell>
          <table:table-cell office:value-type="float" office:value="0.000370897907577" calcext:value-type="float">
            <text:p>0.0003708979</text:p>
          </table:table-cell>
          <table:table-cell office:value-type="float" office:value="1.26" calcext:value-type="float">
            <text:p>1.26</text:p>
          </table:table-cell>
          <table:table-cell office:value-type="float" office:value="0.3501" calcext:value-type="float">
            <text:p>0.3501</text:p>
          </table:table-cell>
          <table:table-cell office:value-type="float" office:value="0.4787" calcext:value-type="float">
            <text:p>0.4787</text:p>
          </table:table-cell>
          <table:table-cell office:value-type="float" office:value="0.6895" calcext:value-type="float">
            <text:p>0.6895</text:p>
          </table:table-cell>
          <table:table-cell office:value-type="float" office:value="1.011" calcext:value-type="float">
            <text:p>1.011</text:p>
          </table:table-cell>
          <table:table-cell office:value-type="float" office:value="1.4138" calcext:value-type="float">
            <text:p>1.4138</text:p>
          </table:table-cell>
          <table:table-cell table:formula="of:=IF([.$D56]&lt;&gt;0;0.103*[.H56]/[.$D56];&quot;&quot;)" office:value-type="float" office:value="0.927619615620322" calcext:value-type="float">
            <text:p>0.93</text:p>
          </table:table-cell>
          <table:table-cell table:formula="of:=IF([.$D56]&lt;&gt;0;0.103*[.I56]/[.$D56];&quot;&quot;)" office:value-type="float" office:value="1.33610554620892" calcext:value-type="float">
            <text:p>1.34</text:p>
          </table:table-cell>
          <table:table-cell table:formula="of:=IF([.$D56]&lt;&gt;0;0.103*[.J56]/[.$D56];&quot;&quot;)" office:value-type="float" office:value="1.95910472402788" calcext:value-type="float">
            <text:p>1.96</text:p>
          </table:table-cell>
          <table:table-cell table:formula="of:=IF([.L56]&lt;&gt;&quot;&quot;;ROUND([.L56];2-(1+INT(LOG10(ABS([.$M56])))));&quot;&quot;)" office:value-type="float" office:value="0.9" calcext:value-type="float">
            <text:p>0.9</text:p>
          </table:table-cell>
          <table:table-cell table:formula="of:=IF([.M56]&lt;&gt;&quot;&quot;;ROUND([.M56];2-(1+INT(LOG10(ABS([.$M56])))));&quot;&quot;)" office:value-type="float" office:value="1.3" calcext:value-type="float">
            <text:p>1.3</text:p>
          </table:table-cell>
          <table:table-cell table:formula="of:=IF([.N56]&lt;&gt;&quot;&quot;;ROUND([.N56];2-(1+INT(LOG10(ABS([.$M56])))));&quot;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Axial_Mx-1_Mv-100_gDM1_gQ0p25_TuneCUETP8M1_13TeV-madgraph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617578933027835" calcext:value-type="float">
            <text:p>0.617578933</text:p>
          </table:table-cell>
          <table:table-cell office:value-type="float" office:value="0.00444696140252" calcext:value-type="float">
            <text:p>0.0044469614</text:p>
          </table:table-cell>
          <table:table-cell office:value-type="float" office:value="1.11" calcext:value-type="float">
            <text:p>1.11</text:p>
          </table:table-cell>
          <table:table-cell office:value-type="float" office:value="0.3409" calcext:value-type="float">
            <text:p>0.3409</text:p>
          </table:table-cell>
          <table:table-cell office:value-type="float" office:value="0.4546" calcext:value-type="float">
            <text:p>0.4546</text:p>
          </table:table-cell>
          <table:table-cell office:value-type="float" office:value="0.6348" calcext:value-type="float">
            <text:p>0.6348</text:p>
          </table:table-cell>
          <table:table-cell office:value-type="float" office:value="0.8954" calcext:value-type="float">
            <text:p>0.8954</text:p>
          </table:table-cell>
          <table:table-cell office:value-type="float" office:value="1.2147" calcext:value-type="float">
            <text:p>1.2147</text:p>
          </table:table-cell>
          <table:table-cell table:formula="of:=IF([.$D57]&lt;&gt;0;0.103*[.H57]/[.$D57];&quot;&quot;)" office:value-type="float" office:value="0.0758183245831179" calcext:value-type="float">
            <text:p>0.08</text:p>
          </table:table-cell>
          <table:table-cell table:formula="of:=IF([.$D57]&lt;&gt;0;0.103*[.I57]/[.$D57];&quot;&quot;)" office:value-type="float" office:value="0.105872134723632" calcext:value-type="float">
            <text:p>0.11</text:p>
          </table:table-cell>
          <table:table-cell table:formula="of:=IF([.$D57]&lt;&gt;0;0.103*[.J57]/[.$D57];&quot;&quot;)" office:value-type="float" office:value="0.14933508102007" calcext:value-type="float">
            <text:p>0.15</text:p>
          </table:table-cell>
          <table:table-cell table:formula="of:=IF([.L57]&lt;&gt;&quot;&quot;;ROUND([.L57];2-(1+INT(LOG10(ABS([.$M57])))));&quot;&quot;)" office:value-type="float" office:value="0.08" calcext:value-type="float">
            <text:p>0.08</text:p>
          </table:table-cell>
          <table:table-cell table:formula="of:=IF([.M57]&lt;&gt;&quot;&quot;;ROUND([.M57];2-(1+INT(LOG10(ABS([.$M57])))));&quot;&quot;)" office:value-type="float" office:value="0.11" calcext:value-type="float">
            <text:p>0.11</text:p>
          </table:table-cell>
          <table:table-cell table:formula="of:=IF([.N57]&lt;&gt;&quot;&quot;;ROUND([.N57];2-(1+INT(LOG10(ABS([.$M57])))));&quot;&quot;)" office:value-type="float" office:value="0.15" calcext:value-type="float">
            <text:p>0.1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Axial_Mx-1_Mv-1000_gDM1_gQ0p25_TuneCUETP8M1_13TeV-madgraph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04067680078178" calcext:value-type="float">
            <text:p>0.0040676801</text:p>
          </table:table-cell>
          <table:table-cell office:value-type="float" office:value="0.000028928438657" calcext:value-type="float">
            <text:p>2.8928438657E-005</text:p>
          </table:table-cell>
          <table:table-cell office:value-type="float" office:value="0.69" calcext:value-type="float">
            <text:p>0.69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541" calcext:value-type="float">
            <text:p>0.0541</text:p>
          </table:table-cell>
          <table:table-cell office:value-type="float" office:value="0.0806" calcext:value-type="float">
            <text:p>0.0806</text:p>
          </table:table-cell>
          <table:table-cell office:value-type="float" office:value="0.1226" calcext:value-type="float">
            <text:p>0.1226</text:p>
          </table:table-cell>
          <table:table-cell office:value-type="float" office:value="0.1786" calcext:value-type="float">
            <text:p>0.1786</text:p>
          </table:table-cell>
          <table:table-cell table:formula="of:=IF([.$D58]&lt;&gt;0;0.103*[.H58]/[.$D58];&quot;&quot;)" office:value-type="float" office:value="1.36989632736701" calcext:value-type="float">
            <text:p>1.37</text:p>
          </table:table-cell>
          <table:table-cell table:formula="of:=IF([.$D58]&lt;&gt;0;0.103*[.I58]/[.$D58];&quot;&quot;)" office:value-type="float" office:value="2.04091763374826" calcext:value-type="float">
            <text:p>2.04</text:p>
          </table:table-cell>
          <table:table-cell table:formula="of:=IF([.$D58]&lt;&gt;0;0.103*[.J58]/[.$D58];&quot;&quot;)" office:value-type="float" office:value="3.10442310046572" calcext:value-type="float">
            <text:p>3.10</text:p>
          </table:table-cell>
          <table:table-cell table:formula="of:=IF([.L58]&lt;&gt;&quot;&quot;;ROUND([.L58];2-(1+INT(LOG10(ABS([.$M58])))));&quot;&quot;)" office:value-type="float" office:value="1.4" calcext:value-type="float">
            <text:p>1.4</text:p>
          </table:table-cell>
          <table:table-cell table:formula="of:=IF([.M58]&lt;&gt;&quot;&quot;;ROUND([.M58];2-(1+INT(LOG10(ABS([.$M58])))));&quot;&quot;)" office:value-type="float" office:value="2" calcext:value-type="float">
            <text:p>2</text:p>
          </table:table-cell>
          <table:table-cell table:formula="of:=IF([.N58]&lt;&gt;&quot;&quot;;ROUND([.N58];2-(1+INT(LOG10(ABS([.$M58])))));&quot;&quot;)" office:value-type="float" office:value="3.1" calcext:value-type="float">
            <text:p>3.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Axial_Mx-1_Mv-10000_gDM1_gQ0p25_TuneCUETP8M1_13TeV-madgraph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000000028948659" calcext:value-type="float">
            <text:p>2.8948659E-008</text:p>
          </table:table-cell>
          <table:table-cell office:value-type="float" office:value="0.000000020219258" calcext:value-type="float">
            <text:p>2.0219258E-008</text:p>
          </table:table-cell>
          <table:table-cell office:value-type="float" office:value="0" calcext:value-type="float">
            <text:p>0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62" calcext:value-type="float">
            <text:p>0.062</text:p>
          </table:table-cell>
          <table:table-cell office:value-type="float" office:value="0.0981" calcext:value-type="float">
            <text:p>0.0981</text:p>
          </table:table-cell>
          <table:table-cell office:value-type="float" office:value="0.1483" calcext:value-type="float">
            <text:p>0.1483</text:p>
          </table:table-cell>
          <table:table-cell table:formula="of:=IF([.$D59]&lt;&gt;0;0.103*[.H59]/[.$D59];&quot;&quot;)" office:value-type="float" office:value="143388.334499363" calcext:value-type="float">
            <text:p>143388.33</text:p>
          </table:table-cell>
          <table:table-cell table:formula="of:=IF([.$D59]&lt;&gt;0;0.103*[.I59]/[.$D59];&quot;&quot;)" office:value-type="float" office:value="220597.437691328" calcext:value-type="float">
            <text:p>220597.44</text:p>
          </table:table-cell>
          <table:table-cell table:formula="of:=IF([.$D59]&lt;&gt;0;0.103*[.J59]/[.$D59];&quot;&quot;)" office:value-type="float" office:value="349042.074798698" calcext:value-type="float">
            <text:p>349042.07</text:p>
          </table:table-cell>
          <table:table-cell table:formula="of:=IF([.L59]&lt;&gt;&quot;&quot;;ROUND([.L59];2-(1+INT(LOG10(ABS([.$M59])))));&quot;&quot;)" office:value-type="float" office:value="140000" calcext:value-type="float">
            <text:p>140000</text:p>
          </table:table-cell>
          <table:table-cell table:formula="of:=IF([.M59]&lt;&gt;&quot;&quot;;ROUND([.M59];2-(1+INT(LOG10(ABS([.$M59])))));&quot;&quot;)" office:value-type="float" office:value="220000" calcext:value-type="float">
            <text:p>220000</text:p>
          </table:table-cell>
          <table:table-cell table:formula="of:=IF([.N59]&lt;&gt;&quot;&quot;;ROUND([.N59];2-(1+INT(LOG10(ABS([.$M59])))));&quot;&quot;)" office:value-type="float" office:value="350000" calcext:value-type="float">
            <text:p>350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Axial_Mx-1_Mv-200_gDM1_gQ0p25_TuneCUETP8M1_13TeV-madgraph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208951170387235" calcext:value-type="float">
            <text:p>0.2089511704</text:p>
          </table:table-cell>
          <table:table-cell office:value-type="float" office:value="0.001526874666971" calcext:value-type="float">
            <text:p>0.0015268747</text:p>
          </table:table-cell>
          <table:table-cell office:value-type="float" office:value="0.26" calcext:value-type="float">
            <text:p>0.26</text:p>
          </table:table-cell>
          <table:table-cell office:value-type="float" office:value="0.2064" calcext:value-type="float">
            <text:p>0.2064</text:p>
          </table:table-cell>
          <table:table-cell office:value-type="float" office:value="0.2758" calcext:value-type="float">
            <text:p>0.2758</text:p>
          </table:table-cell>
          <table:table-cell office:value-type="float" office:value="0.3857" calcext:value-type="float">
            <text:p>0.3857</text:p>
          </table:table-cell>
          <table:table-cell office:value-type="float" office:value="0.5441" calcext:value-type="float">
            <text:p>0.5441</text:p>
          </table:table-cell>
          <table:table-cell office:value-type="float" office:value="0.7382" calcext:value-type="float">
            <text:p>0.7382</text:p>
          </table:table-cell>
          <table:table-cell table:formula="of:=IF([.$D60]&lt;&gt;0;0.103*[.H60]/[.$D60];&quot;&quot;)" office:value-type="float" office:value="0.135952337320506" calcext:value-type="float">
            <text:p>0.14</text:p>
          </table:table-cell>
          <table:table-cell table:formula="of:=IF([.$D60]&lt;&gt;0;0.103*[.I60]/[.$D60];&quot;&quot;)" office:value-type="float" office:value="0.190126238232485" calcext:value-type="float">
            <text:p>0.19</text:p>
          </table:table-cell>
          <table:table-cell table:formula="of:=IF([.$D60]&lt;&gt;0;0.103*[.J60]/[.$D60];&quot;&quot;)" office:value-type="float" office:value="0.268207638637011" calcext:value-type="float">
            <text:p>0.27</text:p>
          </table:table-cell>
          <table:table-cell table:formula="of:=IF([.L60]&lt;&gt;&quot;&quot;;ROUND([.L60];2-(1+INT(LOG10(ABS([.$M60])))));&quot;&quot;)" office:value-type="float" office:value="0.14" calcext:value-type="float">
            <text:p>0.14</text:p>
          </table:table-cell>
          <table:table-cell table:formula="of:=IF([.M60]&lt;&gt;&quot;&quot;;ROUND([.M60];2-(1+INT(LOG10(ABS([.$M60])))));&quot;&quot;)" office:value-type="float" office:value="0.19" calcext:value-type="float">
            <text:p>0.19</text:p>
          </table:table-cell>
          <table:table-cell table:formula="of:=IF([.N60]&lt;&gt;&quot;&quot;;ROUND([.N60];2-(1+INT(LOG10(ABS([.$M60])))));&quot;&quot;)" office:value-type="float" office:value="0.27" calcext:value-type="float">
            <text:p>0.2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Axial_Mx-1_Mv-2000_gDM1_gQ0p25_TuneCUETP8M1_13TeV-madgraph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0002520798829" calcext:value-type="float">
            <text:p>0.0002520799</text:p>
          </table:table-cell>
          <table:table-cell office:value-type="float" office:value="0.000003586750179" calcext:value-type="float">
            <text:p>3.586750179E-006</text:p>
          </table:table-cell>
          <table:table-cell office:value-type="float" office:value="1.77" calcext:value-type="float">
            <text:p>1.77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117" calcext:value-type="float">
            <text:p>0.117</text:p>
          </table:table-cell>
          <table:table-cell table:formula="of:=IF([.$D61]&lt;&gt;0;0.103*[.H61]/[.$D61];&quot;&quot;)" office:value-type="float" office:value="12.9117800379619" calcext:value-type="float">
            <text:p>12.91</text:p>
          </table:table-cell>
          <table:table-cell table:formula="of:=IF([.$D61]&lt;&gt;0;0.103*[.I61]/[.$D61];&quot;&quot;)" office:value-type="float" office:value="19.7354106276443" calcext:value-type="float">
            <text:p>19.74</text:p>
          </table:table-cell>
          <table:table-cell table:formula="of:=IF([.$D61]&lt;&gt;0;0.103*[.J61]/[.$D61];&quot;&quot;)" office:value-type="float" office:value="31.5439689535019" calcext:value-type="float">
            <text:p>31.54</text:p>
          </table:table-cell>
          <table:table-cell table:formula="of:=IF([.L61]&lt;&gt;&quot;&quot;;ROUND([.L61];2-(1+INT(LOG10(ABS([.$M61])))));&quot;&quot;)" office:value-type="float" office:value="13" calcext:value-type="float">
            <text:p>13</text:p>
          </table:table-cell>
          <table:table-cell table:formula="of:=IF([.M61]&lt;&gt;&quot;&quot;;ROUND([.M61];2-(1+INT(LOG10(ABS([.$M61])))));&quot;&quot;)" office:value-type="float" office:value="20" calcext:value-type="float">
            <text:p>20</text:p>
          </table:table-cell>
          <table:table-cell table:formula="of:=IF([.N61]&lt;&gt;&quot;&quot;;ROUND([.N61];2-(1+INT(LOG10(ABS([.$M61])))));&quot;&quot;)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Axial_Mx-1_Mv-300_gDM1_gQ0p25_TuneCUETP8M1_13TeV-madgraph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096433311897259" calcext:value-type="float">
            <text:p>0.0964333119</text:p>
          </table:table-cell>
          <table:table-cell office:value-type="float" office:value="0.000741609897473" calcext:value-type="float">
            <text:p>0.0007416099</text:p>
          </table:table-cell>
          <table:table-cell office:value-type="float" office:value="0.12" calcext:value-type="float">
            <text:p>0.12</text:p>
          </table:table-cell>
          <table:table-cell office:value-type="float" office:value="0.1219" calcext:value-type="float">
            <text:p>0.1219</text:p>
          </table:table-cell>
          <table:table-cell office:value-type="float" office:value="0.1656" calcext:value-type="float">
            <text:p>0.1656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3442" calcext:value-type="float">
            <text:p>0.3442</text:p>
          </table:table-cell>
          <table:table-cell office:value-type="float" office:value="0.4784" calcext:value-type="float">
            <text:p>0.4784</text:p>
          </table:table-cell>
          <table:table-cell table:formula="of:=IF([.$D62]&lt;&gt;0;0.103*[.H62]/[.$D62];&quot;&quot;)" office:value-type="float" office:value="0.176876638004225" calcext:value-type="float">
            <text:p>0.18</text:p>
          </table:table-cell>
          <table:table-cell table:formula="of:=IF([.$D62]&lt;&gt;0;0.103*[.I62]/[.$D62];&quot;&quot;)" office:value-type="float" office:value="0.253459095400982" calcext:value-type="float">
            <text:p>0.25</text:p>
          </table:table-cell>
          <table:table-cell table:formula="of:=IF([.$D62]&lt;&gt;0;0.103*[.J62]/[.$D62];&quot;&quot;)" office:value-type="float" office:value="0.367638519330038" calcext:value-type="float">
            <text:p>0.37</text:p>
          </table:table-cell>
          <table:table-cell table:formula="of:=IF([.L62]&lt;&gt;&quot;&quot;;ROUND([.L62];2-(1+INT(LOG10(ABS([.$M62])))));&quot;&quot;)" office:value-type="float" office:value="0.18" calcext:value-type="float">
            <text:p>0.18</text:p>
          </table:table-cell>
          <table:table-cell table:formula="of:=IF([.M62]&lt;&gt;&quot;&quot;;ROUND([.M62];2-(1+INT(LOG10(ABS([.$M62])))));&quot;&quot;)" office:value-type="float" office:value="0.25" calcext:value-type="float">
            <text:p>0.25</text:p>
          </table:table-cell>
          <table:table-cell table:formula="of:=IF([.N62]&lt;&gt;&quot;&quot;;ROUND([.N62];2-(1+INT(LOG10(ABS([.$M62])))));&quot;&quot;)" office:value-type="float" office:value="0.37" calcext:value-type="float">
            <text:p>0.3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Axial_Mx-1_Mv-50_gDM1_gQ0p25_TuneCUETP8M1_13TeV-madgraph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.90175915964502" calcext:value-type="float">
            <text:p>1.9017591596</text:p>
          </table:table-cell>
          <table:table-cell office:value-type="float" office:value="0.016018375245074" calcext:value-type="float">
            <text:p>0.0160183752</text:p>
          </table:table-cell>
          <table:table-cell office:value-type="float" office:value="0.63" calcext:value-type="float">
            <text:p>0.63</text:p>
          </table:table-cell>
          <table:table-cell office:value-type="float" office:value="0.643" calcext:value-type="float">
            <text:p>0.643</text:p>
          </table:table-cell>
          <table:table-cell office:value-type="float" office:value="0.8553" calcext:value-type="float">
            <text:p>0.8553</text:p>
          </table:table-cell>
          <table:table-cell office:value-type="float" office:value="1.1758" calcext:value-type="float">
            <text:p>1.1758</text:p>
          </table:table-cell>
          <table:table-cell office:value-type="float" office:value="1.6398" calcext:value-type="float">
            <text:p>1.6398</text:p>
          </table:table-cell>
          <table:table-cell office:value-type="float" office:value="2.1917" calcext:value-type="float">
            <text:p>2.1917</text:p>
          </table:table-cell>
          <table:table-cell table:formula="of:=IF([.$D63]&lt;&gt;0;0.103*[.H63]/[.$D63];&quot;&quot;)" office:value-type="float" office:value="0.0463233735739934" calcext:value-type="float">
            <text:p>0.05</text:p>
          </table:table-cell>
          <table:table-cell table:formula="of:=IF([.$D63]&lt;&gt;0;0.103*[.I63]/[.$D63];&quot;&quot;)" office:value-type="float" office:value="0.0636817755738354" calcext:value-type="float">
            <text:p>0.06</text:p>
          </table:table-cell>
          <table:table-cell table:formula="of:=IF([.$D63]&lt;&gt;0;0.103*[.J63]/[.$D63];&quot;&quot;)" office:value-type="float" office:value="0.0888121921976317" calcext:value-type="float">
            <text:p>0.09</text:p>
          </table:table-cell>
          <table:table-cell table:formula="of:=IF([.L63]&lt;&gt;&quot;&quot;;ROUND([.L63];2-(1+INT(LOG10(ABS([.$M63])))));&quot;&quot;)" office:value-type="float" office:value="0.046" calcext:value-type="float">
            <text:p>0.046</text:p>
          </table:table-cell>
          <table:table-cell table:formula="of:=IF([.M63]&lt;&gt;&quot;&quot;;ROUND([.M63];2-(1+INT(LOG10(ABS([.$M63])))));&quot;&quot;)" office:value-type="float" office:value="0.064" calcext:value-type="float">
            <text:p>0.064</text:p>
          </table:table-cell>
          <table:table-cell table:formula="of:=IF([.N63]&lt;&gt;&quot;&quot;;ROUND([.N63];2-(1+INT(LOG10(ABS([.$M63])))));&quot;&quot;)" office:value-type="float" office:value="0.089" calcext:value-type="float">
            <text:p>0.0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Axial_Mx-1_Mv-500_gDM1_gQ0p25_TuneCUETP8M1_13TeV-madgraph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030728593906898" calcext:value-type="float">
            <text:p>0.0307285939</text:p>
          </table:table-cell>
          <table:table-cell office:value-type="float" office:value="0.000355390979028" calcext:value-type="float">
            <text:p>0.000355391</text:p>
          </table:table-cell>
          <table:table-cell office:value-type="float" office:value="1.38" calcext:value-type="float">
            <text:p>1.38</text:p>
          </table:table-cell>
          <table:table-cell office:value-type="float" office:value="0.0732" calcext:value-type="float">
            <text:p>0.0732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147" calcext:value-type="float">
            <text:p>0.147</text:p>
          </table:table-cell>
          <table:table-cell office:value-type="float" office:value="0.2167" calcext:value-type="float">
            <text:p>0.2167</text:p>
          </table:table-cell>
          <table:table-cell office:value-type="float" office:value="0.3057" calcext:value-type="float">
            <text:p>0.3057</text:p>
          </table:table-cell>
          <table:table-cell table:formula="of:=IF([.$D64]&lt;&gt;0;0.103*[.H64]/[.$D64];&quot;&quot;)" office:value-type="float" office:value="0.337203844451665" calcext:value-type="float">
            <text:p>0.34</text:p>
          </table:table-cell>
          <table:table-cell table:formula="of:=IF([.$D64]&lt;&gt;0;0.103*[.I64]/[.$D64];&quot;&quot;)" office:value-type="float" office:value="0.492733251832949" calcext:value-type="float">
            <text:p>0.49</text:p>
          </table:table-cell>
          <table:table-cell table:formula="of:=IF([.$D64]&lt;&gt;0;0.103*[.J64]/[.$D64];&quot;&quot;)" office:value-type="float" office:value="0.726362555593198" calcext:value-type="float">
            <text:p>0.73</text:p>
          </table:table-cell>
          <table:table-cell table:formula="of:=IF([.L64]&lt;&gt;&quot;&quot;;ROUND([.L64];2-(1+INT(LOG10(ABS([.$M64])))));&quot;&quot;)" office:value-type="float" office:value="0.34" calcext:value-type="float">
            <text:p>0.34</text:p>
          </table:table-cell>
          <table:table-cell table:formula="of:=IF([.M64]&lt;&gt;&quot;&quot;;ROUND([.M64];2-(1+INT(LOG10(ABS([.$M64])))));&quot;&quot;)" office:value-type="float" office:value="0.49" calcext:value-type="float">
            <text:p>0.49</text:p>
          </table:table-cell>
          <table:table-cell table:formula="of:=IF([.N64]&lt;&gt;&quot;&quot;;ROUND([.N64];2-(1+INT(LOG10(ABS([.$M64])))));&quot;&quot;)" office:value-type="float" office:value="0.73" calcext:value-type="float">
            <text:p>0.7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Axial_Mx-1_Mv-750_gDM1_gQ0p25_TuneCUETP8M1_13TeV-madgraph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office:value-type="float" office:value="0.01004" calcext:value-type="float">
            <text:p>0.01004</text:p>
          </table:table-cell>
          <table:table-cell office:value-type="float" office:value="0.00008438" calcext:value-type="float">
            <text:p>0.00008438</text:p>
          </table:table-cell>
          <table:table-cell office:value-type="float" office:value="0" calcext:value-type="float">
            <text:p>0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683" calcext:value-type="float">
            <text:p>0.0683</text:p>
          </table:table-cell>
          <table:table-cell office:value-type="float" office:value="0.1011" calcext:value-type="float">
            <text:p>0.1011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2174" calcext:value-type="float">
            <text:p>0.2174</text:p>
          </table:table-cell>
          <table:table-cell table:formula="of:=IF([.$D65]&lt;&gt;0;0.103*[.H65]/[.$D65];&quot;&quot;)" office:value-type="float" office:value="0.700687250996016" calcext:value-type="float">
            <text:p>0.70</text:p>
          </table:table-cell>
          <table:table-cell table:formula="of:=IF([.$D65]&lt;&gt;0;0.103*[.I65]/[.$D65];&quot;&quot;)" office:value-type="float" office:value="1.0371812749004" calcext:value-type="float">
            <text:p>1.04</text:p>
          </table:table-cell>
          <table:table-cell table:formula="of:=IF([.$D65]&lt;&gt;0;0.103*[.J65]/[.$D65];&quot;&quot;)" office:value-type="float" office:value="1.545" calcext:value-type="float">
            <text:p>1.55</text:p>
          </table:table-cell>
          <table:table-cell table:formula="of:=IF([.L65]&lt;&gt;&quot;&quot;;ROUND([.L65];2-(1+INT(LOG10(ABS([.$M65])))));&quot;&quot;)" office:value-type="float" office:value="0.7" calcext:value-type="float">
            <text:p>0.7</text:p>
          </table:table-cell>
          <table:table-cell table:formula="of:=IF([.M65]&lt;&gt;&quot;&quot;;ROUND([.M65];2-(1+INT(LOG10(ABS([.$M65])))));&quot;&quot;)" office:value-type="float" office:value="1" calcext:value-type="float">
            <text:p>1</text:p>
          </table:table-cell>
          <table:table-cell table:formula="of:=IF([.N65]&lt;&gt;&quot;&quot;;ROUND([.N65];2-(1+INT(LOG10(ABS([.$M65])))));&quot;&quot;)" office:value-type="float" office:value="1.5" calcext:value-type="float">
            <text:p>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Axial_Mx-10_Mv-10_gDM1_gQ0p25_TuneCUETP8M1_13TeV-madgraph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41790358685375" calcext:value-type="float">
            <text:p>0.0417903587</text:p>
          </table:table-cell>
          <table:table-cell office:value-type="float" office:value="0.000321905265377" calcext:value-type="float">
            <text:p>0.0003219053</text:p>
          </table:table-cell>
          <table:table-cell office:value-type="float" office:value="0.3" calcext:value-type="float">
            <text:p>0.3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4741" calcext:value-type="float">
            <text:p>0.4741</text:p>
          </table:table-cell>
          <table:table-cell office:value-type="float" office:value="0.6582" calcext:value-type="float">
            <text:p>0.6582</text:p>
          </table:table-cell>
          <table:table-cell office:value-type="float" office:value="0.9179" calcext:value-type="float">
            <text:p>0.9179</text:p>
          </table:table-cell>
          <table:table-cell office:value-type="float" office:value="1.2439" calcext:value-type="float">
            <text:p>1.2439</text:p>
          </table:table-cell>
          <table:table-cell table:formula="of:=IF([.$D66]&lt;&gt;0;0.103*[.H66]/[.$D66];&quot;&quot;)" office:value-type="float" office:value="1.16850636214064" calcext:value-type="float">
            <text:p>1.17</text:p>
          </table:table-cell>
          <table:table-cell table:formula="of:=IF([.$D66]&lt;&gt;0;0.103*[.I66]/[.$D66];&quot;&quot;)" office:value-type="float" office:value="1.62225456140259" calcext:value-type="float">
            <text:p>1.62</text:p>
          </table:table-cell>
          <table:table-cell table:formula="of:=IF([.$D66]&lt;&gt;0;0.103*[.J66]/[.$D66];&quot;&quot;)" office:value-type="float" office:value="2.26233281967706" calcext:value-type="float">
            <text:p>2.26</text:p>
          </table:table-cell>
          <table:table-cell table:formula="of:=IF([.L66]&lt;&gt;&quot;&quot;;ROUND([.L66];2-(1+INT(LOG10(ABS([.$M66])))));&quot;&quot;)" office:value-type="float" office:value="1.2" calcext:value-type="float">
            <text:p>1.2</text:p>
          </table:table-cell>
          <table:table-cell table:formula="of:=IF([.M66]&lt;&gt;&quot;&quot;;ROUND([.M66];2-(1+INT(LOG10(ABS([.$M66])))));&quot;&quot;)" office:value-type="float" office:value="1.6" calcext:value-type="float">
            <text:p>1.6</text:p>
          </table:table-cell>
          <table:table-cell table:formula="of:=IF([.N66]&lt;&gt;&quot;&quot;;ROUND([.N66];2-(1+INT(LOG10(ABS([.$M66])))));&quot;&quot;)" office:value-type="float" office:value="2.3" calcext:value-type="float">
            <text:p>2.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Axial_Mx-10_Mv-100_gDM1_gQ0p25_TuneCUETP8M1_13TeV-madgraph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601992768315936" calcext:value-type="float">
            <text:p>0.6019927683</text:p>
          </table:table-cell>
          <table:table-cell office:value-type="float" office:value="0.004788652365631" calcext:value-type="float">
            <text:p>0.0047886524</text:p>
          </table:table-cell>
          <table:table-cell office:value-type="float" office:value="0.57" calcext:value-type="float">
            <text:p>0.57</text:p>
          </table:table-cell>
          <table:table-cell office:value-type="float" office:value="0.3927" calcext:value-type="float">
            <text:p>0.3927</text:p>
          </table:table-cell>
          <table:table-cell office:value-type="float" office:value="0.5183" calcext:value-type="float">
            <text:p>0.5183</text:p>
          </table:table-cell>
          <table:table-cell office:value-type="float" office:value="0.7207" calcext:value-type="float">
            <text:p>0.7207</text:p>
          </table:table-cell>
          <table:table-cell office:value-type="float" office:value="1.0051" calcext:value-type="float">
            <text:p>1.0051</text:p>
          </table:table-cell>
          <table:table-cell office:value-type="float" office:value="1.3527" calcext:value-type="float">
            <text:p>1.3527</text:p>
          </table:table-cell>
          <table:table-cell table:formula="of:=IF([.$D67]&lt;&gt;0;0.103*[.H67]/[.$D67];&quot;&quot;)" office:value-type="float" office:value="0.0886803011759482" calcext:value-type="float">
            <text:p>0.09</text:p>
          </table:table-cell>
          <table:table-cell table:formula="of:=IF([.$D67]&lt;&gt;0;0.103*[.I67]/[.$D67];&quot;&quot;)" office:value-type="float" office:value="0.123310617513999" calcext:value-type="float">
            <text:p>0.12</text:p>
          </table:table-cell>
          <table:table-cell table:formula="of:=IF([.$D67]&lt;&gt;0;0.103*[.J67]/[.$D67];&quot;&quot;)" office:value-type="float" office:value="0.171971002724186" calcext:value-type="float">
            <text:p>0.17</text:p>
          </table:table-cell>
          <table:table-cell table:formula="of:=IF([.L67]&lt;&gt;&quot;&quot;;ROUND([.L67];2-(1+INT(LOG10(ABS([.$M67])))));&quot;&quot;)" office:value-type="float" office:value="0.09" calcext:value-type="float">
            <text:p>0.09</text:p>
          </table:table-cell>
          <table:table-cell table:formula="of:=IF([.M67]&lt;&gt;&quot;&quot;;ROUND([.M67];2-(1+INT(LOG10(ABS([.$M67])))));&quot;&quot;)" office:value-type="float" office:value="0.12" calcext:value-type="float">
            <text:p>0.12</text:p>
          </table:table-cell>
          <table:table-cell table:formula="of:=IF([.N67]&lt;&gt;&quot;&quot;;ROUND([.N67];2-(1+INT(LOG10(ABS([.$M67])))));&quot;&quot;)" office:value-type="float" office:value="0.17" calcext:value-type="float">
            <text:p>0.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Axial_Mx-10_Mv-10000_gDM1_gQ0p25_TuneCUETP8M1_13TeV-madgraph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28791872" calcext:value-type="float">
            <text:p>2.8791872E-008</text:p>
          </table:table-cell>
          <table:table-cell office:value-type="float" office:value="0.000000020366282" calcext:value-type="float">
            <text:p>2.0366282E-008</text:p>
          </table:table-cell>
          <table:table-cell office:value-type="float" office:value="0" calcext:value-type="float">
            <text:p>0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718" calcext:value-type="float">
            <text:p>0.071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642" calcext:value-type="float">
            <text:p>0.1642</text:p>
          </table:table-cell>
          <table:table-cell table:formula="of:=IF([.$D68]&lt;&gt;0;0.103*[.H68]/[.$D68];&quot;&quot;)" office:value-type="float" office:value="169926.429236696" calcext:value-type="float">
            <text:p>169926.43</text:p>
          </table:table-cell>
          <table:table-cell table:formula="of:=IF([.$D68]&lt;&gt;0;0.103*[.I68]/[.$D68];&quot;&quot;)" office:value-type="float" office:value="256857.213035679" calcext:value-type="float">
            <text:p>256857.21</text:p>
          </table:table-cell>
          <table:table-cell table:formula="of:=IF([.$D68]&lt;&gt;0;0.103*[.J68]/[.$D68];&quot;&quot;)" office:value-type="float" office:value="397091.234637331" calcext:value-type="float">
            <text:p>397091.23</text:p>
          </table:table-cell>
          <table:table-cell table:formula="of:=IF([.L68]&lt;&gt;&quot;&quot;;ROUND([.L68];2-(1+INT(LOG10(ABS([.$M68])))));&quot;&quot;)" office:value-type="float" office:value="170000" calcext:value-type="float">
            <text:p>170000</text:p>
          </table:table-cell>
          <table:table-cell table:formula="of:=IF([.M68]&lt;&gt;&quot;&quot;;ROUND([.M68];2-(1+INT(LOG10(ABS([.$M68])))));&quot;&quot;)" office:value-type="float" office:value="260000" calcext:value-type="float">
            <text:p>260000</text:p>
          </table:table-cell>
          <table:table-cell table:formula="of:=IF([.N68]&lt;&gt;&quot;&quot;;ROUND([.N68];2-(1+INT(LOG10(ABS([.$M68])))));&quot;&quot;)" office:value-type="float" office:value="400000" calcext:value-type="float">
            <text:p>400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Axial_Mx-10_Mv-50_gDM1_gQ0p25_TuneCUETP8M1_13TeV-madgraph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.88059963263901" calcext:value-type="float">
            <text:p>1.8805996326</text:p>
          </table:table-cell>
          <table:table-cell office:value-type="float" office:value="0.014068808648636" calcext:value-type="float">
            <text:p>0.0140688086</text:p>
          </table:table-cell>
          <table:table-cell office:value-type="float" office:value="1.53" calcext:value-type="float">
            <text:p>1.5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7712" calcext:value-type="float">
            <text:p>0.7712</text:p>
          </table:table-cell>
          <table:table-cell office:value-type="float" office:value="1.0742" calcext:value-type="float">
            <text:p>1.0742</text:p>
          </table:table-cell>
          <table:table-cell office:value-type="float" office:value="1.4981" calcext:value-type="float">
            <text:p>1.4981</text:p>
          </table:table-cell>
          <table:table-cell office:value-type="float" office:value="2.03" calcext:value-type="float">
            <text:p>2.03</text:p>
          </table:table-cell>
          <table:table-cell table:formula="of:=IF([.$D69]&lt;&gt;0;0.103*[.H69]/[.$D69];&quot;&quot;)" office:value-type="float" office:value="0.0422384427931278" calcext:value-type="float">
            <text:p>0.04</text:p>
          </table:table-cell>
          <table:table-cell table:formula="of:=IF([.$D69]&lt;&gt;0;0.103*[.I69]/[.$D69];&quot;&quot;)" office:value-type="float" office:value="0.0588336815980004" calcext:value-type="float">
            <text:p>0.06</text:p>
          </table:table-cell>
          <table:table-cell table:formula="of:=IF([.$D69]&lt;&gt;0;0.103*[.J69]/[.$D69];&quot;&quot;)" office:value-type="float" office:value="0.0820505849953122" calcext:value-type="float">
            <text:p>0.08</text:p>
          </table:table-cell>
          <table:table-cell table:formula="of:=IF([.L69]&lt;&gt;&quot;&quot;;ROUND([.L69];2-(1+INT(LOG10(ABS([.$M69])))));&quot;&quot;)" office:value-type="float" office:value="0.042" calcext:value-type="float">
            <text:p>0.042</text:p>
          </table:table-cell>
          <table:table-cell table:formula="of:=IF([.M69]&lt;&gt;&quot;&quot;;ROUND([.M69];2-(1+INT(LOG10(ABS([.$M69])))));&quot;&quot;)" office:value-type="float" office:value="0.059" calcext:value-type="float">
            <text:p>0.059</text:p>
          </table:table-cell>
          <table:table-cell table:formula="of:=IF([.N69]&lt;&gt;&quot;&quot;;ROUND([.N69];2-(1+INT(LOG10(ABS([.$M69])))));&quot;&quot;)" office:value-type="float" office:value="0.082" calcext:value-type="float">
            <text:p>0.08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Axial_Mx-100_Mv-300_gDM1_gQ0p25_TuneCUETP8M1_13TeV-madgraph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0.059442187337675" calcext:value-type="float">
            <text:p>0.0594421873</text:p>
          </table:table-cell>
          <table:table-cell office:value-type="float" office:value="0.000480335048093" calcext:value-type="float">
            <text:p>0.000480335</text:p>
          </table:table-cell>
          <table:table-cell office:value-type="float" office:value="0.19" calcext:value-type="float">
            <text:p>0.19</text:p>
          </table:table-cell>
          <table:table-cell office:value-type="float" office:value="0.1147" calcext:value-type="float">
            <text:p>0.1147</text:p>
          </table:table-cell>
          <table:table-cell office:value-type="float" office:value="0.1573" calcext:value-type="float">
            <text:p>0.1573</text:p>
          </table:table-cell>
          <table:table-cell office:value-type="float" office:value="0.2295" calcext:value-type="float">
            <text:p>0.2295</text:p>
          </table:table-cell>
          <table:table-cell office:value-type="float" office:value="0.3365" calcext:value-type="float">
            <text:p>0.3365</text:p>
          </table:table-cell>
          <table:table-cell office:value-type="float" office:value="0.4748" calcext:value-type="float">
            <text:p>0.4748</text:p>
          </table:table-cell>
          <table:table-cell table:formula="of:=IF([.$D70]&lt;&gt;0;0.103*[.H70]/[.$D70];&quot;&quot;)" office:value-type="float" office:value="0.272565676427104" calcext:value-type="float">
            <text:p>0.27</text:p>
          </table:table-cell>
          <table:table-cell table:formula="of:=IF([.$D70]&lt;&gt;0;0.103*[.I70]/[.$D70];&quot;&quot;)" office:value-type="float" office:value="0.397672108963892" calcext:value-type="float">
            <text:p>0.40</text:p>
          </table:table-cell>
          <table:table-cell table:formula="of:=IF([.$D70]&lt;&gt;0;0.103*[.J70]/[.$D70];&quot;&quot;)" office:value-type="float" office:value="0.583079148872984" calcext:value-type="float">
            <text:p>0.58</text:p>
          </table:table-cell>
          <table:table-cell table:formula="of:=IF([.L70]&lt;&gt;&quot;&quot;;ROUND([.L70];2-(1+INT(LOG10(ABS([.$M70])))));&quot;&quot;)" office:value-type="float" office:value="0.27" calcext:value-type="float">
            <text:p>0.27</text:p>
          </table:table-cell>
          <table:table-cell table:formula="of:=IF([.M70]&lt;&gt;&quot;&quot;;ROUND([.M70];2-(1+INT(LOG10(ABS([.$M70])))));&quot;&quot;)" office:value-type="float" office:value="0.4" calcext:value-type="float">
            <text:p>0.4</text:p>
          </table:table-cell>
          <table:table-cell table:formula="of:=IF([.N70]&lt;&gt;&quot;&quot;;ROUND([.N70];2-(1+INT(LOG10(ABS([.$M70])))));&quot;&quot;)" office:value-type="float" office:value="0.58" calcext:value-type="float">
            <text:p>0.5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Axial_Mx-100_Mv-750_gDM1_gQ0p25_TuneCUETP8M1_13TeV-madgraph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0.009246169408042" calcext:value-type="float">
            <text:p>0.0092461694</text:p>
          </table:table-cell>
          <table:table-cell office:value-type="float" office:value="0.000098791955817" calcext:value-type="float">
            <text:p>0.000098792</text:p>
          </table:table-cell>
          <table:table-cell office:value-type="float" office:value="0.93" calcext:value-type="float">
            <text:p>0.93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803" calcext:value-type="float">
            <text:p>0.0803</text:p>
          </table:table-cell>
          <table:table-cell office:value-type="float" office:value="0.1157" calcext:value-type="float">
            <text:p>0.1157</text:p>
          </table:table-cell>
          <table:table-cell office:value-type="float" office:value="0.1688" calcext:value-type="float">
            <text:p>0.1688</text:p>
          </table:table-cell>
          <table:table-cell office:value-type="float" office:value="0.2367" calcext:value-type="float">
            <text:p>0.2367</text:p>
          </table:table-cell>
          <table:table-cell table:formula="of:=IF([.$D71]&lt;&gt;0;0.103*[.H71]/[.$D71];&quot;&quot;)" office:value-type="float" office:value="0.894521788969847" calcext:value-type="float">
            <text:p>0.89</text:p>
          </table:table-cell>
          <table:table-cell table:formula="of:=IF([.$D71]&lt;&gt;0;0.103*[.I71]/[.$D71];&quot;&quot;)" office:value-type="float" office:value="1.28886887900139" calcext:value-type="float">
            <text:p>1.29</text:p>
          </table:table-cell>
          <table:table-cell table:formula="of:=IF([.$D71]&lt;&gt;0;0.103*[.J71]/[.$D71];&quot;&quot;)" office:value-type="float" office:value="1.88038951404869" calcext:value-type="float">
            <text:p>1.88</text:p>
          </table:table-cell>
          <table:table-cell table:formula="of:=IF([.L71]&lt;&gt;&quot;&quot;;ROUND([.L71];2-(1+INT(LOG10(ABS([.$M71])))));&quot;&quot;)" office:value-type="float" office:value="0.9" calcext:value-type="float">
            <text:p>0.9</text:p>
          </table:table-cell>
          <table:table-cell table:formula="of:=IF([.M71]&lt;&gt;&quot;&quot;;ROUND([.M71];2-(1+INT(LOG10(ABS([.$M71])))));&quot;&quot;)" office:value-type="float" office:value="1.3" calcext:value-type="float">
            <text:p>1.3</text:p>
          </table:table-cell>
          <table:table-cell table:formula="of:=IF([.N71]&lt;&gt;&quot;&quot;;ROUND([.N71];2-(1+INT(LOG10(ABS([.$M71])))));&quot;&quot;)" office:value-type="float" office:value="1.9" calcext:value-type="float">
            <text:p>1.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Axial_Mx-1000_Mv-1000_gDM1_gQ0p25_TuneCUETP8M1_13TeV-madgraph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00000311911041" calcext:value-type="float">
            <text:p>3.11911041E-007</text:p>
          </table:table-cell>
          <table:table-cell office:value-type="float" office:value="0.000000227026408" calcext:value-type="float">
            <text:p>0.000000227</text:p>
          </table:table-cell>
          <table:table-cell office:value-type="float" office:value="0" calcext:value-type="float">
            <text:p>0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694" calcext:value-type="float">
            <text:p>0.0694</text:p>
          </table:table-cell>
          <table:table-cell office:value-type="float" office:value="0.1072" calcext:value-type="float">
            <text:p>0.1072</text:p>
          </table:table-cell>
          <table:table-cell table:formula="of:=IF([.$D72]&lt;&gt;0;0.103*[.H72]/[.$D72];&quot;&quot;)" office:value-type="float" office:value="9246.22607379904" calcext:value-type="float">
            <text:p>9246.23</text:p>
          </table:table-cell>
          <table:table-cell table:formula="of:=IF([.$D72]&lt;&gt;0;0.103*[.I72]/[.$D72];&quot;&quot;)" office:value-type="float" office:value="14364.6726503664" calcext:value-type="float">
            <text:p>14364.67</text:p>
          </table:table-cell>
          <table:table-cell table:formula="of:=IF([.$D72]&lt;&gt;0;0.103*[.J72]/[.$D72];&quot;&quot;)" office:value-type="float" office:value="22917.4317686305" calcext:value-type="float">
            <text:p>22917.43</text:p>
          </table:table-cell>
          <table:table-cell table:formula="of:=IF([.L72]&lt;&gt;&quot;&quot;;ROUND([.L72];2-(1+INT(LOG10(ABS([.$M72])))));&quot;&quot;)" office:value-type="float" office:value="9000" calcext:value-type="float">
            <text:p>9000</text:p>
          </table:table-cell>
          <table:table-cell table:formula="of:=IF([.M72]&lt;&gt;&quot;&quot;;ROUND([.M72];2-(1+INT(LOG10(ABS([.$M72])))));&quot;&quot;)" office:value-type="float" office:value="14000" calcext:value-type="float">
            <text:p>14000</text:p>
          </table:table-cell>
          <table:table-cell table:formula="of:=IF([.N72]&lt;&gt;&quot;&quot;;ROUND([.N72];2-(1+INT(LOG10(ABS([.$M72])))));&quot;&quot;)" office:value-type="float" office:value="23000" calcext:value-type="float">
            <text:p>23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Axial_Mx-1000_Mv-10000_gDM1_gQ0p25_TuneCUETP8M1_13TeV-madgraph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2293403" calcext:value-type="float">
            <text:p>2.293403E-009</text:p>
          </table:table-cell>
          <table:table-cell office:value-type="float" office:value="0.000000001619451" calcext:value-type="float">
            <text:p>1.619451E-009</text:p>
          </table:table-cell>
          <table:table-cell office:value-type="float" office:value="0" calcext:value-type="float">
            <text:p>0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626" calcext:value-type="float">
            <text:p>0.0626</text:p>
          </table:table-cell>
          <table:table-cell office:value-type="float" office:value="0.0964" calcext:value-type="float">
            <text:p>0.0964</text:p>
          </table:table-cell>
          <table:table-cell table:formula="of:=IF([.$D73]&lt;&gt;0;0.103*[.H73]/[.$D73];&quot;&quot;)" office:value-type="float" office:value="1145241.37275481" calcext:value-type="float">
            <text:p>1145241.37</text:p>
          </table:table-cell>
          <table:table-cell table:formula="of:=IF([.$D73]&lt;&gt;0;0.103*[.I73]/[.$D73];&quot;&quot;)" office:value-type="float" office:value="1778492.48474865" calcext:value-type="float">
            <text:p>1778492.48</text:p>
          </table:table-cell>
          <table:table-cell table:formula="of:=IF([.$D73]&lt;&gt;0;0.103*[.J73]/[.$D73];&quot;&quot;)" office:value-type="float" office:value="2811455.2915471" calcext:value-type="float">
            <text:p>2811455.29</text:p>
          </table:table-cell>
          <table:table-cell table:formula="of:=IF([.L73]&lt;&gt;&quot;&quot;;ROUND([.L73];2-(1+INT(LOG10(ABS([.$M73])))));&quot;&quot;)" office:value-type="float" office:value="1100000" calcext:value-type="float">
            <text:p>1100000</text:p>
          </table:table-cell>
          <table:table-cell table:formula="of:=IF([.M73]&lt;&gt;&quot;&quot;;ROUND([.M73];2-(1+INT(LOG10(ABS([.$M73])))));&quot;&quot;)" office:value-type="float" office:value="1800000" calcext:value-type="float">
            <text:p>1800000</text:p>
          </table:table-cell>
          <table:table-cell table:formula="of:=IF([.N73]&lt;&gt;&quot;&quot;;ROUND([.N73];2-(1+INT(LOG10(ABS([.$M73])))));&quot;&quot;)" office:value-type="float" office:value="2800000" calcext:value-type="float">
            <text:p>2800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Axial_Mx-140_Mv-300_gDM1_gQ0p25_TuneCUETP8M1_13TeV-madgraph</text:p>
          </table:table-cell>
          <table:table-cell office:value-type="float" office:value="300" calcext:value-type="float">
            <text:p>300</text:p>
          </table:table-cell>
          <table:table-cell office:value-type="float" office:value="140" calcext:value-type="float">
            <text:p>140</text:p>
          </table:table-cell>
          <table:table-cell office:value-type="float" office:value="0.010833852893942" calcext:value-type="float">
            <text:p>0.0108338529</text:p>
          </table:table-cell>
          <table:table-cell office:value-type="float" office:value="0.00008935249085" calcext:value-type="float">
            <text:p>8.935249085E-005</text:p>
          </table:table-cell>
          <table:table-cell office:value-type="float" office:value="1.1" calcext:value-type="float">
            <text:p>1.1</text:p>
          </table:table-cell>
          <table:table-cell office:value-type="float" office:value="0.1103" calcext:value-type="float">
            <text:p>0.1103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2197" calcext:value-type="float">
            <text:p>0.2197</text:p>
          </table:table-cell>
          <table:table-cell office:value-type="float" office:value="0.324" calcext:value-type="float">
            <text:p>0.324</text:p>
          </table:table-cell>
          <table:table-cell office:value-type="float" office:value="0.4571" calcext:value-type="float">
            <text:p>0.4571</text:p>
          </table:table-cell>
          <table:table-cell table:formula="of:=IF([.$D74]&lt;&gt;0;0.103*[.H74]/[.$D74];&quot;&quot;)" office:value-type="float" office:value="1.44319847731576" calcext:value-type="float">
            <text:p>1.44</text:p>
          </table:table-cell>
          <table:table-cell table:formula="of:=IF([.$D74]&lt;&gt;0;0.103*[.I74]/[.$D74];&quot;&quot;)" office:value-type="float" office:value="2.08873982520601" calcext:value-type="float">
            <text:p>2.09</text:p>
          </table:table-cell>
          <table:table-cell table:formula="of:=IF([.$D74]&lt;&gt;0;0.103*[.J74]/[.$D74];&quot;&quot;)" office:value-type="float" office:value="3.08034457608897" calcext:value-type="float">
            <text:p>3.08</text:p>
          </table:table-cell>
          <table:table-cell table:formula="of:=IF([.L74]&lt;&gt;&quot;&quot;;ROUND([.L74];2-(1+INT(LOG10(ABS([.$M74])))));&quot;&quot;)" office:value-type="float" office:value="1.4" calcext:value-type="float">
            <text:p>1.4</text:p>
          </table:table-cell>
          <table:table-cell table:formula="of:=IF([.M74]&lt;&gt;&quot;&quot;;ROUND([.M74];2-(1+INT(LOG10(ABS([.$M74])))));&quot;&quot;)" office:value-type="float" office:value="2.1" calcext:value-type="float">
            <text:p>2.1</text:p>
          </table:table-cell>
          <table:table-cell table:formula="of:=IF([.N74]&lt;&gt;&quot;&quot;;ROUND([.N74];2-(1+INT(LOG10(ABS([.$M74])))));&quot;&quot;)" office:value-type="float" office:value="3.1" calcext:value-type="float">
            <text:p>3.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Axial_Mx-150_Mv-1000_gDM1_gQ0p25_TuneCUETP8M1_13TeV-madgraph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0.00375800577416" calcext:value-type="float">
            <text:p>0.0037580058</text:p>
          </table:table-cell>
          <table:table-cell office:value-type="float" office:value="0.000025940496401" calcext:value-type="float">
            <text:p>2.5940496401E-005</text:p>
          </table:table-cell>
          <table:table-cell office:value-type="float" office:value="0.88" calcext:value-type="float">
            <text:p>0.88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598" calcext:value-type="float">
            <text:p>0.0598</text:p>
          </table:table-cell>
          <table:table-cell office:value-type="float" office:value="0.0884" calcext:value-type="float">
            <text:p>0.0884</text:p>
          </table:table-cell>
          <table:table-cell office:value-type="float" office:value="0.1324" calcext:value-type="float">
            <text:p>0.1324</text:p>
          </table:table-cell>
          <table:table-cell office:value-type="float" office:value="0.1905" calcext:value-type="float">
            <text:p>0.1905</text:p>
          </table:table-cell>
          <table:table-cell table:formula="of:=IF([.$D75]&lt;&gt;0;0.103*[.H75]/[.$D75];&quot;&quot;)" office:value-type="float" office:value="1.63900759342946" calcext:value-type="float">
            <text:p>1.64</text:p>
          </table:table-cell>
          <table:table-cell table:formula="of:=IF([.$D75]&lt;&gt;0;0.103*[.I75]/[.$D75];&quot;&quot;)" office:value-type="float" office:value="2.42288079028703" calcext:value-type="float">
            <text:p>2.42</text:p>
          </table:table-cell>
          <table:table-cell table:formula="of:=IF([.$D75]&lt;&gt;0;0.103*[.J75]/[.$D75];&quot;&quot;)" office:value-type="float" office:value="3.62883955468329" calcext:value-type="float">
            <text:p>3.63</text:p>
          </table:table-cell>
          <table:table-cell table:formula="of:=IF([.L75]&lt;&gt;&quot;&quot;;ROUND([.L75];2-(1+INT(LOG10(ABS([.$M75])))));&quot;&quot;)" office:value-type="float" office:value="1.6" calcext:value-type="float">
            <text:p>1.6</text:p>
          </table:table-cell>
          <table:table-cell table:formula="of:=IF([.M75]&lt;&gt;&quot;&quot;;ROUND([.M75];2-(1+INT(LOG10(ABS([.$M75])))));&quot;&quot;)" office:value-type="float" office:value="2.4" calcext:value-type="float">
            <text:p>2.4</text:p>
          </table:table-cell>
          <table:table-cell table:formula="of:=IF([.N75]&lt;&gt;&quot;&quot;;ROUND([.N75];2-(1+INT(LOG10(ABS([.$M75])))));&quot;&quot;)" office:value-type="float" office:value="3.6" calcext:value-type="float">
            <text:p>3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Axial_Mx-150_Mv-10000_gDM1_gQ0p25_TuneCUETP8M1_13TeV-madgraph</text:p>
          </table:table-cell>
          <table:table-cell office:value-type="float" office:value="10000" calcext:value-type="float">
            <text:p>10000</text:p>
          </table:table-cell>
          <table:table-cell office:value-type="float" office:value="150" calcext:value-type="float">
            <text:p>150</text:p>
          </table:table-cell>
          <table:table-cell office:value-type="float" office:value="0.000000022800622" calcext:value-type="float">
            <text:p>2.2800622E-008</text:p>
          </table:table-cell>
          <table:table-cell office:value-type="float" office:value="0.000000016404935" calcext:value-type="float">
            <text:p>1.6404935E-008</text:p>
          </table:table-cell>
          <table:table-cell office:value-type="float" office:value="0" calcext:value-type="float">
            <text:p>0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38" calcext:value-type="float">
            <text:p>0.038</text:p>
          </table:table-cell>
          <table:table-cell office:value-type="float" office:value="0.0581" calcext:value-type="float">
            <text:p>0.0581</text:p>
          </table:table-cell>
          <table:table-cell office:value-type="float" office:value="0.0919" calcext:value-type="float">
            <text:p>0.0919</text:p>
          </table:table-cell>
          <table:table-cell office:value-type="float" office:value="0.1389" calcext:value-type="float">
            <text:p>0.1389</text:p>
          </table:table-cell>
          <table:table-cell table:formula="of:=IF([.$D76]&lt;&gt;0;0.103*[.H76]/[.$D76];&quot;&quot;)" office:value-type="float" office:value="171661.983607289" calcext:value-type="float">
            <text:p>171661.98</text:p>
          </table:table-cell>
          <table:table-cell table:formula="of:=IF([.$D76]&lt;&gt;0;0.103*[.I76]/[.$D76];&quot;&quot;)" office:value-type="float" office:value="262462.138094303" calcext:value-type="float">
            <text:p>262462.14</text:p>
          </table:table-cell>
          <table:table-cell table:formula="of:=IF([.$D76]&lt;&gt;0;0.103*[.J76]/[.$D76];&quot;&quot;)" office:value-type="float" office:value="415150.955092366" calcext:value-type="float">
            <text:p>415150.96</text:p>
          </table:table-cell>
          <table:table-cell table:formula="of:=IF([.L76]&lt;&gt;&quot;&quot;;ROUND([.L76];2-(1+INT(LOG10(ABS([.$M76])))));&quot;&quot;)" office:value-type="float" office:value="170000" calcext:value-type="float">
            <text:p>170000</text:p>
          </table:table-cell>
          <table:table-cell table:formula="of:=IF([.M76]&lt;&gt;&quot;&quot;;ROUND([.M76];2-(1+INT(LOG10(ABS([.$M76])))));&quot;&quot;)" office:value-type="float" office:value="260000" calcext:value-type="float">
            <text:p>260000</text:p>
          </table:table-cell>
          <table:table-cell table:formula="of:=IF([.N76]&lt;&gt;&quot;&quot;;ROUND([.N76];2-(1+INT(LOG10(ABS([.$M76])))));&quot;&quot;)" office:value-type="float" office:value="420000" calcext:value-type="float">
            <text:p>420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Axial_Mx-150_Mv-200_gDM1_gQ0p25_TuneCUETP8M1_13TeV-madgraph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0.000693316546374" calcext:value-type="float">
            <text:p>0.0006933165</text:p>
          </table:table-cell>
          <table:table-cell office:value-type="float" office:value="0.000007615683502" calcext:value-type="float">
            <text:p>7.615683502E-006</text:p>
          </table:table-cell>
          <table:table-cell office:value-type="float" office:value="0.95" calcext:value-type="float">
            <text:p>0.95</text:p>
          </table:table-cell>
          <table:table-cell office:value-type="float" office:value="0.0842" calcext:value-type="float">
            <text:p>0.0842</text:p>
          </table:table-cell>
          <table:table-cell office:value-type="float" office:value="0.1139" calcext:value-type="float">
            <text:p>0.1139</text:p>
          </table:table-cell>
          <table:table-cell office:value-type="float" office:value="0.1626" calcext:value-type="float">
            <text:p>0.1626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3249" calcext:value-type="float">
            <text:p>0.3249</text:p>
          </table:table-cell>
          <table:table-cell table:formula="of:=IF([.$D77]&lt;&gt;0;0.103*[.H77]/[.$D77];&quot;&quot;)" office:value-type="float" office:value="16.9211308475992" calcext:value-type="float">
            <text:p>16.92</text:p>
          </table:table-cell>
          <table:table-cell table:formula="of:=IF([.$D77]&lt;&gt;0;0.103*[.I77]/[.$D77];&quot;&quot;)" office:value-type="float" office:value="24.1560656349396" calcext:value-type="float">
            <text:p>24.16</text:p>
          </table:table-cell>
          <table:table-cell table:formula="of:=IF([.$D77]&lt;&gt;0;0.103*[.J77]/[.$D77];&quot;&quot;)" office:value-type="float" office:value="34.8376223332924" calcext:value-type="float">
            <text:p>34.84</text:p>
          </table:table-cell>
          <table:table-cell table:formula="of:=IF([.L77]&lt;&gt;&quot;&quot;;ROUND([.L77];2-(1+INT(LOG10(ABS([.$M77])))));&quot;&quot;)" office:value-type="float" office:value="17" calcext:value-type="float">
            <text:p>17</text:p>
          </table:table-cell>
          <table:table-cell table:formula="of:=IF([.M77]&lt;&gt;&quot;&quot;;ROUND([.M77];2-(1+INT(LOG10(ABS([.$M77])))));&quot;&quot;)" office:value-type="float" office:value="24" calcext:value-type="float">
            <text:p>24</text:p>
          </table:table-cell>
          <table:table-cell table:formula="of:=IF([.N77]&lt;&gt;&quot;&quot;;ROUND([.N77];2-(1+INT(LOG10(ABS([.$M77])))));&quot;&quot;)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Axial_Mx-150_Mv-500_gDM1_gQ0p25_TuneCUETP8M1_13TeV-madgraph</text:p>
          </table:table-cell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office:value-type="float" office:value="0.020393757420671" calcext:value-type="float">
            <text:p>0.0203937574</text:p>
          </table:table-cell>
          <table:table-cell office:value-type="float" office:value="0.000151068270752" calcext:value-type="float">
            <text:p>0.0001510683</text:p>
          </table:table-cell>
          <table:table-cell office:value-type="float" office:value="0.68" calcext:value-type="float">
            <text:p>0.68</text:p>
          </table:table-cell>
          <table:table-cell office:value-type="float" office:value="0.0895" calcext:value-type="float">
            <text:p>0.0895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1704" calcext:value-type="float">
            <text:p>0.1704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3353" calcext:value-type="float">
            <text:p>0.3353</text:p>
          </table:table-cell>
          <table:table-cell table:formula="of:=IF([.$D78]&lt;&gt;0;0.103*[.H78]/[.$D78];&quot;&quot;)" office:value-type="float" office:value="0.60859309758288" calcext:value-type="float">
            <text:p>0.61</text:p>
          </table:table-cell>
          <table:table-cell table:formula="of:=IF([.$D78]&lt;&gt;0;0.103*[.I78]/[.$D78];&quot;&quot;)" office:value-type="float" office:value="0.860616297328819" calcext:value-type="float">
            <text:p>0.86</text:p>
          </table:table-cell>
          <table:table-cell table:formula="of:=IF([.$D78]&lt;&gt;0;0.103*[.J78]/[.$D78];&quot;&quot;)" office:value-type="float" office:value="1.23435811659133" calcext:value-type="float">
            <text:p>1.23</text:p>
          </table:table-cell>
          <table:table-cell table:formula="of:=IF([.L78]&lt;&gt;&quot;&quot;;ROUND([.L78];2-(1+INT(LOG10(ABS([.$M78])))));&quot;&quot;)" office:value-type="float" office:value="0.61" calcext:value-type="float">
            <text:p>0.61</text:p>
          </table:table-cell>
          <table:table-cell table:formula="of:=IF([.M78]&lt;&gt;&quot;&quot;;ROUND([.M78];2-(1+INT(LOG10(ABS([.$M78])))));&quot;&quot;)" office:value-type="float" office:value="0.86" calcext:value-type="float">
            <text:p>0.86</text:p>
          </table:table-cell>
          <table:table-cell table:formula="of:=IF([.N78]&lt;&gt;&quot;&quot;;ROUND([.N78];2-(1+INT(LOG10(ABS([.$M78])))));&quot;&quot;)" office:value-type="float" office:value="1.23" calcext:value-type="float">
            <text:p>1.2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Axial_Mx-200_Mv-750_gDM1_gQ0p25_TuneCUETP8M1_13TeV-madgraph</text:p>
          </table:table-cell>
          <table:table-cell office:value-type="float" office:value="750" calcext:value-type="float">
            <text:p>750</text:p>
          </table:table-cell>
          <table:table-cell office:value-type="float" office:value="200" calcext:value-type="float">
            <text:p>200</text:p>
          </table:table-cell>
          <table:table-cell office:value-type="float" office:value="0.007414853125829" calcext:value-type="float">
            <text:p>0.0074148531</text:p>
          </table:table-cell>
          <table:table-cell office:value-type="float" office:value="0.000058174105583" calcext:value-type="float">
            <text:p>5.8174105583E-005</text:p>
          </table:table-cell>
          <table:table-cell office:value-type="float" office:value="0.48" calcext:value-type="float">
            <text:p>0.48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0855" calcext:value-type="float">
            <text:p>0.0855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1754" calcext:value-type="float">
            <text:p>0.1754</text:p>
          </table:table-cell>
          <table:table-cell office:value-type="float" office:value="0.2445" calcext:value-type="float">
            <text:p>0.2445</text:p>
          </table:table-cell>
          <table:table-cell table:formula="of:=IF([.$D79]&lt;&gt;0;0.103*[.H79]/[.$D79];&quot;&quot;)" office:value-type="float" office:value="1.18768367364194" calcext:value-type="float">
            <text:p>1.19</text:p>
          </table:table-cell>
          <table:table-cell table:formula="of:=IF([.$D79]&lt;&gt;0;0.103*[.I79]/[.$D79];&quot;&quot;)" office:value-type="float" office:value="1.68915011362409" calcext:value-type="float">
            <text:p>1.69</text:p>
          </table:table-cell>
          <table:table-cell table:formula="of:=IF([.$D79]&lt;&gt;0;0.103*[.J79]/[.$D79];&quot;&quot;)" office:value-type="float" office:value="2.4364879106058" calcext:value-type="float">
            <text:p>2.44</text:p>
          </table:table-cell>
          <table:table-cell table:formula="of:=IF([.L79]&lt;&gt;&quot;&quot;;ROUND([.L79];2-(1+INT(LOG10(ABS([.$M79])))));&quot;&quot;)" office:value-type="float" office:value="1.2" calcext:value-type="float">
            <text:p>1.2</text:p>
          </table:table-cell>
          <table:table-cell table:formula="of:=IF([.M79]&lt;&gt;&quot;&quot;;ROUND([.M79];2-(1+INT(LOG10(ABS([.$M79])))));&quot;&quot;)" office:value-type="float" office:value="1.7" calcext:value-type="float">
            <text:p>1.7</text:p>
          </table:table-cell>
          <table:table-cell table:formula="of:=IF([.N79]&lt;&gt;&quot;&quot;;ROUND([.N79];2-(1+INT(LOG10(ABS([.$M79])))));&quot;&quot;)" office:value-type="float" office:value="2.4" calcext:value-type="float">
            <text:p>2.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Axial_Mx-300_Mv-750_gDM1_gQ0p25_TuneCUETP8M1_13TeV-madgraph</text:p>
          </table:table-cell>
          <table:table-cell office:value-type="float" office:value="750" calcext:value-type="float">
            <text:p>750</text:p>
          </table:table-cell>
          <table:table-cell office:value-type="float" office:value="300" calcext:value-type="float">
            <text:p>300</text:p>
          </table:table-cell>
          <table:table-cell office:value-type="float" office:value="0.003450684791109" calcext:value-type="float">
            <text:p>0.0034506848</text:p>
          </table:table-cell>
          <table:table-cell office:value-type="float" office:value="0.000023893029827" calcext:value-type="float">
            <text:p>0.000023893</text:p>
          </table:table-cell>
          <table:table-cell office:value-type="float" office:value="0.62" calcext:value-type="float">
            <text:p>0.6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1108" calcext:value-type="float">
            <text:p>0.1108</text:p>
          </table:table-cell>
          <table:table-cell office:value-type="float" office:value="0.1639" calcext:value-type="float">
            <text:p>0.1639</text:p>
          </table:table-cell>
          <table:table-cell office:value-type="float" office:value="0.2322" calcext:value-type="float">
            <text:p>0.2322</text:p>
          </table:table-cell>
          <table:table-cell table:formula="of:=IF([.$D80]&lt;&gt;0;0.103*[.H80]/[.$D80];&quot;&quot;)" office:value-type="float" office:value="2.25361065143848" calcext:value-type="float">
            <text:p>2.25</text:p>
          </table:table-cell>
          <table:table-cell table:formula="of:=IF([.$D80]&lt;&gt;0;0.103*[.I80]/[.$D80];&quot;&quot;)" office:value-type="float" office:value="3.30728556528985" calcext:value-type="float">
            <text:p>3.31</text:p>
          </table:table-cell>
          <table:table-cell table:formula="of:=IF([.$D80]&lt;&gt;0;0.103*[.J80]/[.$D80];&quot;&quot;)" office:value-type="float" office:value="4.89227530822207" calcext:value-type="float">
            <text:p>4.89</text:p>
          </table:table-cell>
          <table:table-cell table:formula="of:=IF([.L80]&lt;&gt;&quot;&quot;;ROUND([.L80];2-(1+INT(LOG10(ABS([.$M80])))));&quot;&quot;)" office:value-type="float" office:value="2.3" calcext:value-type="float">
            <text:p>2.3</text:p>
          </table:table-cell>
          <table:table-cell table:formula="of:=IF([.M80]&lt;&gt;&quot;&quot;;ROUND([.M80];2-(1+INT(LOG10(ABS([.$M80])))));&quot;&quot;)" office:value-type="float" office:value="3.3" calcext:value-type="float">
            <text:p>3.3</text:p>
          </table:table-cell>
          <table:table-cell table:formula="of:=IF([.N80]&lt;&gt;&quot;&quot;;ROUND([.N80];2-(1+INT(LOG10(ABS([.$M80])))));&quot;&quot;)" office:value-type="float" office:value="4.9" calcext:value-type="float">
            <text:p>4.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Axial_Mx-40_Mv-100_gDM1_gQ0p25_TuneCUETP8M1_13TeV-madgraph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255901308964288" calcext:value-type="float">
            <text:p>0.255901309</text:p>
          </table:table-cell>
          <table:table-cell office:value-type="float" office:value="0.001762573717233" calcext:value-type="float">
            <text:p>0.0017625737</text:p>
          </table:table-cell>
          <table:table-cell office:value-type="float" office:value="0.81" calcext:value-type="float">
            <text:p>0.81</text:p>
          </table:table-cell>
          <table:table-cell office:value-type="float" office:value="0.3455" calcext:value-type="float">
            <text:p>0.3455</text:p>
          </table:table-cell>
          <table:table-cell office:value-type="float" office:value="0.4589" calcext:value-type="float">
            <text:p>0.4589</text:p>
          </table:table-cell>
          <table:table-cell office:value-type="float" office:value="0.6387" calcext:value-type="float">
            <text:p>0.6387</text:p>
          </table:table-cell>
          <table:table-cell office:value-type="float" office:value="0.8958" calcext:value-type="float">
            <text:p>0.8958</text:p>
          </table:table-cell>
          <table:table-cell office:value-type="float" office:value="1.2105" calcext:value-type="float">
            <text:p>1.2105</text:p>
          </table:table-cell>
          <table:table-cell table:formula="of:=IF([.$D81]&lt;&gt;0;0.103*[.H81]/[.$D81];&quot;&quot;)" office:value-type="float" office:value="0.18470675351878" calcext:value-type="float">
            <text:p>0.18</text:p>
          </table:table-cell>
          <table:table-cell table:formula="of:=IF([.$D81]&lt;&gt;0;0.103*[.I81]/[.$D81];&quot;&quot;)" office:value-type="float" office:value="0.257076058994214" calcext:value-type="float">
            <text:p>0.26</text:p>
          </table:table-cell>
          <table:table-cell table:formula="of:=IF([.$D81]&lt;&gt;0;0.103*[.J81]/[.$D81];&quot;&quot;)" office:value-type="float" office:value="0.360558530839232" calcext:value-type="float">
            <text:p>0.36</text:p>
          </table:table-cell>
          <table:table-cell table:formula="of:=IF([.L81]&lt;&gt;&quot;&quot;;ROUND([.L81];2-(1+INT(LOG10(ABS([.$M81])))));&quot;&quot;)" office:value-type="float" office:value="0.18" calcext:value-type="float">
            <text:p>0.18</text:p>
          </table:table-cell>
          <table:table-cell table:formula="of:=IF([.M81]&lt;&gt;&quot;&quot;;ROUND([.M81];2-(1+INT(LOG10(ABS([.$M81])))));&quot;&quot;)" office:value-type="float" office:value="0.26" calcext:value-type="float">
            <text:p>0.26</text:p>
          </table:table-cell>
          <table:table-cell table:formula="of:=IF([.N81]&lt;&gt;&quot;&quot;;ROUND([.N81];2-(1+INT(LOG10(ABS([.$M81])))));&quot;&quot;)" office:value-type="float" office:value="0.36" calcext:value-type="float">
            <text:p>0.3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Axial_Mx-490_Mv-1000_gDM1_gQ0p25_TuneCUETP8M1_13TeV-madgraph</text:p>
          </table:table-cell>
          <table:table-cell office:value-type="float" office:value="1000" calcext:value-type="float">
            <text:p>1000</text:p>
          </table:table-cell>
          <table:table-cell office:value-type="float" office:value="490" calcext:value-type="float">
            <text:p>490</text:p>
          </table:table-cell>
          <table:table-cell office:value-type="float" office:value="0.000136085171873" calcext:value-type="float">
            <text:p>0.0001360852</text:p>
          </table:table-cell>
          <table:table-cell office:value-type="float" office:value="0.000001455372718" calcext:value-type="float">
            <text:p>1.455372718E-006</text:p>
          </table:table-cell>
          <table:table-cell office:value-type="float" office:value="1.17" calcext:value-type="float">
            <text:p>1.17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541" calcext:value-type="float">
            <text:p>0.0541</text:p>
          </table:table-cell>
          <table:table-cell office:value-type="float" office:value="0.0806" calcext:value-type="float">
            <text:p>0.0806</text:p>
          </table:table-cell>
          <table:table-cell office:value-type="float" office:value="0.122" calcext:value-type="float">
            <text:p>0.122</text:p>
          </table:table-cell>
          <table:table-cell office:value-type="float" office:value="0.1763" calcext:value-type="float">
            <text:p>0.1763</text:p>
          </table:table-cell>
          <table:table-cell table:formula="of:=IF([.$D82]&lt;&gt;0;0.103*[.H82]/[.$D82];&quot;&quot;)" office:value-type="float" office:value="40.947150400782" calcext:value-type="float">
            <text:p>40.95</text:p>
          </table:table-cell>
          <table:table-cell table:formula="of:=IF([.$D82]&lt;&gt;0;0.103*[.I82]/[.$D82];&quot;&quot;)" office:value-type="float" office:value="61.0044421867473" calcext:value-type="float">
            <text:p>61.00</text:p>
          </table:table-cell>
          <table:table-cell table:formula="of:=IF([.$D82]&lt;&gt;0;0.103*[.J82]/[.$D82];&quot;&quot;)" office:value-type="float" office:value="92.3392301089724" calcext:value-type="float">
            <text:p>92.34</text:p>
          </table:table-cell>
          <table:table-cell table:formula="of:=IF([.L82]&lt;&gt;&quot;&quot;;ROUND([.L82];2-(1+INT(LOG10(ABS([.$M82])))));&quot;&quot;)" office:value-type="float" office:value="41" calcext:value-type="float">
            <text:p>41</text:p>
          </table:table-cell>
          <table:table-cell table:formula="of:=IF([.M82]&lt;&gt;&quot;&quot;;ROUND([.M82];2-(1+INT(LOG10(ABS([.$M82])))));&quot;&quot;)" office:value-type="float" office:value="61" calcext:value-type="float">
            <text:p>61</text:p>
          </table:table-cell>
          <table:table-cell table:formula="of:=IF([.N82]&lt;&gt;&quot;&quot;;ROUND([.N82];2-(1+INT(LOG10(ABS([.$M82])))));&quot;&quot;)" office:value-type="float" office:value="92" calcext:value-type="float">
            <text:p>9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Axial_Mx-50_Mv-200_gDM1_gQ0p25_TuneCUETP8M1_13TeV-madgraph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0.164144067682111" calcext:value-type="float">
            <text:p>0.1641440677</text:p>
          </table:table-cell>
          <table:table-cell office:value-type="float" office:value="0.001178833072903" calcext:value-type="float">
            <text:p>0.0011788331</text:p>
          </table:table-cell>
          <table:table-cell office:value-type="float" office:value="1.47" calcext:value-type="float">
            <text:p>1.47</text:p>
          </table:table-cell>
          <table:table-cell office:value-type="float" office:value="0.2093" calcext:value-type="float">
            <text:p>0.2093</text:p>
          </table:table-cell>
          <table:table-cell office:value-type="float" office:value="0.2802" calcext:value-type="float">
            <text:p>0.2802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5538" calcext:value-type="float">
            <text:p>0.5538</text:p>
          </table:table-cell>
          <table:table-cell office:value-type="float" office:value="0.7563" calcext:value-type="float">
            <text:p>0.7563</text:p>
          </table:table-cell>
          <table:table-cell table:formula="of:=IF([.$D83]&lt;&gt;0;0.103*[.H83]/[.$D83];&quot;&quot;)" office:value-type="float" office:value="0.175824812967915" calcext:value-type="float">
            <text:p>0.18</text:p>
          </table:table-cell>
          <table:table-cell table:formula="of:=IF([.$D83]&lt;&gt;0;0.103*[.I83]/[.$D83];&quot;&quot;)" office:value-type="float" office:value="0.246355537370462" calcext:value-type="float">
            <text:p>0.25</text:p>
          </table:table-cell>
          <table:table-cell table:formula="of:=IF([.$D83]&lt;&gt;0;0.103*[.J83]/[.$D83];&quot;&quot;)" office:value-type="float" office:value="0.347508142118599" calcext:value-type="float">
            <text:p>0.35</text:p>
          </table:table-cell>
          <table:table-cell table:formula="of:=IF([.L83]&lt;&gt;&quot;&quot;;ROUND([.L83];2-(1+INT(LOG10(ABS([.$M83])))));&quot;&quot;)" office:value-type="float" office:value="0.18" calcext:value-type="float">
            <text:p>0.18</text:p>
          </table:table-cell>
          <table:table-cell table:formula="of:=IF([.M83]&lt;&gt;&quot;&quot;;ROUND([.M83];2-(1+INT(LOG10(ABS([.$M83])))));&quot;&quot;)" office:value-type="float" office:value="0.25" calcext:value-type="float">
            <text:p>0.25</text:p>
          </table:table-cell>
          <table:table-cell table:formula="of:=IF([.N83]&lt;&gt;&quot;&quot;;ROUND([.N83];2-(1+INT(LOG10(ABS([.$M83])))));&quot;&quot;)" office:value-type="float" office:value="0.35" calcext:value-type="float">
            <text:p>0.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Axial_Mx-50_Mv-300_gDM1_gQ0p25_TuneCUETP8M1_13TeV-madgraph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0.089595174589242" calcext:value-type="float">
            <text:p>0.0895951746</text:p>
          </table:table-cell>
          <table:table-cell office:value-type="float" office:value="0.000594070644197" calcext:value-type="float">
            <text:p>0.0005940706</text:p>
          </table:table-cell>
          <table:table-cell office:value-type="float" office:value="0.16" calcext:value-type="float">
            <text:p>0.16</text:p>
          </table:table-cell>
          <table:table-cell office:value-type="float" office:value="0.1469" calcext:value-type="float">
            <text:p>0.1469</text:p>
          </table:table-cell>
          <table:table-cell office:value-type="float" office:value="0.1962" calcext:value-type="float">
            <text:p>0.1962</text:p>
          </table:table-cell>
          <table:table-cell office:value-type="float" office:value="0.2744" calcext:value-type="float">
            <text:p>0.2744</text:p>
          </table:table-cell>
          <table:table-cell office:value-type="float" office:value="0.3893" calcext:value-type="float">
            <text:p>0.3893</text:p>
          </table:table-cell>
          <table:table-cell office:value-type="float" office:value="0.5301" calcext:value-type="float">
            <text:p>0.5301</text:p>
          </table:table-cell>
          <table:table-cell table:formula="of:=IF([.$D84]&lt;&gt;0;0.103*[.H84]/[.$D84];&quot;&quot;)" office:value-type="float" office:value="0.225554557961948" calcext:value-type="float">
            <text:p>0.23</text:p>
          </table:table-cell>
          <table:table-cell table:formula="of:=IF([.$D84]&lt;&gt;0;0.103*[.I84]/[.$D84];&quot;&quot;)" office:value-type="float" office:value="0.315454488811205" calcext:value-type="float">
            <text:p>0.32</text:p>
          </table:table-cell>
          <table:table-cell table:formula="of:=IF([.$D84]&lt;&gt;0;0.103*[.J84]/[.$D84];&quot;&quot;)" office:value-type="float" office:value="0.447545307923477" calcext:value-type="float">
            <text:p>0.45</text:p>
          </table:table-cell>
          <table:table-cell table:formula="of:=IF([.L84]&lt;&gt;&quot;&quot;;ROUND([.L84];2-(1+INT(LOG10(ABS([.$M84])))));&quot;&quot;)" office:value-type="float" office:value="0.23" calcext:value-type="float">
            <text:p>0.23</text:p>
          </table:table-cell>
          <table:table-cell table:formula="of:=IF([.M84]&lt;&gt;&quot;&quot;;ROUND([.M84];2-(1+INT(LOG10(ABS([.$M84])))));&quot;&quot;)" office:value-type="float" office:value="0.32" calcext:value-type="float">
            <text:p>0.32</text:p>
          </table:table-cell>
          <table:table-cell table:formula="of:=IF([.N84]&lt;&gt;&quot;&quot;;ROUND([.N84];2-(1+INT(LOG10(ABS([.$M84])))));&quot;&quot;)" office:value-type="float" office:value="0.45" calcext:value-type="float">
            <text:p>0.4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Axial_Mx-50_Mv-50_gDM1_gQ0p25_TuneCUETP8M1_13TeV-madgraph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.00590850635321" calcext:value-type="float">
            <text:p>0.0059085064</text:p>
          </table:table-cell>
          <table:table-cell office:value-type="float" office:value="0.000042008299628" calcext:value-type="float">
            <text:p>4.2008299628E-005</text:p>
          </table:table-cell>
          <table:table-cell office:value-type="float" office:value="0.68" calcext:value-type="float">
            <text:p>0.68</text:p>
          </table:table-cell>
          <table:table-cell office:value-type="float" office:value="0.1574" calcext:value-type="float">
            <text:p>0.1574</text:p>
          </table:table-cell>
          <table:table-cell office:value-type="float" office:value="0.2121" calcext:value-type="float">
            <text:p>0.2121</text:p>
          </table:table-cell>
          <table:table-cell office:value-type="float" office:value="0.3018" calcext:value-type="float">
            <text:p>0.3018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5992" calcext:value-type="float">
            <text:p>0.5992</text:p>
          </table:table-cell>
          <table:table-cell table:formula="of:=IF([.$D85]&lt;&gt;0;0.103*[.H85]/[.$D85];&quot;&quot;)" office:value-type="float" office:value="3.69743192171254" calcext:value-type="float">
            <text:p>3.70</text:p>
          </table:table-cell>
          <table:table-cell table:formula="of:=IF([.$D85]&lt;&gt;0;0.103*[.I85]/[.$D85];&quot;&quot;)" office:value-type="float" office:value="5.26112660996155" calcext:value-type="float">
            <text:p>5.26</text:p>
          </table:table-cell>
          <table:table-cell table:formula="of:=IF([.$D85]&lt;&gt;0;0.103*[.J85]/[.$D85];&quot;&quot;)" office:value-type="float" office:value="7.58836452391074" calcext:value-type="float">
            <text:p>7.59</text:p>
          </table:table-cell>
          <table:table-cell table:formula="of:=IF([.L85]&lt;&gt;&quot;&quot;;ROUND([.L85];2-(1+INT(LOG10(ABS([.$M85])))));&quot;&quot;)" office:value-type="float" office:value="3.7" calcext:value-type="float">
            <text:p>3.7</text:p>
          </table:table-cell>
          <table:table-cell table:formula="of:=IF([.M85]&lt;&gt;&quot;&quot;;ROUND([.M85];2-(1+INT(LOG10(ABS([.$M85])))));&quot;&quot;)" office:value-type="float" office:value="5.3" calcext:value-type="float">
            <text:p>5.3</text:p>
          </table:table-cell>
          <table:table-cell table:formula="of:=IF([.N85]&lt;&gt;&quot;&quot;;ROUND([.N85];2-(1+INT(LOG10(ABS([.$M85])))));&quot;&quot;)" office:value-type="float" office:value="7.6" calcext:value-type="float">
            <text:p>7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Axial_Mx-50_Mv-500_gDM1_gQ0p25_TuneCUETP8M1_13TeV-madgraph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0.02943" calcext:value-type="float">
            <text:p>0.02943</text:p>
          </table:table-cell>
          <table:table-cell office:value-type="float" office:value="0.0002457" calcext:value-type="float">
            <text:p>0.0002457</text:p>
          </table:table-cell>
          <table:table-cell office:value-type="float" office:value="0" calcext:value-type="float">
            <text:p>0</text:p>
          </table:table-cell>
          <table:table-cell office:value-type="float" office:value="0.078" calcext:value-type="float">
            <text:p>0.07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519" calcext:value-type="float">
            <text:p>0.1519</text:p>
          </table:table-cell>
          <table:table-cell office:value-type="float" office:value="0.2203" calcext:value-type="float">
            <text:p>0.2203</text:p>
          </table:table-cell>
          <table:table-cell office:value-type="float" office:value="0.3061" calcext:value-type="float">
            <text:p>0.3061</text:p>
          </table:table-cell>
          <table:table-cell table:formula="of:=IF([.$D86]&lt;&gt;0;0.103*[.H86]/[.$D86];&quot;&quot;)" office:value-type="float" office:value="0.370981991165477" calcext:value-type="float">
            <text:p>0.37</text:p>
          </table:table-cell>
          <table:table-cell table:formula="of:=IF([.$D86]&lt;&gt;0;0.103*[.I86]/[.$D86];&quot;&quot;)" office:value-type="float" office:value="0.53162419300034" calcext:value-type="float">
            <text:p>0.53</text:p>
          </table:table-cell>
          <table:table-cell table:formula="of:=IF([.$D86]&lt;&gt;0;0.103*[.J86]/[.$D86];&quot;&quot;)" office:value-type="float" office:value="0.771012572205233" calcext:value-type="float">
            <text:p>0.77</text:p>
          </table:table-cell>
          <table:table-cell table:formula="of:=IF([.L86]&lt;&gt;&quot;&quot;;ROUND([.L86];2-(1+INT(LOG10(ABS([.$M86])))));&quot;&quot;)" office:value-type="float" office:value="0.37" calcext:value-type="float">
            <text:p>0.37</text:p>
          </table:table-cell>
          <table:table-cell table:formula="of:=IF([.M86]&lt;&gt;&quot;&quot;;ROUND([.M86];2-(1+INT(LOG10(ABS([.$M86])))));&quot;&quot;)" office:value-type="float" office:value="0.53" calcext:value-type="float">
            <text:p>0.53</text:p>
          </table:table-cell>
          <table:table-cell table:formula="of:=IF([.N86]&lt;&gt;&quot;&quot;;ROUND([.N86];2-(1+INT(LOG10(ABS([.$M86])))));&quot;&quot;)" office:value-type="float" office:value="0.77" calcext:value-type="float">
            <text:p>0.7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Axial_Mx-500_Mv-10000_gDM1_gQ0p25_TuneCUETP8M1_13TeV-madgraph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9466049" calcext:value-type="float">
            <text:p>9.466049E-009</text:p>
          </table:table-cell>
          <table:table-cell office:value-type="float" office:value="0.000000006777674" calcext:value-type="float">
            <text:p>6.777674E-009</text:p>
          </table:table-cell>
          <table:table-cell office:value-type="float" office:value="0" calcext:value-type="float">
            <text:p>0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0749" calcext:value-type="float">
            <text:p>0.0749</text:p>
          </table:table-cell>
          <table:table-cell office:value-type="float" office:value="0.1143" calcext:value-type="float">
            <text:p>0.1143</text:p>
          </table:table-cell>
          <table:table-cell table:formula="of:=IF([.$D87]&lt;&gt;0;0.103*[.H87]/[.$D87];&quot;&quot;)" office:value-type="float" office:value="331870.244914219" calcext:value-type="float">
            <text:p>331870.24</text:p>
          </table:table-cell>
          <table:table-cell table:formula="of:=IF([.$D87]&lt;&gt;0;0.103*[.I87]/[.$D87];&quot;&quot;)" office:value-type="float" office:value="515759.003571606" calcext:value-type="float">
            <text:p>515759.00</text:p>
          </table:table-cell>
          <table:table-cell table:formula="of:=IF([.$D87]&lt;&gt;0;0.103*[.J87]/[.$D87];&quot;&quot;)" office:value-type="float" office:value="814986.27357623" calcext:value-type="float">
            <text:p>814986.27</text:p>
          </table:table-cell>
          <table:table-cell table:formula="of:=IF([.L87]&lt;&gt;&quot;&quot;;ROUND([.L87];2-(1+INT(LOG10(ABS([.$M87])))));&quot;&quot;)" office:value-type="float" office:value="330000" calcext:value-type="float">
            <text:p>330000</text:p>
          </table:table-cell>
          <table:table-cell table:formula="of:=IF([.M87]&lt;&gt;&quot;&quot;;ROUND([.M87];2-(1+INT(LOG10(ABS([.$M87])))));&quot;&quot;)" office:value-type="float" office:value="520000" calcext:value-type="float">
            <text:p>520000</text:p>
          </table:table-cell>
          <table:table-cell table:formula="of:=IF([.N87]&lt;&gt;&quot;&quot;;ROUND([.N87];2-(1+INT(LOG10(ABS([.$M87])))));&quot;&quot;)" office:value-type="float" office:value="810000" calcext:value-type="float">
            <text:p>810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Axial_Mx-500_Mv-2000_gDM1_gQ0p25_TuneCUETP8M1_13TeV-madgraph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0.000179012186599" calcext:value-type="float">
            <text:p>0.0001790122</text:p>
          </table:table-cell>
          <table:table-cell office:value-type="float" office:value="0.000001318164078" calcext:value-type="float">
            <text:p>1.318164078E-006</text:p>
          </table:table-cell>
          <table:table-cell office:value-type="float" office:value="1.92" calcext:value-type="float">
            <text:p>1.92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0513" calcext:value-type="float">
            <text:p>0.0513</text:p>
          </table:table-cell>
          <table:table-cell office:value-type="float" office:value="0.0803" calcext:value-type="float">
            <text:p>0.0803</text:p>
          </table:table-cell>
          <table:table-cell office:value-type="float" office:value="0.121" calcext:value-type="float">
            <text:p>0.121</text:p>
          </table:table-cell>
          <table:table-cell table:formula="of:=IF([.$D88]&lt;&gt;0;0.103*[.H88]/[.$D88];&quot;&quot;)" office:value-type="float" office:value="19.3327620077198" calcext:value-type="float">
            <text:p>19.33</text:p>
          </table:table-cell>
          <table:table-cell table:formula="of:=IF([.$D88]&lt;&gt;0;0.103*[.I88]/[.$D88];&quot;&quot;)" office:value-type="float" office:value="29.5169848510722" calcext:value-type="float">
            <text:p>29.52</text:p>
          </table:table-cell>
          <table:table-cell table:formula="of:=IF([.$D88]&lt;&gt;0;0.103*[.J88]/[.$D88];&quot;&quot;)" office:value-type="float" office:value="46.2029996791638" calcext:value-type="float">
            <text:p>46.20</text:p>
          </table:table-cell>
          <table:table-cell table:formula="of:=IF([.L88]&lt;&gt;&quot;&quot;;ROUND([.L88];2-(1+INT(LOG10(ABS([.$M88])))));&quot;&quot;)" office:value-type="float" office:value="19" calcext:value-type="float">
            <text:p>19</text:p>
          </table:table-cell>
          <table:table-cell table:formula="of:=IF([.M88]&lt;&gt;&quot;&quot;;ROUND([.M88];2-(1+INT(LOG10(ABS([.$M88])))));&quot;&quot;)" office:value-type="float" office:value="30" calcext:value-type="float">
            <text:p>30</text:p>
          </table:table-cell>
          <table:table-cell table:formula="of:=IF([.N88]&lt;&gt;&quot;&quot;;ROUND([.N88];2-(1+INT(LOG10(ABS([.$M88])))));&quot;&quot;)" office:value-type="float" office:value="46" calcext:value-type="float">
            <text:p>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Axial_Mx-500_Mv-500_gDM1_gQ0p25_TuneCUETP8M1_13TeV-madgraph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.000010966761815" calcext:value-type="float">
            <text:p>1.0966761815E-005</text:p>
          </table:table-cell>
          <table:table-cell office:value-type="float" office:value="0.000000110172382" calcext:value-type="float">
            <text:p>1.10172382E-007</text:p>
          </table:table-cell>
          <table:table-cell office:value-type="float" office:value="0.64" calcext:value-type="float">
            <text:p>0.64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1443" calcext:value-type="float">
            <text:p>0.1443</text:p>
          </table:table-cell>
          <table:table-cell table:formula="of:=IF([.$D89]&lt;&gt;0;0.103*[.H89]/[.$D89];&quot;&quot;)" office:value-type="float" office:value="409.49188792061" calcext:value-type="float">
            <text:p>409.49</text:p>
          </table:table-cell>
          <table:table-cell table:formula="of:=IF([.$D89]&lt;&gt;0;0.103*[.I89]/[.$D89];&quot;&quot;)" office:value-type="float" office:value="609.541823991916" calcext:value-type="float">
            <text:p>609.54</text:p>
          </table:table-cell>
          <table:table-cell table:formula="of:=IF([.$D89]&lt;&gt;0;0.103*[.J89]/[.$D89];&quot;&quot;)" office:value-type="float" office:value="928.870360443768" calcext:value-type="float">
            <text:p>928.87</text:p>
          </table:table-cell>
          <table:table-cell table:formula="of:=IF([.L89]&lt;&gt;&quot;&quot;;ROUND([.L89];2-(1+INT(LOG10(ABS([.$M89])))));&quot;&quot;)" office:value-type="float" office:value="410" calcext:value-type="float">
            <text:p>410</text:p>
          </table:table-cell>
          <table:table-cell table:formula="of:=IF([.M89]&lt;&gt;&quot;&quot;;ROUND([.M89];2-(1+INT(LOG10(ABS([.$M89])))));&quot;&quot;)" office:value-type="float" office:value="610" calcext:value-type="float">
            <text:p>610</text:p>
          </table:table-cell>
          <table:table-cell table:formula="of:=IF([.N89]&lt;&gt;&quot;&quot;;ROUND([.N89];2-(1+INT(LOG10(ABS([.$M89])))));&quot;&quot;)" office:value-type="float" office:value="930" calcext:value-type="float">
            <text:p>93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Axial_Mx-75_Mv-1000_gDM1_gQ0p25_TuneCUETP8M1_13TeV-madgraph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0.003975253847448" calcext:value-type="float">
            <text:p>0.0039752538</text:p>
          </table:table-cell>
          <table:table-cell office:value-type="float" office:value="0.00003488413208" calcext:value-type="float">
            <text:p>3.488413208E-005</text:p>
          </table:table-cell>
          <table:table-cell office:value-type="float" office:value="0.72" calcext:value-type="float">
            <text:p>0.72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0815" calcext:value-type="float">
            <text:p>0.0815</text:p>
          </table:table-cell>
          <table:table-cell office:value-type="float" office:value="0.1241" calcext:value-type="float">
            <text:p>0.1241</text:p>
          </table:table-cell>
          <table:table-cell office:value-type="float" office:value="0.1798" calcext:value-type="float">
            <text:p>0.1798</text:p>
          </table:table-cell>
          <table:table-cell table:formula="of:=IF([.$D90]&lt;&gt;0;0.103*[.H90]/[.$D90];&quot;&quot;)" office:value-type="float" office:value="1.41729313805128" calcext:value-type="float">
            <text:p>1.42</text:p>
          </table:table-cell>
          <table:table-cell table:formula="of:=IF([.$D90]&lt;&gt;0;0.103*[.I90]/[.$D90];&quot;&quot;)" office:value-type="float" office:value="2.11168904481132" calcext:value-type="float">
            <text:p>2.11</text:p>
          </table:table-cell>
          <table:table-cell table:formula="of:=IF([.$D90]&lt;&gt;0;0.103*[.J90]/[.$D90];&quot;&quot;)" office:value-type="float" office:value="3.21546761301945" calcext:value-type="float">
            <text:p>3.22</text:p>
          </table:table-cell>
          <table:table-cell table:formula="of:=IF([.L90]&lt;&gt;&quot;&quot;;ROUND([.L90];2-(1+INT(LOG10(ABS([.$M90])))));&quot;&quot;)" office:value-type="float" office:value="1.4" calcext:value-type="float">
            <text:p>1.4</text:p>
          </table:table-cell>
          <table:table-cell table:formula="of:=IF([.M90]&lt;&gt;&quot;&quot;;ROUND([.M90];2-(1+INT(LOG10(ABS([.$M90])))));&quot;&quot;)" office:value-type="float" office:value="2.1" calcext:value-type="float">
            <text:p>2.1</text:p>
          </table:table-cell>
          <table:table-cell table:formula="of:=IF([.N90]&lt;&gt;&quot;&quot;;ROUND([.N90];2-(1+INT(LOG10(ABS([.$M90])))));&quot;&quot;)" office:value-type="float" office:value="3.2" calcext:value-type="float">
            <text:p>3.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Axial_Mx-75_Mv-500_gDM1_gQ0p25_TuneCUETP8M1_13TeV-madgraph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0.027941104443617" calcext:value-type="float">
            <text:p>0.0279411044</text:p>
          </table:table-cell>
          <table:table-cell office:value-type="float" office:value="0.000236274496603" calcext:value-type="float">
            <text:p>0.0002362745</text:p>
          </table:table-cell>
          <table:table-cell office:value-type="float" office:value="0.82" calcext:value-type="float">
            <text:p>0.82</text:p>
          </table:table-cell>
          <table:table-cell office:value-type="float" office:value="0.0809" calcext:value-type="float">
            <text:p>0.0809</text:p>
          </table:table-cell>
          <table:table-cell office:value-type="float" office:value="0.1101" calcext:value-type="float">
            <text:p>0.1101</text:p>
          </table:table-cell>
          <table:table-cell office:value-type="float" office:value="0.1587" calcext:value-type="float">
            <text:p>0.1587</text:p>
          </table:table-cell>
          <table:table-cell office:value-type="float" office:value="0.2314" calcext:value-type="float">
            <text:p>0.2314</text:p>
          </table:table-cell>
          <table:table-cell office:value-type="float" office:value="0.3227" calcext:value-type="float">
            <text:p>0.3227</text:p>
          </table:table-cell>
          <table:table-cell table:formula="of:=IF([.$D91]&lt;&gt;0;0.103*[.H91]/[.$D91];&quot;&quot;)" office:value-type="float" office:value="0.405864414661341" calcext:value-type="float">
            <text:p>0.41</text:p>
          </table:table-cell>
          <table:table-cell table:formula="of:=IF([.$D91]&lt;&gt;0;0.103*[.I91]/[.$D91];&quot;&quot;)" office:value-type="float" office:value="0.5850198238579" calcext:value-type="float">
            <text:p>0.59</text:p>
          </table:table-cell>
          <table:table-cell table:formula="of:=IF([.$D91]&lt;&gt;0;0.103*[.J91]/[.$D91];&quot;&quot;)" office:value-type="float" office:value="0.853015672594317" calcext:value-type="float">
            <text:p>0.85</text:p>
          </table:table-cell>
          <table:table-cell table:formula="of:=IF([.L91]&lt;&gt;&quot;&quot;;ROUND([.L91];2-(1+INT(LOG10(ABS([.$M91])))));&quot;&quot;)" office:value-type="float" office:value="0.41" calcext:value-type="float">
            <text:p>0.41</text:p>
          </table:table-cell>
          <table:table-cell table:formula="of:=IF([.M91]&lt;&gt;&quot;&quot;;ROUND([.M91];2-(1+INT(LOG10(ABS([.$M91])))));&quot;&quot;)" office:value-type="float" office:value="0.59" calcext:value-type="float">
            <text:p>0.59</text:p>
          </table:table-cell>
          <table:table-cell table:formula="of:=IF([.N91]&lt;&gt;&quot;&quot;;ROUND([.N91];2-(1+INT(LOG10(ABS([.$M91])))));&quot;&quot;)" office:value-type="float" office:value="0.85" calcext:value-type="float">
            <text:p>0.8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Axial_Mx-990_Mv-2000_gDM1_gQ0p25_TuneCUETP8M1_13TeV-madgraph</text:p>
          </table:table-cell>
          <table:table-cell office:value-type="float" office:value="2000" calcext:value-type="float">
            <text:p>2000</text:p>
          </table:table-cell>
          <table:table-cell office:value-type="float" office:value="990" calcext:value-type="float">
            <text:p>990</text:p>
          </table:table-cell>
          <table:table-cell office:value-type="float" office:value="0.000004644918756" calcext:value-type="float">
            <text:p>4.644918756E-006</text:p>
          </table:table-cell>
          <table:table-cell office:value-type="float" office:value="0.0000000554616" calcext:value-type="float">
            <text:p>5.54616E-008</text:p>
          </table:table-cell>
          <table:table-cell office:value-type="float" office:value="0" calcext:value-type="float">
            <text:p>0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0742" calcext:value-type="float">
            <text:p>0.0742</text:p>
          </table:table-cell>
          <table:table-cell office:value-type="float" office:value="0.1129" calcext:value-type="float">
            <text:p>0.1129</text:p>
          </table:table-cell>
          <table:table-cell table:formula="of:=IF([.$D92]&lt;&gt;0;0.103*[.H92]/[.$D92];&quot;&quot;)" office:value-type="float" office:value="687.417836076356" calcext:value-type="float">
            <text:p>687.42</text:p>
          </table:table-cell>
          <table:table-cell table:formula="of:=IF([.$D92]&lt;&gt;0;0.103*[.I92]/[.$D92];&quot;&quot;)" office:value-type="float" office:value="1051.08404612965" calcext:value-type="float">
            <text:p>1051.08</text:p>
          </table:table-cell>
          <table:table-cell table:formula="of:=IF([.$D92]&lt;&gt;0;0.103*[.J92]/[.$D92];&quot;&quot;)" office:value-type="float" office:value="1645.36785280212" calcext:value-type="float">
            <text:p>1645.37</text:p>
          </table:table-cell>
          <table:table-cell table:formula="of:=IF([.L92]&lt;&gt;&quot;&quot;;ROUND([.L92];2-(1+INT(LOG10(ABS([.$M92])))));&quot;&quot;)" office:value-type="float" office:value="700" calcext:value-type="float">
            <text:p>700</text:p>
          </table:table-cell>
          <table:table-cell table:formula="of:=IF([.M92]&lt;&gt;&quot;&quot;;ROUND([.M92];2-(1+INT(LOG10(ABS([.$M92])))));&quot;&quot;)" office:value-type="float" office:value="1100" calcext:value-type="float">
            <text:p>1100</text:p>
          </table:table-cell>
          <table:table-cell table:formula="of:=IF([.N92]&lt;&gt;&quot;&quot;;ROUND([.N92];2-(1+INT(LOG10(ABS([.$M92])))));&quot;&quot;)" office:value-type="float" office:value="1600" calcext:value-type="float">
            <text:p>16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Pseudo_Mx-1_Mv-10_gDM1_gQ1_TuneCUETP8M1_13TeV-madgrap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1020049282636" calcext:value-type="float">
            <text:p>0.0102004928</text:p>
          </table:table-cell>
          <table:table-cell office:value-type="float" office:value="0.00007713785234" calcext:value-type="float">
            <text:p>7.713785234E-005</text:p>
          </table:table-cell>
          <table:table-cell office:value-type="float" office:value="0.21" calcext:value-type="float">
            <text:p>0.2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2119" calcext:value-type="float">
            <text:p>0.2119</text:p>
          </table:table-cell>
          <table:table-cell office:value-type="float" office:value="0.3209" calcext:value-type="float">
            <text:p>0.3209</text:p>
          </table:table-cell>
          <table:table-cell office:value-type="float" office:value="0.4839" calcext:value-type="float">
            <text:p>0.4839</text:p>
          </table:table-cell>
          <table:table-cell table:formula="of:=IF([.$D93]&lt;&gt;0;0.103*[.H93]/[.$D93];&quot;&quot;)" office:value-type="float" office:value="1.48030102633662" calcext:value-type="float">
            <text:p>1.48</text:p>
          </table:table-cell>
          <table:table-cell table:formula="of:=IF([.$D93]&lt;&gt;0;0.103*[.I93]/[.$D93];&quot;&quot;)" office:value-type="float" office:value="2.13967112879078" calcext:value-type="float">
            <text:p>2.14</text:p>
          </table:table-cell>
          <table:table-cell table:formula="of:=IF([.$D93]&lt;&gt;0;0.103*[.J93]/[.$D93];&quot;&quot;)" office:value-type="float" office:value="3.24030422477094" calcext:value-type="float">
            <text:p>3.24</text:p>
          </table:table-cell>
          <table:table-cell table:formula="of:=IF([.L93]&lt;&gt;&quot;&quot;;ROUND([.L93];2-(1+INT(LOG10(ABS([.$M93])))));&quot;&quot;)" office:value-type="float" office:value="1.5" calcext:value-type="float">
            <text:p>1.5</text:p>
          </table:table-cell>
          <table:table-cell table:formula="of:=IF([.M93]&lt;&gt;&quot;&quot;;ROUND([.M93];2-(1+INT(LOG10(ABS([.$M93])))));&quot;&quot;)" office:value-type="float" office:value="2.1" calcext:value-type="float">
            <text:p>2.1</text:p>
          </table:table-cell>
          <table:table-cell table:formula="of:=IF([.N93]&lt;&gt;&quot;&quot;;ROUND([.N93];2-(1+INT(LOG10(ABS([.$M93])))));&quot;&quot;)" office:value-type="float" office:value="3.2" calcext:value-type="float">
            <text:p>3.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Pseudo_Mx-1_Mv-100_gDM1_gQ1_TuneCUETP8M1_13TeV-madgraph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08792934664046" calcext:value-type="float">
            <text:p>0.0087929347</text:p>
          </table:table-cell>
          <table:table-cell office:value-type="float" office:value="0.0000387360507" calcext:value-type="float">
            <text:p>3.87360507E-005</text:p>
          </table:table-cell>
          <table:table-cell office:value-type="float" office:value="0.43" calcext:value-type="float">
            <text:p>0.43</text:p>
          </table:table-cell>
          <table:table-cell office:value-type="float" office:value="0.1112" calcext:value-type="float">
            <text:p>0.1112</text:p>
          </table:table-cell>
          <table:table-cell office:value-type="float" office:value="0.1514" calcext:value-type="float">
            <text:p>0.1514</text:p>
          </table:table-cell>
          <table:table-cell office:value-type="float" office:value="0.2197" calcext:value-type="float">
            <text:p>0.2197</text:p>
          </table:table-cell>
          <table:table-cell office:value-type="float" office:value="0.3345" calcext:value-type="float">
            <text:p>0.3345</text:p>
          </table:table-cell>
          <table:table-cell office:value-type="float" office:value="0.5052" calcext:value-type="float">
            <text:p>0.5052</text:p>
          </table:table-cell>
          <table:table-cell table:formula="of:=IF([.$D94]&lt;&gt;0;0.103*[.H94]/[.$D94];&quot;&quot;)" office:value-type="float" office:value="1.77349208151906" calcext:value-type="float">
            <text:p>1.77</text:p>
          </table:table-cell>
          <table:table-cell table:formula="of:=IF([.$D94]&lt;&gt;0;0.103*[.I94]/[.$D94];&quot;&quot;)" office:value-type="float" office:value="2.57355488976048" calcext:value-type="float">
            <text:p>2.57</text:p>
          </table:table-cell>
          <table:table-cell table:formula="of:=IF([.$D94]&lt;&gt;0;0.103*[.J94]/[.$D94];&quot;&quot;)" office:value-type="float" office:value="3.91831638882513" calcext:value-type="float">
            <text:p>3.92</text:p>
          </table:table-cell>
          <table:table-cell table:formula="of:=IF([.L94]&lt;&gt;&quot;&quot;;ROUND([.L94];2-(1+INT(LOG10(ABS([.$M94])))));&quot;&quot;)" office:value-type="float" office:value="1.8" calcext:value-type="float">
            <text:p>1.8</text:p>
          </table:table-cell>
          <table:table-cell table:formula="of:=IF([.M94]&lt;&gt;&quot;&quot;;ROUND([.M94];2-(1+INT(LOG10(ABS([.$M94])))));&quot;&quot;)" office:value-type="float" office:value="2.6" calcext:value-type="float">
            <text:p>2.6</text:p>
          </table:table-cell>
          <table:table-cell table:formula="of:=IF([.N94]&lt;&gt;&quot;&quot;;ROUND([.N94];2-(1+INT(LOG10(ABS([.$M94])))));&quot;&quot;)" office:value-type="float" office:value="3.9" calcext:value-type="float">
            <text:p>3.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Pseudo_Mx-1_Mv-1000_gDM1_gQ1_TuneCUETP8M1_13TeV-madgraph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00021620355725" calcext:value-type="float">
            <text:p>2.1620355725E-005</text:p>
          </table:table-cell>
          <table:table-cell office:value-type="float" office:value="0.000000107047089" calcext:value-type="float">
            <text:p>0.000000107</text:p>
          </table:table-cell>
          <table:table-cell office:value-type="float" office:value="0.89" calcext:value-type="float">
            <text:p>0.89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522" calcext:value-type="float">
            <text:p>0.0522</text:p>
          </table:table-cell>
          <table:table-cell office:value-type="float" office:value="0.0806" calcext:value-type="float">
            <text:p>0.0806</text:p>
          </table:table-cell>
          <table:table-cell office:value-type="float" office:value="0.1339" calcext:value-type="float">
            <text:p>0.1339</text:p>
          </table:table-cell>
          <table:table-cell office:value-type="float" office:value="0.225" calcext:value-type="float">
            <text:p>0.225</text:p>
          </table:table-cell>
          <table:table-cell table:formula="of:=IF([.$D95]&lt;&gt;0;0.103*[.H95]/[.$D95];&quot;&quot;)" office:value-type="float" office:value="248.682309781931" calcext:value-type="float">
            <text:p>248.68</text:p>
          </table:table-cell>
          <table:table-cell table:formula="of:=IF([.$D95]&lt;&gt;0;0.103*[.I95]/[.$D95];&quot;&quot;)" office:value-type="float" office:value="383.980731195855" calcext:value-type="float">
            <text:p>383.98</text:p>
          </table:table-cell>
          <table:table-cell table:formula="of:=IF([.$D95]&lt;&gt;0;0.103*[.J95]/[.$D95];&quot;&quot;)" office:value-type="float" office:value="637.903472793115" calcext:value-type="float">
            <text:p>637.90</text:p>
          </table:table-cell>
          <table:table-cell table:formula="of:=IF([.L95]&lt;&gt;&quot;&quot;;ROUND([.L95];2-(1+INT(LOG10(ABS([.$M95])))));&quot;&quot;)" office:value-type="float" office:value="250" calcext:value-type="float">
            <text:p>250</text:p>
          </table:table-cell>
          <table:table-cell table:formula="of:=IF([.M95]&lt;&gt;&quot;&quot;;ROUND([.M95];2-(1+INT(LOG10(ABS([.$M95])))));&quot;&quot;)" office:value-type="float" office:value="380" calcext:value-type="float">
            <text:p>380</text:p>
          </table:table-cell>
          <table:table-cell table:formula="of:=IF([.N95]&lt;&gt;&quot;&quot;;ROUND([.N95];2-(1+INT(LOG10(ABS([.$M95])))));&quot;&quot;)" office:value-type="float" office:value="640" calcext:value-type="float">
            <text:p>64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Pseudo_Mx-1_Mv-20_gDM1_gQ1_TuneCUETP8M1_13TeV-madgraph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10127409943178" calcext:value-type="float">
            <text:p>0.0101274099</text:p>
          </table:table-cell>
          <table:table-cell office:value-type="float" office:value="0.0000335680504" calcext:value-type="float">
            <text:p>3.35680504E-005</text:p>
          </table:table-cell>
          <table:table-cell office:value-type="float" office:value="0.42" calcext:value-type="float">
            <text:p>0.42</text:p>
          </table:table-cell>
          <table:table-cell office:value-type="float" office:value="0.1036" calcext:value-type="float">
            <text:p>0.1036</text:p>
          </table:table-cell>
          <table:table-cell office:value-type="float" office:value="0.1409" calcext:value-type="float">
            <text:p>0.1409</text:p>
          </table:table-cell>
          <table:table-cell office:value-type="float" office:value="0.2041" calcext:value-type="float">
            <text:p>0.2041</text:p>
          </table:table-cell>
          <table:table-cell office:value-type="float" office:value="0.3107" calcext:value-type="float">
            <text:p>0.3107</text:p>
          </table:table-cell>
          <table:table-cell office:value-type="float" office:value="0.4669" calcext:value-type="float">
            <text:p>0.4669</text:p>
          </table:table-cell>
          <table:table-cell table:formula="of:=IF([.$D96]&lt;&gt;0;0.103*[.H96]/[.$D96];&quot;&quot;)" office:value-type="float" office:value="1.43301200222235" calcext:value-type="float">
            <text:p>1.43</text:p>
          </table:table-cell>
          <table:table-cell table:formula="of:=IF([.$D96]&lt;&gt;0;0.103*[.I96]/[.$D96];&quot;&quot;)" office:value-type="float" office:value="2.07578246737815" calcext:value-type="float">
            <text:p>2.08</text:p>
          </table:table-cell>
          <table:table-cell table:formula="of:=IF([.$D96]&lt;&gt;0;0.103*[.J96]/[.$D96];&quot;&quot;)" office:value-type="float" office:value="3.15994910639094" calcext:value-type="float">
            <text:p>3.16</text:p>
          </table:table-cell>
          <table:table-cell table:formula="of:=IF([.L96]&lt;&gt;&quot;&quot;;ROUND([.L96];2-(1+INT(LOG10(ABS([.$M96])))));&quot;&quot;)" office:value-type="float" office:value="1.4" calcext:value-type="float">
            <text:p>1.4</text:p>
          </table:table-cell>
          <table:table-cell table:formula="of:=IF([.M96]&lt;&gt;&quot;&quot;;ROUND([.M96];2-(1+INT(LOG10(ABS([.$M96])))));&quot;&quot;)" office:value-type="float" office:value="2.1" calcext:value-type="float">
            <text:p>2.1</text:p>
          </table:table-cell>
          <table:table-cell table:formula="of:=IF([.N96]&lt;&gt;&quot;&quot;;ROUND([.N96];2-(1+INT(LOG10(ABS([.$M96])))));&quot;&quot;)" office:value-type="float" office:value="3.2" calcext:value-type="float">
            <text:p>3.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Pseudo_Mx-1_Mv-300_gDM1_gQ1_TuneCUETP8M1_13TeV-madgraph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002543656793448" calcext:value-type="float">
            <text:p>0.0025436568</text:p>
          </table:table-cell>
          <table:table-cell office:value-type="float" office:value="0.000014388674752" calcext:value-type="float">
            <text:p>1.4388674752E-005</text:p>
          </table:table-cell>
          <table:table-cell office:value-type="float" office:value="1.07" calcext:value-type="float">
            <text:p>1.07</text:p>
          </table:table-cell>
          <table:table-cell office:value-type="float" office:value="0.0804" calcext:value-type="float">
            <text:p>0.0804</text:p>
          </table:table-cell>
          <table:table-cell office:value-type="float" office:value="0.1102" calcext:value-type="float">
            <text:p>0.1102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2576" calcext:value-type="float">
            <text:p>0.2576</text:p>
          </table:table-cell>
          <table:table-cell office:value-type="float" office:value="0.4027" calcext:value-type="float">
            <text:p>0.4027</text:p>
          </table:table-cell>
          <table:table-cell table:formula="of:=IF([.$D97]&lt;&gt;0;0.103*[.H97]/[.$D97];&quot;&quot;)" office:value-type="float" office:value="4.46231583963572" calcext:value-type="float">
            <text:p>4.46</text:p>
          </table:table-cell>
          <table:table-cell table:formula="of:=IF([.$D97]&lt;&gt;0;0.103*[.I97]/[.$D97];&quot;&quot;)" office:value-type="float" office:value="6.64488229840491" calcext:value-type="float">
            <text:p>6.64</text:p>
          </table:table-cell>
          <table:table-cell table:formula="of:=IF([.$D97]&lt;&gt;0;0.103*[.J97]/[.$D97];&quot;&quot;)" office:value-type="float" office:value="10.43096697178" calcext:value-type="float">
            <text:p>10.43</text:p>
          </table:table-cell>
          <table:table-cell table:formula="of:=IF([.L97]&lt;&gt;&quot;&quot;;ROUND([.L97];2-(1+INT(LOG10(ABS([.$M97])))));&quot;&quot;)" office:value-type="float" office:value="4.5" calcext:value-type="float">
            <text:p>4.5</text:p>
          </table:table-cell>
          <table:table-cell table:formula="of:=IF([.M97]&lt;&gt;&quot;&quot;;ROUND([.M97];2-(1+INT(LOG10(ABS([.$M97])))));&quot;&quot;)" office:value-type="float" office:value="6.6" calcext:value-type="float">
            <text:p>6.6</text:p>
          </table:table-cell>
          <table:table-cell table:formula="of:=IF([.N97]&lt;&gt;&quot;&quot;;ROUND([.N97];2-(1+INT(LOG10(ABS([.$M97])))));&quot;&quot;)" office:value-type="float" office:value="10.4" calcext:value-type="float">
            <text:p>10.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Pseudo_Mx-1_Mv-350_gDM1_gQ1_TuneCUETP8M1_13TeV-madgraph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0.00148152132655" calcext:value-type="float">
            <text:p>0.0014815213</text:p>
          </table:table-cell>
          <table:table-cell office:value-type="float" office:value="0.000006692192641" calcext:value-type="float">
            <text:p>6.692192641E-006</text:p>
          </table:table-cell>
          <table:table-cell office:value-type="float" office:value="1.12" calcext:value-type="float">
            <text:p>1.12</text:p>
          </table:table-cell>
          <table:table-cell office:value-type="float" office:value="0.0762" calcext:value-type="float">
            <text:p>0.0762</text:p>
          </table:table-cell>
          <table:table-cell office:value-type="float" office:value="0.1048" calcext:value-type="float">
            <text:p>0.1048</text:p>
          </table:table-cell>
          <table:table-cell office:value-type="float" office:value="0.1567" calcext:value-type="float">
            <text:p>0.1567</text:p>
          </table:table-cell>
          <table:table-cell office:value-type="float" office:value="0.2473" calcext:value-type="float">
            <text:p>0.2473</text:p>
          </table:table-cell>
          <table:table-cell office:value-type="float" office:value="0.3888" calcext:value-type="float">
            <text:p>0.3888</text:p>
          </table:table-cell>
          <table:table-cell table:formula="of:=IF([.$D98]&lt;&gt;0;0.103*[.H98]/[.$D98];&quot;&quot;)" office:value-type="float" office:value="7.28602403931423" calcext:value-type="float">
            <text:p>7.29</text:p>
          </table:table-cell>
          <table:table-cell table:formula="of:=IF([.$D98]&lt;&gt;0;0.103*[.I98]/[.$D98];&quot;&quot;)" office:value-type="float" office:value="10.8942744938983" calcext:value-type="float">
            <text:p>10.89</text:p>
          </table:table-cell>
          <table:table-cell table:formula="of:=IF([.$D98]&lt;&gt;0;0.103*[.J98]/[.$D98];&quot;&quot;)" office:value-type="float" office:value="17.1930700851375" calcext:value-type="float">
            <text:p>17.19</text:p>
          </table:table-cell>
          <table:table-cell table:formula="of:=IF([.L98]&lt;&gt;&quot;&quot;;ROUND([.L98];2-(1+INT(LOG10(ABS([.$M98])))));&quot;&quot;)" office:value-type="float" office:value="7" calcext:value-type="float">
            <text:p>7</text:p>
          </table:table-cell>
          <table:table-cell table:formula="of:=IF([.M98]&lt;&gt;&quot;&quot;;ROUND([.M98];2-(1+INT(LOG10(ABS([.$M98])))));&quot;&quot;)" office:value-type="float" office:value="11" calcext:value-type="float">
            <text:p>11</text:p>
          </table:table-cell>
          <table:table-cell table:formula="of:=IF([.N98]&lt;&gt;&quot;&quot;;ROUND([.N98];2-(1+INT(LOG10(ABS([.$M98])))));&quot;&quot;)"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Pseudo_Mx-1_Mv-400_gDM1_gQ1_TuneCUETP8M1_13TeV-madgraph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000683168065113" calcext:value-type="float">
            <text:p>0.0006831681</text:p>
          </table:table-cell>
          <table:table-cell office:value-type="float" office:value="0.000003237677096" calcext:value-type="float">
            <text:p>3.237677096E-006</text:p>
          </table:table-cell>
          <table:table-cell office:value-type="float" office:value="1.48" calcext:value-type="float">
            <text:p>1.48</text:p>
          </table:table-cell>
          <table:table-cell office:value-type="float" office:value="0.0658" calcext:value-type="float">
            <text:p>0.0658</text:p>
          </table:table-cell>
          <table:table-cell office:value-type="float" office:value="0.091" calcext:value-type="float">
            <text:p>0.091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2145" calcext:value-type="float">
            <text:p>0.2145</text:p>
          </table:table-cell>
          <table:table-cell office:value-type="float" office:value="0.339" calcext:value-type="float">
            <text:p>0.339</text:p>
          </table:table-cell>
          <table:table-cell table:formula="of:=IF([.$D99]&lt;&gt;0;0.103*[.H99]/[.$D99];&quot;&quot;)" office:value-type="float" office:value="13.7199036059299" calcext:value-type="float">
            <text:p>13.72</text:p>
          </table:table-cell>
          <table:table-cell table:formula="of:=IF([.$D99]&lt;&gt;0;0.103*[.I99]/[.$D99];&quot;&quot;)" office:value-type="float" office:value="20.3989336031024" calcext:value-type="float">
            <text:p>20.40</text:p>
          </table:table-cell>
          <table:table-cell table:formula="of:=IF([.$D99]&lt;&gt;0;0.103*[.J99]/[.$D99];&quot;&quot;)" office:value-type="float" office:value="32.3397727854062" calcext:value-type="float">
            <text:p>32.34</text:p>
          </table:table-cell>
          <table:table-cell table:formula="of:=IF([.L99]&lt;&gt;&quot;&quot;;ROUND([.L99];2-(1+INT(LOG10(ABS([.$M99])))));&quot;&quot;)" office:value-type="float" office:value="14" calcext:value-type="float">
            <text:p>14</text:p>
          </table:table-cell>
          <table:table-cell table:formula="of:=IF([.M99]&lt;&gt;&quot;&quot;;ROUND([.M99];2-(1+INT(LOG10(ABS([.$M99])))));&quot;&quot;)" office:value-type="float" office:value="20" calcext:value-type="float">
            <text:p>20</text:p>
          </table:table-cell>
          <table:table-cell table:formula="of:=IF([.N99]&lt;&gt;&quot;&quot;;ROUND([.N99];2-(1+INT(LOG10(ABS([.$M99])))));&quot;&quot;)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Pseudo_Mx-1_Mv-50_gDM1_gQ1_TuneCUETP8M1_13TeV-madgraph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0971668755413" calcext:value-type="float">
            <text:p>0.0097166876</text:p>
          </table:table-cell>
          <table:table-cell office:value-type="float" office:value="0.000034048001424" calcext:value-type="float">
            <text:p>0.000034048</text:p>
          </table:table-cell>
          <table:table-cell office:value-type="float" office:value="1.2" calcext:value-type="float">
            <text:p>1.2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138" calcext:value-type="float">
            <text:p>0.138</text:p>
          </table:table-cell>
          <table:table-cell office:value-type="float" office:value="0.2002" calcext:value-type="float">
            <text:p>0.2002</text:p>
          </table:table-cell>
          <table:table-cell office:value-type="float" office:value="0.3031" calcext:value-type="float">
            <text:p>0.3031</text:p>
          </table:table-cell>
          <table:table-cell office:value-type="float" office:value="0.4548" calcext:value-type="float">
            <text:p>0.4548</text:p>
          </table:table-cell>
          <table:table-cell table:formula="of:=IF([.$D100]&lt;&gt;0;0.103*[.H100]/[.$D100];&quot;&quot;)" office:value-type="float" office:value="1.46284419673024" calcext:value-type="float">
            <text:p>1.46</text:p>
          </table:table-cell>
          <table:table-cell table:formula="of:=IF([.$D100]&lt;&gt;0;0.103*[.I100]/[.$D100];&quot;&quot;)" office:value-type="float" office:value="2.12218411728546" calcext:value-type="float">
            <text:p>2.12</text:p>
          </table:table-cell>
          <table:table-cell table:formula="of:=IF([.$D100]&lt;&gt;0;0.103*[.J100]/[.$D100];&quot;&quot;)" office:value-type="float" office:value="3.21295707267344" calcext:value-type="float">
            <text:p>3.21</text:p>
          </table:table-cell>
          <table:table-cell table:formula="of:=IF([.L100]&lt;&gt;&quot;&quot;;ROUND([.L100];2-(1+INT(LOG10(ABS([.$M100])))));&quot;&quot;)" office:value-type="float" office:value="1.5" calcext:value-type="float">
            <text:p>1.5</text:p>
          </table:table-cell>
          <table:table-cell table:formula="of:=IF([.M100]&lt;&gt;&quot;&quot;;ROUND([.M100];2-(1+INT(LOG10(ABS([.$M100])))));&quot;&quot;)" office:value-type="float" office:value="2.1" calcext:value-type="float">
            <text:p>2.1</text:p>
          </table:table-cell>
          <table:table-cell table:formula="of:=IF([.N100]&lt;&gt;&quot;&quot;;ROUND([.N100];2-(1+INT(LOG10(ABS([.$M100])))));&quot;&quot;)" office:value-type="float" office:value="3.2" calcext:value-type="float">
            <text:p>3.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Pseudo_Mx-1_Mv-500_gDM1_gQ1_TuneCUETP8M1_13TeV-madgraph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000323108414976" calcext:value-type="float">
            <text:p>0.0003231084</text:p>
          </table:table-cell>
          <table:table-cell office:value-type="float" office:value="0.000001261785008" calcext:value-type="float">
            <text:p>1.261785008E-006</text:p>
          </table:table-cell>
          <table:table-cell office:value-type="float" office:value="0.84" calcext:value-type="float">
            <text:p>0.84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709" calcext:value-type="float">
            <text:p>0.0709</text:p>
          </table:table-cell>
          <table:table-cell office:value-type="float" office:value="0.1069" calcext:value-type="float">
            <text:p>0.1069</text:p>
          </table:table-cell>
          <table:table-cell office:value-type="float" office:value="0.1709" calcext:value-type="float">
            <text:p>0.1709</text:p>
          </table:table-cell>
          <table:table-cell office:value-type="float" office:value="0.2733" calcext:value-type="float">
            <text:p>0.2733</text:p>
          </table:table-cell>
          <table:table-cell table:formula="of:=IF([.$D101]&lt;&gt;0;0.103*[.H101]/[.$D101];&quot;&quot;)" office:value-type="float" office:value="22.6013921690725" calcext:value-type="float">
            <text:p>22.60</text:p>
          </table:table-cell>
          <table:table-cell table:formula="of:=IF([.$D101]&lt;&gt;0;0.103*[.I101]/[.$D101];&quot;&quot;)" office:value-type="float" office:value="34.0774164016058" calcext:value-type="float">
            <text:p>34.08</text:p>
          </table:table-cell>
          <table:table-cell table:formula="of:=IF([.$D101]&lt;&gt;0;0.103*[.J101]/[.$D101];&quot;&quot;)" office:value-type="float" office:value="54.4792372594428" calcext:value-type="float">
            <text:p>54.48</text:p>
          </table:table-cell>
          <table:table-cell table:formula="of:=IF([.L101]&lt;&gt;&quot;&quot;;ROUND([.L101];2-(1+INT(LOG10(ABS([.$M101])))));&quot;&quot;)" office:value-type="float" office:value="23" calcext:value-type="float">
            <text:p>23</text:p>
          </table:table-cell>
          <table:table-cell table:formula="of:=IF([.M101]&lt;&gt;&quot;&quot;;ROUND([.M101];2-(1+INT(LOG10(ABS([.$M101])))));&quot;&quot;)" office:value-type="float" office:value="34" calcext:value-type="float">
            <text:p>34</text:p>
          </table:table-cell>
          <table:table-cell table:formula="of:=IF([.N101]&lt;&gt;&quot;&quot;;ROUND([.N101];2-(1+INT(LOG10(ABS([.$M101])))));&quot;&quot;)" office:value-type="float" office:value="54" calcext:value-type="float">
            <text:p>5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Pseudo_Mx-1_Mv-750_gDM1_gQ1_TuneCUETP8M1_13TeV-madgraph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office:value-type="float" office:value="0.000070242255862" calcext:value-type="float">
            <text:p>7.0242255862E-005</text:p>
          </table:table-cell>
          <table:table-cell office:value-type="float" office:value="0.000000286052183" calcext:value-type="float">
            <text:p>2.86052183E-007</text:p>
          </table:table-cell>
          <table:table-cell office:value-type="float" office:value="0.6" calcext:value-type="float">
            <text:p>0.6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0923" calcext:value-type="float">
            <text:p>0.0923</text:p>
          </table:table-cell>
          <table:table-cell office:value-type="float" office:value="0.1504" calcext:value-type="float">
            <text:p>0.1504</text:p>
          </table:table-cell>
          <table:table-cell office:value-type="float" office:value="0.245" calcext:value-type="float">
            <text:p>0.245</text:p>
          </table:table-cell>
          <table:table-cell table:formula="of:=IF([.$D102]&lt;&gt;0;0.103*[.H102]/[.$D102];&quot;&quot;)" office:value-type="float" office:value="89.0076766936851" calcext:value-type="float">
            <text:p>89.01</text:p>
          </table:table-cell>
          <table:table-cell table:formula="of:=IF([.$D102]&lt;&gt;0;0.103*[.I102]/[.$D102];&quot;&quot;)" office:value-type="float" office:value="135.344457311814" calcext:value-type="float">
            <text:p>135.34</text:p>
          </table:table-cell>
          <table:table-cell table:formula="of:=IF([.$D102]&lt;&gt;0;0.103*[.J102]/[.$D102];&quot;&quot;)" office:value-type="float" office:value="220.539614081223" calcext:value-type="float">
            <text:p>220.54</text:p>
          </table:table-cell>
          <table:table-cell table:formula="of:=IF([.L102]&lt;&gt;&quot;&quot;;ROUND([.L102];2-(1+INT(LOG10(ABS([.$M102])))));&quot;&quot;)" office:value-type="float" office:value="90" calcext:value-type="float">
            <text:p>90</text:p>
          </table:table-cell>
          <table:table-cell table:formula="of:=IF([.M102]&lt;&gt;&quot;&quot;;ROUND([.M102];2-(1+INT(LOG10(ABS([.$M102])))));&quot;&quot;)" office:value-type="float" office:value="140" calcext:value-type="float">
            <text:p>140</text:p>
          </table:table-cell>
          <table:table-cell table:formula="of:=IF([.N102]&lt;&gt;&quot;&quot;;ROUND([.N102];2-(1+INT(LOG10(ABS([.$M102])))));&quot;&quot;)" office:value-type="float" office:value="220" calcext:value-type="float">
            <text:p>2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Pseudo_Mx-10_Mv-10_gDM1_gQ1_TuneCUETP8M1_13TeV-madgraph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005603429693" calcext:value-type="float">
            <text:p>0.000560343</text:p>
          </table:table-cell>
          <table:table-cell office:value-type="float" office:value="0.000004003074445" calcext:value-type="float">
            <text:p>4.003074445E-006</text:p>
          </table:table-cell>
          <table:table-cell office:value-type="float" office:value="0.46" calcext:value-type="float">
            <text:p>0.46</text:p>
          </table:table-cell>
          <table:table-cell office:value-type="float" office:value="0.0988" calcext:value-type="float">
            <text:p>0.0988</text:p>
          </table:table-cell>
          <table:table-cell office:value-type="float" office:value="0.1339" calcext:value-type="float">
            <text:p>0.1339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2973" calcext:value-type="float">
            <text:p>0.2973</text:p>
          </table:table-cell>
          <table:table-cell office:value-type="float" office:value="0.4491" calcext:value-type="float">
            <text:p>0.4491</text:p>
          </table:table-cell>
          <table:table-cell table:formula="of:=IF([.$D103]&lt;&gt;0;0.103*[.H103]/[.$D103];&quot;&quot;)" office:value-type="float" office:value="24.6129616246084" calcext:value-type="float">
            <text:p>24.61</text:p>
          </table:table-cell>
          <table:table-cell table:formula="of:=IF([.$D103]&lt;&gt;0;0.103*[.I103]/[.$D103];&quot;&quot;)" office:value-type="float" office:value="35.8992636690516" calcext:value-type="float">
            <text:p>35.90</text:p>
          </table:table-cell>
          <table:table-cell table:formula="of:=IF([.$D103]&lt;&gt;0;0.103*[.J103]/[.$D103];&quot;&quot;)" office:value-type="float" office:value="54.6484950783874" calcext:value-type="float">
            <text:p>54.65</text:p>
          </table:table-cell>
          <table:table-cell table:formula="of:=IF([.L103]&lt;&gt;&quot;&quot;;ROUND([.L103];2-(1+INT(LOG10(ABS([.$M103])))));&quot;&quot;)" office:value-type="float" office:value="25" calcext:value-type="float">
            <text:p>25</text:p>
          </table:table-cell>
          <table:table-cell table:formula="of:=IF([.M103]&lt;&gt;&quot;&quot;;ROUND([.M103];2-(1+INT(LOG10(ABS([.$M103])))));&quot;&quot;)" office:value-type="float" office:value="36" calcext:value-type="float">
            <text:p>36</text:p>
          </table:table-cell>
          <table:table-cell table:formula="of:=IF([.N103]&lt;&gt;&quot;&quot;;ROUND([.N103];2-(1+INT(LOG10(ABS([.$M103])))));&quot;&quot;)" office:value-type="float" office:value="55" calcext:value-type="float">
            <text:p>5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Pseudo_Mx-10_Mv-100_gDM1_gQ1_TuneCUETP8M1_13TeV-madgraph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08705653405758" calcext:value-type="float">
            <text:p>0.0087056534</text:p>
          </table:table-cell>
          <table:table-cell office:value-type="float" office:value="0.000030306139698" calcext:value-type="float">
            <text:p>3.0306139698E-005</text:p>
          </table:table-cell>
          <table:table-cell office:value-type="float" office:value="1.45" calcext:value-type="float">
            <text:p>1.45</text:p>
          </table:table-cell>
          <table:table-cell office:value-type="float" office:value="0.1052" calcext:value-type="float">
            <text:p>0.1052</text:p>
          </table:table-cell>
          <table:table-cell office:value-type="float" office:value="0.1434" calcext:value-type="float">
            <text:p>0.1434</text:p>
          </table:table-cell>
          <table:table-cell office:value-type="float" office:value="0.208" calcext:value-type="float">
            <text:p>0.208</text:p>
          </table:table-cell>
          <table:table-cell office:value-type="float" office:value="0.3166" calcext:value-type="float">
            <text:p>0.3166</text:p>
          </table:table-cell>
          <table:table-cell office:value-type="float" office:value="0.4783" calcext:value-type="float">
            <text:p>0.4783</text:p>
          </table:table-cell>
          <table:table-cell table:formula="of:=IF([.$D104]&lt;&gt;0;0.103*[.H104]/[.$D104];&quot;&quot;)" office:value-type="float" office:value="1.69662164476142" calcext:value-type="float">
            <text:p>1.70</text:p>
          </table:table-cell>
          <table:table-cell table:formula="of:=IF([.$D104]&lt;&gt;0;0.103*[.I104]/[.$D104];&quot;&quot;)" office:value-type="float" office:value="2.46092958235966" calcext:value-type="float">
            <text:p>2.46</text:p>
          </table:table-cell>
          <table:table-cell table:formula="of:=IF([.$D104]&lt;&gt;0;0.103*[.J104]/[.$D104];&quot;&quot;)" office:value-type="float" office:value="3.74581877776475" calcext:value-type="float">
            <text:p>3.75</text:p>
          </table:table-cell>
          <table:table-cell table:formula="of:=IF([.L104]&lt;&gt;&quot;&quot;;ROUND([.L104];2-(1+INT(LOG10(ABS([.$M104])))));&quot;&quot;)" office:value-type="float" office:value="1.7" calcext:value-type="float">
            <text:p>1.7</text:p>
          </table:table-cell>
          <table:table-cell table:formula="of:=IF([.M104]&lt;&gt;&quot;&quot;;ROUND([.M104];2-(1+INT(LOG10(ABS([.$M104])))));&quot;&quot;)" office:value-type="float" office:value="2.5" calcext:value-type="float">
            <text:p>2.5</text:p>
          </table:table-cell>
          <table:table-cell table:formula="of:=IF([.N104]&lt;&gt;&quot;&quot;;ROUND([.N104];2-(1+INT(LOG10(ABS([.$M104])))));&quot;&quot;)" office:value-type="float" office:value="3.7" calcext:value-type="float">
            <text:p>3.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Pseudo_Mx-10_Mv-50_gDM1_gQ1_TuneCUETP8M1_13TeV-madgraph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009716679132314" calcext:value-type="float">
            <text:p>0.0097166791</text:p>
          </table:table-cell>
          <table:table-cell office:value-type="float" office:value="0.000033433265681" calcext:value-type="float">
            <text:p>3.3433265681E-005</text:p>
          </table:table-cell>
          <table:table-cell office:value-type="float" office:value="1.12" calcext:value-type="float">
            <text:p>1.12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1412" calcext:value-type="float">
            <text:p>0.1412</text:p>
          </table:table-cell>
          <table:table-cell office:value-type="float" office:value="0.2061" calcext:value-type="float">
            <text:p>0.2061</text:p>
          </table:table-cell>
          <table:table-cell office:value-type="float" office:value="0.3137" calcext:value-type="float">
            <text:p>0.3137</text:p>
          </table:table-cell>
          <table:table-cell office:value-type="float" office:value="0.4738" calcext:value-type="float">
            <text:p>0.4738</text:p>
          </table:table-cell>
          <table:table-cell table:formula="of:=IF([.$D105]&lt;&gt;0;0.103*[.H105]/[.$D105];&quot;&quot;)" office:value-type="float" office:value="1.4967665188854" calcext:value-type="float">
            <text:p>1.50</text:p>
          </table:table-cell>
          <table:table-cell table:formula="of:=IF([.$D105]&lt;&gt;0;0.103*[.I105]/[.$D105];&quot;&quot;)" office:value-type="float" office:value="2.18472790044108" calcext:value-type="float">
            <text:p>2.18</text:p>
          </table:table-cell>
          <table:table-cell table:formula="of:=IF([.$D105]&lt;&gt;0;0.103*[.J105]/[.$D105];&quot;&quot;)" office:value-type="float" office:value="3.32532334967669" calcext:value-type="float">
            <text:p>3.33</text:p>
          </table:table-cell>
          <table:table-cell table:formula="of:=IF([.L105]&lt;&gt;&quot;&quot;;ROUND([.L105];2-(1+INT(LOG10(ABS([.$M105])))));&quot;&quot;)" office:value-type="float" office:value="1.5" calcext:value-type="float">
            <text:p>1.5</text:p>
          </table:table-cell>
          <table:table-cell table:formula="of:=IF([.M105]&lt;&gt;&quot;&quot;;ROUND([.M105];2-(1+INT(LOG10(ABS([.$M105])))));&quot;&quot;)" office:value-type="float" office:value="2.2" calcext:value-type="float">
            <text:p>2.2</text:p>
          </table:table-cell>
          <table:table-cell table:formula="of:=IF([.N105]&lt;&gt;&quot;&quot;;ROUND([.N105];2-(1+INT(LOG10(ABS([.$M105])))));&quot;&quot;)" office:value-type="float" office:value="3.3" calcext:value-type="float">
            <text:p>3.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Pseudo_Mx-100_Mv-300_gDM1_gQ1_TuneCUETP8M1_13TeV-madgraph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0.002548139943699" calcext:value-type="float">
            <text:p>0.0025481399</text:p>
          </table:table-cell>
          <table:table-cell office:value-type="float" office:value="0.000011737607906" calcext:value-type="float">
            <text:p>1.1737607906E-005</text:p>
          </table:table-cell>
          <table:table-cell office:value-type="float" office:value="0.74" calcext:value-type="float">
            <text:p>0.74</text:p>
          </table:table-cell>
          <table:table-cell office:value-type="float" office:value="0.0831" calcext:value-type="float">
            <text:p>0.0831</text:p>
          </table:table-cell>
          <table:table-cell office:value-type="float" office:value="0.1144" calcext:value-type="float">
            <text:p>0.1144</text:p>
          </table:table-cell>
          <table:table-cell office:value-type="float" office:value="0.1694" calcext:value-type="float">
            <text:p>0.1694</text:p>
          </table:table-cell>
          <table:table-cell office:value-type="float" office:value="0.266" calcext:value-type="float">
            <text:p>0.266</text:p>
          </table:table-cell>
          <table:table-cell office:value-type="float" office:value="0.4179" calcext:value-type="float">
            <text:p>0.4179</text:p>
          </table:table-cell>
          <table:table-cell table:formula="of:=IF([.$D106]&lt;&gt;0;0.103*[.H106]/[.$D106];&quot;&quot;)" office:value-type="float" office:value="4.62423581920503" calcext:value-type="float">
            <text:p>4.62</text:p>
          </table:table-cell>
          <table:table-cell table:formula="of:=IF([.$D106]&lt;&gt;0;0.103*[.I106]/[.$D106];&quot;&quot;)" office:value-type="float" office:value="6.84742611689975" calcext:value-type="float">
            <text:p>6.85</text:p>
          </table:table-cell>
          <table:table-cell table:formula="of:=IF([.$D106]&lt;&gt;0;0.103*[.J106]/[.$D106];&quot;&quot;)" office:value-type="float" office:value="10.7521567124872" calcext:value-type="float">
            <text:p>10.75</text:p>
          </table:table-cell>
          <table:table-cell table:formula="of:=IF([.L106]&lt;&gt;&quot;&quot;;ROUND([.L106];2-(1+INT(LOG10(ABS([.$M106])))));&quot;&quot;)" office:value-type="float" office:value="4.6" calcext:value-type="float">
            <text:p>4.6</text:p>
          </table:table-cell>
          <table:table-cell table:formula="of:=IF([.M106]&lt;&gt;&quot;&quot;;ROUND([.M106];2-(1+INT(LOG10(ABS([.$M106])))));&quot;&quot;)" office:value-type="float" office:value="6.8" calcext:value-type="float">
            <text:p>6.8</text:p>
          </table:table-cell>
          <table:table-cell table:formula="of:=IF([.N106]&lt;&gt;&quot;&quot;;ROUND([.N106];2-(1+INT(LOG10(ABS([.$M106])))));&quot;&quot;)" office:value-type="float" office:value="10.8" calcext:value-type="float">
            <text:p>10.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Pseudo_Mx-100_Mv-350_gDM1_gQ1_TuneCUETP8M1_13TeV-madgraph</text:p>
          </table:table-cell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 office:value-type="float" office:value="0.00138131081514" calcext:value-type="float">
            <text:p>0.0013813108</text:p>
          </table:table-cell>
          <table:table-cell office:value-type="float" office:value="0.000014163919807" calcext:value-type="float">
            <text:p>1.4163919807E-005</text:p>
          </table:table-cell>
          <table:table-cell office:value-type="float" office:value="1.59" calcext:value-type="float">
            <text:p>1.59</text:p>
          </table:table-cell>
          <table:table-cell office:value-type="float" office:value="0.0775" calcext:value-type="float">
            <text:p>0.0775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4027" calcext:value-type="float">
            <text:p>0.4027</text:p>
          </table:table-cell>
          <table:table-cell table:formula="of:=IF([.$D107]&lt;&gt;0;0.103*[.H107]/[.$D107];&quot;&quot;)" office:value-type="float" office:value="7.98610991754375" calcext:value-type="float">
            <text:p>7.99</text:p>
          </table:table-cell>
          <table:table-cell table:formula="of:=IF([.$D107]&lt;&gt;0;0.103*[.I107]/[.$D107];&quot;&quot;)" office:value-type="float" office:value="11.9754365336837" calcext:value-type="float">
            <text:p>11.98</text:p>
          </table:table-cell>
          <table:table-cell table:formula="of:=IF([.$D107]&lt;&gt;0;0.103*[.J107]/[.$D107];&quot;&quot;)" office:value-type="float" office:value="18.9996340521956" calcext:value-type="float">
            <text:p>19.00</text:p>
          </table:table-cell>
          <table:table-cell table:formula="of:=IF([.L107]&lt;&gt;&quot;&quot;;ROUND([.L107];2-(1+INT(LOG10(ABS([.$M107])))));&quot;&quot;)" office:value-type="float" office:value="8" calcext:value-type="float">
            <text:p>8</text:p>
          </table:table-cell>
          <table:table-cell table:formula="of:=IF([.M107]&lt;&gt;&quot;&quot;;ROUND([.M107];2-(1+INT(LOG10(ABS([.$M107])))));&quot;&quot;)" office:value-type="float" office:value="12" calcext:value-type="float">
            <text:p>12</text:p>
          </table:table-cell>
          <table:table-cell table:formula="of:=IF([.N107]&lt;&gt;&quot;&quot;;ROUND([.N107];2-(1+INT(LOG10(ABS([.$M107])))));&quot;&quot;)"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Pseudo_Mx-100_Mv-500_gDM1_gQ1_TuneCUETP8M1_13TeV-madgraph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.000287514222865" calcext:value-type="float">
            <text:p>0.0002875142</text:p>
          </table:table-cell>
          <table:table-cell office:value-type="float" office:value="0.000002347549654" calcext:value-type="float">
            <text:p>2.347549654E-006</text:p>
          </table:table-cell>
          <table:table-cell office:value-type="float" office:value="0.76" calcext:value-type="float">
            <text:p>0.76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1094" calcext:value-type="float">
            <text:p>0.1094</text:p>
          </table:table-cell>
          <table:table-cell office:value-type="float" office:value="0.1748" calcext:value-type="float">
            <text:p>0.1748</text:p>
          </table:table-cell>
          <table:table-cell office:value-type="float" office:value="0.282" calcext:value-type="float">
            <text:p>0.282</text:p>
          </table:table-cell>
          <table:table-cell table:formula="of:=IF([.$D108]&lt;&gt;0;0.103*[.H108]/[.$D108];&quot;&quot;)" office:value-type="float" office:value="25.9726281558819" calcext:value-type="float">
            <text:p>25.97</text:p>
          </table:table-cell>
          <table:table-cell table:formula="of:=IF([.$D108]&lt;&gt;0;0.103*[.I108]/[.$D108];&quot;&quot;)" office:value-type="float" office:value="39.1918002793583" calcext:value-type="float">
            <text:p>39.19</text:p>
          </table:table-cell>
          <table:table-cell table:formula="of:=IF([.$D108]&lt;&gt;0;0.103*[.J108]/[.$D108];&quot;&quot;)" office:value-type="float" office:value="62.6209020916987" calcext:value-type="float">
            <text:p>62.62</text:p>
          </table:table-cell>
          <table:table-cell table:formula="of:=IF([.L108]&lt;&gt;&quot;&quot;;ROUND([.L108];2-(1+INT(LOG10(ABS([.$M108])))));&quot;&quot;)" office:value-type="float" office:value="26" calcext:value-type="float">
            <text:p>26</text:p>
          </table:table-cell>
          <table:table-cell table:formula="of:=IF([.M108]&lt;&gt;&quot;&quot;;ROUND([.M108];2-(1+INT(LOG10(ABS([.$M108])))));&quot;&quot;)" office:value-type="float" office:value="39" calcext:value-type="float">
            <text:p>39</text:p>
          </table:table-cell>
          <table:table-cell table:formula="of:=IF([.N108]&lt;&gt;&quot;&quot;;ROUND([.N108];2-(1+INT(LOG10(ABS([.$M108])))));&quot;&quot;)" office:value-type="float" office:value="63" calcext:value-type="float">
            <text:p>6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Pseudo_Mx-100_Mv-750_gDM1_gQ1_TuneCUETP8M1_13TeV-madgraph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0.000067835326546" calcext:value-type="float">
            <text:p>6.7835326546E-005</text:p>
          </table:table-cell>
          <table:table-cell office:value-type="float" office:value="0.000000364920952" calcext:value-type="float">
            <text:p>3.64920952E-007</text:p>
          </table:table-cell>
          <table:table-cell office:value-type="float" office:value="0.36" calcext:value-type="float">
            <text:p>0.36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0874" calcext:value-type="float">
            <text:p>0.0874</text:p>
          </table:table-cell>
          <table:table-cell office:value-type="float" office:value="0.1424" calcext:value-type="float">
            <text:p>0.1424</text:p>
          </table:table-cell>
          <table:table-cell office:value-type="float" office:value="0.234" calcext:value-type="float">
            <text:p>0.234</text:p>
          </table:table-cell>
          <table:table-cell table:formula="of:=IF([.$D109]&lt;&gt;0;0.103*[.H109]/[.$D109];&quot;&quot;)" office:value-type="float" office:value="87.3070168827724" calcext:value-type="float">
            <text:p>87.31</text:p>
          </table:table-cell>
          <table:table-cell table:formula="of:=IF([.$D109]&lt;&gt;0;0.103*[.I109]/[.$D109];&quot;&quot;)" office:value-type="float" office:value="132.706665661814" calcext:value-type="float">
            <text:p>132.71</text:p>
          </table:table-cell>
          <table:table-cell table:formula="of:=IF([.$D109]&lt;&gt;0;0.103*[.J109]/[.$D109];&quot;&quot;)" office:value-type="float" office:value="216.217725288814" calcext:value-type="float">
            <text:p>216.22</text:p>
          </table:table-cell>
          <table:table-cell table:formula="of:=IF([.L109]&lt;&gt;&quot;&quot;;ROUND([.L109];2-(1+INT(LOG10(ABS([.$M109])))));&quot;&quot;)" office:value-type="float" office:value="90" calcext:value-type="float">
            <text:p>90</text:p>
          </table:table-cell>
          <table:table-cell table:formula="of:=IF([.M109]&lt;&gt;&quot;&quot;;ROUND([.M109];2-(1+INT(LOG10(ABS([.$M109])))));&quot;&quot;)" office:value-type="float" office:value="130" calcext:value-type="float">
            <text:p>130</text:p>
          </table:table-cell>
          <table:table-cell table:formula="of:=IF([.N109]&lt;&gt;&quot;&quot;;ROUND([.N109];2-(1+INT(LOG10(ABS([.$M109])))));&quot;&quot;)" office:value-type="float" office:value="220" calcext:value-type="float">
            <text:p>2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Pseudo_Mx-200_Mv-500_gDM1_gQ1_TuneCUETP8M1_13TeV-madgraph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0.000212988227617" calcext:value-type="float">
            <text:p>0.0002129882</text:p>
          </table:table-cell>
          <table:table-cell office:value-type="float" office:value="0.000000929294144" calcext:value-type="float">
            <text:p>9.29294144E-007</text:p>
          </table:table-cell>
          <table:table-cell office:value-type="float" office:value="0.67" calcext:value-type="float">
            <text:p>0.67</text:p>
          </table:table-cell>
          <table:table-cell office:value-type="float" office:value="0.0509" calcext:value-type="float">
            <text:p>0.0509</text:p>
          </table:table-cell>
          <table:table-cell office:value-type="float" office:value="0.0711" calcext:value-type="float">
            <text:p>0.071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693" calcext:value-type="float">
            <text:p>0.1693</text:p>
          </table:table-cell>
          <table:table-cell office:value-type="float" office:value="0.2708" calcext:value-type="float">
            <text:p>0.2708</text:p>
          </table:table-cell>
          <table:table-cell table:formula="of:=IF([.$D110]&lt;&gt;0;0.103*[.H110]/[.$D110];&quot;&quot;)" office:value-type="float" office:value="34.3835905013911" calcext:value-type="float">
            <text:p>34.38</text:p>
          </table:table-cell>
          <table:table-cell table:formula="of:=IF([.$D110]&lt;&gt;0;0.103*[.I110]/[.$D110];&quot;&quot;)" office:value-type="float" office:value="51.2610491300626" calcext:value-type="float">
            <text:p>51.26</text:p>
          </table:table-cell>
          <table:table-cell table:formula="of:=IF([.$D110]&lt;&gt;0;0.103*[.J110]/[.$D110];&quot;&quot;)" office:value-type="float" office:value="81.8726001671661" calcext:value-type="float">
            <text:p>81.87</text:p>
          </table:table-cell>
          <table:table-cell table:formula="of:=IF([.L110]&lt;&gt;&quot;&quot;;ROUND([.L110];2-(1+INT(LOG10(ABS([.$M110])))));&quot;&quot;)" office:value-type="float" office:value="34" calcext:value-type="float">
            <text:p>34</text:p>
          </table:table-cell>
          <table:table-cell table:formula="of:=IF([.M110]&lt;&gt;&quot;&quot;;ROUND([.M110];2-(1+INT(LOG10(ABS([.$M110])))));&quot;&quot;)" office:value-type="float" office:value="51" calcext:value-type="float">
            <text:p>51</text:p>
          </table:table-cell>
          <table:table-cell table:formula="of:=IF([.N110]&lt;&gt;&quot;&quot;;ROUND([.N110];2-(1+INT(LOG10(ABS([.$M110])))));&quot;&quot;)" office:value-type="float" office:value="82" calcext:value-type="float">
            <text:p>8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Pseudo_Mx-350_Mv-1000_gDM1_gQ1_TuneCUETP8M1_13TeV-madgraph</text:p>
          </table:table-cell>
          <table:table-cell office:value-type="float" office:value="1000" calcext:value-type="float">
            <text:p>1000</text:p>
          </table:table-cell>
          <table:table-cell office:value-type="float" office:value="350" calcext:value-type="float">
            <text:p>350</text:p>
          </table:table-cell>
          <table:table-cell office:value-type="float" office:value="0.000015674642396" calcext:value-type="float">
            <text:p>1.5674642396E-005</text:p>
          </table:table-cell>
          <table:table-cell office:value-type="float" office:value="0.000000088924763" calcext:value-type="float">
            <text:p>8.8924763E-008</text:p>
          </table:table-cell>
          <table:table-cell office:value-type="float" office:value="1.44" calcext:value-type="float">
            <text:p>1.44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522" calcext:value-type="float">
            <text:p>0.0522</text:p>
          </table:table-cell>
          <table:table-cell office:value-type="float" office:value="0.0806" calcext:value-type="float">
            <text:p>0.0806</text:p>
          </table:table-cell>
          <table:table-cell office:value-type="float" office:value="0.1345" calcext:value-type="float">
            <text:p>0.1345</text:p>
          </table:table-cell>
          <table:table-cell office:value-type="float" office:value="0.2251" calcext:value-type="float">
            <text:p>0.2251</text:p>
          </table:table-cell>
          <table:table-cell table:formula="of:=IF([.$D111]&lt;&gt;0;0.103*[.H111]/[.$D111];&quot;&quot;)" office:value-type="float" office:value="343.01261005942" calcext:value-type="float">
            <text:p>343.01</text:p>
          </table:table-cell>
          <table:table-cell table:formula="of:=IF([.$D111]&lt;&gt;0;0.103*[.I111]/[.$D111];&quot;&quot;)" office:value-type="float" office:value="529.632497524698" calcext:value-type="float">
            <text:p>529.63</text:p>
          </table:table-cell>
          <table:table-cell table:formula="of:=IF([.$D111]&lt;&gt;0;0.103*[.J111]/[.$D111];&quot;&quot;)" office:value-type="float" office:value="883.816016340843" calcext:value-type="float">
            <text:p>883.82</text:p>
          </table:table-cell>
          <table:table-cell table:formula="of:=IF([.L111]&lt;&gt;&quot;&quot;;ROUND([.L111];2-(1+INT(LOG10(ABS([.$M111])))));&quot;&quot;)" office:value-type="float" office:value="340" calcext:value-type="float">
            <text:p>340</text:p>
          </table:table-cell>
          <table:table-cell table:formula="of:=IF([.M111]&lt;&gt;&quot;&quot;;ROUND([.M111];2-(1+INT(LOG10(ABS([.$M111])))));&quot;&quot;)" office:value-type="float" office:value="530" calcext:value-type="float">
            <text:p>530</text:p>
          </table:table-cell>
          <table:table-cell table:formula="of:=IF([.N111]&lt;&gt;&quot;&quot;;ROUND([.N111];2-(1+INT(LOG10(ABS([.$M111])))));&quot;&quot;)" office:value-type="float" office:value="880" calcext:value-type="float">
            <text:p>88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Pseudo_Mx-350_Mv-750_gDM1_gQ1_TuneCUETP8M1_13TeV-madgraph</text:p>
          </table:table-cell>
          <table:table-cell office:value-type="float" office:value="750" calcext:value-type="float">
            <text:p>750</text:p>
          </table:table-cell>
          <table:table-cell office:value-type="float" office:value="350" calcext:value-type="float">
            <text:p>350</text:p>
          </table:table-cell>
          <table:table-cell office:value-type="float" office:value="0.000029859904439" calcext:value-type="float">
            <text:p>2.9859904439E-005</text:p>
          </table:table-cell>
          <table:table-cell office:value-type="float" office:value="0.000000311627188" calcext:value-type="float">
            <text:p>3.11627188E-007</text:p>
          </table:table-cell>
          <table:table-cell office:value-type="float" office:value="0.89" calcext:value-type="float">
            <text:p>0.89</text:p>
          </table:table-cell>
          <table:table-cell office:value-type="float" office:value="0.0424" calcext:value-type="float">
            <text:p>0.0424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1488" calcext:value-type="float">
            <text:p>0.1488</text:p>
          </table:table-cell>
          <table:table-cell office:value-type="float" office:value="0.2465" calcext:value-type="float">
            <text:p>0.2465</text:p>
          </table:table-cell>
          <table:table-cell table:formula="of:=IF([.$D112]&lt;&gt;0;0.103*[.H112]/[.$D112];&quot;&quot;)" office:value-type="float" office:value="205.58672625831" calcext:value-type="float">
            <text:p>205.59</text:p>
          </table:table-cell>
          <table:table-cell table:formula="of:=IF([.$D112]&lt;&gt;0;0.103*[.I112]/[.$D112];&quot;&quot;)" office:value-type="float" office:value="314.934028647378" calcext:value-type="float">
            <text:p>314.93</text:p>
          </table:table-cell>
          <table:table-cell table:formula="of:=IF([.$D112]&lt;&gt;0;0.103*[.J112]/[.$D112];&quot;&quot;)" office:value-type="float" office:value="513.276927302627" calcext:value-type="float">
            <text:p>513.28</text:p>
          </table:table-cell>
          <table:table-cell table:formula="of:=IF([.L112]&lt;&gt;&quot;&quot;;ROUND([.L112];2-(1+INT(LOG10(ABS([.$M112])))));&quot;&quot;)" office:value-type="float" office:value="210" calcext:value-type="float">
            <text:p>210</text:p>
          </table:table-cell>
          <table:table-cell table:formula="of:=IF([.M112]&lt;&gt;&quot;&quot;;ROUND([.M112];2-(1+INT(LOG10(ABS([.$M112])))));&quot;&quot;)" office:value-type="float" office:value="310" calcext:value-type="float">
            <text:p>310</text:p>
          </table:table-cell>
          <table:table-cell table:formula="of:=IF([.N112]&lt;&gt;&quot;&quot;;ROUND([.N112];2-(1+INT(LOG10(ABS([.$M112])))));&quot;&quot;)" office:value-type="float" office:value="510" calcext:value-type="float">
            <text:p>5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Pseudo_Mx-40_Mv-100_gDM1_gQ1_TuneCUETP8M1_13TeV-madgraph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00876322796833" calcext:value-type="float">
            <text:p>0.008763228</text:p>
          </table:table-cell>
          <table:table-cell office:value-type="float" office:value="0.000032187268629" calcext:value-type="float">
            <text:p>3.2187268629E-005</text:p>
          </table:table-cell>
          <table:table-cell office:value-type="float" office:value="0.25" calcext:value-type="float">
            <text:p>0.25</text:p>
          </table:table-cell>
          <table:table-cell office:value-type="float" office:value="0.1062" calcext:value-type="float">
            <text:p>0.1062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21" calcext:value-type="float">
            <text:p>0.21</text:p>
          </table:table-cell>
          <table:table-cell office:value-type="float" office:value="0.3188" calcext:value-type="float">
            <text:p>0.3188</text:p>
          </table:table-cell>
          <table:table-cell office:value-type="float" office:value="0.4824" calcext:value-type="float">
            <text:p>0.4824</text:p>
          </table:table-cell>
          <table:table-cell table:formula="of:=IF([.$D113]&lt;&gt;0;0.103*[.H113]/[.$D113];&quot;&quot;)" office:value-type="float" office:value="1.70075456827814" calcext:value-type="float">
            <text:p>1.70</text:p>
          </table:table-cell>
          <table:table-cell table:formula="of:=IF([.$D113]&lt;&gt;0;0.103*[.I113]/[.$D113];&quot;&quot;)" office:value-type="float" office:value="2.46826855106019" calcext:value-type="float">
            <text:p>2.47</text:p>
          </table:table-cell>
          <table:table-cell table:formula="of:=IF([.$D113]&lt;&gt;0;0.103*[.J113]/[.$D113];&quot;&quot;)" office:value-type="float" office:value="3.7470667337047" calcext:value-type="float">
            <text:p>3.75</text:p>
          </table:table-cell>
          <table:table-cell table:formula="of:=IF([.L113]&lt;&gt;&quot;&quot;;ROUND([.L113];2-(1+INT(LOG10(ABS([.$M113])))));&quot;&quot;)" office:value-type="float" office:value="1.7" calcext:value-type="float">
            <text:p>1.7</text:p>
          </table:table-cell>
          <table:table-cell table:formula="of:=IF([.M113]&lt;&gt;&quot;&quot;;ROUND([.M113];2-(1+INT(LOG10(ABS([.$M113])))));&quot;&quot;)" office:value-type="float" office:value="2.5" calcext:value-type="float">
            <text:p>2.5</text:p>
          </table:table-cell>
          <table:table-cell table:formula="of:=IF([.N113]&lt;&gt;&quot;&quot;;ROUND([.N113];2-(1+INT(LOG10(ABS([.$M113])))));&quot;&quot;)" office:value-type="float" office:value="3.7" calcext:value-type="float">
            <text:p>3.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Pseudo_Mx-50_Mv-10_gDM1_gQ1_TuneCUETP8M1_13TeV-madgraph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000150656042275" calcext:value-type="float">
            <text:p>0.000150656</text:p>
          </table:table-cell>
          <table:table-cell office:value-type="float" office:value="0.000000779880706" calcext:value-type="float">
            <text:p>7.79880706E-007</text:p>
          </table:table-cell>
          <table:table-cell office:value-type="float" office:value="0.24" calcext:value-type="float">
            <text:p>0.24</text:p>
          </table:table-cell>
          <table:table-cell office:value-type="float" office:value="0.0841" calcext:value-type="float">
            <text:p>0.0841</text:p>
          </table:table-cell>
          <table:table-cell office:value-type="float" office:value="0.1144" calcext:value-type="float">
            <text:p>0.1144</text:p>
          </table:table-cell>
          <table:table-cell office:value-type="float" office:value="0.1675" calcext:value-type="float">
            <text:p>0.1675</text:p>
          </table:table-cell>
          <table:table-cell office:value-type="float" office:value="0.2563" calcext:value-type="float">
            <text:p>0.2563</text:p>
          </table:table-cell>
          <table:table-cell office:value-type="float" office:value="0.3897" calcext:value-type="float">
            <text:p>0.3897</text:p>
          </table:table-cell>
          <table:table-cell table:formula="of:=IF([.$D114]&lt;&gt;0;0.103*[.H114]/[.$D114];&quot;&quot;)" office:value-type="float" office:value="78.2125948754949" calcext:value-type="float">
            <text:p>78.21</text:p>
          </table:table-cell>
          <table:table-cell table:formula="of:=IF([.$D114]&lt;&gt;0;0.103*[.I114]/[.$D114];&quot;&quot;)" office:value-type="float" office:value="114.515818545851" calcext:value-type="float">
            <text:p>114.52</text:p>
          </table:table-cell>
          <table:table-cell table:formula="of:=IF([.$D114]&lt;&gt;0;0.103*[.J114]/[.$D114];&quot;&quot;)" office:value-type="float" office:value="175.226294288368" calcext:value-type="float">
            <text:p>175.23</text:p>
          </table:table-cell>
          <table:table-cell table:formula="of:=IF([.L114]&lt;&gt;&quot;&quot;;ROUND([.L114];2-(1+INT(LOG10(ABS([.$M114])))));&quot;&quot;)" office:value-type="float" office:value="80" calcext:value-type="float">
            <text:p>80</text:p>
          </table:table-cell>
          <table:table-cell table:formula="of:=IF([.M114]&lt;&gt;&quot;&quot;;ROUND([.M114];2-(1+INT(LOG10(ABS([.$M114])))));&quot;&quot;)" office:value-type="float" office:value="110" calcext:value-type="float">
            <text:p>110</text:p>
          </table:table-cell>
          <table:table-cell table:formula="of:=IF([.N114]&lt;&gt;&quot;&quot;;ROUND([.N114];2-(1+INT(LOG10(ABS([.$M114])))));&quot;&quot;)" office:value-type="float" office:value="180" calcext:value-type="float">
            <text:p>18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Pseudo_Mx-50_Mv-200_gDM1_gQ1_TuneCUETP8M1_13TeV-madgraph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0.004179940813751" calcext:value-type="float">
            <text:p>0.0041799408</text:p>
          </table:table-cell>
          <table:table-cell office:value-type="float" office:value="0.000015934564788" calcext:value-type="float">
            <text:p>1.5934564788E-005</text:p>
          </table:table-cell>
          <table:table-cell office:value-type="float" office:value="0.77" calcext:value-type="float">
            <text:p>0.77</text:p>
          </table:table-cell>
          <table:table-cell office:value-type="float" office:value="0.0958" calcext:value-type="float">
            <text:p>0.0958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1938" calcext:value-type="float">
            <text:p>0.1938</text:p>
          </table:table-cell>
          <table:table-cell office:value-type="float" office:value="0.3028" calcext:value-type="float">
            <text:p>0.3028</text:p>
          </table:table-cell>
          <table:table-cell office:value-type="float" office:value="0.4708" calcext:value-type="float">
            <text:p>0.4708</text:p>
          </table:table-cell>
          <table:table-cell table:formula="of:=IF([.$D115]&lt;&gt;0;0.103*[.H115]/[.$D115];&quot;&quot;)" office:value-type="float" office:value="3.23789273653726" calcext:value-type="float">
            <text:p>3.24</text:p>
          </table:table-cell>
          <table:table-cell table:formula="of:=IF([.$D115]&lt;&gt;0;0.103*[.I115]/[.$D115];&quot;&quot;)" office:value-type="float" office:value="4.77552216393395" calcext:value-type="float">
            <text:p>4.78</text:p>
          </table:table-cell>
          <table:table-cell table:formula="of:=IF([.$D115]&lt;&gt;0;0.103*[.J115]/[.$D115];&quot;&quot;)" office:value-type="float" office:value="7.46144536243137" calcext:value-type="float">
            <text:p>7.46</text:p>
          </table:table-cell>
          <table:table-cell table:formula="of:=IF([.L115]&lt;&gt;&quot;&quot;;ROUND([.L115];2-(1+INT(LOG10(ABS([.$M115])))));&quot;&quot;)" office:value-type="float" office:value="3.2" calcext:value-type="float">
            <text:p>3.2</text:p>
          </table:table-cell>
          <table:table-cell table:formula="of:=IF([.M115]&lt;&gt;&quot;&quot;;ROUND([.M115];2-(1+INT(LOG10(ABS([.$M115])))));&quot;&quot;)" office:value-type="float" office:value="4.8" calcext:value-type="float">
            <text:p>4.8</text:p>
          </table:table-cell>
          <table:table-cell table:formula="of:=IF([.N115]&lt;&gt;&quot;&quot;;ROUND([.N115];2-(1+INT(LOG10(ABS([.$M115])))));&quot;&quot;)" office:value-type="float" office:value="7.5" calcext:value-type="float">
            <text:p>7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Pseudo_Mx-50_Mv-300_gDM1_gQ1_TuneCUETP8M1_13TeV-madgraph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0.002477328867634" calcext:value-type="float">
            <text:p>0.0024773289</text:p>
          </table:table-cell>
          <table:table-cell office:value-type="float" office:value="0.000014698464616" calcext:value-type="float">
            <text:p>1.4698464616E-005</text:p>
          </table:table-cell>
          <table:table-cell office:value-type="float" office:value="1.08" calcext:value-type="float">
            <text:p>1.08</text:p>
          </table:table-cell>
          <table:table-cell office:value-type="float" office:value="0.0788" calcext:value-type="float">
            <text:p>0.0788</text:p>
          </table:table-cell>
          <table:table-cell office:value-type="float" office:value="0.1079" calcext:value-type="float">
            <text:p>0.1079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944" calcext:value-type="float">
            <text:p>0.3944</text:p>
          </table:table-cell>
          <table:table-cell table:formula="of:=IF([.$D116]&lt;&gt;0;0.103*[.H116]/[.$D116];&quot;&quot;)" office:value-type="float" office:value="4.48616255403113" calcext:value-type="float">
            <text:p>4.49</text:p>
          </table:table-cell>
          <table:table-cell table:formula="of:=IF([.$D116]&lt;&gt;0;0.103*[.I116]/[.$D116];&quot;&quot;)" office:value-type="float" office:value="6.6772725317646" calcext:value-type="float">
            <text:p>6.68</text:p>
          </table:table-cell>
          <table:table-cell table:formula="of:=IF([.$D116]&lt;&gt;0;0.103*[.J116]/[.$D116];&quot;&quot;)" office:value-type="float" office:value="10.4857293431571" calcext:value-type="float">
            <text:p>10.49</text:p>
          </table:table-cell>
          <table:table-cell table:formula="of:=IF([.L116]&lt;&gt;&quot;&quot;;ROUND([.L116];2-(1+INT(LOG10(ABS([.$M116])))));&quot;&quot;)" office:value-type="float" office:value="4.5" calcext:value-type="float">
            <text:p>4.5</text:p>
          </table:table-cell>
          <table:table-cell table:formula="of:=IF([.M116]&lt;&gt;&quot;&quot;;ROUND([.M116];2-(1+INT(LOG10(ABS([.$M116])))));&quot;&quot;)" office:value-type="float" office:value="6.7" calcext:value-type="float">
            <text:p>6.7</text:p>
          </table:table-cell>
          <table:table-cell table:formula="of:=IF([.N116]&lt;&gt;&quot;&quot;;ROUND([.N116];2-(1+INT(LOG10(ABS([.$M116])))));&quot;&quot;)" office:value-type="float" office:value="10.5" calcext:value-type="float">
            <text:p>10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Pseudo_Mx-50_Mv-350_gDM1_gQ1_TuneCUETP8M1_13TeV-madgraph</text:p>
          </table:table-cell>
          <table:table-cell office:value-type="float" office:value="350" calcext:value-type="float">
            <text:p>350</text:p>
          </table:table-cell>
          <table:table-cell office:value-type="float" office:value="50" calcext:value-type="float">
            <text:p>50</text:p>
          </table:table-cell>
          <table:table-cell office:value-type="float" office:value="0.001478388287537" calcext:value-type="float">
            <text:p>0.0014783883</text:p>
          </table:table-cell>
          <table:table-cell office:value-type="float" office:value="0.000008218020747" calcext:value-type="float">
            <text:p>0.000008218</text:p>
          </table:table-cell>
          <table:table-cell office:value-type="float" office:value="0.43" calcext:value-type="float">
            <text:p>0.43</text:p>
          </table:table-cell>
          <table:table-cell office:value-type="float" office:value="0.0762" calcext:value-type="float">
            <text:p>0.0762</text:p>
          </table:table-cell>
          <table:table-cell office:value-type="float" office:value="0.1055" calcext:value-type="float">
            <text:p>0.1055</text:p>
          </table:table-cell>
          <table:table-cell office:value-type="float" office:value="0.1567" calcext:value-type="float">
            <text:p>0.1567</text:p>
          </table:table-cell>
          <table:table-cell office:value-type="float" office:value="0.2473" calcext:value-type="float">
            <text:p>0.2473</text:p>
          </table:table-cell>
          <table:table-cell office:value-type="float" office:value="0.3888" calcext:value-type="float">
            <text:p>0.3888</text:p>
          </table:table-cell>
          <table:table-cell table:formula="of:=IF([.$D117]&lt;&gt;0;0.103*[.H117]/[.$D117];&quot;&quot;)" office:value-type="float" office:value="7.35023409723005" calcext:value-type="float">
            <text:p>7.35</text:p>
          </table:table-cell>
          <table:table-cell table:formula="of:=IF([.$D117]&lt;&gt;0;0.103*[.I117]/[.$D117];&quot;&quot;)" office:value-type="float" office:value="10.9173619245114" calcext:value-type="float">
            <text:p>10.92</text:p>
          </table:table-cell>
          <table:table-cell table:formula="of:=IF([.$D117]&lt;&gt;0;0.103*[.J117]/[.$D117];&quot;&quot;)" office:value-type="float" office:value="17.2295060876303" calcext:value-type="float">
            <text:p>17.23</text:p>
          </table:table-cell>
          <table:table-cell table:formula="of:=IF([.L117]&lt;&gt;&quot;&quot;;ROUND([.L117];2-(1+INT(LOG10(ABS([.$M117])))));&quot;&quot;)" office:value-type="float" office:value="7" calcext:value-type="float">
            <text:p>7</text:p>
          </table:table-cell>
          <table:table-cell table:formula="of:=IF([.M117]&lt;&gt;&quot;&quot;;ROUND([.M117];2-(1+INT(LOG10(ABS([.$M117])))));&quot;&quot;)" office:value-type="float" office:value="11" calcext:value-type="float">
            <text:p>11</text:p>
          </table:table-cell>
          <table:table-cell table:formula="of:=IF([.N117]&lt;&gt;&quot;&quot;;ROUND([.N117];2-(1+INT(LOG10(ABS([.$M117])))));&quot;&quot;)"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Pseudo_Mx-50_Mv-400_gDM1_gQ1_TuneCUETP8M1_13TeV-madgraph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0.000689959836781" calcext:value-type="float">
            <text:p>0.0006899598</text:p>
          </table:table-cell>
          <table:table-cell office:value-type="float" office:value="0.000004027073025" calcext:value-type="float">
            <text:p>4.027073025E-006</text:p>
          </table:table-cell>
          <table:table-cell office:value-type="float" office:value="1.36" calcext:value-type="float">
            <text:p>1.36</text:p>
          </table:table-cell>
          <table:table-cell office:value-type="float" office:value="0.0622" calcext:value-type="float">
            <text:p>0.0622</text:p>
          </table:table-cell>
          <table:table-cell office:value-type="float" office:value="0.0854" calcext:value-type="float">
            <text:p>0.0854</text:p>
          </table:table-cell>
          <table:table-cell office:value-type="float" office:value="0.1274" calcext:value-type="float">
            <text:p>0.1274</text:p>
          </table:table-cell>
          <table:table-cell office:value-type="float" office:value="0.2011" calcext:value-type="float">
            <text:p>0.2011</text:p>
          </table:table-cell>
          <table:table-cell office:value-type="float" office:value="0.3191" calcext:value-type="float">
            <text:p>0.3191</text:p>
          </table:table-cell>
          <table:table-cell table:formula="of:=IF([.$D118]&lt;&gt;0;0.103*[.H118]/[.$D118];&quot;&quot;)" office:value-type="float" office:value="12.7488580219953" calcext:value-type="float">
            <text:p>12.75</text:p>
          </table:table-cell>
          <table:table-cell table:formula="of:=IF([.$D118]&lt;&gt;0;0.103*[.I118]/[.$D118];&quot;&quot;)" office:value-type="float" office:value="19.018788196747" calcext:value-type="float">
            <text:p>19.02</text:p>
          </table:table-cell>
          <table:table-cell table:formula="of:=IF([.$D118]&lt;&gt;0;0.103*[.J118]/[.$D118];&quot;&quot;)" office:value-type="float" office:value="30.0210228129186" calcext:value-type="float">
            <text:p>30.02</text:p>
          </table:table-cell>
          <table:table-cell table:formula="of:=IF([.L118]&lt;&gt;&quot;&quot;;ROUND([.L118];2-(1+INT(LOG10(ABS([.$M118])))));&quot;&quot;)" office:value-type="float" office:value="13" calcext:value-type="float">
            <text:p>13</text:p>
          </table:table-cell>
          <table:table-cell table:formula="of:=IF([.M118]&lt;&gt;&quot;&quot;;ROUND([.M118];2-(1+INT(LOG10(ABS([.$M118])))));&quot;&quot;)" office:value-type="float" office:value="19" calcext:value-type="float">
            <text:p>19</text:p>
          </table:table-cell>
          <table:table-cell table:formula="of:=IF([.N118]&lt;&gt;&quot;&quot;;ROUND([.N118];2-(1+INT(LOG10(ABS([.$M118])))));&quot;&quot;)"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Pseudo_Mx-50_Mv-50_gDM1_gQ1_TuneCUETP8M1_13TeV-madgraph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.000178341256087" calcext:value-type="float">
            <text:p>0.0001783413</text:p>
          </table:table-cell>
          <table:table-cell office:value-type="float" office:value="0.00000092925883" calcext:value-type="float">
            <text:p>9.2925883E-007</text:p>
          </table:table-cell>
          <table:table-cell office:value-type="float" office:value="0.64" calcext:value-type="float">
            <text:p>0.64</text:p>
          </table:table-cell>
          <table:table-cell office:value-type="float" office:value="0.0854" calcext:value-type="float">
            <text:p>0.0854</text:p>
          </table:table-cell>
          <table:table-cell office:value-type="float" office:value="0.1169" calcext:value-type="float">
            <text:p>0.1169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2622" calcext:value-type="float">
            <text:p>0.2622</text:p>
          </table:table-cell>
          <table:table-cell office:value-type="float" office:value="0.4008" calcext:value-type="float">
            <text:p>0.4008</text:p>
          </table:table-cell>
          <table:table-cell table:formula="of:=IF([.$D119]&lt;&gt;0;0.103*[.H119]/[.$D119];&quot;&quot;)" office:value-type="float" office:value="67.5149444620161" calcext:value-type="float">
            <text:p>67.51</text:p>
          </table:table-cell>
          <table:table-cell table:formula="of:=IF([.$D119]&lt;&gt;0;0.103*[.I119]/[.$D119];&quot;&quot;)" office:value-type="float" office:value="98.9911161744189" calcext:value-type="float">
            <text:p>98.99</text:p>
          </table:table-cell>
          <table:table-cell table:formula="of:=IF([.$D119]&lt;&gt;0;0.103*[.J119]/[.$D119];&quot;&quot;)" office:value-type="float" office:value="151.432150880587" calcext:value-type="float">
            <text:p>151.43</text:p>
          </table:table-cell>
          <table:table-cell table:formula="of:=IF([.L119]&lt;&gt;&quot;&quot;;ROUND([.L119];2-(1+INT(LOG10(ABS([.$M119])))));&quot;&quot;)" office:value-type="float" office:value="68" calcext:value-type="float">
            <text:p>68</text:p>
          </table:table-cell>
          <table:table-cell table:formula="of:=IF([.M119]&lt;&gt;&quot;&quot;;ROUND([.M119];2-(1+INT(LOG10(ABS([.$M119])))));&quot;&quot;)" office:value-type="float" office:value="99" calcext:value-type="float">
            <text:p>99</text:p>
          </table:table-cell>
          <table:table-cell table:formula="of:=IF([.N119]&lt;&gt;&quot;&quot;;ROUND([.N119];2-(1+INT(LOG10(ABS([.$M119])))));&quot;&quot;)" office:value-type="float" office:value="151" calcext:value-type="float">
            <text:p>15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Pseudo_Mx-50_Mv-500_gDM1_gQ1_TuneCUETP8M1_13TeV-madgraph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0.000303843061545" calcext:value-type="float">
            <text:p>0.0003038431</text:p>
          </table:table-cell>
          <table:table-cell office:value-type="float" office:value="0.000002068071379" calcext:value-type="float">
            <text:p>2.068071379E-006</text:p>
          </table:table-cell>
          <table:table-cell office:value-type="float" office:value="0.48" calcext:value-type="float">
            <text:p>0.48</text:p>
          </table:table-cell>
          <table:table-cell office:value-type="float" office:value="0.05" calcext:value-type="float">
            <text:p>0.0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04" calcext:value-type="float">
            <text:p>0.104</text:p>
          </table:table-cell>
          <table:table-cell office:value-type="float" office:value="0.1662" calcext:value-type="float">
            <text:p>0.1662</text:p>
          </table:table-cell>
          <table:table-cell office:value-type="float" office:value="0.2682" calcext:value-type="float">
            <text:p>0.2682</text:p>
          </table:table-cell>
          <table:table-cell table:formula="of:=IF([.$D120]&lt;&gt;0;0.103*[.H120]/[.$D120];&quot;&quot;)" office:value-type="float" office:value="23.3903646305494" calcext:value-type="float">
            <text:p>23.39</text:p>
          </table:table-cell>
          <table:table-cell table:formula="of:=IF([.$D120]&lt;&gt;0;0.103*[.I120]/[.$D120];&quot;&quot;)" office:value-type="float" office:value="35.2550423416976" calcext:value-type="float">
            <text:p>35.26</text:p>
          </table:table-cell>
          <table:table-cell table:formula="of:=IF([.$D120]&lt;&gt;0;0.103*[.J120]/[.$D120];&quot;&quot;)" office:value-type="float" office:value="56.3402695883667" calcext:value-type="float">
            <text:p>56.34</text:p>
          </table:table-cell>
          <table:table-cell table:formula="of:=IF([.L120]&lt;&gt;&quot;&quot;;ROUND([.L120];2-(1+INT(LOG10(ABS([.$M120])))));&quot;&quot;)" office:value-type="float" office:value="23" calcext:value-type="float">
            <text:p>23</text:p>
          </table:table-cell>
          <table:table-cell table:formula="of:=IF([.M120]&lt;&gt;&quot;&quot;;ROUND([.M120];2-(1+INT(LOG10(ABS([.$M120])))));&quot;&quot;)" office:value-type="float" office:value="35" calcext:value-type="float">
            <text:p>35</text:p>
          </table:table-cell>
          <table:table-cell table:formula="of:=IF([.N120]&lt;&gt;&quot;&quot;;ROUND([.N120];2-(1+INT(LOG10(ABS([.$M120])))));&quot;&quot;)" office:value-type="float" office:value="56" calcext:value-type="float">
            <text:p>5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Scalar_Mx-0_Mv-20_gDM1_gQ1_TuneCUETP8M1_13TeV-madgraph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07389056866351" calcext:value-type="float">
            <text:p>0.0073890569</text:p>
          </table:table-cell>
          <table:table-cell office:value-type="float" office:value="0.000035686678682" calcext:value-type="float">
            <text:p>3.5686678682E-005</text:p>
          </table:table-cell>
          <table:table-cell office:value-type="float" office:value="0.69" calcext:value-type="float">
            <text:p>0.69</text:p>
          </table:table-cell>
          <table:table-cell office:value-type="float" office:value="0.0911" calcext:value-type="float">
            <text:p>0.0911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1802" calcext:value-type="float">
            <text:p>0.1802</text:p>
          </table:table-cell>
          <table:table-cell office:value-type="float" office:value="0.2728" calcext:value-type="float">
            <text:p>0.2728</text:p>
          </table:table-cell>
          <table:table-cell office:value-type="float" office:value="0.4093" calcext:value-type="float">
            <text:p>0.4093</text:p>
          </table:table-cell>
          <table:table-cell table:formula="of:=IF([.$D121]&lt;&gt;0;0.103*[.H121]/[.$D121];&quot;&quot;)" office:value-type="float" office:value="1.73128996452256" calcext:value-type="float">
            <text:p>1.73</text:p>
          </table:table-cell>
          <table:table-cell table:formula="of:=IF([.$D121]&lt;&gt;0;0.103*[.I121]/[.$D121];&quot;&quot;)" office:value-type="float" office:value="2.51190379715753" calcext:value-type="float">
            <text:p>2.51</text:p>
          </table:table-cell>
          <table:table-cell table:formula="of:=IF([.$D121]&lt;&gt;0;0.103*[.J121]/[.$D121];&quot;&quot;)" office:value-type="float" office:value="3.80270452755036" calcext:value-type="float">
            <text:p>3.80</text:p>
          </table:table-cell>
          <table:table-cell table:formula="of:=IF([.L121]&lt;&gt;&quot;&quot;;ROUND([.L121];2-(1+INT(LOG10(ABS([.$M121])))));&quot;&quot;)" office:value-type="float" office:value="1.7" calcext:value-type="float">
            <text:p>1.7</text:p>
          </table:table-cell>
          <table:table-cell table:formula="of:=IF([.M121]&lt;&gt;&quot;&quot;;ROUND([.M121];2-(1+INT(LOG10(ABS([.$M121])))));&quot;&quot;)" office:value-type="float" office:value="2.5" calcext:value-type="float">
            <text:p>2.5</text:p>
          </table:table-cell>
          <table:table-cell table:formula="of:=IF([.N121]&lt;&gt;&quot;&quot;;ROUND([.N121];2-(1+INT(LOG10(ABS([.$M121])))));&quot;&quot;)" office:value-type="float" office:value="3.8" calcext:value-type="float">
            <text:p>3.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Scalar_Mx-1_Mv-1000_gDM1_gQ1_TuneCUETP8M1_13TeV-madgraph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00021179814444" calcext:value-type="float">
            <text:p>2.1179814444E-005</text:p>
          </table:table-cell>
          <table:table-cell office:value-type="float" office:value="0.000000116841253" calcext:value-type="float">
            <text:p>1.16841253E-007</text:p>
          </table:table-cell>
          <table:table-cell office:value-type="float" office:value="0.58" calcext:value-type="float">
            <text:p>0.58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1143" calcext:value-type="float">
            <text:p>0.1143</text:p>
          </table:table-cell>
          <table:table-cell office:value-type="float" office:value="0.1845" calcext:value-type="float">
            <text:p>0.1845</text:p>
          </table:table-cell>
          <table:table-cell table:formula="of:=IF([.$D122]&lt;&gt;0;0.103*[.H122]/[.$D122];&quot;&quot;)" office:value-type="float" office:value="226.621437722734" calcext:value-type="float">
            <text:p>226.62</text:p>
          </table:table-cell>
          <table:table-cell table:formula="of:=IF([.$D122]&lt;&gt;0;0.103*[.I122]/[.$D122];&quot;&quot;)" office:value-type="float" office:value="344.308965467158" calcext:value-type="float">
            <text:p>344.31</text:p>
          </table:table-cell>
          <table:table-cell table:formula="of:=IF([.$D122]&lt;&gt;0;0.103*[.J122]/[.$D122];&quot;&quot;)" office:value-type="float" office:value="555.85472814825" calcext:value-type="float">
            <text:p>555.85</text:p>
          </table:table-cell>
          <table:table-cell table:formula="of:=IF([.L122]&lt;&gt;&quot;&quot;;ROUND([.L122];2-(1+INT(LOG10(ABS([.$M122])))));&quot;&quot;)" office:value-type="float" office:value="230" calcext:value-type="float">
            <text:p>230</text:p>
          </table:table-cell>
          <table:table-cell table:formula="of:=IF([.M122]&lt;&gt;&quot;&quot;;ROUND([.M122];2-(1+INT(LOG10(ABS([.$M122])))));&quot;&quot;)" office:value-type="float" office:value="340" calcext:value-type="float">
            <text:p>340</text:p>
          </table:table-cell>
          <table:table-cell table:formula="of:=IF([.N122]&lt;&gt;&quot;&quot;;ROUND([.N122];2-(1+INT(LOG10(ABS([.$M122])))));&quot;&quot;)" office:value-type="float" office:value="560" calcext:value-type="float">
            <text:p>56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Scalar_Mx-1_Mv-20_gDM1_gQ1_TuneCUETP8M1_13TeV-madgraph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07327882113186" calcext:value-type="float">
            <text:p>0.0073278821</text:p>
          </table:table-cell>
          <table:table-cell office:value-type="float" office:value="0.000065516002606" calcext:value-type="float">
            <text:p>0.000065516</text:p>
          </table:table-cell>
          <table:table-cell office:value-type="float" office:value="1.23" calcext:value-type="float">
            <text:p>1.23</text:p>
          </table:table-cell>
          <table:table-cell office:value-type="float" office:value="0.0902" calcext:value-type="float">
            <text:p>0.0902</text:p>
          </table:table-cell>
          <table:table-cell office:value-type="float" office:value="0.1228" calcext:value-type="float">
            <text:p>0.1228</text:p>
          </table:table-cell>
          <table:table-cell office:value-type="float" office:value="0.1782" calcext:value-type="float">
            <text:p>0.1782</text:p>
          </table:table-cell>
          <table:table-cell office:value-type="float" office:value="0.2713" calcext:value-type="float">
            <text:p>0.2713</text:p>
          </table:table-cell>
          <table:table-cell office:value-type="float" office:value="0.4077" calcext:value-type="float">
            <text:p>0.4077</text:p>
          </table:table-cell>
          <table:table-cell table:formula="of:=IF([.$D123]&lt;&gt;0;0.103*[.H123]/[.$D123];&quot;&quot;)" office:value-type="float" office:value="1.72606488541077" calcext:value-type="float">
            <text:p>1.73</text:p>
          </table:table-cell>
          <table:table-cell table:formula="of:=IF([.$D123]&lt;&gt;0;0.103*[.I123]/[.$D123];&quot;&quot;)" office:value-type="float" office:value="2.5047619102622" calcext:value-type="float">
            <text:p>2.50</text:p>
          </table:table-cell>
          <table:table-cell table:formula="of:=IF([.$D123]&lt;&gt;0;0.103*[.J123]/[.$D123];&quot;&quot;)" office:value-type="float" office:value="3.81336647729594" calcext:value-type="float">
            <text:p>3.81</text:p>
          </table:table-cell>
          <table:table-cell table:formula="of:=IF([.L123]&lt;&gt;&quot;&quot;;ROUND([.L123];2-(1+INT(LOG10(ABS([.$M123])))));&quot;&quot;)" office:value-type="float" office:value="1.7" calcext:value-type="float">
            <text:p>1.7</text:p>
          </table:table-cell>
          <table:table-cell table:formula="of:=IF([.M123]&lt;&gt;&quot;&quot;;ROUND([.M123];2-(1+INT(LOG10(ABS([.$M123])))));&quot;&quot;)" office:value-type="float" office:value="2.5" calcext:value-type="float">
            <text:p>2.5</text:p>
          </table:table-cell>
          <table:table-cell table:formula="of:=IF([.N123]&lt;&gt;&quot;&quot;;ROUND([.N123];2-(1+INT(LOG10(ABS([.$M123])))));&quot;&quot;)" office:value-type="float" office:value="3.8" calcext:value-type="float">
            <text:p>3.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Scalar_Mx-1_Mv-200_gDM1_gQ1_TuneCUETP8M1_13TeV-madgraph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004326010725432" calcext:value-type="float">
            <text:p>0.0043260107</text:p>
          </table:table-cell>
          <table:table-cell office:value-type="float" office:value="0.000015643137686" calcext:value-type="float">
            <text:p>1.5643137686E-005</text:p>
          </table:table-cell>
          <table:table-cell office:value-type="float" office:value="0.39" calcext:value-type="float">
            <text:p>0.39</text:p>
          </table:table-cell>
          <table:table-cell office:value-type="float" office:value="0.0814" calcext:value-type="float">
            <text:p>0.0814</text:p>
          </table:table-cell>
          <table:table-cell office:value-type="float" office:value="0.111" calcext:value-type="float">
            <text:p>0.111</text:p>
          </table:table-cell>
          <table:table-cell office:value-type="float" office:value="0.1621" calcext:value-type="float">
            <text:p>0.1621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3772" calcext:value-type="float">
            <text:p>0.3772</text:p>
          </table:table-cell>
          <table:table-cell table:formula="of:=IF([.$D124]&lt;&gt;0;0.103*[.H124]/[.$D124];&quot;&quot;)" office:value-type="float" office:value="2.64285059044977" calcext:value-type="float">
            <text:p>2.64</text:p>
          </table:table-cell>
          <table:table-cell table:formula="of:=IF([.$D124]&lt;&gt;0;0.103*[.I124]/[.$D124];&quot;&quot;)" office:value-type="float" office:value="3.85951424064782" calcext:value-type="float">
            <text:p>3.86</text:p>
          </table:table-cell>
          <table:table-cell table:formula="of:=IF([.$D124]&lt;&gt;0;0.103*[.J124]/[.$D124];&quot;&quot;)" office:value-type="float" office:value="5.90712821162692" calcext:value-type="float">
            <text:p>5.91</text:p>
          </table:table-cell>
          <table:table-cell table:formula="of:=IF([.L124]&lt;&gt;&quot;&quot;;ROUND([.L124];2-(1+INT(LOG10(ABS([.$M124])))));&quot;&quot;)" office:value-type="float" office:value="2.6" calcext:value-type="float">
            <text:p>2.6</text:p>
          </table:table-cell>
          <table:table-cell table:formula="of:=IF([.M124]&lt;&gt;&quot;&quot;;ROUND([.M124];2-(1+INT(LOG10(ABS([.$M124])))));&quot;&quot;)" office:value-type="float" office:value="3.9" calcext:value-type="float">
            <text:p>3.9</text:p>
          </table:table-cell>
          <table:table-cell table:formula="of:=IF([.N124]&lt;&gt;&quot;&quot;;ROUND([.N124];2-(1+INT(LOG10(ABS([.$M124])))));&quot;&quot;)" office:value-type="float" office:value="5.9" calcext:value-type="float">
            <text:p>5.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Scalar_Mx-1_Mv-300_gDM1_gQ1_TuneCUETP8M1_13TeV-madgraph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002530922638544" calcext:value-type="float">
            <text:p>0.0025309226</text:p>
          </table:table-cell>
          <table:table-cell office:value-type="float" office:value="0.000008822328043" calcext:value-type="float">
            <text:p>8.822328043E-006</text:p>
          </table:table-cell>
          <table:table-cell office:value-type="float" office:value="0.57" calcext:value-type="float">
            <text:p>0.57</text:p>
          </table:table-cell>
          <table:table-cell office:value-type="float" office:value="0.0694" calcext:value-type="float">
            <text:p>0.0694</text:p>
          </table:table-cell>
          <table:table-cell office:value-type="float" office:value="0.0944" calcext:value-type="float">
            <text:p>0.0944</text:p>
          </table:table-cell>
          <table:table-cell office:value-type="float" office:value="0.1382" calcext:value-type="float">
            <text:p>0.1382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3277" calcext:value-type="float">
            <text:p>0.3277</text:p>
          </table:table-cell>
          <table:table-cell table:formula="of:=IF([.$D125]&lt;&gt;0;0.103*[.H125]/[.$D125];&quot;&quot;)" office:value-type="float" office:value="3.84176104473648" calcext:value-type="float">
            <text:p>3.84</text:p>
          </table:table-cell>
          <table:table-cell table:formula="of:=IF([.$D125]&lt;&gt;0;0.103*[.I125]/[.$D125];&quot;&quot;)" office:value-type="float" office:value="5.62427305490023" calcext:value-type="float">
            <text:p>5.62</text:p>
          </table:table-cell>
          <table:table-cell table:formula="of:=IF([.$D125]&lt;&gt;0;0.103*[.J125]/[.$D125];&quot;&quot;)" office:value-type="float" office:value="8.64803201278074" calcext:value-type="float">
            <text:p>8.65</text:p>
          </table:table-cell>
          <table:table-cell table:formula="of:=IF([.L125]&lt;&gt;&quot;&quot;;ROUND([.L125];2-(1+INT(LOG10(ABS([.$M125])))));&quot;&quot;)" office:value-type="float" office:value="3.8" calcext:value-type="float">
            <text:p>3.8</text:p>
          </table:table-cell>
          <table:table-cell table:formula="of:=IF([.M125]&lt;&gt;&quot;&quot;;ROUND([.M125];2-(1+INT(LOG10(ABS([.$M125])))));&quot;&quot;)" office:value-type="float" office:value="5.6" calcext:value-type="float">
            <text:p>5.6</text:p>
          </table:table-cell>
          <table:table-cell table:formula="of:=IF([.N125]&lt;&gt;&quot;&quot;;ROUND([.N125];2-(1+INT(LOG10(ABS([.$M125])))));&quot;&quot;)" office:value-type="float" office:value="8.6" calcext:value-type="float">
            <text:p>8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Scalar_Mx-1_Mv-350_gDM1_gQ1_TuneCUETP8M1_13TeV-madgraph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0.00184538334752" calcext:value-type="float">
            <text:p>0.0018453833</text:p>
          </table:table-cell>
          <table:table-cell office:value-type="float" office:value="0.000007786921731" calcext:value-type="float">
            <text:p>7.786921731E-006</text:p>
          </table:table-cell>
          <table:table-cell office:value-type="float" office:value="0.95" calcext:value-type="float">
            <text:p>0.95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0866" calcext:value-type="float">
            <text:p>0.0866</text:p>
          </table:table-cell>
          <table:table-cell office:value-type="float" office:value="0.1274" calcext:value-type="float">
            <text:p>0.1274</text:p>
          </table:table-cell>
          <table:table-cell office:value-type="float" office:value="0.196" calcext:value-type="float">
            <text:p>0.196</text:p>
          </table:table-cell>
          <table:table-cell office:value-type="float" office:value="0.3022" calcext:value-type="float">
            <text:p>0.3022</text:p>
          </table:table-cell>
          <table:table-cell table:formula="of:=IF([.$D126]&lt;&gt;0;0.103*[.H126]/[.$D126];&quot;&quot;)" office:value-type="float" office:value="4.83357564269087" calcext:value-type="float">
            <text:p>4.83</text:p>
          </table:table-cell>
          <table:table-cell table:formula="of:=IF([.$D126]&lt;&gt;0;0.103*[.I126]/[.$D126];&quot;&quot;)" office:value-type="float" office:value="7.11082606095631" calcext:value-type="float">
            <text:p>7.11</text:p>
          </table:table-cell>
          <table:table-cell table:formula="of:=IF([.$D126]&lt;&gt;0;0.103*[.J126]/[.$D126];&quot;&quot;)" office:value-type="float" office:value="10.9397324014712" calcext:value-type="float">
            <text:p>10.94</text:p>
          </table:table-cell>
          <table:table-cell table:formula="of:=IF([.L126]&lt;&gt;&quot;&quot;;ROUND([.L126];2-(1+INT(LOG10(ABS([.$M126])))));&quot;&quot;)" office:value-type="float" office:value="4.8" calcext:value-type="float">
            <text:p>4.8</text:p>
          </table:table-cell>
          <table:table-cell table:formula="of:=IF([.M126]&lt;&gt;&quot;&quot;;ROUND([.M126];2-(1+INT(LOG10(ABS([.$M126])))));&quot;&quot;)" office:value-type="float" office:value="7.1" calcext:value-type="float">
            <text:p>7.1</text:p>
          </table:table-cell>
          <table:table-cell table:formula="of:=IF([.N126]&lt;&gt;&quot;&quot;;ROUND([.N126];2-(1+INT(LOG10(ABS([.$M126])))));&quot;&quot;)" office:value-type="float" office:value="10.9" calcext:value-type="float">
            <text:p>10.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Scalar_Mx-1_Mv-400_gDM1_gQ1_TuneCUETP8M1_13TeV-madgraph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001122081502664" calcext:value-type="float">
            <text:p>0.0011220815</text:p>
          </table:table-cell>
          <table:table-cell office:value-type="float" office:value="0.000006177902533" calcext:value-type="float">
            <text:p>6.177902533E-006</text:p>
          </table:table-cell>
          <table:table-cell office:value-type="float" office:value="0.3" calcext:value-type="float">
            <text:p>0.3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808" calcext:value-type="float">
            <text:p>0.0808</text:p>
          </table:table-cell>
          <table:table-cell office:value-type="float" office:value="0.1187" calcext:value-type="float">
            <text:p>0.1187</text:p>
          </table:table-cell>
          <table:table-cell office:value-type="float" office:value="0.1844" calcext:value-type="float">
            <text:p>0.1844</text:p>
          </table:table-cell>
          <table:table-cell office:value-type="float" office:value="0.285" calcext:value-type="float">
            <text:p>0.285</text:p>
          </table:table-cell>
          <table:table-cell table:formula="of:=IF([.$D127]&lt;&gt;0;0.103*[.H127]/[.$D127];&quot;&quot;)" office:value-type="float" office:value="7.41693003604578" calcext:value-type="float">
            <text:p>7.42</text:p>
          </table:table-cell>
          <table:table-cell table:formula="of:=IF([.$D127]&lt;&gt;0;0.103*[.I127]/[.$D127];&quot;&quot;)" office:value-type="float" office:value="10.8959108326564" calcext:value-type="float">
            <text:p>10.90</text:p>
          </table:table-cell>
          <table:table-cell table:formula="of:=IF([.$D127]&lt;&gt;0;0.103*[.J127]/[.$D127];&quot;&quot;)" office:value-type="float" office:value="16.9267561713718" calcext:value-type="float">
            <text:p>16.93</text:p>
          </table:table-cell>
          <table:table-cell table:formula="of:=IF([.L127]&lt;&gt;&quot;&quot;;ROUND([.L127];2-(1+INT(LOG10(ABS([.$M127])))));&quot;&quot;)" office:value-type="float" office:value="7" calcext:value-type="float">
            <text:p>7</text:p>
          </table:table-cell>
          <table:table-cell table:formula="of:=IF([.M127]&lt;&gt;&quot;&quot;;ROUND([.M127];2-(1+INT(LOG10(ABS([.$M127])))));&quot;&quot;)" office:value-type="float" office:value="11" calcext:value-type="float">
            <text:p>11</text:p>
          </table:table-cell>
          <table:table-cell table:formula="of:=IF([.N127]&lt;&gt;&quot;&quot;;ROUND([.N127];2-(1+INT(LOG10(ABS([.$M127])))));&quot;&quot;)"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Scalar_Mx-1_Mv-50_gDM1_gQ1_TuneCUETP8M1_13TeV-madgraph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0707971996547" calcext:value-type="float">
            <text:p>0.00707972</text:p>
          </table:table-cell>
          <table:table-cell office:value-type="float" office:value="0.000052332170825" calcext:value-type="float">
            <text:p>5.2332170825E-005</text:p>
          </table:table-cell>
          <table:table-cell office:value-type="float" office:value="1.25" calcext:value-type="float">
            <text:p>1.25</text:p>
          </table:table-cell>
          <table:table-cell office:value-type="float" office:value="0.0867" calcext:value-type="float">
            <text:p>0.0867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2609" calcext:value-type="float">
            <text:p>0.2609</text:p>
          </table:table-cell>
          <table:table-cell office:value-type="float" office:value="0.392" calcext:value-type="float">
            <text:p>0.392</text:p>
          </table:table-cell>
          <table:table-cell table:formula="of:=IF([.$D128]&lt;&gt;0;0.103*[.H128]/[.$D128];&quot;&quot;)" office:value-type="float" office:value="1.71818942830071" calcext:value-type="float">
            <text:p>1.72</text:p>
          </table:table-cell>
          <table:table-cell table:formula="of:=IF([.$D128]&lt;&gt;0;0.103*[.I128]/[.$D128];&quot;&quot;)" office:value-type="float" office:value="2.49362970373193" calcext:value-type="float">
            <text:p>2.49</text:p>
          </table:table-cell>
          <table:table-cell table:formula="of:=IF([.$D128]&lt;&gt;0;0.103*[.J128]/[.$D128];&quot;&quot;)" office:value-type="float" office:value="3.79572922814271" calcext:value-type="float">
            <text:p>3.80</text:p>
          </table:table-cell>
          <table:table-cell table:formula="of:=IF([.L128]&lt;&gt;&quot;&quot;;ROUND([.L128];2-(1+INT(LOG10(ABS([.$M128])))));&quot;&quot;)" office:value-type="float" office:value="1.7" calcext:value-type="float">
            <text:p>1.7</text:p>
          </table:table-cell>
          <table:table-cell table:formula="of:=IF([.M128]&lt;&gt;&quot;&quot;;ROUND([.M128];2-(1+INT(LOG10(ABS([.$M128])))));&quot;&quot;)" office:value-type="float" office:value="2.5" calcext:value-type="float">
            <text:p>2.5</text:p>
          </table:table-cell>
          <table:table-cell table:formula="of:=IF([.N128]&lt;&gt;&quot;&quot;;ROUND([.N128];2-(1+INT(LOG10(ABS([.$M128])))));&quot;&quot;)" office:value-type="float" office:value="3.8" calcext:value-type="float">
            <text:p>3.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Scalar_Mx-1_Mv-500_gDM1_gQ1_TuneCUETP8M1_13TeV-madgraph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000421147237101" calcext:value-type="float">
            <text:p>0.0004211472</text:p>
          </table:table-cell>
          <table:table-cell office:value-type="float" office:value="0.000001656602591" calcext:value-type="float">
            <text:p>1.656602591E-006</text:p>
          </table:table-cell>
          <table:table-cell office:value-type="float" office:value="1.77" calcext:value-type="float">
            <text:p>1.77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1544" calcext:value-type="float">
            <text:p>0.1544</text:p>
          </table:table-cell>
          <table:table-cell office:value-type="float" office:value="0.2406" calcext:value-type="float">
            <text:p>0.2406</text:p>
          </table:table-cell>
          <table:table-cell table:formula="of:=IF([.$D129]&lt;&gt;0;0.103*[.H129]/[.$D129];&quot;&quot;)" office:value-type="float" office:value="16.5084782411445" calcext:value-type="float">
            <text:p>16.51</text:p>
          </table:table-cell>
          <table:table-cell table:formula="of:=IF([.$D129]&lt;&gt;0;0.103*[.I129]/[.$D129];&quot;&quot;)" office:value-type="float" office:value="24.2368917584804" calcext:value-type="float">
            <text:p>24.24</text:p>
          </table:table-cell>
          <table:table-cell table:formula="of:=IF([.$D129]&lt;&gt;0;0.103*[.J129]/[.$D129];&quot;&quot;)" office:value-type="float" office:value="37.761615413818" calcext:value-type="float">
            <text:p>37.76</text:p>
          </table:table-cell>
          <table:table-cell table:formula="of:=IF([.L129]&lt;&gt;&quot;&quot;;ROUND([.L129];2-(1+INT(LOG10(ABS([.$M129])))));&quot;&quot;)" office:value-type="float" office:value="17" calcext:value-type="float">
            <text:p>17</text:p>
          </table:table-cell>
          <table:table-cell table:formula="of:=IF([.M129]&lt;&gt;&quot;&quot;;ROUND([.M129];2-(1+INT(LOG10(ABS([.$M129])))));&quot;&quot;)" office:value-type="float" office:value="24" calcext:value-type="float">
            <text:p>24</text:p>
          </table:table-cell>
          <table:table-cell table:formula="of:=IF([.N129]&lt;&gt;&quot;&quot;;ROUND([.N129];2-(1+INT(LOG10(ABS([.$M129])))));&quot;&quot;)" office:value-type="float" office:value="38" calcext:value-type="float">
            <text:p>3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Scalar_Mx-1_Mv-750_gDM1_gQ1_TuneCUETP8M1_13TeV-madgraph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office:value-type="float" office:value="0.000079522094909" calcext:value-type="float">
            <text:p>7.9522094909E-005</text:p>
          </table:table-cell>
          <table:table-cell office:value-type="float" office:value="0.000000378878831" calcext:value-type="float">
            <text:p>3.78878831E-007</text:p>
          </table:table-cell>
          <table:table-cell office:value-type="float" office:value="0.74" calcext:value-type="float">
            <text:p>0.74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767" calcext:value-type="float">
            <text:p>0.0767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196" calcext:value-type="float">
            <text:p>0.196</text:p>
          </table:table-cell>
          <table:table-cell table:formula="of:=IF([.$D130]&lt;&gt;0;0.103*[.H130]/[.$D130];&quot;&quot;)" office:value-type="float" office:value="65.5390178787927" calcext:value-type="float">
            <text:p>65.54</text:p>
          </table:table-cell>
          <table:table-cell table:formula="of:=IF([.$D130]&lt;&gt;0;0.103*[.I130]/[.$D130];&quot;&quot;)" office:value-type="float" office:value="99.3447168241779" calcext:value-type="float">
            <text:p>99.34</text:p>
          </table:table-cell>
          <table:table-cell table:formula="of:=IF([.$D130]&lt;&gt;0;0.103*[.J130]/[.$D130];&quot;&quot;)" office:value-type="float" office:value="158.666594667038" calcext:value-type="float">
            <text:p>158.67</text:p>
          </table:table-cell>
          <table:table-cell table:formula="of:=IF([.L130]&lt;&gt;&quot;&quot;;ROUND([.L130];2-(1+INT(LOG10(ABS([.$M130])))));&quot;&quot;)" office:value-type="float" office:value="66" calcext:value-type="float">
            <text:p>66</text:p>
          </table:table-cell>
          <table:table-cell table:formula="of:=IF([.M130]&lt;&gt;&quot;&quot;;ROUND([.M130];2-(1+INT(LOG10(ABS([.$M130])))));&quot;&quot;)" office:value-type="float" office:value="99" calcext:value-type="float">
            <text:p>99</text:p>
          </table:table-cell>
          <table:table-cell table:formula="of:=IF([.N130]&lt;&gt;&quot;&quot;;ROUND([.N130];2-(1+INT(LOG10(ABS([.$M130])))));&quot;&quot;)" office:value-type="float" office:value="159" calcext:value-type="float">
            <text:p>15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Scalar_Mx-10_Mv-10_gDM1_gQ1_TuneCUETP8M1_13TeV-madgraph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0034557712544" calcext:value-type="float">
            <text:p>0.0003455771</text:p>
          </table:table-cell>
          <table:table-cell office:value-type="float" office:value="0.000001606564162" calcext:value-type="float">
            <text:p>1.606564162E-006</text:p>
          </table:table-cell>
          <table:table-cell office:value-type="float" office:value="0.75" calcext:value-type="float">
            <text:p>0.75</text:p>
          </table:table-cell>
          <table:table-cell office:value-type="float" office:value="0.0837" calcext:value-type="float">
            <text:p>0.0837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1655" calcext:value-type="float">
            <text:p>0.1655</text:p>
          </table:table-cell>
          <table:table-cell office:value-type="float" office:value="0.2533" calcext:value-type="float">
            <text:p>0.2533</text:p>
          </table:table-cell>
          <table:table-cell office:value-type="float" office:value="0.3832" calcext:value-type="float">
            <text:p>0.3832</text:p>
          </table:table-cell>
          <table:table-cell table:formula="of:=IF([.$D131]&lt;&gt;0;0.103*[.H131]/[.$D131];&quot;&quot;)" office:value-type="float" office:value="34.0077485887892" calcext:value-type="float">
            <text:p>34.01</text:p>
          </table:table-cell>
          <table:table-cell table:formula="of:=IF([.$D131]&lt;&gt;0;0.103*[.I131]/[.$D131];&quot;&quot;)" office:value-type="float" office:value="49.3276283211623" calcext:value-type="float">
            <text:p>49.33</text:p>
          </table:table-cell>
          <table:table-cell table:formula="of:=IF([.$D131]&lt;&gt;0;0.103*[.J131]/[.$D131];&quot;&quot;)" office:value-type="float" office:value="75.4966057628424" calcext:value-type="float">
            <text:p>75.50</text:p>
          </table:table-cell>
          <table:table-cell table:formula="of:=IF([.L131]&lt;&gt;&quot;&quot;;ROUND([.L131];2-(1+INT(LOG10(ABS([.$M131])))));&quot;&quot;)" office:value-type="float" office:value="34" calcext:value-type="float">
            <text:p>34</text:p>
          </table:table-cell>
          <table:table-cell table:formula="of:=IF([.M131]&lt;&gt;&quot;&quot;;ROUND([.M131];2-(1+INT(LOG10(ABS([.$M131])))));&quot;&quot;)" office:value-type="float" office:value="49" calcext:value-type="float">
            <text:p>49</text:p>
          </table:table-cell>
          <table:table-cell table:formula="of:=IF([.N131]&lt;&gt;&quot;&quot;;ROUND([.N131];2-(1+INT(LOG10(ABS([.$M131])))));&quot;&quot;)" office:value-type="float" office:value="75" calcext:value-type="float">
            <text:p>7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Scalar_Mx-10_Mv-100_gDM1_gQ1_TuneCUETP8M1_13TeV-madgraph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06163109624156" calcext:value-type="float">
            <text:p>0.0061631096</text:p>
          </table:table-cell>
          <table:table-cell office:value-type="float" office:value="0.00002253413404" calcext:value-type="float">
            <text:p>2.253413404E-005</text:p>
          </table:table-cell>
          <table:table-cell office:value-type="float" office:value="1.01" calcext:value-type="float">
            <text:p>1.01</text:p>
          </table:table-cell>
          <table:table-cell office:value-type="float" office:value="0.0862" calcext:value-type="float">
            <text:p>0.0862</text:p>
          </table:table-cell>
          <table:table-cell office:value-type="float" office:value="0.1175" calcext:value-type="float">
            <text:p>0.1175</text:p>
          </table:table-cell>
          <table:table-cell office:value-type="float" office:value="0.1704" calcext:value-type="float">
            <text:p>0.1704</text:p>
          </table:table-cell>
          <table:table-cell office:value-type="float" office:value="0.258" calcext:value-type="float">
            <text:p>0.258</text:p>
          </table:table-cell>
          <table:table-cell office:value-type="float" office:value="0.3912" calcext:value-type="float">
            <text:p>0.3912</text:p>
          </table:table-cell>
          <table:table-cell table:formula="of:=IF([.$D132]&lt;&gt;0;0.103*[.H132]/[.$D132];&quot;&quot;)" office:value-type="float" office:value="1.96370026464641" calcext:value-type="float">
            <text:p>1.96</text:p>
          </table:table-cell>
          <table:table-cell table:formula="of:=IF([.$D132]&lt;&gt;0;0.103*[.I132]/[.$D132];&quot;&quot;)" office:value-type="float" office:value="2.84778319230425" calcext:value-type="float">
            <text:p>2.85</text:p>
          </table:table-cell>
          <table:table-cell table:formula="of:=IF([.$D132]&lt;&gt;0;0.103*[.J132]/[.$D132];&quot;&quot;)" office:value-type="float" office:value="4.31178441088319" calcext:value-type="float">
            <text:p>4.31</text:p>
          </table:table-cell>
          <table:table-cell table:formula="of:=IF([.L132]&lt;&gt;&quot;&quot;;ROUND([.L132];2-(1+INT(LOG10(ABS([.$M132])))));&quot;&quot;)" office:value-type="float" office:value="2" calcext:value-type="float">
            <text:p>2</text:p>
          </table:table-cell>
          <table:table-cell table:formula="of:=IF([.M132]&lt;&gt;&quot;&quot;;ROUND([.M132];2-(1+INT(LOG10(ABS([.$M132])))));&quot;&quot;)" office:value-type="float" office:value="2.8" calcext:value-type="float">
            <text:p>2.8</text:p>
          </table:table-cell>
          <table:table-cell table:formula="of:=IF([.N132]&lt;&gt;&quot;&quot;;ROUND([.N132];2-(1+INT(LOG10(ABS([.$M132])))));&quot;&quot;)" office:value-type="float" office:value="4.3" calcext:value-type="float">
            <text:p>4.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Scalar_Mx-10_Mv-50_gDM1_gQ1_TuneCUETP8M1_13TeV-madgraph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00722001933203" calcext:value-type="float">
            <text:p>0.0072200193</text:p>
          </table:table-cell>
          <table:table-cell office:value-type="float" office:value="0.000025981809225" calcext:value-type="float">
            <text:p>2.5981809225E-005</text:p>
          </table:table-cell>
          <table:table-cell office:value-type="float" office:value="0.6" calcext:value-type="float">
            <text:p>0.6</text:p>
          </table:table-cell>
          <table:table-cell office:value-type="float" office:value="0.0877" calcext:value-type="float">
            <text:p>0.0877</text:p>
          </table:table-cell>
          <table:table-cell office:value-type="float" office:value="0.1195" calcext:value-type="float">
            <text:p>0.1195</text:p>
          </table:table-cell>
          <table:table-cell office:value-type="float" office:value="0.1733" calcext:value-type="float">
            <text:p>0.1733</text:p>
          </table:table-cell>
          <table:table-cell office:value-type="float" office:value="0.2639" calcext:value-type="float">
            <text:p>0.2639</text:p>
          </table:table-cell>
          <table:table-cell office:value-type="float" office:value="0.3986" calcext:value-type="float">
            <text:p>0.3986</text:p>
          </table:table-cell>
          <table:table-cell table:formula="of:=IF([.$D133]&lt;&gt;0;0.103*[.H133]/[.$D133];&quot;&quot;)" office:value-type="float" office:value="1.70477382870654" calcext:value-type="float">
            <text:p>1.70</text:p>
          </table:table-cell>
          <table:table-cell table:formula="of:=IF([.$D133]&lt;&gt;0;0.103*[.I133]/[.$D133];&quot;&quot;)" office:value-type="float" office:value="2.47227869886898" calcext:value-type="float">
            <text:p>2.47</text:p>
          </table:table-cell>
          <table:table-cell table:formula="of:=IF([.$D133]&lt;&gt;0;0.103*[.J133]/[.$D133];&quot;&quot;)" office:value-type="float" office:value="3.76476831293435" calcext:value-type="float">
            <text:p>3.76</text:p>
          </table:table-cell>
          <table:table-cell table:formula="of:=IF([.L133]&lt;&gt;&quot;&quot;;ROUND([.L133];2-(1+INT(LOG10(ABS([.$M133])))));&quot;&quot;)" office:value-type="float" office:value="1.7" calcext:value-type="float">
            <text:p>1.7</text:p>
          </table:table-cell>
          <table:table-cell table:formula="of:=IF([.M133]&lt;&gt;&quot;&quot;;ROUND([.M133];2-(1+INT(LOG10(ABS([.$M133])))));&quot;&quot;)" office:value-type="float" office:value="2.5" calcext:value-type="float">
            <text:p>2.5</text:p>
          </table:table-cell>
          <table:table-cell table:formula="of:=IF([.N133]&lt;&gt;&quot;&quot;;ROUND([.N133];2-(1+INT(LOG10(ABS([.$M133])))));&quot;&quot;)" office:value-type="float" office:value="3.8" calcext:value-type="float">
            <text:p>3.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Scalar_Mx-100_Mv-300_gDM1_gQ1_TuneCUETP8M1_13TeV-madgraph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0.002571560493491" calcext:value-type="float">
            <text:p>0.0025715605</text:p>
          </table:table-cell>
          <table:table-cell office:value-type="float" office:value="0.000007466872425" calcext:value-type="float">
            <text:p>7.466872425E-006</text:p>
          </table:table-cell>
          <table:table-cell office:value-type="float" office:value="1.88" calcext:value-type="float">
            <text:p>1.88</text:p>
          </table:table-cell>
          <table:table-cell office:value-type="float" office:value="0.0683" calcext:value-type="float">
            <text:p>0.0683</text:p>
          </table:table-cell>
          <table:table-cell office:value-type="float" office:value="0.0934" calcext:value-type="float">
            <text:p>0.0934</text:p>
          </table:table-cell>
          <table:table-cell office:value-type="float" office:value="0.1372" calcext:value-type="float">
            <text:p>0.1372</text:p>
          </table:table-cell>
          <table:table-cell office:value-type="float" office:value="0.2099" calcext:value-type="float">
            <text:p>0.2099</text:p>
          </table:table-cell>
          <table:table-cell office:value-type="float" office:value="0.3209" calcext:value-type="float">
            <text:p>0.3209</text:p>
          </table:table-cell>
          <table:table-cell table:formula="of:=IF([.$D134]&lt;&gt;0;0.103*[.H134]/[.$D134];&quot;&quot;)" office:value-type="float" office:value="3.7409969644308" calcext:value-type="float">
            <text:p>3.74</text:p>
          </table:table-cell>
          <table:table-cell table:formula="of:=IF([.$D134]&lt;&gt;0;0.103*[.I134]/[.$D134];&quot;&quot;)" office:value-type="float" office:value="5.49534029464567" calcext:value-type="float">
            <text:p>5.50</text:p>
          </table:table-cell>
          <table:table-cell table:formula="of:=IF([.$D134]&lt;&gt;0;0.103*[.J134]/[.$D134];&quot;&quot;)" office:value-type="float" office:value="8.40722979479684" calcext:value-type="float">
            <text:p>8.41</text:p>
          </table:table-cell>
          <table:table-cell table:formula="of:=IF([.L134]&lt;&gt;&quot;&quot;;ROUND([.L134];2-(1+INT(LOG10(ABS([.$M134])))));&quot;&quot;)" office:value-type="float" office:value="3.7" calcext:value-type="float">
            <text:p>3.7</text:p>
          </table:table-cell>
          <table:table-cell table:formula="of:=IF([.M134]&lt;&gt;&quot;&quot;;ROUND([.M134];2-(1+INT(LOG10(ABS([.$M134])))));&quot;&quot;)" office:value-type="float" office:value="5.5" calcext:value-type="float">
            <text:p>5.5</text:p>
          </table:table-cell>
          <table:table-cell table:formula="of:=IF([.N134]&lt;&gt;&quot;&quot;;ROUND([.N134];2-(1+INT(LOG10(ABS([.$M134])))));&quot;&quot;)" office:value-type="float" office:value="8.4" calcext:value-type="float">
            <text:p>8.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Scalar_Mx-100_Mv-350_gDM1_gQ1_TuneCUETP8M1_13TeV-madgraph</text:p>
          </table:table-cell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 office:value-type="float" office:value="0.001916020246213" calcext:value-type="float">
            <text:p>0.0019160202</text:p>
          </table:table-cell>
          <table:table-cell office:value-type="float" office:value="0.000006172529215" calcext:value-type="float">
            <text:p>6.172529215E-006</text:p>
          </table:table-cell>
          <table:table-cell office:value-type="float" office:value="2" calcext:value-type="float">
            <text:p>2</text:p>
          </table:table-cell>
          <table:table-cell office:value-type="float" office:value="0.0623" calcext:value-type="float">
            <text:p>0.0623</text:p>
          </table:table-cell>
          <table:table-cell office:value-type="float" office:value="0.0855" calcext:value-type="float">
            <text:p>0.0855</text:p>
          </table:table-cell>
          <table:table-cell office:value-type="float" office:value="0.1255" calcext:value-type="float">
            <text:p>0.1255</text:p>
          </table:table-cell>
          <table:table-cell office:value-type="float" office:value="0.193" calcext:value-type="float">
            <text:p>0.193</text:p>
          </table:table-cell>
          <table:table-cell office:value-type="float" office:value="0.2976" calcext:value-type="float">
            <text:p>0.2976</text:p>
          </table:table-cell>
          <table:table-cell table:formula="of:=IF([.$D135]&lt;&gt;0;0.103*[.H135]/[.$D135];&quot;&quot;)" office:value-type="float" office:value="4.59624579510889" calcext:value-type="float">
            <text:p>4.60</text:p>
          </table:table-cell>
          <table:table-cell table:formula="of:=IF([.$D135]&lt;&gt;0;0.103*[.I135]/[.$D135];&quot;&quot;)" office:value-type="float" office:value="6.74653622556919" calcext:value-type="float">
            <text:p>6.75</text:p>
          </table:table-cell>
          <table:table-cell table:formula="of:=IF([.$D135]&lt;&gt;0;0.103*[.J135]/[.$D135];&quot;&quot;)" office:value-type="float" office:value="10.3751513269709" calcext:value-type="float">
            <text:p>10.38</text:p>
          </table:table-cell>
          <table:table-cell table:formula="of:=IF([.L135]&lt;&gt;&quot;&quot;;ROUND([.L135];2-(1+INT(LOG10(ABS([.$M135])))));&quot;&quot;)" office:value-type="float" office:value="4.6" calcext:value-type="float">
            <text:p>4.6</text:p>
          </table:table-cell>
          <table:table-cell table:formula="of:=IF([.M135]&lt;&gt;&quot;&quot;;ROUND([.M135];2-(1+INT(LOG10(ABS([.$M135])))));&quot;&quot;)" office:value-type="float" office:value="6.7" calcext:value-type="float">
            <text:p>6.7</text:p>
          </table:table-cell>
          <table:table-cell table:formula="of:=IF([.N135]&lt;&gt;&quot;&quot;;ROUND([.N135];2-(1+INT(LOG10(ABS([.$M135])))));&quot;&quot;)" office:value-type="float" office:value="10.4" calcext:value-type="float">
            <text:p>10.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Scalar_Mx-100_Mv-400_gDM1_gQ1_TuneCUETP8M1_13TeV-madgraph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001049909183014" calcext:value-type="float">
            <text:p>0.0010499092</text:p>
          </table:table-cell>
          <table:table-cell office:value-type="float" office:value="0.000004099985847" calcext:value-type="float">
            <text:p>0.0000041</text:p>
          </table:table-cell>
          <table:table-cell office:value-type="float" office:value="0.88" calcext:value-type="float">
            <text:p>0.88</text:p>
          </table:table-cell>
          <table:table-cell office:value-type="float" office:value="0.056" calcext:value-type="float">
            <text:p>0.056</text:p>
          </table:table-cell>
          <table:table-cell office:value-type="float" office:value="0.0768" calcext:value-type="float">
            <text:p>0.0768</text:p>
          </table:table-cell>
          <table:table-cell office:value-type="float" office:value="0.1128" calcext:value-type="float">
            <text:p>0.1128</text:p>
          </table:table-cell>
          <table:table-cell office:value-type="float" office:value="0.1744" calcext:value-type="float">
            <text:p>0.1744</text:p>
          </table:table-cell>
          <table:table-cell office:value-type="float" office:value="0.2679" calcext:value-type="float">
            <text:p>0.2679</text:p>
          </table:table-cell>
          <table:table-cell table:formula="of:=IF([.$D136]&lt;&gt;0;0.103*[.H136]/[.$D136];&quot;&quot;)" office:value-type="float" office:value="7.53436595086389" calcext:value-type="float">
            <text:p>7.53</text:p>
          </table:table-cell>
          <table:table-cell table:formula="of:=IF([.$D136]&lt;&gt;0;0.103*[.I136]/[.$D136];&quot;&quot;)" office:value-type="float" office:value="11.0660999903313" calcext:value-type="float">
            <text:p>11.07</text:p>
          </table:table-cell>
          <table:table-cell table:formula="of:=IF([.$D136]&lt;&gt;0;0.103*[.J136]/[.$D136];&quot;&quot;)" office:value-type="float" office:value="17.1092893467534" calcext:value-type="float">
            <text:p>17.11</text:p>
          </table:table-cell>
          <table:table-cell table:formula="of:=IF([.L136]&lt;&gt;&quot;&quot;;ROUND([.L136];2-(1+INT(LOG10(ABS([.$M136])))));&quot;&quot;)" office:value-type="float" office:value="8" calcext:value-type="float">
            <text:p>8</text:p>
          </table:table-cell>
          <table:table-cell table:formula="of:=IF([.M136]&lt;&gt;&quot;&quot;;ROUND([.M136];2-(1+INT(LOG10(ABS([.$M136])))));&quot;&quot;)" office:value-type="float" office:value="11" calcext:value-type="float">
            <text:p>11</text:p>
          </table:table-cell>
          <table:table-cell table:formula="of:=IF([.N136]&lt;&gt;&quot;&quot;;ROUND([.N136];2-(1+INT(LOG10(ABS([.$M136])))));&quot;&quot;)"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Scalar_Mx-100_Mv-500_gDM1_gQ1_TuneCUETP8M1_13TeV-madgraph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.000389564707155" calcext:value-type="float">
            <text:p>0.0003895647</text:p>
          </table:table-cell>
          <table:table-cell office:value-type="float" office:value="0.000002131870795" calcext:value-type="float">
            <text:p>2.131870795E-006</text:p>
          </table:table-cell>
          <table:table-cell office:value-type="float" office:value="0.63" calcext:value-type="float">
            <text:p>0.63</text:p>
          </table:table-cell>
          <table:table-cell office:value-type="float" office:value="0.046" calcext:value-type="float">
            <text:p>0.046</text:p>
          </table:table-cell>
          <table:table-cell office:value-type="float" office:value="0.0637" calcext:value-type="float">
            <text:p>0.0637</text:p>
          </table:table-cell>
          <table:table-cell office:value-type="float" office:value="0.0942" calcext:value-type="float">
            <text:p>0.0942</text:p>
          </table:table-cell>
          <table:table-cell office:value-type="float" office:value="0.1472" calcext:value-type="float">
            <text:p>0.1472</text:p>
          </table:table-cell>
          <table:table-cell office:value-type="float" office:value="0.2289" calcext:value-type="float">
            <text:p>0.2289</text:p>
          </table:table-cell>
          <table:table-cell table:formula="of:=IF([.$D137]&lt;&gt;0;0.103*[.H137]/[.$D137];&quot;&quot;)" office:value-type="float" office:value="16.8421314341226" calcext:value-type="float">
            <text:p>16.84</text:p>
          </table:table-cell>
          <table:table-cell table:formula="of:=IF([.$D137]&lt;&gt;0;0.103*[.I137]/[.$D137];&quot;&quot;)" office:value-type="float" office:value="24.9062602997543" calcext:value-type="float">
            <text:p>24.91</text:p>
          </table:table-cell>
          <table:table-cell table:formula="of:=IF([.$D137]&lt;&gt;0;0.103*[.J137]/[.$D137];&quot;&quot;)" office:value-type="float" office:value="38.9193366892127" calcext:value-type="float">
            <text:p>38.92</text:p>
          </table:table-cell>
          <table:table-cell table:formula="of:=IF([.L137]&lt;&gt;&quot;&quot;;ROUND([.L137];2-(1+INT(LOG10(ABS([.$M137])))));&quot;&quot;)" office:value-type="float" office:value="17" calcext:value-type="float">
            <text:p>17</text:p>
          </table:table-cell>
          <table:table-cell table:formula="of:=IF([.M137]&lt;&gt;&quot;&quot;;ROUND([.M137];2-(1+INT(LOG10(ABS([.$M137])))));&quot;&quot;)" office:value-type="float" office:value="25" calcext:value-type="float">
            <text:p>25</text:p>
          </table:table-cell>
          <table:table-cell table:formula="of:=IF([.N137]&lt;&gt;&quot;&quot;;ROUND([.N137];2-(1+INT(LOG10(ABS([.$M137])))));&quot;&quot;)" office:value-type="float" office:value="39" calcext:value-type="float">
            <text:p>3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Scalar_Mx-200_Mv-500_gDM1_gQ1_TuneCUETP8M1_13TeV-madgraph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0.000191245487723" calcext:value-type="float">
            <text:p>0.0001912455</text:p>
          </table:table-cell>
          <table:table-cell office:value-type="float" office:value="0.000001283190858" calcext:value-type="float">
            <text:p>1.283190858E-006</text:p>
          </table:table-cell>
          <table:table-cell office:value-type="float" office:value="1.05" calcext:value-type="float">
            <text:p>1.05</text:p>
          </table:table-cell>
          <table:table-cell office:value-type="float" office:value="0.047" calcext:value-type="float">
            <text:p>0.047</text:p>
          </table:table-cell>
          <table:table-cell office:value-type="float" office:value="0.0643" calcext:value-type="float">
            <text:p>0.0643</text:p>
          </table:table-cell>
          <table:table-cell office:value-type="float" office:value="0.0962" calcext:value-type="float">
            <text:p>0.0962</text:p>
          </table:table-cell>
          <table:table-cell office:value-type="float" office:value="0.1495" calcext:value-type="float">
            <text:p>0.1495</text:p>
          </table:table-cell>
          <table:table-cell office:value-type="float" office:value="0.2333" calcext:value-type="float">
            <text:p>0.2333</text:p>
          </table:table-cell>
          <table:table-cell table:formula="of:=IF([.$D138]&lt;&gt;0;0.103*[.H138]/[.$D138];&quot;&quot;)" office:value-type="float" office:value="34.630359538692" calcext:value-type="float">
            <text:p>34.63</text:p>
          </table:table-cell>
          <table:table-cell table:formula="of:=IF([.$D138]&lt;&gt;0;0.103*[.I138]/[.$D138];&quot;&quot;)" office:value-type="float" office:value="51.8108956084319" calcext:value-type="float">
            <text:p>51.81</text:p>
          </table:table-cell>
          <table:table-cell table:formula="of:=IF([.$D138]&lt;&gt;0;0.103*[.J138]/[.$D138];&quot;&quot;)" office:value-type="float" office:value="80.516932364455" calcext:value-type="float">
            <text:p>80.52</text:p>
          </table:table-cell>
          <table:table-cell table:formula="of:=IF([.L138]&lt;&gt;&quot;&quot;;ROUND([.L138];2-(1+INT(LOG10(ABS([.$M138])))));&quot;&quot;)" office:value-type="float" office:value="35" calcext:value-type="float">
            <text:p>35</text:p>
          </table:table-cell>
          <table:table-cell table:formula="of:=IF([.M138]&lt;&gt;&quot;&quot;;ROUND([.M138];2-(1+INT(LOG10(ABS([.$M138])))));&quot;&quot;)" office:value-type="float" office:value="52" calcext:value-type="float">
            <text:p>52</text:p>
          </table:table-cell>
          <table:table-cell table:formula="of:=IF([.N138]&lt;&gt;&quot;&quot;;ROUND([.N138];2-(1+INT(LOG10(ABS([.$M138])))));&quot;&quot;)" office:value-type="float" office:value="81" calcext:value-type="float">
            <text:p>8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Scalar_Mx-350_Mv-1000_gDM1_gQ1_TuneCUETP8M1_13TeV-madgraph</text:p>
          </table:table-cell>
          <table:table-cell office:value-type="float" office:value="1000" calcext:value-type="float">
            <text:p>1000</text:p>
          </table:table-cell>
          <table:table-cell office:value-type="float" office:value="350" calcext:value-type="float">
            <text:p>350</text:p>
          </table:table-cell>
          <table:table-cell office:value-type="float" office:value="0.000009478152429" calcext:value-type="float">
            <text:p>9.478152429E-006</text:p>
          </table:table-cell>
          <table:table-cell office:value-type="float" office:value="0.000000033020887" calcext:value-type="float">
            <text:p>0.000000033</text:p>
          </table:table-cell>
          <table:table-cell office:value-type="float" office:value="0.87" calcext:value-type="float">
            <text:p>0.87</text:p>
          </table:table-cell>
          <table:table-cell office:value-type="float" office:value="0.0314" calcext:value-type="float">
            <text:p>0.0314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0669" calcext:value-type="float">
            <text:p>0.0669</text:p>
          </table:table-cell>
          <table:table-cell office:value-type="float" office:value="0.109" calcext:value-type="float">
            <text:p>0.109</text:p>
          </table:table-cell>
          <table:table-cell office:value-type="float" office:value="0.1761" calcext:value-type="float">
            <text:p>0.1761</text:p>
          </table:table-cell>
          <table:table-cell table:formula="of:=IF([.$D139]&lt;&gt;0;0.103*[.H139]/[.$D139];&quot;&quot;)" office:value-type="float" office:value="477.065549839133" calcext:value-type="float">
            <text:p>477.07</text:p>
          </table:table-cell>
          <table:table-cell table:formula="of:=IF([.$D139]&lt;&gt;0;0.103*[.I139]/[.$D139];&quot;&quot;)" office:value-type="float" office:value="727.008776406333" calcext:value-type="float">
            <text:p>727.01</text:p>
          </table:table-cell>
          <table:table-cell table:formula="of:=IF([.$D139]&lt;&gt;0;0.103*[.J139]/[.$D139];&quot;&quot;)" office:value-type="float" office:value="1184.51355199238" calcext:value-type="float">
            <text:p>1184.51</text:p>
          </table:table-cell>
          <table:table-cell table:formula="of:=IF([.L139]&lt;&gt;&quot;&quot;;ROUND([.L139];2-(1+INT(LOG10(ABS([.$M139])))));&quot;&quot;)" office:value-type="float" office:value="480" calcext:value-type="float">
            <text:p>480</text:p>
          </table:table-cell>
          <table:table-cell table:formula="of:=IF([.M139]&lt;&gt;&quot;&quot;;ROUND([.M139];2-(1+INT(LOG10(ABS([.$M139])))));&quot;&quot;)" office:value-type="float" office:value="730" calcext:value-type="float">
            <text:p>730</text:p>
          </table:table-cell>
          <table:table-cell table:formula="of:=IF([.N139]&lt;&gt;&quot;&quot;;ROUND([.N139];2-(1+INT(LOG10(ABS([.$M139])))));&quot;&quot;)" office:value-type="float" office:value="1180" calcext:value-type="float">
            <text:p>118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Scalar_Mx-350_Mv-750_gDM1_gQ1_TuneCUETP8M1_13TeV-madgraph</text:p>
          </table:table-cell>
          <table:table-cell office:value-type="float" office:value="750" calcext:value-type="float">
            <text:p>750</text:p>
          </table:table-cell>
          <table:table-cell office:value-type="float" office:value="350" calcext:value-type="float">
            <text:p>350</text:p>
          </table:table-cell>
          <table:table-cell office:value-type="float" office:value="0.000007509161177" calcext:value-type="float">
            <text:p>7.509161177E-006</text:p>
          </table:table-cell>
          <table:table-cell office:value-type="float" office:value="0.00000005023676" calcext:value-type="float">
            <text:p>5.023676E-008</text:p>
          </table:table-cell>
          <table:table-cell office:value-type="float" office:value="1.22" calcext:value-type="float">
            <text:p>1.22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728" calcext:value-type="float">
            <text:p>0.0728</text:p>
          </table:table-cell>
          <table:table-cell office:value-type="float" office:value="0.1174" calcext:value-type="float">
            <text:p>0.1174</text:p>
          </table:table-cell>
          <table:table-cell office:value-type="float" office:value="0.188" calcext:value-type="float">
            <text:p>0.188</text:p>
          </table:table-cell>
          <table:table-cell table:formula="of:=IF([.$D140]&lt;&gt;0;0.103*[.H140]/[.$D140];&quot;&quot;)" office:value-type="float" office:value="661.139091701241" calcext:value-type="float">
            <text:p>661.14</text:p>
          </table:table-cell>
          <table:table-cell table:formula="of:=IF([.$D140]&lt;&gt;0;0.103*[.I140]/[.$D140];&quot;&quot;)" office:value-type="float" office:value="998.566926884861" calcext:value-type="float">
            <text:p>998.57</text:p>
          </table:table-cell>
          <table:table-cell table:formula="of:=IF([.$D140]&lt;&gt;0;0.103*[.J140]/[.$D140];&quot;&quot;)" office:value-type="float" office:value="1610.3263353885" calcext:value-type="float">
            <text:p>1610.33</text:p>
          </table:table-cell>
          <table:table-cell table:formula="of:=IF([.L140]&lt;&gt;&quot;&quot;;ROUND([.L140];2-(1+INT(LOG10(ABS([.$M140])))));&quot;&quot;)" office:value-type="float" office:value="660" calcext:value-type="float">
            <text:p>660</text:p>
          </table:table-cell>
          <table:table-cell table:formula="of:=IF([.M140]&lt;&gt;&quot;&quot;;ROUND([.M140];2-(1+INT(LOG10(ABS([.$M140])))));&quot;&quot;)" office:value-type="float" office:value="1000" calcext:value-type="float">
            <text:p>1000</text:p>
          </table:table-cell>
          <table:table-cell table:formula="of:=IF([.N140]&lt;&gt;&quot;&quot;;ROUND([.N140];2-(1+INT(LOG10(ABS([.$M140])))));&quot;&quot;)" office:value-type="float" office:value="1610" calcext:value-type="float">
            <text:p>16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Scalar_Mx-40_Mv-100_gDM1_gQ1_TuneCUETP8M1_13TeV-madgraph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006495027176507" calcext:value-type="float">
            <text:p>0.0064950272</text:p>
          </table:table-cell>
          <table:table-cell office:value-type="float" office:value="0.000030721655301" calcext:value-type="float">
            <text:p>3.0721655301E-005</text:p>
          </table:table-cell>
          <table:table-cell office:value-type="float" office:value="0.57" calcext:value-type="float">
            <text:p>0.57</text:p>
          </table:table-cell>
          <table:table-cell office:value-type="float" office:value="0.0882" calcext:value-type="float">
            <text:p>0.0882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1743" calcext:value-type="float">
            <text:p>0.1743</text:p>
          </table:table-cell>
          <table:table-cell office:value-type="float" office:value="0.2653" calcext:value-type="float">
            <text:p>0.2653</text:p>
          </table:table-cell>
          <table:table-cell office:value-type="float" office:value="0.4008" calcext:value-type="float">
            <text:p>0.4008</text:p>
          </table:table-cell>
          <table:table-cell table:formula="of:=IF([.$D141]&lt;&gt;0;0.103*[.H141]/[.$D141];&quot;&quot;)" office:value-type="float" office:value="1.8998226896775" calcext:value-type="float">
            <text:p>1.90</text:p>
          </table:table-cell>
          <table:table-cell table:formula="of:=IF([.$D141]&lt;&gt;0;0.103*[.I141]/[.$D141];&quot;&quot;)" office:value-type="float" office:value="2.76409928890475" calcext:value-type="float">
            <text:p>2.76</text:p>
          </table:table-cell>
          <table:table-cell table:formula="of:=IF([.$D141]&lt;&gt;0;0.103*[.J141]/[.$D141];&quot;&quot;)" office:value-type="float" office:value="4.20720333532088" calcext:value-type="float">
            <text:p>4.21</text:p>
          </table:table-cell>
          <table:table-cell table:formula="of:=IF([.L141]&lt;&gt;&quot;&quot;;ROUND([.L141];2-(1+INT(LOG10(ABS([.$M141])))));&quot;&quot;)" office:value-type="float" office:value="1.9" calcext:value-type="float">
            <text:p>1.9</text:p>
          </table:table-cell>
          <table:table-cell table:formula="of:=IF([.M141]&lt;&gt;&quot;&quot;;ROUND([.M141];2-(1+INT(LOG10(ABS([.$M141])))));&quot;&quot;)" office:value-type="float" office:value="2.8" calcext:value-type="float">
            <text:p>2.8</text:p>
          </table:table-cell>
          <table:table-cell table:formula="of:=IF([.N141]&lt;&gt;&quot;&quot;;ROUND([.N141];2-(1+INT(LOG10(ABS([.$M141])))));&quot;&quot;)" office:value-type="float" office:value="4.2" calcext:value-type="float">
            <text:p>4.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Scalar_Mx-450_Mv-1000_gDM1_gQ1_TuneCUETP8M1_13TeV-madgraph</text:p>
          </table:table-cell>
          <table:table-cell office:value-type="float" office:value="1000" calcext:value-type="float">
            <text:p>1000</text:p>
          </table:table-cell>
          <table:table-cell office:value-type="float" office:value="450" calcext:value-type="float">
            <text:p>450</text:p>
          </table:table-cell>
          <table:table-cell office:value-type="float" office:value="0.000002743657237" calcext:value-type="float">
            <text:p>2.743657237E-006</text:p>
          </table:table-cell>
          <table:table-cell office:value-type="float" office:value="0.000000018222373" calcext:value-type="float">
            <text:p>1.8222373E-008</text:p>
          </table:table-cell>
          <table:table-cell office:value-type="float" office:value="0.82" calcext:value-type="float">
            <text:p>0.82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669" calcext:value-type="float">
            <text:p>0.066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758" calcext:value-type="float">
            <text:p>0.1758</text:p>
          </table:table-cell>
          <table:table-cell table:formula="of:=IF([.$D142]&lt;&gt;0;0.103*[.H142]/[.$D142];&quot;&quot;)" office:value-type="float" office:value="1640.54749233969" calcext:value-type="float">
            <text:p>1640.55</text:p>
          </table:table-cell>
          <table:table-cell table:formula="of:=IF([.$D142]&lt;&gt;0;0.103*[.I142]/[.$D142];&quot;&quot;)" office:value-type="float" office:value="2511.50176744909" calcext:value-type="float">
            <text:p>2511.50</text:p>
          </table:table-cell>
          <table:table-cell table:formula="of:=IF([.$D142]&lt;&gt;0;0.103*[.J142]/[.$D142];&quot;&quot;)" office:value-type="float" office:value="4054.44231516446" calcext:value-type="float">
            <text:p>4054.44</text:p>
          </table:table-cell>
          <table:table-cell table:formula="of:=IF([.L142]&lt;&gt;&quot;&quot;;ROUND([.L142];2-(1+INT(LOG10(ABS([.$M142])))));&quot;&quot;)" office:value-type="float" office:value="1600" calcext:value-type="float">
            <text:p>1600</text:p>
          </table:table-cell>
          <table:table-cell table:formula="of:=IF([.M142]&lt;&gt;&quot;&quot;;ROUND([.M142];2-(1+INT(LOG10(ABS([.$M142])))));&quot;&quot;)" office:value-type="float" office:value="2500" calcext:value-type="float">
            <text:p>2500</text:p>
          </table:table-cell>
          <table:table-cell table:formula="of:=IF([.N142]&lt;&gt;&quot;&quot;;ROUND([.N142];2-(1+INT(LOG10(ABS([.$M142])))));&quot;&quot;)" office:value-type="float" office:value="4100" calcext:value-type="float">
            <text:p>4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Scalar_Mx-50_Mv-10_gDM1_gQ1_TuneCUETP8M1_13TeV-madgraph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000082507449093" calcext:value-type="float">
            <text:p>8.2507449093E-005</text:p>
          </table:table-cell>
          <table:table-cell office:value-type="float" office:value="0.000000300746649" calcext:value-type="float">
            <text:p>3.00746649E-007</text:p>
          </table:table-cell>
          <table:table-cell office:value-type="float" office:value="1.26" calcext:value-type="float">
            <text:p>1.26</text:p>
          </table:table-cell>
          <table:table-cell office:value-type="float" office:value="0.0742" calcext:value-type="float">
            <text:p>0.0742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1489" calcext:value-type="float">
            <text:p>0.1489</text:p>
          </table:table-cell>
          <table:table-cell office:value-type="float" office:value="0.2279" calcext:value-type="float">
            <text:p>0.2279</text:p>
          </table:table-cell>
          <table:table-cell office:value-type="float" office:value="0.3483" calcext:value-type="float">
            <text:p>0.3483</text:p>
          </table:table-cell>
          <table:table-cell table:formula="of:=IF([.$D143]&lt;&gt;0;0.103*[.H143]/[.$D143];&quot;&quot;)" office:value-type="float" office:value="126.460096811855" calcext:value-type="float">
            <text:p>126.46</text:p>
          </table:table-cell>
          <table:table-cell table:formula="of:=IF([.$D143]&lt;&gt;0;0.103*[.I143]/[.$D143];&quot;&quot;)" office:value-type="float" office:value="185.882610219993" calcext:value-type="float">
            <text:p>185.88</text:p>
          </table:table-cell>
          <table:table-cell table:formula="of:=IF([.$D143]&lt;&gt;0;0.103*[.J143]/[.$D143];&quot;&quot;)" office:value-type="float" office:value="284.504008523414" calcext:value-type="float">
            <text:p>284.50</text:p>
          </table:table-cell>
          <table:table-cell table:formula="of:=IF([.L143]&lt;&gt;&quot;&quot;;ROUND([.L143];2-(1+INT(LOG10(ABS([.$M143])))));&quot;&quot;)" office:value-type="float" office:value="130" calcext:value-type="float">
            <text:p>130</text:p>
          </table:table-cell>
          <table:table-cell table:formula="of:=IF([.M143]&lt;&gt;&quot;&quot;;ROUND([.M143];2-(1+INT(LOG10(ABS([.$M143])))));&quot;&quot;)" office:value-type="float" office:value="190" calcext:value-type="float">
            <text:p>190</text:p>
          </table:table-cell>
          <table:table-cell table:formula="of:=IF([.N143]&lt;&gt;&quot;&quot;;ROUND([.N143];2-(1+INT(LOG10(ABS([.$M143])))));&quot;&quot;)" office:value-type="float" office:value="280" calcext:value-type="float">
            <text:p>28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Scalar_Mx-50_Mv-200_gDM1_gQ1_TuneCUETP8M1_13TeV-madgraph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0.004256996991932" calcext:value-type="float">
            <text:p>0.004256997</text:p>
          </table:table-cell>
          <table:table-cell office:value-type="float" office:value="0.00002098647611" calcext:value-type="float">
            <text:p>2.098647611E-005</text:p>
          </table:table-cell>
          <table:table-cell office:value-type="float" office:value="1.85" calcext:value-type="float">
            <text:p>1.85</text:p>
          </table:table-cell>
          <table:table-cell office:value-type="float" office:value="0.0809" calcext:value-type="float">
            <text:p>0.0809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2458" calcext:value-type="float">
            <text:p>0.2458</text:p>
          </table:table-cell>
          <table:table-cell office:value-type="float" office:value="0.3738" calcext:value-type="float">
            <text:p>0.3738</text:p>
          </table:table-cell>
          <table:table-cell table:formula="of:=IF([.$D144]&lt;&gt;0;0.103*[.H144]/[.$D144];&quot;&quot;)" office:value-type="float" office:value="2.67359831862005" calcext:value-type="float">
            <text:p>2.67</text:p>
          </table:table-cell>
          <table:table-cell table:formula="of:=IF([.$D144]&lt;&gt;0;0.103*[.I144]/[.$D144];&quot;&quot;)" office:value-type="float" office:value="3.88579085946045" calcext:value-type="float">
            <text:p>3.89</text:p>
          </table:table-cell>
          <table:table-cell table:formula="of:=IF([.$D144]&lt;&gt;0;0.103*[.J144]/[.$D144];&quot;&quot;)" office:value-type="float" office:value="5.94724404268605" calcext:value-type="float">
            <text:p>5.95</text:p>
          </table:table-cell>
          <table:table-cell table:formula="of:=IF([.L144]&lt;&gt;&quot;&quot;;ROUND([.L144];2-(1+INT(LOG10(ABS([.$M144])))));&quot;&quot;)" office:value-type="float" office:value="2.7" calcext:value-type="float">
            <text:p>2.7</text:p>
          </table:table-cell>
          <table:table-cell table:formula="of:=IF([.M144]&lt;&gt;&quot;&quot;;ROUND([.M144];2-(1+INT(LOG10(ABS([.$M144])))));&quot;&quot;)" office:value-type="float" office:value="3.9" calcext:value-type="float">
            <text:p>3.9</text:p>
          </table:table-cell>
          <table:table-cell table:formula="of:=IF([.N144]&lt;&gt;&quot;&quot;;ROUND([.N144];2-(1+INT(LOG10(ABS([.$M144])))));&quot;&quot;)" office:value-type="float" office:value="5.9" calcext:value-type="float">
            <text:p>5.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Scalar_Mx-50_Mv-300_gDM1_gQ1_TuneCUETP8M1_13TeV-madgraph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0.002572129523224" calcext:value-type="float">
            <text:p>0.0025721295</text:p>
          </table:table-cell>
          <table:table-cell office:value-type="float" office:value="0.000013780989302" calcext:value-type="float">
            <text:p>0.000013781</text:p>
          </table:table-cell>
          <table:table-cell office:value-type="float" office:value="1.81" calcext:value-type="float">
            <text:p>1.81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09" calcext:value-type="float">
            <text:p>0.09</text:p>
          </table:table-cell>
          <table:table-cell office:value-type="float" office:value="0.1323" calcext:value-type="float">
            <text:p>0.1323</text:p>
          </table:table-cell>
          <table:table-cell office:value-type="float" office:value="0.203" calcext:value-type="float">
            <text:p>0.203</text:p>
          </table:table-cell>
          <table:table-cell office:value-type="float" office:value="0.3113" calcext:value-type="float">
            <text:p>0.3113</text:p>
          </table:table-cell>
          <table:table-cell table:formula="of:=IF([.$D145]&lt;&gt;0;0.103*[.H145]/[.$D145];&quot;&quot;)" office:value-type="float" office:value="3.60401757232686" calcext:value-type="float">
            <text:p>3.60</text:p>
          </table:table-cell>
          <table:table-cell table:formula="of:=IF([.$D145]&lt;&gt;0;0.103*[.I145]/[.$D145];&quot;&quot;)" office:value-type="float" office:value="5.29790583132048" calcext:value-type="float">
            <text:p>5.30</text:p>
          </table:table-cell>
          <table:table-cell table:formula="of:=IF([.$D145]&lt;&gt;0;0.103*[.J145]/[.$D145];&quot;&quot;)" office:value-type="float" office:value="8.12906185758169" calcext:value-type="float">
            <text:p>8.13</text:p>
          </table:table-cell>
          <table:table-cell table:formula="of:=IF([.L145]&lt;&gt;&quot;&quot;;ROUND([.L145];2-(1+INT(LOG10(ABS([.$M145])))));&quot;&quot;)" office:value-type="float" office:value="3.6" calcext:value-type="float">
            <text:p>3.6</text:p>
          </table:table-cell>
          <table:table-cell table:formula="of:=IF([.M145]&lt;&gt;&quot;&quot;;ROUND([.M145];2-(1+INT(LOG10(ABS([.$M145])))));&quot;&quot;)" office:value-type="float" office:value="5.3" calcext:value-type="float">
            <text:p>5.3</text:p>
          </table:table-cell>
          <table:table-cell table:formula="of:=IF([.N145]&lt;&gt;&quot;&quot;;ROUND([.N145];2-(1+INT(LOG10(ABS([.$M145])))));&quot;&quot;)" office:value-type="float" office:value="8.1" calcext:value-type="float">
            <text:p>8.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Scalar_Mx-50_Mv-350_gDM1_gQ1_TuneCUETP8M1_13TeV-madgraph</text:p>
          </table:table-cell>
          <table:table-cell office:value-type="float" office:value="350" calcext:value-type="float">
            <text:p>350</text:p>
          </table:table-cell>
          <table:table-cell office:value-type="float" office:value="50" calcext:value-type="float">
            <text:p>50</text:p>
          </table:table-cell>
          <table:table-cell office:value-type="float" office:value="0.00189437639919" calcext:value-type="float">
            <text:p>0.0018943764</text:p>
          </table:table-cell>
          <table:table-cell office:value-type="float" office:value="0.000008961116655" calcext:value-type="float">
            <text:p>8.961116655E-006</text:p>
          </table:table-cell>
          <table:table-cell office:value-type="float" office:value="1.58" calcext:value-type="float">
            <text:p>1.58</text:p>
          </table:table-cell>
          <table:table-cell office:value-type="float" office:value="0.0618" calcext:value-type="float">
            <text:p>0.0618</text:p>
          </table:table-cell>
          <table:table-cell office:value-type="float" office:value="0.0848" calcext:value-type="float">
            <text:p>0.0848</text:p>
          </table:table-cell>
          <table:table-cell office:value-type="float" office:value="0.1245" calcext:value-type="float">
            <text:p>0.1245</text:p>
          </table:table-cell>
          <table:table-cell office:value-type="float" office:value="0.1925" calcext:value-type="float">
            <text:p>0.1925</text:p>
          </table:table-cell>
          <table:table-cell office:value-type="float" office:value="0.2957" calcext:value-type="float">
            <text:p>0.2957</text:p>
          </table:table-cell>
          <table:table-cell table:formula="of:=IF([.$D146]&lt;&gt;0;0.103*[.H146]/[.$D146];&quot;&quot;)" office:value-type="float" office:value="4.61069933289639" calcext:value-type="float">
            <text:p>4.61</text:p>
          </table:table-cell>
          <table:table-cell table:formula="of:=IF([.$D146]&lt;&gt;0;0.103*[.I146]/[.$D146];&quot;&quot;)" office:value-type="float" office:value="6.76924607247171" calcext:value-type="float">
            <text:p>6.77</text:p>
          </table:table-cell>
          <table:table-cell table:formula="of:=IF([.$D146]&lt;&gt;0;0.103*[.J146]/[.$D146];&quot;&quot;)" office:value-type="float" office:value="10.4665049714924" calcext:value-type="float">
            <text:p>10.47</text:p>
          </table:table-cell>
          <table:table-cell table:formula="of:=IF([.L146]&lt;&gt;&quot;&quot;;ROUND([.L146];2-(1+INT(LOG10(ABS([.$M146])))));&quot;&quot;)" office:value-type="float" office:value="4.6" calcext:value-type="float">
            <text:p>4.6</text:p>
          </table:table-cell>
          <table:table-cell table:formula="of:=IF([.M146]&lt;&gt;&quot;&quot;;ROUND([.M146];2-(1+INT(LOG10(ABS([.$M146])))));&quot;&quot;)" office:value-type="float" office:value="6.8" calcext:value-type="float">
            <text:p>6.8</text:p>
          </table:table-cell>
          <table:table-cell table:formula="of:=IF([.N146]&lt;&gt;&quot;&quot;;ROUND([.N146];2-(1+INT(LOG10(ABS([.$M146])))));&quot;&quot;)" office:value-type="float" office:value="10.5" calcext:value-type="float">
            <text:p>10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Scalar_Mx-50_Mv-400_gDM1_gQ1_TuneCUETP8M1_13TeV-madgraph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0.001127240002064" calcext:value-type="float">
            <text:p>0.00112724</text:p>
          </table:table-cell>
          <table:table-cell office:value-type="float" office:value="0.00000463502832" calcext:value-type="float">
            <text:p>0.000004635</text:p>
          </table:table-cell>
          <table:table-cell office:value-type="float" office:value="1.34" calcext:value-type="float">
            <text:p>1.34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757" calcext:value-type="float">
            <text:p>0.0757</text:p>
          </table:table-cell>
          <table:table-cell office:value-type="float" office:value="0.1118" calcext:value-type="float">
            <text:p>0.1118</text:p>
          </table:table-cell>
          <table:table-cell office:value-type="float" office:value="0.1729" calcext:value-type="float">
            <text:p>0.1729</text:p>
          </table:table-cell>
          <table:table-cell office:value-type="float" office:value="0.2656" calcext:value-type="float">
            <text:p>0.2656</text:p>
          </table:table-cell>
          <table:table-cell table:formula="of:=IF([.$D147]&lt;&gt;0;0.103*[.H147]/[.$D147];&quot;&quot;)" office:value-type="float" office:value="6.916983061037" calcext:value-type="float">
            <text:p>6.92</text:p>
          </table:table-cell>
          <table:table-cell table:formula="of:=IF([.$D147]&lt;&gt;0;0.103*[.I147]/[.$D147];&quot;&quot;)" office:value-type="float" office:value="10.2155707559305" calcext:value-type="float">
            <text:p>10.22</text:p>
          </table:table-cell>
          <table:table-cell table:formula="of:=IF([.$D147]&lt;&gt;0;0.103*[.J147]/[.$D147];&quot;&quot;)" office:value-type="float" office:value="15.7984989597529" calcext:value-type="float">
            <text:p>15.80</text:p>
          </table:table-cell>
          <table:table-cell table:formula="of:=IF([.L147]&lt;&gt;&quot;&quot;;ROUND([.L147];2-(1+INT(LOG10(ABS([.$M147])))));&quot;&quot;)" office:value-type="float" office:value="7" calcext:value-type="float">
            <text:p>7</text:p>
          </table:table-cell>
          <table:table-cell table:formula="of:=IF([.M147]&lt;&gt;&quot;&quot;;ROUND([.M147];2-(1+INT(LOG10(ABS([.$M147])))));&quot;&quot;)" office:value-type="float" office:value="10" calcext:value-type="float">
            <text:p>10</text:p>
          </table:table-cell>
          <table:table-cell table:formula="of:=IF([.N147]&lt;&gt;&quot;&quot;;ROUND([.N147];2-(1+INT(LOG10(ABS([.$M147])))));&quot;&quot;)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Scalar_Mx-50_Mv-50_gDM1_gQ1_TuneCUETP8M1_13TeV-madgraph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.000093126146518" calcext:value-type="float">
            <text:p>9.3126146518E-005</text:p>
          </table:table-cell>
          <table:table-cell office:value-type="float" office:value="0.000000550627246" calcext:value-type="float">
            <text:p>5.50627246E-007</text:p>
          </table:table-cell>
          <table:table-cell office:value-type="float" office:value="1.56" calcext:value-type="float">
            <text:p>1.56</text:p>
          </table:table-cell>
          <table:table-cell office:value-type="float" office:value="0.0727" calcext:value-type="float">
            <text:p>0.0727</text:p>
          </table:table-cell>
          <table:table-cell office:value-type="float" office:value="0.0993" calcext:value-type="float">
            <text:p>0.0993</text:p>
          </table:table-cell>
          <table:table-cell office:value-type="float" office:value="0.146" calcext:value-type="float">
            <text:p>0.146</text:p>
          </table:table-cell>
          <table:table-cell office:value-type="float" office:value="0.2234" calcext:value-type="float">
            <text:p>0.2234</text:p>
          </table:table-cell>
          <table:table-cell office:value-type="float" office:value="0.3432" calcext:value-type="float">
            <text:p>0.3432</text:p>
          </table:table-cell>
          <table:table-cell table:formula="of:=IF([.$D148]&lt;&gt;0;0.103*[.H148]/[.$D148];&quot;&quot;)" office:value-type="float" office:value="109.828446493521" calcext:value-type="float">
            <text:p>109.83</text:p>
          </table:table-cell>
          <table:table-cell table:formula="of:=IF([.$D148]&lt;&gt;0;0.103*[.I148]/[.$D148];&quot;&quot;)" office:value-type="float" office:value="161.47989111837" calcext:value-type="float">
            <text:p>161.48</text:p>
          </table:table-cell>
          <table:table-cell table:formula="of:=IF([.$D148]&lt;&gt;0;0.103*[.J148]/[.$D148];&quot;&quot;)" office:value-type="float" office:value="247.086353944136" calcext:value-type="float">
            <text:p>247.09</text:p>
          </table:table-cell>
          <table:table-cell table:formula="of:=IF([.L148]&lt;&gt;&quot;&quot;;ROUND([.L148];2-(1+INT(LOG10(ABS([.$M148])))));&quot;&quot;)" office:value-type="float" office:value="110" calcext:value-type="float">
            <text:p>110</text:p>
          </table:table-cell>
          <table:table-cell table:formula="of:=IF([.M148]&lt;&gt;&quot;&quot;;ROUND([.M148];2-(1+INT(LOG10(ABS([.$M148])))));&quot;&quot;)" office:value-type="float" office:value="160" calcext:value-type="float">
            <text:p>160</text:p>
          </table:table-cell>
          <table:table-cell table:formula="of:=IF([.N148]&lt;&gt;&quot;&quot;;ROUND([.N148];2-(1+INT(LOG10(ABS([.$M148])))));&quot;&quot;)" office:value-type="float" office:value="250" calcext:value-type="float">
            <text:p>25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SMM_Mx-1_Mv-100_gDM1_gQ1_TuneCUETP8M1_13TeV-madgraph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.829" calcext:value-type="float">
            <text:p>3.829</text:p>
          </table:table-cell>
          <table:table-cell office:value-type="float" office:value="0.007823864591291" calcext:value-type="float">
            <text:p>0.0078238646</text:p>
          </table:table-cell>
          <table:table-cell office:value-type="float" office:value="0" calcext:value-type="float">
            <text:p>0</text:p>
          </table:table-cell>
          <table:table-cell office:value-type="float" office:value="0.0671" calcext:value-type="float">
            <text:p>0.0671</text:p>
          </table:table-cell>
          <table:table-cell office:value-type="float" office:value="0.0887" calcext:value-type="float">
            <text:p>0.0887</text:p>
          </table:table-cell>
          <table:table-cell office:value-type="float" office:value="0.1235" calcext:value-type="float">
            <text:p>0.1235</text:p>
          </table:table-cell>
          <table:table-cell office:value-type="float" office:value="0.1723" calcext:value-type="float">
            <text:p>0.1723</text:p>
          </table:table-cell>
          <table:table-cell office:value-type="float" office:value="0.2319" calcext:value-type="float">
            <text:p>0.2319</text:p>
          </table:table-cell>
          <table:table-cell table:formula="of:=IF([.$D149]&lt;&gt;0;0.103*[.H149]/[.$D149];&quot;&quot;)" office:value-type="float" office:value="0.00238602768346827" calcext:value-type="float">
            <text:p>0.00</text:p>
          </table:table-cell>
          <table:table-cell table:formula="of:=IF([.$D149]&lt;&gt;0;0.103*[.I149]/[.$D149];&quot;&quot;)" office:value-type="float" office:value="0.00332214677461478" calcext:value-type="float">
            <text:p>0.00</text:p>
          </table:table-cell>
          <table:table-cell table:formula="of:=IF([.$D149]&lt;&gt;0;0.103*[.J149]/[.$D149];&quot;&quot;)" office:value-type="float" office:value="0.00463486550013058" calcext:value-type="float">
            <text:p>0.00</text:p>
          </table:table-cell>
          <table:table-cell table:formula="of:=IF([.L149]&lt;&gt;&quot;&quot;;ROUND([.L149];2-(1+INT(LOG10(ABS([.$M149])))));&quot;&quot;)" office:value-type="float" office:value="0.0024" calcext:value-type="float">
            <text:p>0.0024</text:p>
          </table:table-cell>
          <table:table-cell table:formula="of:=IF([.M149]&lt;&gt;&quot;&quot;;ROUND([.M149];2-(1+INT(LOG10(ABS([.$M149])))));&quot;&quot;)" office:value-type="float" office:value="0.0033" calcext:value-type="float">
            <text:p>0.0033</text:p>
          </table:table-cell>
          <table:table-cell table:formula="of:=IF([.N149]&lt;&gt;&quot;&quot;;ROUND([.N149];2-(1+INT(LOG10(ABS([.$M149])))));&quot;&quot;)" office:value-type="float" office:value="0.0046" calcext:value-type="float">
            <text:p>0.00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SMM_Mx-1_Mv-1000_gDM1_gQ1_TuneCUETP8M1_13TeV-madgraph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.802" calcext:value-type="float">
            <text:p>3.802</text:p>
          </table:table-cell>
          <table:table-cell office:value-type="float" office:value="0.007601583168437" calcext:value-type="float">
            <text:p>0.0076015832</text:p>
          </table:table-cell>
          <table:table-cell office:value-type="float" office:value="0" calcext:value-type="float">
            <text:p>0</text:p>
          </table:table-cell>
          <table:table-cell office:value-type="float" office:value="0.0639" calcext:value-type="float">
            <text:p>0.0639</text:p>
          </table:table-cell>
          <table:table-cell office:value-type="float" office:value="0.0845" calcext:value-type="float">
            <text:p>0.0845</text:p>
          </table:table-cell>
          <table:table-cell office:value-type="float" office:value="0.1177" calcext:value-type="float">
            <text:p>0.1177</text:p>
          </table:table-cell>
          <table:table-cell office:value-type="float" office:value="0.1651" calcext:value-type="float">
            <text:p>0.1651</text:p>
          </table:table-cell>
          <table:table-cell office:value-type="float" office:value="0.2215" calcext:value-type="float">
            <text:p>0.2215</text:p>
          </table:table-cell>
          <table:table-cell table:formula="of:=IF([.$D150]&lt;&gt;0;0.103*[.H150]/[.$D150];&quot;&quot;)" office:value-type="float" office:value="0.0022891899000526" calcext:value-type="float">
            <text:p>0.00</text:p>
          </table:table-cell>
          <table:table-cell table:formula="of:=IF([.$D150]&lt;&gt;0;0.103*[.I150]/[.$D150];&quot;&quot;)" office:value-type="float" office:value="0.00318861125723304" calcext:value-type="float">
            <text:p>0.00</text:p>
          </table:table-cell>
          <table:table-cell table:formula="of:=IF([.$D150]&lt;&gt;0;0.103*[.J150]/[.$D150];&quot;&quot;)" office:value-type="float" office:value="0.00447272488164124" calcext:value-type="float">
            <text:p>0.00</text:p>
          </table:table-cell>
          <table:table-cell table:formula="of:=IF([.L150]&lt;&gt;&quot;&quot;;ROUND([.L150];2-(1+INT(LOG10(ABS([.$M150])))));&quot;&quot;)" office:value-type="float" office:value="0.0023" calcext:value-type="float">
            <text:p>0.0023</text:p>
          </table:table-cell>
          <table:table-cell table:formula="of:=IF([.M150]&lt;&gt;&quot;&quot;;ROUND([.M150];2-(1+INT(LOG10(ABS([.$M150])))));&quot;&quot;)" office:value-type="float" office:value="0.0032" calcext:value-type="float">
            <text:p>0.0032</text:p>
          </table:table-cell>
          <table:table-cell table:formula="of:=IF([.N150]&lt;&gt;&quot;&quot;;ROUND([.N150];2-(1+INT(LOG10(ABS([.$M150])))));&quot;&quot;)" office:value-type="float" office:value="0.0045" calcext:value-type="float">
            <text:p>0.004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SMM_Mx-1_Mv-300_gDM1_gQ1_TuneCUETP8M1_13TeV-madgraph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.774" calcext:value-type="float">
            <text:p>3.774</text:p>
          </table:table-cell>
          <table:table-cell office:value-type="float" office:value="0.006750445487945" calcext:value-type="float">
            <text:p>0.0067504455</text:p>
          </table:table-cell>
          <table:table-cell office:value-type="float" office:value="0" calcext:value-type="float">
            <text:p>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873" calcext:value-type="float">
            <text:p>0.0873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1696" calcext:value-type="float">
            <text:p>0.1696</text:p>
          </table:table-cell>
          <table:table-cell office:value-type="float" office:value="0.2266" calcext:value-type="float">
            <text:p>0.2266</text:p>
          </table:table-cell>
          <table:table-cell table:formula="of:=IF([.$D151]&lt;&gt;0;0.103*[.H151]/[.$D151];&quot;&quot;)" office:value-type="float" office:value="0.00238259141494436" calcext:value-type="float">
            <text:p>0.00</text:p>
          </table:table-cell>
          <table:table-cell table:formula="of:=IF([.$D151]&lt;&gt;0;0.103*[.I151]/[.$D151];&quot;&quot;)" office:value-type="float" office:value="0.00331870694223635" calcext:value-type="float">
            <text:p>0.00</text:p>
          </table:table-cell>
          <table:table-cell table:formula="of:=IF([.$D151]&lt;&gt;0;0.103*[.J151]/[.$D151];&quot;&quot;)" office:value-type="float" office:value="0.00462872284048755" calcext:value-type="float">
            <text:p>0.00</text:p>
          </table:table-cell>
          <table:table-cell table:formula="of:=IF([.L151]&lt;&gt;&quot;&quot;;ROUND([.L151];2-(1+INT(LOG10(ABS([.$M151])))));&quot;&quot;)" office:value-type="float" office:value="0.0024" calcext:value-type="float">
            <text:p>0.0024</text:p>
          </table:table-cell>
          <table:table-cell table:formula="of:=IF([.M151]&lt;&gt;&quot;&quot;;ROUND([.M151];2-(1+INT(LOG10(ABS([.$M151])))));&quot;&quot;)" office:value-type="float" office:value="0.0033" calcext:value-type="float">
            <text:p>0.0033</text:p>
          </table:table-cell>
          <table:table-cell table:formula="of:=IF([.N151]&lt;&gt;&quot;&quot;;ROUND([.N151];2-(1+INT(LOG10(ABS([.$M151])))));&quot;&quot;)" office:value-type="float" office:value="0.0046" calcext:value-type="float">
            <text:p>0.00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SMM_Mx-1_Mv-50_gDM1_gQ1_TuneCUETP8M1_13TeV-madgraph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.806" calcext:value-type="float">
            <text:p>3.806</text:p>
          </table:table-cell>
          <table:table-cell office:value-type="float" office:value="0.006137980938387" calcext:value-type="float">
            <text:p>0.0061379809</text:p>
          </table:table-cell>
          <table:table-cell office:value-type="float" office:value="0" calcext:value-type="float">
            <text:p>0</text:p>
          </table:table-cell>
          <table:table-cell office:value-type="float" office:value="0.0671" calcext:value-type="float">
            <text:p>0.0671</text:p>
          </table:table-cell>
          <table:table-cell office:value-type="float" office:value="0.0887" calcext:value-type="float">
            <text:p>0.0887</text:p>
          </table:table-cell>
          <table:table-cell office:value-type="float" office:value="0.1235" calcext:value-type="float">
            <text:p>0.1235</text:p>
          </table:table-cell>
          <table:table-cell office:value-type="float" office:value="0.1723" calcext:value-type="float">
            <text:p>0.1723</text:p>
          </table:table-cell>
          <table:table-cell office:value-type="float" office:value="0.2319" calcext:value-type="float">
            <text:p>0.2319</text:p>
          </table:table-cell>
          <table:table-cell table:formula="of:=IF([.$D152]&lt;&gt;0;0.103*[.H152]/[.$D152];&quot;&quot;)" office:value-type="float" office:value="0.00240044666316343" calcext:value-type="float">
            <text:p>0.00</text:p>
          </table:table-cell>
          <table:table-cell table:formula="of:=IF([.$D152]&lt;&gt;0;0.103*[.I152]/[.$D152];&quot;&quot;)" office:value-type="float" office:value="0.00334222280609564" calcext:value-type="float">
            <text:p>0.00</text:p>
          </table:table-cell>
          <table:table-cell table:formula="of:=IF([.$D152]&lt;&gt;0;0.103*[.J152]/[.$D152];&quot;&quot;)" office:value-type="float" office:value="0.00466287440882817" calcext:value-type="float">
            <text:p>0.00</text:p>
          </table:table-cell>
          <table:table-cell table:formula="of:=IF([.L152]&lt;&gt;&quot;&quot;;ROUND([.L152];2-(1+INT(LOG10(ABS([.$M152])))));&quot;&quot;)" office:value-type="float" office:value="0.0024" calcext:value-type="float">
            <text:p>0.0024</text:p>
          </table:table-cell>
          <table:table-cell table:formula="of:=IF([.M152]&lt;&gt;&quot;&quot;;ROUND([.M152];2-(1+INT(LOG10(ABS([.$M152])))));&quot;&quot;)" office:value-type="float" office:value="0.0033" calcext:value-type="float">
            <text:p>0.0033</text:p>
          </table:table-cell>
          <table:table-cell table:formula="of:=IF([.N152]&lt;&gt;&quot;&quot;;ROUND([.N152];2-(1+INT(LOG10(ABS([.$M152])))));&quot;&quot;)" office:value-type="float" office:value="0.0047" calcext:value-type="float">
            <text:p>0.004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SMM_Mx-1_Mv-500_gDM1_gQ1_TuneCUETP8M1_13TeV-madgraph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.778" calcext:value-type="float">
            <text:p>3.778</text:p>
          </table:table-cell>
          <table:table-cell office:value-type="float" office:value="0.00525254319354" calcext:value-type="float">
            <text:p>0.0052525432</text:p>
          </table:table-cell>
          <table:table-cell office:value-type="float" office:value="0" calcext:value-type="float">
            <text:p>0</text:p>
          </table:table-cell>
          <table:table-cell office:value-type="float" office:value="0.0671" calcext:value-type="float">
            <text:p>0.0671</text:p>
          </table:table-cell>
          <table:table-cell office:value-type="float" office:value="0.0896" calcext:value-type="float">
            <text:p>0.0896</text:p>
          </table:table-cell>
          <table:table-cell office:value-type="float" office:value="0.1235" calcext:value-type="float">
            <text:p>0.1235</text:p>
          </table:table-cell>
          <table:table-cell office:value-type="float" office:value="0.1733" calcext:value-type="float">
            <text:p>0.1733</text:p>
          </table:table-cell>
          <table:table-cell office:value-type="float" office:value="0.2326" calcext:value-type="float">
            <text:p>0.2326</text:p>
          </table:table-cell>
          <table:table-cell table:formula="of:=IF([.$D153]&lt;&gt;0;0.103*[.H153]/[.$D153];&quot;&quot;)" office:value-type="float" office:value="0.00244277395447327" calcext:value-type="float">
            <text:p>0.00</text:p>
          </table:table-cell>
          <table:table-cell table:formula="of:=IF([.$D153]&lt;&gt;0;0.103*[.I153]/[.$D153];&quot;&quot;)" office:value-type="float" office:value="0.00336699311805188" calcext:value-type="float">
            <text:p>0.00</text:p>
          </table:table-cell>
          <table:table-cell table:formula="of:=IF([.$D153]&lt;&gt;0;0.103*[.J153]/[.$D153];&quot;&quot;)" office:value-type="float" office:value="0.00472469560614082" calcext:value-type="float">
            <text:p>0.00</text:p>
          </table:table-cell>
          <table:table-cell table:formula="of:=IF([.L153]&lt;&gt;&quot;&quot;;ROUND([.L153];2-(1+INT(LOG10(ABS([.$M153])))));&quot;&quot;)" office:value-type="float" office:value="0.0024" calcext:value-type="float">
            <text:p>0.0024</text:p>
          </table:table-cell>
          <table:table-cell table:formula="of:=IF([.M153]&lt;&gt;&quot;&quot;;ROUND([.M153];2-(1+INT(LOG10(ABS([.$M153])))));&quot;&quot;)" office:value-type="float" office:value="0.0034" calcext:value-type="float">
            <text:p>0.0034</text:p>
          </table:table-cell>
          <table:table-cell table:formula="of:=IF([.N153]&lt;&gt;&quot;&quot;;ROUND([.N153];2-(1+INT(LOG10(ABS([.$M153])))));&quot;&quot;)" office:value-type="float" office:value="0.0047" calcext:value-type="float">
            <text:p>0.004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SMM_Mx-1_Mv-750_gDM1_gQ1_TuneCUETP8M1_13TeV-madgraph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office:value-type="float" office:value="3.803" calcext:value-type="float">
            <text:p>3.803</text:p>
          </table:table-cell>
          <table:table-cell office:value-type="float" office:value="0.006206666666667" calcext:value-type="float">
            <text:p>0.0062066667</text:p>
          </table:table-cell>
          <table:table-cell office:value-type="float" office:value="0" calcext:value-type="float">
            <text:p>0</text:p>
          </table:table-cell>
          <table:table-cell office:value-type="float" office:value="0.0665" calcext:value-type="float">
            <text:p>0.0665</text:p>
          </table:table-cell>
          <table:table-cell office:value-type="float" office:value="0.088" calcext:value-type="float">
            <text:p>0.088</text:p>
          </table:table-cell>
          <table:table-cell office:value-type="float" office:value="0.1226" calcext:value-type="float">
            <text:p>0.1226</text:p>
          </table:table-cell>
          <table:table-cell office:value-type="float" office:value="0.1709" calcext:value-type="float">
            <text:p>0.1709</text:p>
          </table:table-cell>
          <table:table-cell office:value-type="float" office:value="0.23" calcext:value-type="float">
            <text:p>0.23</text:p>
          </table:table-cell>
          <table:table-cell table:formula="of:=IF([.$D154]&lt;&gt;0;0.103*[.H154]/[.$D154];&quot;&quot;)" office:value-type="float" office:value="0.00238338154088877" calcext:value-type="float">
            <text:p>0.00</text:p>
          </table:table-cell>
          <table:table-cell table:formula="of:=IF([.$D154]&lt;&gt;0;0.103*[.I154]/[.$D154];&quot;&quot;)" office:value-type="float" office:value="0.0033204838285564" calcext:value-type="float">
            <text:p>0.00</text:p>
          </table:table-cell>
          <table:table-cell table:formula="of:=IF([.$D154]&lt;&gt;0;0.103*[.J154]/[.$D154];&quot;&quot;)" office:value-type="float" office:value="0.00462863528793058" calcext:value-type="float">
            <text:p>0.00</text:p>
          </table:table-cell>
          <table:table-cell table:formula="of:=IF([.L154]&lt;&gt;&quot;&quot;;ROUND([.L154];2-(1+INT(LOG10(ABS([.$M154])))));&quot;&quot;)" office:value-type="float" office:value="0.0024" calcext:value-type="float">
            <text:p>0.0024</text:p>
          </table:table-cell>
          <table:table-cell table:formula="of:=IF([.M154]&lt;&gt;&quot;&quot;;ROUND([.M154];2-(1+INT(LOG10(ABS([.$M154])))));&quot;&quot;)" office:value-type="float" office:value="0.0033" calcext:value-type="float">
            <text:p>0.0033</text:p>
          </table:table-cell>
          <table:table-cell table:formula="of:=IF([.N154]&lt;&gt;&quot;&quot;;ROUND([.N154];2-(1+INT(LOG10(ABS([.$M154])))));&quot;&quot;)" office:value-type="float" office:value="0.0046" calcext:value-type="float">
            <text:p>0.00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SMM_Mx-100_Mv-1000_gDM1_gQ1_TuneCUETP8M1_13TeV-madgraph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009245" calcext:value-type="float">
            <text:p>0.00009245</text:p>
          </table:table-cell>
          <table:table-cell office:value-type="float" office:value="0.00000009968391" calcext:value-type="float">
            <text:p>9.968391E-008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186" calcext:value-type="float">
            <text:p>0.0186</text:p>
          </table:table-cell>
          <table:table-cell table:formula="of:=IF([.$D155]&lt;&gt;0;0.103*[.H155]/[.$D155];&quot;&quot;)" office:value-type="float" office:value="5.01352082206598" calcext:value-type="float">
            <text:p>5.01</text:p>
          </table:table-cell>
          <table:table-cell table:formula="of:=IF([.$D155]&lt;&gt;0;0.103*[.I155]/[.$D155];&quot;&quot;)" office:value-type="float" office:value="8.13304488912926" calcext:value-type="float">
            <text:p>8.13</text:p>
          </table:table-cell>
          <table:table-cell table:formula="of:=IF([.$D155]&lt;&gt;0;0.103*[.J155]/[.$D155];&quot;&quot;)" office:value-type="float" office:value="12.8123309897242" calcext:value-type="float">
            <text:p>12.81</text:p>
          </table:table-cell>
          <table:table-cell table:formula="of:=IF([.L155]&lt;&gt;&quot;&quot;;ROUND([.L155];2-(1+INT(LOG10(ABS([.$M155])))));&quot;&quot;)" office:value-type="float" office:value="5" calcext:value-type="float">
            <text:p>5</text:p>
          </table:table-cell>
          <table:table-cell table:formula="of:=IF([.M155]&lt;&gt;&quot;&quot;;ROUND([.M155];2-(1+INT(LOG10(ABS([.$M155])))));&quot;&quot;)" office:value-type="float" office:value="8.1" calcext:value-type="float">
            <text:p>8.1</text:p>
          </table:table-cell>
          <table:table-cell table:formula="of:=IF([.N155]&lt;&gt;&quot;&quot;;ROUND([.N155];2-(1+INT(LOG10(ABS([.$M155])))));&quot;&quot;)" office:value-type="float" office:value="12.8" calcext:value-type="float">
            <text:p>12.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SMM_Mx-100_Mv-300_gDM1_gQ1_TuneCUETP8M1_13TeV-madgraph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0.001643" calcext:value-type="float">
            <text:p>0.001643</text:p>
          </table:table-cell>
          <table:table-cell office:value-type="float" office:value="0.000002015254326" calcext:value-type="float">
            <text:p>2.015254326E-006</text:p>
          </table:table-cell>
          <table:table-cell office:value-type="float" office:value="0" calcext:value-type="float">
            <text:p>0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277" calcext:value-type="float">
            <text:p>0.0277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084" calcext:value-type="float">
            <text:p>0.084</text:p>
          </table:table-cell>
          <table:table-cell table:formula="of:=IF([.$D156]&lt;&gt;0;0.103*[.H156]/[.$D156];&quot;&quot;)" office:value-type="float" office:value="1.73651856360317" calcext:value-type="float">
            <text:p>1.74</text:p>
          </table:table-cell>
          <table:table-cell table:formula="of:=IF([.$D156]&lt;&gt;0;0.103*[.I156]/[.$D156];&quot;&quot;)" office:value-type="float" office:value="2.53895313451004" calcext:value-type="float">
            <text:p>2.54</text:p>
          </table:table-cell>
          <table:table-cell table:formula="of:=IF([.$D156]&lt;&gt;0;0.103*[.J156]/[.$D156];&quot;&quot;)" office:value-type="float" office:value="3.73633597078515" calcext:value-type="float">
            <text:p>3.74</text:p>
          </table:table-cell>
          <table:table-cell table:formula="of:=IF([.L156]&lt;&gt;&quot;&quot;;ROUND([.L156];2-(1+INT(LOG10(ABS([.$M156])))));&quot;&quot;)" office:value-type="float" office:value="1.7" calcext:value-type="float">
            <text:p>1.7</text:p>
          </table:table-cell>
          <table:table-cell table:formula="of:=IF([.M156]&lt;&gt;&quot;&quot;;ROUND([.M156];2-(1+INT(LOG10(ABS([.$M156])))));&quot;&quot;)" office:value-type="float" office:value="2.5" calcext:value-type="float">
            <text:p>2.5</text:p>
          </table:table-cell>
          <table:table-cell table:formula="of:=IF([.N156]&lt;&gt;&quot;&quot;;ROUND([.N156];2-(1+INT(LOG10(ABS([.$M156])))));&quot;&quot;)" office:value-type="float" office:value="3.7" calcext:value-type="float">
            <text:p>3.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SMM_Mx-100_Mv-500_gDM1_gQ1_TuneCUETP8M1_13TeV-madgraph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.0008117" calcext:value-type="float">
            <text:p>0.0008117</text:p>
          </table:table-cell>
          <table:table-cell office:value-type="float" office:value="0.000000729333333" calcext:value-type="float">
            <text:p>7.29333333E-007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0397" calcext:value-type="float">
            <text:p>0.0397</text:p>
          </table:table-cell>
          <table:table-cell table:formula="of:=IF([.$D157]&lt;&gt;0;0.103*[.H157]/[.$D157];&quot;&quot;)" office:value-type="float" office:value="1.40852531723543" calcext:value-type="float">
            <text:p>1.41</text:p>
          </table:table-cell>
          <table:table-cell table:formula="of:=IF([.$D157]&lt;&gt;0;0.103*[.I157]/[.$D157];&quot;&quot;)" office:value-type="float" office:value="2.16989035357891" calcext:value-type="float">
            <text:p>2.17</text:p>
          </table:table-cell>
          <table:table-cell table:formula="of:=IF([.$D157]&lt;&gt;0;0.103*[.J157]/[.$D157];&quot;&quot;)" office:value-type="float" office:value="3.37538499445608" calcext:value-type="float">
            <text:p>3.38</text:p>
          </table:table-cell>
          <table:table-cell table:formula="of:=IF([.L157]&lt;&gt;&quot;&quot;;ROUND([.L157];2-(1+INT(LOG10(ABS([.$M157])))));&quot;&quot;)" office:value-type="float" office:value="1.4" calcext:value-type="float">
            <text:p>1.4</text:p>
          </table:table-cell>
          <table:table-cell table:formula="of:=IF([.M157]&lt;&gt;&quot;&quot;;ROUND([.M157];2-(1+INT(LOG10(ABS([.$M157])))));&quot;&quot;)" office:value-type="float" office:value="2.2" calcext:value-type="float">
            <text:p>2.2</text:p>
          </table:table-cell>
          <table:table-cell table:formula="of:=IF([.N157]&lt;&gt;&quot;&quot;;ROUND([.N157];2-(1+INT(LOG10(ABS([.$M157])))));&quot;&quot;)" office:value-type="float" office:value="3.4" calcext:value-type="float">
            <text:p>3.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SMM_Mx-100_Mv-750_gDM1_gQ1_TuneCUETP8M1_13TeV-madgraph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0.0002543" calcext:value-type="float">
            <text:p>0.0002543</text:p>
          </table:table-cell>
          <table:table-cell office:value-type="float" office:value="0.000000189733307" calcext:value-type="float">
            <text:p>1.89733307E-007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24" calcext:value-type="float">
            <text:p>0.024</text:p>
          </table:table-cell>
          <table:table-cell table:formula="of:=IF([.$D158]&lt;&gt;0;0.103*[.H158]/[.$D158];&quot;&quot;)" office:value-type="float" office:value="2.47070389303972" calcext:value-type="float">
            <text:p>2.47</text:p>
          </table:table-cell>
          <table:table-cell table:formula="of:=IF([.$D158]&lt;&gt;0;0.103*[.I158]/[.$D158];&quot;&quot;)" office:value-type="float" office:value="4.17184427841133" calcext:value-type="float">
            <text:p>4.17</text:p>
          </table:table-cell>
          <table:table-cell table:formula="of:=IF([.$D158]&lt;&gt;0;0.103*[.J158]/[.$D158];&quot;&quot;)" office:value-type="float" office:value="6.39952811639796" calcext:value-type="float">
            <text:p>6.40</text:p>
          </table:table-cell>
          <table:table-cell table:formula="of:=IF([.L158]&lt;&gt;&quot;&quot;;ROUND([.L158];2-(1+INT(LOG10(ABS([.$M158])))));&quot;&quot;)" office:value-type="float" office:value="2.5" calcext:value-type="float">
            <text:p>2.5</text:p>
          </table:table-cell>
          <table:table-cell table:formula="of:=IF([.M158]&lt;&gt;&quot;&quot;;ROUND([.M158];2-(1+INT(LOG10(ABS([.$M158])))));&quot;&quot;)" office:value-type="float" office:value="4.2" calcext:value-type="float">
            <text:p>4.2</text:p>
          </table:table-cell>
          <table:table-cell table:formula="of:=IF([.N158]&lt;&gt;&quot;&quot;;ROUND([.N158];2-(1+INT(LOG10(ABS([.$M158])))));&quot;&quot;)" office:value-type="float" office:value="6.4" calcext:value-type="float">
            <text:p>6.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SMM_Mx-200_Mv-1000_gDM1_gQ1_TuneCUETP8M1_13TeV-madgraph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.00007208" calcext:value-type="float">
            <text:p>0.00007208</text:p>
          </table:table-cell>
          <table:table-cell office:value-type="float" office:value="0.000000068993961" calcext:value-type="float">
            <text:p>0.000000069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179" calcext:value-type="float">
            <text:p>0.0179</text:p>
          </table:table-cell>
          <table:table-cell table:formula="of:=IF([.$D159]&lt;&gt;0;0.103*[.H159]/[.$D159];&quot;&quot;)" office:value-type="float" office:value="6.4303551609323" calcext:value-type="float">
            <text:p>6.43</text:p>
          </table:table-cell>
          <table:table-cell table:formula="of:=IF([.$D159]&lt;&gt;0;0.103*[.I159]/[.$D159];&quot;&quot;)" office:value-type="float" office:value="10.4314650388457" calcext:value-type="float">
            <text:p>10.43</text:p>
          </table:table-cell>
          <table:table-cell table:formula="of:=IF([.$D159]&lt;&gt;0;0.103*[.J159]/[.$D159];&quot;&quot;)" office:value-type="float" office:value="16.4331298557159" calcext:value-type="float">
            <text:p>16.43</text:p>
          </table:table-cell>
          <table:table-cell table:formula="of:=IF([.L159]&lt;&gt;&quot;&quot;;ROUND([.L159];2-(1+INT(LOG10(ABS([.$M159])))));&quot;&quot;)" office:value-type="float" office:value="6" calcext:value-type="float">
            <text:p>6</text:p>
          </table:table-cell>
          <table:table-cell table:formula="of:=IF([.M159]&lt;&gt;&quot;&quot;;ROUND([.M159];2-(1+INT(LOG10(ABS([.$M159])))));&quot;&quot;)" office:value-type="float" office:value="10" calcext:value-type="float">
            <text:p>10</text:p>
          </table:table-cell>
          <table:table-cell table:formula="of:=IF([.N159]&lt;&gt;&quot;&quot;;ROUND([.N159];2-(1+INT(LOG10(ABS([.$M159])))));&quot;&quot;)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SMM_Mx-200_Mv-500_gDM1_gQ1_TuneCUETP8M1_13TeV-madgraph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0.0002232" calcext:value-type="float">
            <text:p>0.0002232</text:p>
          </table:table-cell>
          <table:table-cell office:value-type="float" office:value="0.000000236562574" calcext:value-type="float">
            <text:p>2.36562574E-007</text:p>
          </table:table-cell>
          <table:table-cell office:value-type="float" office:value="0" calcext:value-type="float">
            <text:p>0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4" calcext:value-type="float">
            <text:p>0.04</text:p>
          </table:table-cell>
          <table:table-cell table:formula="of:=IF([.$D160]&lt;&gt;0;0.103*[.H160]/[.$D160];&quot;&quot;)" office:value-type="float" office:value="5.21460573476703" calcext:value-type="float">
            <text:p>5.21</text:p>
          </table:table-cell>
          <table:table-cell table:formula="of:=IF([.$D160]&lt;&gt;0;0.103*[.I160]/[.$D160];&quot;&quot;)" office:value-type="float" office:value="7.89112903225807" calcext:value-type="float">
            <text:p>7.89</text:p>
          </table:table-cell>
          <table:table-cell table:formula="of:=IF([.$D160]&lt;&gt;0;0.103*[.J160]/[.$D160];&quot;&quot;)" office:value-type="float" office:value="12.5519713261649" calcext:value-type="float">
            <text:p>12.55</text:p>
          </table:table-cell>
          <table:table-cell table:formula="of:=IF([.L160]&lt;&gt;&quot;&quot;;ROUND([.L160];2-(1+INT(LOG10(ABS([.$M160])))));&quot;&quot;)" office:value-type="float" office:value="5.2" calcext:value-type="float">
            <text:p>5.2</text:p>
          </table:table-cell>
          <table:table-cell table:formula="of:=IF([.M160]&lt;&gt;&quot;&quot;;ROUND([.M160];2-(1+INT(LOG10(ABS([.$M160])))));&quot;&quot;)" office:value-type="float" office:value="7.9" calcext:value-type="float">
            <text:p>7.9</text:p>
          </table:table-cell>
          <table:table-cell table:formula="of:=IF([.N160]&lt;&gt;&quot;&quot;;ROUND([.N160];2-(1+INT(LOG10(ABS([.$M160])))));&quot;&quot;)" office:value-type="float" office:value="12.6" calcext:value-type="float">
            <text:p>12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SMM_Mx-200_Mv-750_gDM1_gQ1_TuneCUETP8M1_13TeV-madgraph</text:p>
          </table:table-cell>
          <table:table-cell office:value-type="float" office:value="750" calcext:value-type="float">
            <text:p>750</text:p>
          </table:table-cell>
          <table:table-cell office:value-type="float" office:value="200" calcext:value-type="float">
            <text:p>200</text:p>
          </table:table-cell>
          <table:table-cell office:value-type="float" office:value="0.0001683" calcext:value-type="float">
            <text:p>0.0001683</text:p>
          </table:table-cell>
          <table:table-cell office:value-type="float" office:value="0.000000179605122" calcext:value-type="float">
            <text:p>1.79605122E-007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24" calcext:value-type="float">
            <text:p>0.024</text:p>
          </table:table-cell>
          <table:table-cell table:formula="of:=IF([.$D161]&lt;&gt;0;0.103*[.H161]/[.$D161];&quot;&quot;)" office:value-type="float" office:value="3.73321449792038" calcext:value-type="float">
            <text:p>3.73</text:p>
          </table:table-cell>
          <table:table-cell table:formula="of:=IF([.$D161]&lt;&gt;0;0.103*[.I161]/[.$D161];&quot;&quot;)" office:value-type="float" office:value="6.30362448009507" calcext:value-type="float">
            <text:p>6.30</text:p>
          </table:table-cell>
          <table:table-cell table:formula="of:=IF([.$D161]&lt;&gt;0;0.103*[.J161]/[.$D161];&quot;&quot;)" office:value-type="float" office:value="9.66963755199049" calcext:value-type="float">
            <text:p>9.67</text:p>
          </table:table-cell>
          <table:table-cell table:formula="of:=IF([.L161]&lt;&gt;&quot;&quot;;ROUND([.L161];2-(1+INT(LOG10(ABS([.$M161])))));&quot;&quot;)" office:value-type="float" office:value="3.7" calcext:value-type="float">
            <text:p>3.7</text:p>
          </table:table-cell>
          <table:table-cell table:formula="of:=IF([.M161]&lt;&gt;&quot;&quot;;ROUND([.M161];2-(1+INT(LOG10(ABS([.$M161])))));&quot;&quot;)" office:value-type="float" office:value="6.3" calcext:value-type="float">
            <text:p>6.3</text:p>
          </table:table-cell>
          <table:table-cell table:formula="of:=IF([.N161]&lt;&gt;&quot;&quot;;ROUND([.N161];2-(1+INT(LOG10(ABS([.$M161])))));&quot;&quot;)" office:value-type="float" office:value="9.7" calcext:value-type="float">
            <text:p>9.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SMM_Mx-300_Mv-1000_gDM1_gQ1_TuneCUETP8M1_13TeV-madgraph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0.00004767" calcext:value-type="float">
            <text:p>0.00004767</text:p>
          </table:table-cell>
          <table:table-cell office:value-type="float" office:value="0.000000033520143" calcext:value-type="float">
            <text:p>3.3520143E-008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179" calcext:value-type="float">
            <text:p>0.0179</text:p>
          </table:table-cell>
          <table:table-cell table:formula="of:=IF([.$D162]&lt;&gt;0;0.103*[.H162]/[.$D162];&quot;&quot;)" office:value-type="float" office:value="9.72309628697294" calcext:value-type="float">
            <text:p>9.72</text:p>
          </table:table-cell>
          <table:table-cell table:formula="of:=IF([.$D162]&lt;&gt;0;0.103*[.I162]/[.$D162];&quot;&quot;)" office:value-type="float" office:value="15.7730228655339" calcext:value-type="float">
            <text:p>15.77</text:p>
          </table:table-cell>
          <table:table-cell table:formula="of:=IF([.$D162]&lt;&gt;0;0.103*[.J162]/[.$D162];&quot;&quot;)" office:value-type="float" office:value="24.8479127333753" calcext:value-type="float">
            <text:p>24.85</text:p>
          </table:table-cell>
          <table:table-cell table:formula="of:=IF([.L162]&lt;&gt;&quot;&quot;;ROUND([.L162];2-(1+INT(LOG10(ABS([.$M162])))));&quot;&quot;)" office:value-type="float" office:value="10" calcext:value-type="float">
            <text:p>10</text:p>
          </table:table-cell>
          <table:table-cell table:formula="of:=IF([.M162]&lt;&gt;&quot;&quot;;ROUND([.M162];2-(1+INT(LOG10(ABS([.$M162])))));&quot;&quot;)" office:value-type="float" office:value="16" calcext:value-type="float">
            <text:p>16</text:p>
          </table:table-cell>
          <table:table-cell table:formula="of:=IF([.N162]&lt;&gt;&quot;&quot;;ROUND([.N162];2-(1+INT(LOG10(ABS([.$M162])))));&quot;&quot;)"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SMM_Mx-300_Mv-750_gDM1_gQ1_TuneCUETP8M1_13TeV-madgraph</text:p>
          </table:table-cell>
          <table:table-cell office:value-type="float" office:value="750" calcext:value-type="float">
            <text:p>750</text:p>
          </table:table-cell>
          <table:table-cell office:value-type="float" office:value="300" calcext:value-type="float">
            <text:p>300</text:p>
          </table:table-cell>
          <table:table-cell office:value-type="float" office:value="0.00005965" calcext:value-type="float">
            <text:p>0.00005965</text:p>
          </table:table-cell>
          <table:table-cell office:value-type="float" office:value="0.000000050280215" calcext:value-type="float">
            <text:p>5.0280215E-008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236" calcext:value-type="float">
            <text:p>0.0236</text:p>
          </table:table-cell>
          <table:table-cell table:formula="of:=IF([.$D163]&lt;&gt;0;0.103*[.H163]/[.$D163];&quot;&quot;)" office:value-type="float" office:value="10.1877619446773" calcext:value-type="float">
            <text:p>10.19</text:p>
          </table:table-cell>
          <table:table-cell table:formula="of:=IF([.$D163]&lt;&gt;0;0.103*[.I163]/[.$D163];&quot;&quot;)" office:value-type="float" office:value="16.0586756077117" calcext:value-type="float">
            <text:p>16.06</text:p>
          </table:table-cell>
          <table:table-cell table:formula="of:=IF([.$D163]&lt;&gt;0;0.103*[.J163]/[.$D163];&quot;&quot;)" office:value-type="float" office:value="25.7284157585918" calcext:value-type="float">
            <text:p>25.73</text:p>
          </table:table-cell>
          <table:table-cell table:formula="of:=IF([.L163]&lt;&gt;&quot;&quot;;ROUND([.L163];2-(1+INT(LOG10(ABS([.$M163])))));&quot;&quot;)" office:value-type="float" office:value="10" calcext:value-type="float">
            <text:p>10</text:p>
          </table:table-cell>
          <table:table-cell table:formula="of:=IF([.M163]&lt;&gt;&quot;&quot;;ROUND([.M163];2-(1+INT(LOG10(ABS([.$M163])))));&quot;&quot;)" office:value-type="float" office:value="16" calcext:value-type="float">
            <text:p>16</text:p>
          </table:table-cell>
          <table:table-cell table:formula="of:=IF([.N163]&lt;&gt;&quot;&quot;;ROUND([.N163];2-(1+INT(LOG10(ABS([.$M163])))));&quot;&quot;)" office:value-type="float" office:value="26" calcext:value-type="float">
            <text:p>2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SMM_Mx-400_Mv-1000_gDM1_gQ1_TuneCUETP8M1_13TeV-madgraph</text:p>
          </table:table-cell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0.00001996" calcext:value-type="float">
            <text:p>0.00001996</text:p>
          </table:table-cell>
          <table:table-cell office:value-type="float" office:value="0.000000018954955" calcext:value-type="float">
            <text:p>0.000000019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174" calcext:value-type="float">
            <text:p>0.0174</text:p>
          </table:table-cell>
          <table:table-cell table:formula="of:=IF([.$D164]&lt;&gt;0;0.103*[.H164]/[.$D164];&quot;&quot;)" office:value-type="float" office:value="21.1573146292585" calcext:value-type="float">
            <text:p>21.16</text:p>
          </table:table-cell>
          <table:table-cell table:formula="of:=IF([.$D164]&lt;&gt;0;0.103*[.I164]/[.$D164];&quot;&quot;)" office:value-type="float" office:value="32.5100200400802" calcext:value-type="float">
            <text:p>32.51</text:p>
          </table:table-cell>
          <table:table-cell table:formula="of:=IF([.$D164]&lt;&gt;0;0.103*[.J164]/[.$D164];&quot;&quot;)" office:value-type="float" office:value="55.7314629258517" calcext:value-type="float">
            <text:p>55.73</text:p>
          </table:table-cell>
          <table:table-cell table:formula="of:=IF([.L164]&lt;&gt;&quot;&quot;;ROUND([.L164];2-(1+INT(LOG10(ABS([.$M164])))));&quot;&quot;)" office:value-type="float" office:value="21" calcext:value-type="float">
            <text:p>21</text:p>
          </table:table-cell>
          <table:table-cell table:formula="of:=IF([.M164]&lt;&gt;&quot;&quot;;ROUND([.M164];2-(1+INT(LOG10(ABS([.$M164])))));&quot;&quot;)" office:value-type="float" office:value="33" calcext:value-type="float">
            <text:p>33</text:p>
          </table:table-cell>
          <table:table-cell table:formula="of:=IF([.N164]&lt;&gt;&quot;&quot;;ROUND([.N164];2-(1+INT(LOG10(ABS([.$M164])))));&quot;&quot;)" office:value-type="float" office:value="56" calcext:value-type="float">
            <text:p>5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Vector_Mx-0_Mv-20_gDM1_gQ0p25_TuneCUETP8M1_13TeV-madgraph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7315428883109" calcext:value-type="float">
            <text:p>0.0731542888</text:p>
          </table:table-cell>
          <table:table-cell office:value-type="float" office:value="0.000614168779758" calcext:value-type="float">
            <text:p>0.0006141688</text:p>
          </table:table-cell>
          <table:table-cell office:value-type="float" office:value="0.87" calcext:value-type="float">
            <text:p>0.87</text:p>
          </table:table-cell>
          <table:table-cell office:value-type="float" office:value="0.4679" calcext:value-type="float">
            <text:p>0.4679</text:p>
          </table:table-cell>
          <table:table-cell office:value-type="float" office:value="0.6238" calcext:value-type="float">
            <text:p>0.6238</text:p>
          </table:table-cell>
          <table:table-cell office:value-type="float" office:value="0.8711" calcext:value-type="float">
            <text:p>0.8711</text:p>
          </table:table-cell>
          <table:table-cell office:value-type="float" office:value="1.2218" calcext:value-type="float">
            <text:p>1.2218</text:p>
          </table:table-cell>
          <table:table-cell office:value-type="float" office:value="1.651" calcext:value-type="float">
            <text:p>1.651</text:p>
          </table:table-cell>
          <table:table-cell table:formula="of:=IF([.$D165]&lt;&gt;0;0.103*[.H165]/[.$D165];&quot;&quot;)" office:value-type="float" office:value="0.878299837598772" calcext:value-type="float">
            <text:p>0.88</text:p>
          </table:table-cell>
          <table:table-cell table:formula="of:=IF([.$D165]&lt;&gt;0;0.103*[.I165]/[.$D165];&quot;&quot;)" office:value-type="float" office:value="1.2264940502281" calcext:value-type="float">
            <text:p>1.23</text:p>
          </table:table-cell>
          <table:table-cell table:formula="of:=IF([.$D165]&lt;&gt;0;0.103*[.J165]/[.$D165];&quot;&quot;)" office:value-type="float" office:value="1.72027371205223" calcext:value-type="float">
            <text:p>1.72</text:p>
          </table:table-cell>
          <table:table-cell table:formula="of:=IF([.L165]&lt;&gt;&quot;&quot;;ROUND([.L165];2-(1+INT(LOG10(ABS([.$M165])))));&quot;&quot;)" office:value-type="float" office:value="0.9" calcext:value-type="float">
            <text:p>0.9</text:p>
          </table:table-cell>
          <table:table-cell table:formula="of:=IF([.M165]&lt;&gt;&quot;&quot;;ROUND([.M165];2-(1+INT(LOG10(ABS([.$M165])))));&quot;&quot;)" office:value-type="float" office:value="1.2" calcext:value-type="float">
            <text:p>1.2</text:p>
          </table:table-cell>
          <table:table-cell table:formula="of:=IF([.N165]&lt;&gt;&quot;&quot;;ROUND([.N165];2-(1+INT(LOG10(ABS([.$M165])))));&quot;&quot;)" office:value-type="float" office:value="1.7" calcext:value-type="float">
            <text:p>1.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Vector_Mx-1_Mv-10_gDM1_gQ0p25_TuneCUETP8M1_13TeV-madgrap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54481570576018" calcext:value-type="float">
            <text:p>0.0544815706</text:p>
          </table:table-cell>
          <table:table-cell office:value-type="float" office:value="0.000448305975639" calcext:value-type="float">
            <text:p>0.000448306</text:p>
          </table:table-cell>
          <table:table-cell office:value-type="float" office:value="1.7" calcext:value-type="float">
            <text:p>1.7</text:p>
          </table:table-cell>
          <table:table-cell office:value-type="float" office:value="0.513" calcext:value-type="float">
            <text:p>0.513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9414" calcext:value-type="float">
            <text:p>0.9414</text:p>
          </table:table-cell>
          <table:table-cell office:value-type="float" office:value="1.3129" calcext:value-type="float">
            <text:p>1.3129</text:p>
          </table:table-cell>
          <table:table-cell office:value-type="float" office:value="1.7669" calcext:value-type="float">
            <text:p>1.7669</text:p>
          </table:table-cell>
          <table:table-cell table:formula="of:=IF([.$D166]&lt;&gt;0;0.103*[.H166]/[.$D166];&quot;&quot;)" office:value-type="float" office:value="1.28613950110396" calcext:value-type="float">
            <text:p>1.29</text:p>
          </table:table-cell>
          <table:table-cell table:formula="of:=IF([.$D166]&lt;&gt;0;0.103*[.I166]/[.$D166];&quot;&quot;)" office:value-type="float" office:value="1.77976146749856" calcext:value-type="float">
            <text:p>1.78</text:p>
          </table:table-cell>
          <table:table-cell table:formula="of:=IF([.$D166]&lt;&gt;0;0.103*[.J166]/[.$D166];&quot;&quot;)" office:value-type="float" office:value="2.48209988387386" calcext:value-type="float">
            <text:p>2.48</text:p>
          </table:table-cell>
          <table:table-cell table:formula="of:=IF([.L166]&lt;&gt;&quot;&quot;;ROUND([.L166];2-(1+INT(LOG10(ABS([.$M166])))));&quot;&quot;)" office:value-type="float" office:value="1.3" calcext:value-type="float">
            <text:p>1.3</text:p>
          </table:table-cell>
          <table:table-cell table:formula="of:=IF([.M166]&lt;&gt;&quot;&quot;;ROUND([.M166];2-(1+INT(LOG10(ABS([.$M166])))));&quot;&quot;)" office:value-type="float" office:value="1.8" calcext:value-type="float">
            <text:p>1.8</text:p>
          </table:table-cell>
          <table:table-cell table:formula="of:=IF([.N166]&lt;&gt;&quot;&quot;;ROUND([.N166];2-(1+INT(LOG10(ABS([.$M166])))));&quot;&quot;)" office:value-type="float" office:value="2.5" calcext:value-type="float">
            <text:p>2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Vector_Mx-1_Mv-100_gDM1_gQ0p25_TuneCUETP8M1_13TeV-madgraph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516084330409876" calcext:value-type="float">
            <text:p>0.5160843304</text:p>
          </table:table-cell>
          <table:table-cell office:value-type="float" office:value="0.003655629659245" calcext:value-type="float">
            <text:p>0.0036556297</text:p>
          </table:table-cell>
          <table:table-cell office:value-type="float" office:value="0.42" calcext:value-type="float">
            <text:p>0.42</text:p>
          </table:table-cell>
          <table:table-cell office:value-type="float" office:value="0.4055" calcext:value-type="float">
            <text:p>0.4055</text:p>
          </table:table-cell>
          <table:table-cell office:value-type="float" office:value="0.5351" calcext:value-type="float">
            <text:p>0.5351</text:p>
          </table:table-cell>
          <table:table-cell office:value-type="float" office:value="0.7441" calcext:value-type="float">
            <text:p>0.7441</text:p>
          </table:table-cell>
          <table:table-cell office:value-type="float" office:value="1.0378" calcext:value-type="float">
            <text:p>1.0378</text:p>
          </table:table-cell>
          <table:table-cell office:value-type="float" office:value="1.3871" calcext:value-type="float">
            <text:p>1.3871</text:p>
          </table:table-cell>
          <table:table-cell table:formula="of:=IF([.$D167]&lt;&gt;0;0.103*[.H167]/[.$D167];&quot;&quot;)" office:value-type="float" office:value="0.106795143259295" calcext:value-type="float">
            <text:p>0.11</text:p>
          </table:table-cell>
          <table:table-cell table:formula="of:=IF([.$D167]&lt;&gt;0;0.103*[.I167]/[.$D167];&quot;&quot;)" office:value-type="float" office:value="0.148507318443733" calcext:value-type="float">
            <text:p>0.15</text:p>
          </table:table-cell>
          <table:table-cell table:formula="of:=IF([.$D167]&lt;&gt;0;0.103*[.J167]/[.$D167];&quot;&quot;)" office:value-type="float" office:value="0.207123901466074" calcext:value-type="float">
            <text:p>0.21</text:p>
          </table:table-cell>
          <table:table-cell table:formula="of:=IF([.L167]&lt;&gt;&quot;&quot;;ROUND([.L167];2-(1+INT(LOG10(ABS([.$M167])))));&quot;&quot;)" office:value-type="float" office:value="0.11" calcext:value-type="float">
            <text:p>0.11</text:p>
          </table:table-cell>
          <table:table-cell table:formula="of:=IF([.M167]&lt;&gt;&quot;&quot;;ROUND([.M167];2-(1+INT(LOG10(ABS([.$M167])))));&quot;&quot;)" office:value-type="float" office:value="0.15" calcext:value-type="float">
            <text:p>0.15</text:p>
          </table:table-cell>
          <table:table-cell table:formula="of:=IF([.N167]&lt;&gt;&quot;&quot;;ROUND([.N167];2-(1+INT(LOG10(ABS([.$M167])))));&quot;&quot;)" office:value-type="float" office:value="0.21" calcext:value-type="float">
            <text:p>0.2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Vector_Mx-1_Mv-1000_gDM1_gQ0p25_TuneCUETP8M1_13TeV-madgraph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04019205289636" calcext:value-type="float">
            <text:p>0.0040192053</text:p>
          </table:table-cell>
          <table:table-cell office:value-type="float" office:value="0.000028098482136" calcext:value-type="float">
            <text:p>2.8098482136E-005</text:p>
          </table:table-cell>
          <table:table-cell office:value-type="float" office:value="1.02" calcext:value-type="float">
            <text:p>1.02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0796" calcext:value-type="float">
            <text:p>0.0796</text:p>
          </table:table-cell>
          <table:table-cell office:value-type="float" office:value="0.1211" calcext:value-type="float">
            <text:p>0.1211</text:p>
          </table:table-cell>
          <table:table-cell office:value-type="float" office:value="0.1773" calcext:value-type="float">
            <text:p>0.1773</text:p>
          </table:table-cell>
          <table:table-cell table:formula="of:=IF([.$D168]&lt;&gt;0;0.103*[.H168]/[.$D168];&quot;&quot;)" office:value-type="float" office:value="1.35054061906144" calcext:value-type="float">
            <text:p>1.35</text:p>
          </table:table-cell>
          <table:table-cell table:formula="of:=IF([.$D168]&lt;&gt;0;0.103*[.I168]/[.$D168];&quot;&quot;)" office:value-type="float" office:value="2.03990575478729" calcext:value-type="float">
            <text:p>2.04</text:p>
          </table:table-cell>
          <table:table-cell table:formula="of:=IF([.$D168]&lt;&gt;0;0.103*[.J168]/[.$D168];&quot;&quot;)" office:value-type="float" office:value="3.10342445860227" calcext:value-type="float">
            <text:p>3.10</text:p>
          </table:table-cell>
          <table:table-cell table:formula="of:=IF([.L168]&lt;&gt;&quot;&quot;;ROUND([.L168];2-(1+INT(LOG10(ABS([.$M168])))));&quot;&quot;)" office:value-type="float" office:value="1.4" calcext:value-type="float">
            <text:p>1.4</text:p>
          </table:table-cell>
          <table:table-cell table:formula="of:=IF([.M168]&lt;&gt;&quot;&quot;;ROUND([.M168];2-(1+INT(LOG10(ABS([.$M168])))));&quot;&quot;)" office:value-type="float" office:value="2" calcext:value-type="float">
            <text:p>2</text:p>
          </table:table-cell>
          <table:table-cell table:formula="of:=IF([.N168]&lt;&gt;&quot;&quot;;ROUND([.N168];2-(1+INT(LOG10(ABS([.$M168])))));&quot;&quot;)" office:value-type="float" office:value="3.1" calcext:value-type="float">
            <text:p>3.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Vector_Mx-1_Mv-200_gDM1_gQ0p25_TuneCUETP8M1_13TeV-madgraph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198546462767822" calcext:value-type="float">
            <text:p>0.1985464628</text:p>
          </table:table-cell>
          <table:table-cell office:value-type="float" office:value="0.001695990559165" calcext:value-type="float">
            <text:p>0.0016959906</text:p>
          </table:table-cell>
          <table:table-cell office:value-type="float" office:value="0.97" calcext:value-type="float">
            <text:p>0.97</text:p>
          </table:table-cell>
          <table:table-cell office:value-type="float" office:value="0.1777" calcext:value-type="float">
            <text:p>0.1777</text:p>
          </table:table-cell>
          <table:table-cell office:value-type="float" office:value="0.2395" calcext:value-type="float">
            <text:p>0.2395</text:p>
          </table:table-cell>
          <table:table-cell office:value-type="float" office:value="0.3408" calcext:value-type="float">
            <text:p>0.3408</text:p>
          </table:table-cell>
          <table:table-cell office:value-type="float" office:value="0.4889" calcext:value-type="float">
            <text:p>0.4889</text:p>
          </table:table-cell>
          <table:table-cell office:value-type="float" office:value="0.675" calcext:value-type="float">
            <text:p>0.675</text:p>
          </table:table-cell>
          <table:table-cell table:formula="of:=IF([.$D169]&lt;&gt;0;0.103*[.H169]/[.$D169];&quot;&quot;)" office:value-type="float" office:value="0.124245477134725" calcext:value-type="float">
            <text:p>0.12</text:p>
          </table:table-cell>
          <table:table-cell table:formula="of:=IF([.$D169]&lt;&gt;0;0.103*[.I169]/[.$D169];&quot;&quot;)" office:value-type="float" office:value="0.176796904415509" calcext:value-type="float">
            <text:p>0.18</text:p>
          </table:table-cell>
          <table:table-cell table:formula="of:=IF([.$D169]&lt;&gt;0;0.103*[.J169]/[.$D169];&quot;&quot;)" office:value-type="float" office:value="0.253626779837859" calcext:value-type="float">
            <text:p>0.25</text:p>
          </table:table-cell>
          <table:table-cell table:formula="of:=IF([.L169]&lt;&gt;&quot;&quot;;ROUND([.L169];2-(1+INT(LOG10(ABS([.$M169])))));&quot;&quot;)" office:value-type="float" office:value="0.12" calcext:value-type="float">
            <text:p>0.12</text:p>
          </table:table-cell>
          <table:table-cell table:formula="of:=IF([.M169]&lt;&gt;&quot;&quot;;ROUND([.M169];2-(1+INT(LOG10(ABS([.$M169])))));&quot;&quot;)" office:value-type="float" office:value="0.18" calcext:value-type="float">
            <text:p>0.18</text:p>
          </table:table-cell>
          <table:table-cell table:formula="of:=IF([.N169]&lt;&gt;&quot;&quot;;ROUND([.N169];2-(1+INT(LOG10(ABS([.$M169])))));&quot;&quot;)" office:value-type="float" office:value="0.25" calcext:value-type="float">
            <text:p>0.2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Vector_Mx-1_Mv-2000_gDM1_gQ0p25_TuneCUETP8M1_13TeV-madgraph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000251795420332" calcext:value-type="float">
            <text:p>0.0002517954</text:p>
          </table:table-cell>
          <table:table-cell office:value-type="float" office:value="0.000001738809825" calcext:value-type="float">
            <text:p>1.738809825E-006</text:p>
          </table:table-cell>
          <table:table-cell office:value-type="float" office:value="0.38" calcext:value-type="float">
            <text:p>0.38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532" calcext:value-type="float">
            <text:p>0.0532</text:p>
          </table:table-cell>
          <table:table-cell office:value-type="float" office:value="0.0825" calcext:value-type="float">
            <text:p>0.0825</text:p>
          </table:table-cell>
          <table:table-cell office:value-type="float" office:value="0.1225" calcext:value-type="float">
            <text:p>0.1225</text:p>
          </table:table-cell>
          <table:table-cell table:formula="of:=IF([.$D170]&lt;&gt;0;0.103*[.H170]/[.$D170];&quot;&quot;)" office:value-type="float" office:value="14.4808034840045" calcext:value-type="float">
            <text:p>14.48</text:p>
          </table:table-cell>
          <table:table-cell table:formula="of:=IF([.$D170]&lt;&gt;0;0.103*[.I170]/[.$D170];&quot;&quot;)" office:value-type="float" office:value="21.7621114505378" calcext:value-type="float">
            <text:p>21.76</text:p>
          </table:table-cell>
          <table:table-cell table:formula="of:=IF([.$D170]&lt;&gt;0;0.103*[.J170]/[.$D170];&quot;&quot;)" office:value-type="float" office:value="33.7476352381461" calcext:value-type="float">
            <text:p>33.75</text:p>
          </table:table-cell>
          <table:table-cell table:formula="of:=IF([.L170]&lt;&gt;&quot;&quot;;ROUND([.L170];2-(1+INT(LOG10(ABS([.$M170])))));&quot;&quot;)" office:value-type="float" office:value="14" calcext:value-type="float">
            <text:p>14</text:p>
          </table:table-cell>
          <table:table-cell table:formula="of:=IF([.M170]&lt;&gt;&quot;&quot;;ROUND([.M170];2-(1+INT(LOG10(ABS([.$M170])))));&quot;&quot;)" office:value-type="float" office:value="22" calcext:value-type="float">
            <text:p>22</text:p>
          </table:table-cell>
          <table:table-cell table:formula="of:=IF([.N170]&lt;&gt;&quot;&quot;;ROUND([.N170];2-(1+INT(LOG10(ABS([.$M170])))));&quot;&quot;)"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Vector_Mx-1_Mv-300_gDM1_gQ0p25_TuneCUETP8M1_13TeV-madgraph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094922944326806" calcext:value-type="float">
            <text:p>0.0949229443</text:p>
          </table:table-cell>
          <table:table-cell office:value-type="float" office:value="0.000703287865991" calcext:value-type="float">
            <text:p>0.0007032879</text:p>
          </table:table-cell>
          <table:table-cell office:value-type="float" office:value="1.58" calcext:value-type="float">
            <text:p>1.58</text:p>
          </table:table-cell>
          <table:table-cell office:value-type="float" office:value="0.122" calcext:value-type="float">
            <text:p>0.122</text:p>
          </table:table-cell>
          <table:table-cell office:value-type="float" office:value="0.166" calcext:value-type="float">
            <text:p>0.166</text:p>
          </table:table-cell>
          <table:table-cell office:value-type="float" office:value="0.2393" calcext:value-type="float">
            <text:p>0.2393</text:p>
          </table:table-cell>
          <table:table-cell office:value-type="float" office:value="0.3489" calcext:value-type="float">
            <text:p>0.3489</text:p>
          </table:table-cell>
          <table:table-cell office:value-type="float" office:value="0.4894" calcext:value-type="float">
            <text:p>0.4894</text:p>
          </table:table-cell>
          <table:table-cell table:formula="of:=IF([.$D171]&lt;&gt;0;0.103*[.H171]/[.$D171];&quot;&quot;)" office:value-type="float" office:value="0.180125049020119" calcext:value-type="float">
            <text:p>0.18</text:p>
          </table:table-cell>
          <table:table-cell table:formula="of:=IF([.$D171]&lt;&gt;0;0.103*[.I171]/[.$D171];&quot;&quot;)" office:value-type="float" office:value="0.259662194159726" calcext:value-type="float">
            <text:p>0.26</text:p>
          </table:table-cell>
          <table:table-cell table:formula="of:=IF([.$D171]&lt;&gt;0;0.103*[.J171]/[.$D171];&quot;&quot;)" office:value-type="float" office:value="0.378588130139275" calcext:value-type="float">
            <text:p>0.38</text:p>
          </table:table-cell>
          <table:table-cell table:formula="of:=IF([.L171]&lt;&gt;&quot;&quot;;ROUND([.L171];2-(1+INT(LOG10(ABS([.$M171])))));&quot;&quot;)" office:value-type="float" office:value="0.18" calcext:value-type="float">
            <text:p>0.18</text:p>
          </table:table-cell>
          <table:table-cell table:formula="of:=IF([.M171]&lt;&gt;&quot;&quot;;ROUND([.M171];2-(1+INT(LOG10(ABS([.$M171])))));&quot;&quot;)" office:value-type="float" office:value="0.26" calcext:value-type="float">
            <text:p>0.26</text:p>
          </table:table-cell>
          <table:table-cell table:formula="of:=IF([.N171]&lt;&gt;&quot;&quot;;ROUND([.N171];2-(1+INT(LOG10(ABS([.$M171])))));&quot;&quot;)" office:value-type="float" office:value="0.38" calcext:value-type="float">
            <text:p>0.3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Vector_Mx-1_Mv-50_gDM1_gQ0p25_TuneCUETP8M1_13TeV-madgraph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841291674040443" calcext:value-type="float">
            <text:p>0.841291674</text:p>
          </table:table-cell>
          <table:table-cell office:value-type="float" office:value="0.006076699086848" calcext:value-type="float">
            <text:p>0.0060766991</text:p>
          </table:table-cell>
          <table:table-cell office:value-type="float" office:value="0.54" calcext:value-type="float">
            <text:p>0.54</text:p>
          </table:table-cell>
          <table:table-cell office:value-type="float" office:value="0.5479" calcext:value-type="float">
            <text:p>0.5479</text:p>
          </table:table-cell>
          <table:table-cell office:value-type="float" office:value="0.7363" calcext:value-type="float">
            <text:p>0.7363</text:p>
          </table:table-cell>
          <table:table-cell office:value-type="float" office:value="1.0352" calcext:value-type="float">
            <text:p>1.0352</text:p>
          </table:table-cell>
          <table:table-cell office:value-type="float" office:value="1.4684" calcext:value-type="float">
            <text:p>1.4684</text:p>
          </table:table-cell>
          <table:table-cell office:value-type="float" office:value="2.0129" calcext:value-type="float">
            <text:p>2.0129</text:p>
          </table:table-cell>
          <table:table-cell table:formula="of:=IF([.$D172]&lt;&gt;0;0.103*[.H172]/[.$D172];&quot;&quot;)" office:value-type="float" office:value="0.0901457869370929" calcext:value-type="float">
            <text:p>0.09</text:p>
          </table:table-cell>
          <table:table-cell table:formula="of:=IF([.$D172]&lt;&gt;0;0.103*[.I172]/[.$D172];&quot;&quot;)" office:value-type="float" office:value="0.126740348549883" calcext:value-type="float">
            <text:p>0.13</text:p>
          </table:table-cell>
          <table:table-cell table:formula="of:=IF([.$D172]&lt;&gt;0;0.103*[.J172]/[.$D172];&quot;&quot;)" office:value-type="float" office:value="0.179777364577519" calcext:value-type="float">
            <text:p>0.18</text:p>
          </table:table-cell>
          <table:table-cell table:formula="of:=IF([.L172]&lt;&gt;&quot;&quot;;ROUND([.L172];2-(1+INT(LOG10(ABS([.$M172])))));&quot;&quot;)" office:value-type="float" office:value="0.09" calcext:value-type="float">
            <text:p>0.09</text:p>
          </table:table-cell>
          <table:table-cell table:formula="of:=IF([.M172]&lt;&gt;&quot;&quot;;ROUND([.M172];2-(1+INT(LOG10(ABS([.$M172])))));&quot;&quot;)" office:value-type="float" office:value="0.13" calcext:value-type="float">
            <text:p>0.13</text:p>
          </table:table-cell>
          <table:table-cell table:formula="of:=IF([.N172]&lt;&gt;&quot;&quot;;ROUND([.N172];2-(1+INT(LOG10(ABS([.$M172])))));&quot;&quot;)" office:value-type="float" office:value="0.18" calcext:value-type="float">
            <text:p>0.1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Vector_Mx-1_Mv-500_gDM1_gQ0p25_TuneCUETP8M1_13TeV-madgraph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029001766894288" calcext:value-type="float">
            <text:p>0.0290017669</text:p>
          </table:table-cell>
          <table:table-cell office:value-type="float" office:value="0.000221038490202" calcext:value-type="float">
            <text:p>0.0002210385</text:p>
          </table:table-cell>
          <table:table-cell office:value-type="float" office:value="0.45" calcext:value-type="float">
            <text:p>0.45</text:p>
          </table:table-cell>
          <table:table-cell office:value-type="float" office:value="0.0789" calcext:value-type="float">
            <text:p>0.0789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1548" calcext:value-type="float">
            <text:p>0.1548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3147" calcext:value-type="float">
            <text:p>0.3147</text:p>
          </table:table-cell>
          <table:table-cell table:formula="of:=IF([.$D173]&lt;&gt;0;0.103*[.H173]/[.$D173];&quot;&quot;)" office:value-type="float" office:value="0.380366480435806" calcext:value-type="float">
            <text:p>0.38</text:p>
          </table:table-cell>
          <table:table-cell table:formula="of:=IF([.$D173]&lt;&gt;0;0.103*[.I173]/[.$D173];&quot;&quot;)" office:value-type="float" office:value="0.54977340029377" calcext:value-type="float">
            <text:p>0.55</text:p>
          </table:table-cell>
          <table:table-cell table:formula="of:=IF([.$D173]&lt;&gt;0;0.103*[.J173]/[.$D173];&quot;&quot;)" office:value-type="float" office:value="0.801575300040723" calcext:value-type="float">
            <text:p>0.80</text:p>
          </table:table-cell>
          <table:table-cell table:formula="of:=IF([.L173]&lt;&gt;&quot;&quot;;ROUND([.L173];2-(1+INT(LOG10(ABS([.$M173])))));&quot;&quot;)" office:value-type="float" office:value="0.38" calcext:value-type="float">
            <text:p>0.38</text:p>
          </table:table-cell>
          <table:table-cell table:formula="of:=IF([.M173]&lt;&gt;&quot;&quot;;ROUND([.M173];2-(1+INT(LOG10(ABS([.$M173])))));&quot;&quot;)" office:value-type="float" office:value="0.55" calcext:value-type="float">
            <text:p>0.55</text:p>
          </table:table-cell>
          <table:table-cell table:formula="of:=IF([.N173]&lt;&gt;&quot;&quot;;ROUND([.N173];2-(1+INT(LOG10(ABS([.$M173])))));&quot;&quot;)" office:value-type="float" office:value="0.8" calcext:value-type="float">
            <text:p>0.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Vector_Mx-1_Mv-750_gDM1_gQ0p25_TuneCUETP8M1_13TeV-madgraph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office:value-type="float" office:value="0.009782535667444" calcext:value-type="float">
            <text:p>0.0097825357</text:p>
          </table:table-cell>
          <table:table-cell office:value-type="float" office:value="0.00010082561556" calcext:value-type="float">
            <text:p>0.0001008256</text:p>
          </table:table-cell>
          <table:table-cell office:value-type="float" office:value="0.67" calcext:value-type="float">
            <text:p>0.67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0735" calcext:value-type="float">
            <text:p>0.0735</text:p>
          </table:table-cell>
          <table:table-cell office:value-type="float" office:value="0.1079" calcext:value-type="float">
            <text:p>0.1079</text:p>
          </table:table-cell>
          <table:table-cell office:value-type="float" office:value="0.16" calcext:value-type="float">
            <text:p>0.16</text:p>
          </table:table-cell>
          <table:table-cell office:value-type="float" office:value="0.2289" calcext:value-type="float">
            <text:p>0.2289</text:p>
          </table:table-cell>
          <table:table-cell table:formula="of:=IF([.$D174]&lt;&gt;0;0.103*[.H174]/[.$D174];&quot;&quot;)" office:value-type="float" office:value="0.773879110422711" calcext:value-type="float">
            <text:p>0.77</text:p>
          </table:table-cell>
          <table:table-cell table:formula="of:=IF([.$D174]&lt;&gt;0;0.103*[.I174]/[.$D174];&quot;&quot;)" office:value-type="float" office:value="1.13607559203552" calcext:value-type="float">
            <text:p>1.14</text:p>
          </table:table-cell>
          <table:table-cell table:formula="of:=IF([.$D174]&lt;&gt;0;0.103*[.J174]/[.$D174];&quot;&quot;)" office:value-type="float" office:value="1.6846347981991" calcext:value-type="float">
            <text:p>1.68</text:p>
          </table:table-cell>
          <table:table-cell table:formula="of:=IF([.L174]&lt;&gt;&quot;&quot;;ROUND([.L174];2-(1+INT(LOG10(ABS([.$M174])))));&quot;&quot;)" office:value-type="float" office:value="0.8" calcext:value-type="float">
            <text:p>0.8</text:p>
          </table:table-cell>
          <table:table-cell table:formula="of:=IF([.M174]&lt;&gt;&quot;&quot;;ROUND([.M174];2-(1+INT(LOG10(ABS([.$M174])))));&quot;&quot;)" office:value-type="float" office:value="1.1" calcext:value-type="float">
            <text:p>1.1</text:p>
          </table:table-cell>
          <table:table-cell table:formula="of:=IF([.N174]&lt;&gt;&quot;&quot;;ROUND([.N174];2-(1+INT(LOG10(ABS([.$M174])))));&quot;&quot;)" office:value-type="float" office:value="1.7" calcext:value-type="float">
            <text:p>1.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Vector_Mx-10_Mv-10_gDM1_gQ0p25_TuneCUETP8M1_13TeV-madgraph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52412083856238" calcext:value-type="float">
            <text:p>0.0524120839</text:p>
          </table:table-cell>
          <table:table-cell office:value-type="float" office:value="0.000381672954192" calcext:value-type="float">
            <text:p>0.000381673</text:p>
          </table:table-cell>
          <table:table-cell office:value-type="float" office:value="0.54" calcext:value-type="float">
            <text:p>0.54</text:p>
          </table:table-cell>
          <table:table-cell office:value-type="float" office:value="0.4388" calcext:value-type="float">
            <text:p>0.4388</text:p>
          </table:table-cell>
          <table:table-cell office:value-type="float" office:value="0.5878" calcext:value-type="float">
            <text:p>0.5878</text:p>
          </table:table-cell>
          <table:table-cell office:value-type="float" office:value="0.832" calcext:value-type="float">
            <text:p>0.832</text:p>
          </table:table-cell>
          <table:table-cell office:value-type="float" office:value="1.1869" calcext:value-type="float">
            <text:p>1.1869</text:p>
          </table:table-cell>
          <table:table-cell office:value-type="float" office:value="1.6329" calcext:value-type="float">
            <text:p>1.6329</text:p>
          </table:table-cell>
          <table:table-cell table:formula="of:=IF([.$D175]&lt;&gt;0;0.103*[.H175]/[.$D175];&quot;&quot;)" office:value-type="float" office:value="1.15514201202275" calcext:value-type="float">
            <text:p>1.16</text:p>
          </table:table-cell>
          <table:table-cell table:formula="of:=IF([.$D175]&lt;&gt;0;0.103*[.I175]/[.$D175];&quot;&quot;)" office:value-type="float" office:value="1.63504279347215" calcext:value-type="float">
            <text:p>1.64</text:p>
          </table:table-cell>
          <table:table-cell table:formula="of:=IF([.$D175]&lt;&gt;0;0.103*[.J175]/[.$D175];&quot;&quot;)" office:value-type="float" office:value="2.33249073506262" calcext:value-type="float">
            <text:p>2.33</text:p>
          </table:table-cell>
          <table:table-cell table:formula="of:=IF([.L175]&lt;&gt;&quot;&quot;;ROUND([.L175];2-(1+INT(LOG10(ABS([.$M175])))));&quot;&quot;)" office:value-type="float" office:value="1.2" calcext:value-type="float">
            <text:p>1.2</text:p>
          </table:table-cell>
          <table:table-cell table:formula="of:=IF([.M175]&lt;&gt;&quot;&quot;;ROUND([.M175];2-(1+INT(LOG10(ABS([.$M175])))));&quot;&quot;)" office:value-type="float" office:value="1.6" calcext:value-type="float">
            <text:p>1.6</text:p>
          </table:table-cell>
          <table:table-cell table:formula="of:=IF([.N175]&lt;&gt;&quot;&quot;;ROUND([.N175];2-(1+INT(LOG10(ABS([.$M175])))));&quot;&quot;)" office:value-type="float" office:value="2.3" calcext:value-type="float">
            <text:p>2.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Vector_Mx-10_Mv-100_gDM1_gQ0p25_TuneCUETP8M1_13TeV-madgraph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514826900777378" calcext:value-type="float">
            <text:p>0.5148269008</text:p>
          </table:table-cell>
          <table:table-cell office:value-type="float" office:value="0.00349591075148" calcext:value-type="float">
            <text:p>0.0034959108</text:p>
          </table:table-cell>
          <table:table-cell office:value-type="float" office:value="0.86" calcext:value-type="float">
            <text:p>0.86</text:p>
          </table:table-cell>
          <table:table-cell office:value-type="float" office:value="0.3202" calcext:value-type="float">
            <text:p>0.3202</text:p>
          </table:table-cell>
          <table:table-cell office:value-type="float" office:value="0.4263" calcext:value-type="float">
            <text:p>0.4263</text:p>
          </table:table-cell>
          <table:table-cell office:value-type="float" office:value="0.5918" calcext:value-type="float">
            <text:p>0.5918</text:p>
          </table:table-cell>
          <table:table-cell office:value-type="float" office:value="0.83" calcext:value-type="float">
            <text:p>0.83</text:p>
          </table:table-cell>
          <table:table-cell office:value-type="float" office:value="1.1217" calcext:value-type="float">
            <text:p>1.1217</text:p>
          </table:table-cell>
          <table:table-cell table:formula="of:=IF([.$D176]&lt;&gt;0;0.103*[.H176]/[.$D176];&quot;&quot;)" office:value-type="float" office:value="0.0852886667998476" calcext:value-type="float">
            <text:p>0.09</text:p>
          </table:table-cell>
          <table:table-cell table:formula="of:=IF([.$D176]&lt;&gt;0;0.103*[.I176]/[.$D176];&quot;&quot;)" office:value-type="float" office:value="0.118399795946868" calcext:value-type="float">
            <text:p>0.12</text:p>
          </table:table-cell>
          <table:table-cell table:formula="of:=IF([.$D176]&lt;&gt;0;0.103*[.J176]/[.$D176];&quot;&quot;)" office:value-type="float" office:value="0.166055813849105" calcext:value-type="float">
            <text:p>0.17</text:p>
          </table:table-cell>
          <table:table-cell table:formula="of:=IF([.L176]&lt;&gt;&quot;&quot;;ROUND([.L176];2-(1+INT(LOG10(ABS([.$M176])))));&quot;&quot;)" office:value-type="float" office:value="0.09" calcext:value-type="float">
            <text:p>0.09</text:p>
          </table:table-cell>
          <table:table-cell table:formula="of:=IF([.M176]&lt;&gt;&quot;&quot;;ROUND([.M176];2-(1+INT(LOG10(ABS([.$M176])))));&quot;&quot;)" office:value-type="float" office:value="0.12" calcext:value-type="float">
            <text:p>0.12</text:p>
          </table:table-cell>
          <table:table-cell table:formula="of:=IF([.N176]&lt;&gt;&quot;&quot;;ROUND([.N176];2-(1+INT(LOG10(ABS([.$M176])))));&quot;&quot;)" office:value-type="float" office:value="0.17" calcext:value-type="float">
            <text:p>0.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Vector_Mx-10_Mv-10000_gDM1_gQ0p25_TuneCUETP8M1_13TeV-madgraph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2899" calcext:value-type="float">
            <text:p>0.000000029</text:p>
          </table:table-cell>
          <table:table-cell office:value-type="float" office:value="0.00000006414" calcext:value-type="float">
            <text:p>6.414E-008</text:p>
          </table:table-cell>
          <table:table-cell office:value-type="float" office:value="0" calcext:value-type="float">
            <text:p>0</text:p>
          </table:table-cell>
          <table:table-cell office:value-type="float" office:value="0.0306" calcext:value-type="float">
            <text:p>0.0306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1035" calcext:value-type="float">
            <text:p>0.1035</text:p>
          </table:table-cell>
          <table:table-cell office:value-type="float" office:value="0.1558" calcext:value-type="float">
            <text:p>0.1558</text:p>
          </table:table-cell>
          <table:table-cell table:formula="of:=IF([.$D177]&lt;&gt;0;0.103*[.H177]/[.$D177];&quot;&quot;)" office:value-type="float" office:value="154908.589168679" calcext:value-type="float">
            <text:p>154908.59</text:p>
          </table:table-cell>
          <table:table-cell table:formula="of:=IF([.$D177]&lt;&gt;0;0.103*[.I177]/[.$D177];&quot;&quot;)" office:value-type="float" office:value="234139.358399448" calcext:value-type="float">
            <text:p>234139.36</text:p>
          </table:table-cell>
          <table:table-cell table:formula="of:=IF([.$D177]&lt;&gt;0;0.103*[.J177]/[.$D177];&quot;&quot;)" office:value-type="float" office:value="367730.251810969" calcext:value-type="float">
            <text:p>367730.25</text:p>
          </table:table-cell>
          <table:table-cell table:formula="of:=IF([.L177]&lt;&gt;&quot;&quot;;ROUND([.L177];2-(1+INT(LOG10(ABS([.$M177])))));&quot;&quot;)" office:value-type="float" office:value="150000" calcext:value-type="float">
            <text:p>150000</text:p>
          </table:table-cell>
          <table:table-cell table:formula="of:=IF([.M177]&lt;&gt;&quot;&quot;;ROUND([.M177];2-(1+INT(LOG10(ABS([.$M177])))));&quot;&quot;)" office:value-type="float" office:value="230000" calcext:value-type="float">
            <text:p>230000</text:p>
          </table:table-cell>
          <table:table-cell table:formula="of:=IF([.N177]&lt;&gt;&quot;&quot;;ROUND([.N177];2-(1+INT(LOG10(ABS([.$M177])))));&quot;&quot;)" office:value-type="float" office:value="370000" calcext:value-type="float">
            <text:p>370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Vector_Mx-10_Mv-50_gDM1_gQ0p25_TuneCUETP8M1_13TeV-madgraph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823423227771825" calcext:value-type="float">
            <text:p>0.8234232278</text:p>
          </table:table-cell>
          <table:table-cell office:value-type="float" office:value="0.005977635595244" calcext:value-type="float">
            <text:p>0.0059776356</text:p>
          </table:table-cell>
          <table:table-cell office:value-type="float" office:value="0.54" calcext:value-type="float">
            <text:p>0.54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7163" calcext:value-type="float">
            <text:p>0.7163</text:p>
          </table:table-cell>
          <table:table-cell office:value-type="float" office:value="0.9961" calcext:value-type="float">
            <text:p>0.9961</text:p>
          </table:table-cell>
          <table:table-cell office:value-type="float" office:value="1.3812" calcext:value-type="float">
            <text:p>1.3812</text:p>
          </table:table-cell>
          <table:table-cell office:value-type="float" office:value="1.8511" calcext:value-type="float">
            <text:p>1.8511</text:p>
          </table:table-cell>
          <table:table-cell table:formula="of:=IF([.$D178]&lt;&gt;0;0.103*[.H178]/[.$D178];&quot;&quot;)" office:value-type="float" office:value="0.0896002171321362" calcext:value-type="float">
            <text:p>0.09</text:p>
          </table:table-cell>
          <table:table-cell table:formula="of:=IF([.$D178]&lt;&gt;0;0.103*[.I178]/[.$D178];&quot;&quot;)" office:value-type="float" office:value="0.124599715601453" calcext:value-type="float">
            <text:p>0.12</text:p>
          </table:table-cell>
          <table:table-cell table:formula="of:=IF([.$D178]&lt;&gt;0;0.103*[.J178]/[.$D178];&quot;&quot;)" office:value-type="float" office:value="0.172770933830667" calcext:value-type="float">
            <text:p>0.17</text:p>
          </table:table-cell>
          <table:table-cell table:formula="of:=IF([.L178]&lt;&gt;&quot;&quot;;ROUND([.L178];2-(1+INT(LOG10(ABS([.$M178])))));&quot;&quot;)" office:value-type="float" office:value="0.09" calcext:value-type="float">
            <text:p>0.09</text:p>
          </table:table-cell>
          <table:table-cell table:formula="of:=IF([.M178]&lt;&gt;&quot;&quot;;ROUND([.M178];2-(1+INT(LOG10(ABS([.$M178])))));&quot;&quot;)" office:value-type="float" office:value="0.12" calcext:value-type="float">
            <text:p>0.12</text:p>
          </table:table-cell>
          <table:table-cell table:formula="of:=IF([.N178]&lt;&gt;&quot;&quot;;ROUND([.N178];2-(1+INT(LOG10(ABS([.$M178])))));&quot;&quot;)" office:value-type="float" office:value="0.17" calcext:value-type="float">
            <text:p>0.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Vector_Mx-100_Mv-300_gDM1_gQ0p25_TuneCUETP8M1_13TeV-madgraph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0.088461642827461" calcext:value-type="float">
            <text:p>0.0884616428</text:p>
          </table:table-cell>
          <table:table-cell office:value-type="float" office:value="0.000740643192409" calcext:value-type="float">
            <text:p>0.0007406432</text:p>
          </table:table-cell>
          <table:table-cell office:value-type="float" office:value="0.53" calcext:value-type="float">
            <text:p>0.53</text:p>
          </table:table-cell>
          <table:table-cell office:value-type="float" office:value="0.1324" calcext:value-type="float">
            <text:p>0.1324</text:p>
          </table:table-cell>
          <table:table-cell office:value-type="float" office:value="0.1777" calcext:value-type="float">
            <text:p>0.1777</text:p>
          </table:table-cell>
          <table:table-cell office:value-type="float" office:value="0.252" calcext:value-type="float">
            <text:p>0.252</text:p>
          </table:table-cell>
          <table:table-cell office:value-type="float" office:value="0.3614" calcext:value-type="float">
            <text:p>0.3614</text:p>
          </table:table-cell>
          <table:table-cell office:value-type="float" office:value="0.4958" calcext:value-type="float">
            <text:p>0.4958</text:p>
          </table:table-cell>
          <table:table-cell table:formula="of:=IF([.$D179]&lt;&gt;0;0.103*[.H179]/[.$D179];&quot;&quot;)" office:value-type="float" office:value="0.206904364592223" calcext:value-type="float">
            <text:p>0.21</text:p>
          </table:table-cell>
          <table:table-cell table:formula="of:=IF([.$D179]&lt;&gt;0;0.103*[.I179]/[.$D179];&quot;&quot;)" office:value-type="float" office:value="0.293415306005854" calcext:value-type="float">
            <text:p>0.29</text:p>
          </table:table-cell>
          <table:table-cell table:formula="of:=IF([.$D179]&lt;&gt;0;0.103*[.J179]/[.$D179];&quot;&quot;)" office:value-type="float" office:value="0.420794807898871" calcext:value-type="float">
            <text:p>0.42</text:p>
          </table:table-cell>
          <table:table-cell table:formula="of:=IF([.L179]&lt;&gt;&quot;&quot;;ROUND([.L179];2-(1+INT(LOG10(ABS([.$M179])))));&quot;&quot;)" office:value-type="float" office:value="0.21" calcext:value-type="float">
            <text:p>0.21</text:p>
          </table:table-cell>
          <table:table-cell table:formula="of:=IF([.M179]&lt;&gt;&quot;&quot;;ROUND([.M179];2-(1+INT(LOG10(ABS([.$M179])))));&quot;&quot;)" office:value-type="float" office:value="0.29" calcext:value-type="float">
            <text:p>0.29</text:p>
          </table:table-cell>
          <table:table-cell table:formula="of:=IF([.N179]&lt;&gt;&quot;&quot;;ROUND([.N179];2-(1+INT(LOG10(ABS([.$M179])))));&quot;&quot;)" office:value-type="float" office:value="0.42" calcext:value-type="float">
            <text:p>0.4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Vector_Mx-1000_Mv-10000_gDM1_gQ0p25_TuneCUETP8M1_13TeV-madgraph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5452192" calcext:value-type="float">
            <text:p>5.452192E-009</text:p>
          </table:table-cell>
          <table:table-cell office:value-type="float" office:value="0.000000004036895" calcext:value-type="float">
            <text:p>0.000000004</text:p>
          </table:table-cell>
          <table:table-cell office:value-type="float" office:value="0" calcext:value-type="float">
            <text:p>0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0734" calcext:value-type="float">
            <text:p>0.0734</text:p>
          </table:table-cell>
          <table:table-cell office:value-type="float" office:value="0.1109" calcext:value-type="float">
            <text:p>0.1109</text:p>
          </table:table-cell>
          <table:table-cell table:formula="of:=IF([.$D180]&lt;&gt;0;0.103*[.H180]/[.$D180];&quot;&quot;)" office:value-type="float" office:value="574301.125125454" calcext:value-type="float">
            <text:p>574301.13</text:p>
          </table:table-cell>
          <table:table-cell table:formula="of:=IF([.$D180]&lt;&gt;0;0.103*[.I180]/[.$D180];&quot;&quot;)" office:value-type="float" office:value="876564.875191483" calcext:value-type="float">
            <text:p>876564.88</text:p>
          </table:table-cell>
          <table:table-cell table:formula="of:=IF([.$D180]&lt;&gt;0;0.103*[.J180]/[.$D180];&quot;&quot;)" office:value-type="float" office:value="1386634.95342791" calcext:value-type="float">
            <text:p>1386634.95</text:p>
          </table:table-cell>
          <table:table-cell table:formula="of:=IF([.L180]&lt;&gt;&quot;&quot;;ROUND([.L180];2-(1+INT(LOG10(ABS([.$M180])))));&quot;&quot;)" office:value-type="float" office:value="570000" calcext:value-type="float">
            <text:p>570000</text:p>
          </table:table-cell>
          <table:table-cell table:formula="of:=IF([.M180]&lt;&gt;&quot;&quot;;ROUND([.M180];2-(1+INT(LOG10(ABS([.$M180])))));&quot;&quot;)" office:value-type="float" office:value="880000" calcext:value-type="float">
            <text:p>880000</text:p>
          </table:table-cell>
          <table:table-cell table:formula="of:=IF([.N180]&lt;&gt;&quot;&quot;;ROUND([.N180];2-(1+INT(LOG10(ABS([.$M180])))));&quot;&quot;)" office:value-type="float" office:value="1390000" calcext:value-type="float">
            <text:p>1390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Vector_Mx-150_Mv-10000_gDM1_gQ0p25_TuneCUETP8M1_13TeV-madgraph</text:p>
          </table:table-cell>
          <table:table-cell office:value-type="float" office:value="10000" calcext:value-type="float">
            <text:p>10000</text:p>
          </table:table-cell>
          <table:table-cell office:value-type="float" office:value="150" calcext:value-type="float">
            <text:p>150</text:p>
          </table:table-cell>
          <table:table-cell office:value-type="float" office:value="0.00000002678" calcext:value-type="float">
            <text:p>2.678E-008</text:p>
          </table:table-cell>
          <table:table-cell office:value-type="float" office:value="0.00000006012" calcext:value-type="float">
            <text:p>6.012E-008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94" calcext:value-type="float">
            <text:p>0.0994</text:p>
          </table:table-cell>
          <table:table-cell office:value-type="float" office:value="0.1491" calcext:value-type="float">
            <text:p>0.1491</text:p>
          </table:table-cell>
          <table:table-cell table:formula="of:=IF([.$D181]&lt;&gt;0;0.103*[.H181]/[.$D181];&quot;&quot;)" office:value-type="float" office:value="159615.384615385" calcext:value-type="float">
            <text:p>159615.38</text:p>
          </table:table-cell>
          <table:table-cell table:formula="of:=IF([.$D181]&lt;&gt;0;0.103*[.I181]/[.$D181];&quot;&quot;)" office:value-type="float" office:value="242307.692307692" calcext:value-type="float">
            <text:p>242307.69</text:p>
          </table:table-cell>
          <table:table-cell table:formula="of:=IF([.$D181]&lt;&gt;0;0.103*[.J181]/[.$D181];&quot;&quot;)" office:value-type="float" office:value="382307.692307692" calcext:value-type="float">
            <text:p>382307.69</text:p>
          </table:table-cell>
          <table:table-cell table:formula="of:=IF([.L181]&lt;&gt;&quot;&quot;;ROUND([.L181];2-(1+INT(LOG10(ABS([.$M181])))));&quot;&quot;)" office:value-type="float" office:value="160000" calcext:value-type="float">
            <text:p>160000</text:p>
          </table:table-cell>
          <table:table-cell table:formula="of:=IF([.M181]&lt;&gt;&quot;&quot;;ROUND([.M181];2-(1+INT(LOG10(ABS([.$M181])))));&quot;&quot;)" office:value-type="float" office:value="240000" calcext:value-type="float">
            <text:p>240000</text:p>
          </table:table-cell>
          <table:table-cell table:formula="of:=IF([.N181]&lt;&gt;&quot;&quot;;ROUND([.N181];2-(1+INT(LOG10(ABS([.$M181])))));&quot;&quot;)" office:value-type="float" office:value="380000" calcext:value-type="float">
            <text:p>380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Vector_Mx-150_Mv-200_gDM1_gQ0p25_TuneCUETP8M1_13TeV-madgraph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0.001836404904937" calcext:value-type="float">
            <text:p>0.0018364049</text:p>
          </table:table-cell>
          <table:table-cell office:value-type="float" office:value="0.000015793248819" calcext:value-type="float">
            <text:p>1.5793248819E-005</text:p>
          </table:table-cell>
          <table:table-cell office:value-type="float" office:value="1.97" calcext:value-type="float">
            <text:p>1.97</text:p>
          </table:table-cell>
          <table:table-cell office:value-type="float" office:value="0.0959" calcext:value-type="float">
            <text:p>0.0959</text:p>
          </table:table-cell>
          <table:table-cell office:value-type="float" office:value="0.1282" calcext:value-type="float">
            <text:p>0.1282</text:p>
          </table:table-cell>
          <table:table-cell office:value-type="float" office:value="0.1812" calcext:value-type="float">
            <text:p>0.1812</text:p>
          </table:table-cell>
          <table:table-cell office:value-type="float" office:value="0.2584" calcext:value-type="float">
            <text:p>0.2584</text:p>
          </table:table-cell>
          <table:table-cell office:value-type="float" office:value="0.3555" calcext:value-type="float">
            <text:p>0.3555</text:p>
          </table:table-cell>
          <table:table-cell table:formula="of:=IF([.$D182]&lt;&gt;0;0.103*[.H182]/[.$D182];&quot;&quot;)" office:value-type="float" office:value="7.19046217122416" calcext:value-type="float">
            <text:p>7.19</text:p>
          </table:table-cell>
          <table:table-cell table:formula="of:=IF([.$D182]&lt;&gt;0;0.103*[.I182]/[.$D182];&quot;&quot;)" office:value-type="float" office:value="10.1631181390469" calcext:value-type="float">
            <text:p>10.16</text:p>
          </table:table-cell>
          <table:table-cell table:formula="of:=IF([.$D182]&lt;&gt;0;0.103*[.J182]/[.$D182];&quot;&quot;)" office:value-type="float" office:value="14.4931000393473" calcext:value-type="float">
            <text:p>14.49</text:p>
          </table:table-cell>
          <table:table-cell table:formula="of:=IF([.L182]&lt;&gt;&quot;&quot;;ROUND([.L182];2-(1+INT(LOG10(ABS([.$M182])))));&quot;&quot;)" office:value-type="float" office:value="7" calcext:value-type="float">
            <text:p>7</text:p>
          </table:table-cell>
          <table:table-cell table:formula="of:=IF([.M182]&lt;&gt;&quot;&quot;;ROUND([.M182];2-(1+INT(LOG10(ABS([.$M182])))));&quot;&quot;)" office:value-type="float" office:value="10" calcext:value-type="float">
            <text:p>10</text:p>
          </table:table-cell>
          <table:table-cell table:formula="of:=IF([.N182]&lt;&gt;&quot;&quot;;ROUND([.N182];2-(1+INT(LOG10(ABS([.$M182])))));&quot;&quot;)"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Vector_Mx-150_Mv-500_gDM1_gQ0p25_TuneCUETP8M1_13TeV-madgraph</text:p>
          </table:table-cell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office:value-type="float" office:value="0.027829972171067" calcext:value-type="float">
            <text:p>0.0278299722</text:p>
          </table:table-cell>
          <table:table-cell office:value-type="float" office:value="0.000215248183376" calcext:value-type="float">
            <text:p>0.0002152482</text:p>
          </table:table-cell>
          <table:table-cell office:value-type="float" office:value="0.63" calcext:value-type="float">
            <text:p>0.63</text:p>
          </table:table-cell>
          <table:table-cell office:value-type="float" office:value="0.1041" calcext:value-type="float">
            <text:p>0.1041</text:p>
          </table:table-cell>
          <table:table-cell office:value-type="float" office:value="0.1388" calcext:value-type="float">
            <text:p>0.1388</text:p>
          </table:table-cell>
          <table:table-cell office:value-type="float" office:value="0.1938" calcext:value-type="float">
            <text:p>0.1938</text:p>
          </table:table-cell>
          <table:table-cell office:value-type="float" office:value="0.2734" calcext:value-type="float">
            <text:p>0.2734</text:p>
          </table:table-cell>
          <table:table-cell office:value-type="float" office:value="0.371" calcext:value-type="float">
            <text:p>0.371</text:p>
          </table:table-cell>
          <table:table-cell table:formula="of:=IF([.$D183]&lt;&gt;0;0.103*[.H183]/[.$D183];&quot;&quot;)" office:value-type="float" office:value="0.513705148971116" calcext:value-type="float">
            <text:p>0.51</text:p>
          </table:table-cell>
          <table:table-cell table:formula="of:=IF([.$D183]&lt;&gt;0;0.103*[.I183]/[.$D183];&quot;&quot;)" office:value-type="float" office:value="0.717262664773792" calcext:value-type="float">
            <text:p>0.72</text:p>
          </table:table-cell>
          <table:table-cell table:formula="of:=IF([.$D183]&lt;&gt;0;0.103*[.J183]/[.$D183];&quot;&quot;)" office:value-type="float" office:value="1.01186590582639" calcext:value-type="float">
            <text:p>1.01</text:p>
          </table:table-cell>
          <table:table-cell table:formula="of:=IF([.L183]&lt;&gt;&quot;&quot;;ROUND([.L183];2-(1+INT(LOG10(ABS([.$M183])))));&quot;&quot;)" office:value-type="float" office:value="0.51" calcext:value-type="float">
            <text:p>0.51</text:p>
          </table:table-cell>
          <table:table-cell table:formula="of:=IF([.M183]&lt;&gt;&quot;&quot;;ROUND([.M183];2-(1+INT(LOG10(ABS([.$M183])))));&quot;&quot;)" office:value-type="float" office:value="0.72" calcext:value-type="float">
            <text:p>0.72</text:p>
          </table:table-cell>
          <table:table-cell table:formula="of:=IF([.N183]&lt;&gt;&quot;&quot;;ROUND([.N183];2-(1+INT(LOG10(ABS([.$M183])))));&quot;&quot;)" office:value-type="float" office:value="1.01" calcext:value-type="float">
            <text:p>1.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Vector_Mx-300_Mv-750_gDM1_gQ0p25_TuneCUETP8M1_13TeV-madgraph</text:p>
          </table:table-cell>
          <table:table-cell office:value-type="float" office:value="750" calcext:value-type="float">
            <text:p>750</text:p>
          </table:table-cell>
          <table:table-cell office:value-type="float" office:value="300" calcext:value-type="float">
            <text:p>300</text:p>
          </table:table-cell>
          <table:table-cell office:value-type="float" office:value="0.008106798948786" calcext:value-type="float">
            <text:p>0.0081067989</text:p>
          </table:table-cell>
          <table:table-cell office:value-type="float" office:value="0.000069240552209" calcext:value-type="float">
            <text:p>6.9240552209E-005</text:p>
          </table:table-cell>
          <table:table-cell office:value-type="float" office:value="0.59" calcext:value-type="float">
            <text:p>0.59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542" calcext:value-type="float">
            <text:p>0.1542</text:p>
          </table:table-cell>
          <table:table-cell office:value-type="float" office:value="0.2181" calcext:value-type="float">
            <text:p>0.2181</text:p>
          </table:table-cell>
          <table:table-cell table:formula="of:=IF([.$D184]&lt;&gt;0;0.103*[.H184]/[.$D184];&quot;&quot;)" office:value-type="float" office:value="0.917328781308143" calcext:value-type="float">
            <text:p>0.92</text:p>
          </table:table-cell>
          <table:table-cell table:formula="of:=IF([.$D184]&lt;&gt;0;0.103*[.I184]/[.$D184];&quot;&quot;)" office:value-type="float" office:value="1.32136001739677" calcext:value-type="float">
            <text:p>1.32</text:p>
          </table:table-cell>
          <table:table-cell table:formula="of:=IF([.$D184]&lt;&gt;0;0.103*[.J184]/[.$D184];&quot;&quot;)" office:value-type="float" office:value="1.95917033348637" calcext:value-type="float">
            <text:p>1.96</text:p>
          </table:table-cell>
          <table:table-cell table:formula="of:=IF([.L184]&lt;&gt;&quot;&quot;;ROUND([.L184];2-(1+INT(LOG10(ABS([.$M184])))));&quot;&quot;)" office:value-type="float" office:value="0.9" calcext:value-type="float">
            <text:p>0.9</text:p>
          </table:table-cell>
          <table:table-cell table:formula="of:=IF([.M184]&lt;&gt;&quot;&quot;;ROUND([.M184];2-(1+INT(LOG10(ABS([.$M184])))));&quot;&quot;)" office:value-type="float" office:value="1.3" calcext:value-type="float">
            <text:p>1.3</text:p>
          </table:table-cell>
          <table:table-cell table:formula="of:=IF([.N184]&lt;&gt;&quot;&quot;;ROUND([.N184];2-(1+INT(LOG10(ABS([.$M184])))));&quot;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Vector_Mx-40_Mv-100_gDM1_gQ0p25_TuneCUETP8M1_13TeV-madgraph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445374017179098" calcext:value-type="float">
            <text:p>0.4453740172</text:p>
          </table:table-cell>
          <table:table-cell office:value-type="float" office:value="0.003880730566829" calcext:value-type="float">
            <text:p>0.0038807306</text:p>
          </table:table-cell>
          <table:table-cell office:value-type="float" office:value="0.89" calcext:value-type="float">
            <text:p>0.89</text:p>
          </table:table-cell>
          <table:table-cell office:value-type="float" office:value="0.3714" calcext:value-type="float">
            <text:p>0.3714</text:p>
          </table:table-cell>
          <table:table-cell office:value-type="float" office:value="0.4902" calcext:value-type="float">
            <text:p>0.4902</text:p>
          </table:table-cell>
          <table:table-cell office:value-type="float" office:value="0.6816" calcext:value-type="float">
            <text:p>0.6816</text:p>
          </table:table-cell>
          <table:table-cell office:value-type="float" office:value="0.9561" calcext:value-type="float">
            <text:p>0.9561</text:p>
          </table:table-cell>
          <table:table-cell office:value-type="float" office:value="1.2919" calcext:value-type="float">
            <text:p>1.2919</text:p>
          </table:table-cell>
          <table:table-cell table:formula="of:=IF([.$D185]&lt;&gt;0;0.103*[.H185]/[.$D185];&quot;&quot;)" office:value-type="float" office:value="0.113366739083246" calcext:value-type="float">
            <text:p>0.11</text:p>
          </table:table-cell>
          <table:table-cell table:formula="of:=IF([.$D185]&lt;&gt;0;0.103*[.I185]/[.$D185];&quot;&quot;)" office:value-type="float" office:value="0.157631108443779" calcext:value-type="float">
            <text:p>0.16</text:p>
          </table:table-cell>
          <table:table-cell table:formula="of:=IF([.$D185]&lt;&gt;0;0.103*[.J185]/[.$D185];&quot;&quot;)" office:value-type="float" office:value="0.221113707134826" calcext:value-type="float">
            <text:p>0.22</text:p>
          </table:table-cell>
          <table:table-cell table:formula="of:=IF([.L185]&lt;&gt;&quot;&quot;;ROUND([.L185];2-(1+INT(LOG10(ABS([.$M185])))));&quot;&quot;)" office:value-type="float" office:value="0.11" calcext:value-type="float">
            <text:p>0.11</text:p>
          </table:table-cell>
          <table:table-cell table:formula="of:=IF([.M185]&lt;&gt;&quot;&quot;;ROUND([.M185];2-(1+INT(LOG10(ABS([.$M185])))));&quot;&quot;)" office:value-type="float" office:value="0.16" calcext:value-type="float">
            <text:p>0.16</text:p>
          </table:table-cell>
          <table:table-cell table:formula="of:=IF([.N185]&lt;&gt;&quot;&quot;;ROUND([.N185];2-(1+INT(LOG10(ABS([.$M185])))));&quot;&quot;)" office:value-type="float" office:value="0.22" calcext:value-type="float">
            <text:p>0.2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Vector_Mx-490_Mv-1000_gDM1_gQ0p25_TuneCUETP8M1_13TeV-madgraph</text:p>
          </table:table-cell>
          <table:table-cell office:value-type="float" office:value="1000" calcext:value-type="float">
            <text:p>1000</text:p>
          </table:table-cell>
          <table:table-cell office:value-type="float" office:value="490" calcext:value-type="float">
            <text:p>490</text:p>
          </table:table-cell>
          <table:table-cell office:value-type="float" office:value="0.00153370289749" calcext:value-type="float">
            <text:p>0.0015337029</text:p>
          </table:table-cell>
          <table:table-cell office:value-type="float" office:value="0.000026432189648" calcext:value-type="float">
            <text:p>2.6432189648E-005</text:p>
          </table:table-cell>
          <table:table-cell office:value-type="float" office:value="1.28" calcext:value-type="float">
            <text:p>1.28</text:p>
          </table:table-cell>
          <table:table-cell office:value-type="float" office:value="0.0382" calcext:value-type="float">
            <text:p>0.0382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796" calcext:value-type="float">
            <text:p>0.0796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1747" calcext:value-type="float">
            <text:p>0.1747</text:p>
          </table:table-cell>
          <table:table-cell table:formula="of:=IF([.$D186]&lt;&gt;0;0.103*[.H186]/[.$D186];&quot;&quot;)" office:value-type="float" office:value="3.58622260478312" calcext:value-type="float">
            <text:p>3.59</text:p>
          </table:table-cell>
          <table:table-cell table:formula="of:=IF([.$D186]&lt;&gt;0;0.103*[.I186]/[.$D186];&quot;&quot;)" office:value-type="float" office:value="5.34575504383401" calcext:value-type="float">
            <text:p>5.35</text:p>
          </table:table-cell>
          <table:table-cell table:formula="of:=IF([.$D186]&lt;&gt;0;0.103*[.J186]/[.$D186];&quot;&quot;)" office:value-type="float" office:value="8.05221142909168" calcext:value-type="float">
            <text:p>8.05</text:p>
          </table:table-cell>
          <table:table-cell table:formula="of:=IF([.L186]&lt;&gt;&quot;&quot;;ROUND([.L186];2-(1+INT(LOG10(ABS([.$M186])))));&quot;&quot;)" office:value-type="float" office:value="3.6" calcext:value-type="float">
            <text:p>3.6</text:p>
          </table:table-cell>
          <table:table-cell table:formula="of:=IF([.M186]&lt;&gt;&quot;&quot;;ROUND([.M186];2-(1+INT(LOG10(ABS([.$M186])))));&quot;&quot;)" office:value-type="float" office:value="5.3" calcext:value-type="float">
            <text:p>5.3</text:p>
          </table:table-cell>
          <table:table-cell table:formula="of:=IF([.N186]&lt;&gt;&quot;&quot;;ROUND([.N186];2-(1+INT(LOG10(ABS([.$M186])))));&quot;&quot;)" office:value-type="float" office:value="8.1" calcext:value-type="float">
            <text:p>8.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Vector_Mx-50_Mv-200_gDM1_gQ0p25_TuneCUETP8M1_13TeV-madgraph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0.193973224748304" calcext:value-type="float">
            <text:p>0.1939732247</text:p>
          </table:table-cell>
          <table:table-cell office:value-type="float" office:value="0.001694430109667" calcext:value-type="float">
            <text:p>0.0016944301</text:p>
          </table:table-cell>
          <table:table-cell office:value-type="float" office:value="1.8" calcext:value-type="float">
            <text:p>1.8</text:p>
          </table:table-cell>
          <table:table-cell office:value-type="float" office:value="0.2288" calcext:value-type="float">
            <text:p>0.2288</text:p>
          </table:table-cell>
          <table:table-cell office:value-type="float" office:value="0.302" calcext:value-type="float">
            <text:p>0.302</text:p>
          </table:table-cell>
          <table:table-cell office:value-type="float" office:value="0.4199" calcext:value-type="float">
            <text:p>0.4199</text:p>
          </table:table-cell>
          <table:table-cell office:value-type="float" office:value="0.5823" calcext:value-type="float">
            <text:p>0.5823</text:p>
          </table:table-cell>
          <table:table-cell office:value-type="float" office:value="0.7804" calcext:value-type="float">
            <text:p>0.7804</text:p>
          </table:table-cell>
          <table:table-cell table:formula="of:=IF([.$D187]&lt;&gt;0;0.103*[.H187]/[.$D187];&quot;&quot;)" office:value-type="float" office:value="0.160362338876216" calcext:value-type="float">
            <text:p>0.16</text:p>
          </table:table-cell>
          <table:table-cell table:formula="of:=IF([.$D187]&lt;&gt;0;0.103*[.I187]/[.$D187];&quot;&quot;)" office:value-type="float" office:value="0.222967371172593" calcext:value-type="float">
            <text:p>0.22</text:p>
          </table:table-cell>
          <table:table-cell table:formula="of:=IF([.$D187]&lt;&gt;0;0.103*[.J187]/[.$D187];&quot;&quot;)" office:value-type="float" office:value="0.309201953402718" calcext:value-type="float">
            <text:p>0.31</text:p>
          </table:table-cell>
          <table:table-cell table:formula="of:=IF([.L187]&lt;&gt;&quot;&quot;;ROUND([.L187];2-(1+INT(LOG10(ABS([.$M187])))));&quot;&quot;)" office:value-type="float" office:value="0.16" calcext:value-type="float">
            <text:p>0.16</text:p>
          </table:table-cell>
          <table:table-cell table:formula="of:=IF([.M187]&lt;&gt;&quot;&quot;;ROUND([.M187];2-(1+INT(LOG10(ABS([.$M187])))));&quot;&quot;)" office:value-type="float" office:value="0.22" calcext:value-type="float">
            <text:p>0.22</text:p>
          </table:table-cell>
          <table:table-cell table:formula="of:=IF([.N187]&lt;&gt;&quot;&quot;;ROUND([.N187];2-(1+INT(LOG10(ABS([.$M187])))));&quot;&quot;)" office:value-type="float" office:value="0.31" calcext:value-type="float">
            <text:p>0.3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Vector_Mx-50_Mv-300_gDM1_gQ0p25_TuneCUETP8M1_13TeV-madgraph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0.09517" calcext:value-type="float">
            <text:p>0.09517</text:p>
          </table:table-cell>
          <table:table-cell office:value-type="float" office:value="0.0007619" calcext:value-type="float">
            <text:p>0.0007619</text:p>
          </table:table-cell>
          <table:table-cell office:value-type="float" office:value="0" calcext:value-type="float">
            <text:p>0</text:p>
          </table:table-cell>
          <table:table-cell office:value-type="float" office:value="0.1621" calcext:value-type="float">
            <text:p>0.1621</text:p>
          </table:table-cell>
          <table:table-cell office:value-type="float" office:value="0.2161" calcext:value-type="float">
            <text:p>0.2161</text:p>
          </table:table-cell>
          <table:table-cell office:value-type="float" office:value="0.3018" calcext:value-type="float">
            <text:p>0.3018</text:p>
          </table:table-cell>
          <table:table-cell office:value-type="float" office:value="0.4256" calcext:value-type="float">
            <text:p>0.4256</text:p>
          </table:table-cell>
          <table:table-cell office:value-type="float" office:value="0.5775" calcext:value-type="float">
            <text:p>0.5775</text:p>
          </table:table-cell>
          <table:table-cell table:formula="of:=IF([.$D188]&lt;&gt;0;0.103*[.H188]/[.$D188];&quot;&quot;)" office:value-type="float" office:value="0.233879373752233" calcext:value-type="float">
            <text:p>0.23</text:p>
          </table:table-cell>
          <table:table-cell table:formula="of:=IF([.$D188]&lt;&gt;0;0.103*[.I188]/[.$D188];&quot;&quot;)" office:value-type="float" office:value="0.326630240622045" calcext:value-type="float">
            <text:p>0.33</text:p>
          </table:table-cell>
          <table:table-cell table:formula="of:=IF([.$D188]&lt;&gt;0;0.103*[.J188]/[.$D188];&quot;&quot;)" office:value-type="float" office:value="0.460615740254282" calcext:value-type="float">
            <text:p>0.46</text:p>
          </table:table-cell>
          <table:table-cell table:formula="of:=IF([.L188]&lt;&gt;&quot;&quot;;ROUND([.L188];2-(1+INT(LOG10(ABS([.$M188])))));&quot;&quot;)" office:value-type="float" office:value="0.23" calcext:value-type="float">
            <text:p>0.23</text:p>
          </table:table-cell>
          <table:table-cell table:formula="of:=IF([.M188]&lt;&gt;&quot;&quot;;ROUND([.M188];2-(1+INT(LOG10(ABS([.$M188])))));&quot;&quot;)" office:value-type="float" office:value="0.33" calcext:value-type="float">
            <text:p>0.33</text:p>
          </table:table-cell>
          <table:table-cell table:formula="of:=IF([.N188]&lt;&gt;&quot;&quot;;ROUND([.N188];2-(1+INT(LOG10(ABS([.$M188])))));&quot;&quot;)" office:value-type="float" office:value="0.46" calcext:value-type="float">
            <text:p>0.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Vector_Mx-50_Mv-500_gDM1_gQ0p25_TuneCUETP8M1_13TeV-madgraph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0.029058272051513" calcext:value-type="float">
            <text:p>0.0290582721</text:p>
          </table:table-cell>
          <table:table-cell office:value-type="float" office:value="0.000330423314847" calcext:value-type="float">
            <text:p>0.0003304233</text:p>
          </table:table-cell>
          <table:table-cell office:value-type="float" office:value="0.64" calcext:value-type="float">
            <text:p>0.64</text:p>
          </table:table-cell>
          <table:table-cell office:value-type="float" office:value="0.0835" calcext:value-type="float">
            <text:p>0.0835</text:p>
          </table:table-cell>
          <table:table-cell office:value-type="float" office:value="0.1127" calcext:value-type="float">
            <text:p>0.1127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2304" calcext:value-type="float">
            <text:p>0.2304</text:p>
          </table:table-cell>
          <table:table-cell office:value-type="float" office:value="0.3202" calcext:value-type="float">
            <text:p>0.3202</text:p>
          </table:table-cell>
          <table:table-cell table:formula="of:=IF([.$D189]&lt;&gt;0;0.103*[.H189]/[.$D189];&quot;&quot;)" office:value-type="float" office:value="0.399476609600934" calcext:value-type="float">
            <text:p>0.40</text:p>
          </table:table-cell>
          <table:table-cell table:formula="of:=IF([.$D189]&lt;&gt;0;0.103*[.I189]/[.$D189];&quot;&quot;)" office:value-type="float" office:value="0.569263030185537" calcext:value-type="float">
            <text:p>0.57</text:p>
          </table:table-cell>
          <table:table-cell table:formula="of:=IF([.$D189]&lt;&gt;0;0.103*[.J189]/[.$D189];&quot;&quot;)" office:value-type="float" office:value="0.816676227613623" calcext:value-type="float">
            <text:p>0.82</text:p>
          </table:table-cell>
          <table:table-cell table:formula="of:=IF([.L189]&lt;&gt;&quot;&quot;;ROUND([.L189];2-(1+INT(LOG10(ABS([.$M189])))));&quot;&quot;)" office:value-type="float" office:value="0.4" calcext:value-type="float">
            <text:p>0.4</text:p>
          </table:table-cell>
          <table:table-cell table:formula="of:=IF([.M189]&lt;&gt;&quot;&quot;;ROUND([.M189];2-(1+INT(LOG10(ABS([.$M189])))));&quot;&quot;)" office:value-type="float" office:value="0.57" calcext:value-type="float">
            <text:p>0.57</text:p>
          </table:table-cell>
          <table:table-cell table:formula="of:=IF([.N189]&lt;&gt;&quot;&quot;;ROUND([.N189];2-(1+INT(LOG10(ABS([.$M189])))));&quot;&quot;)" office:value-type="float" office:value="0.82" calcext:value-type="float">
            <text:p>0.8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Vector_Mx-500_Mv-10000_gDM1_gQ0p25_TuneCUETP8M1_13TeV-madgraph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15768231" calcext:value-type="float">
            <text:p>1.5768231E-008</text:p>
          </table:table-cell>
          <table:table-cell office:value-type="float" office:value="0.000000011494658" calcext:value-type="float">
            <text:p>1.1494658E-008</text:p>
          </table:table-cell>
          <table:table-cell office:value-type="float" office:value="0" calcext:value-type="float">
            <text:p>0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0513" calcext:value-type="float">
            <text:p>0.0513</text:p>
          </table:table-cell>
          <table:table-cell office:value-type="float" office:value="0.0803" calcext:value-type="float">
            <text:p>0.0803</text:p>
          </table:table-cell>
          <table:table-cell office:value-type="float" office:value="0.121" calcext:value-type="float">
            <text:p>0.121</text:p>
          </table:table-cell>
          <table:table-cell table:formula="of:=IF([.$D190]&lt;&gt;0;0.103*[.H190]/[.$D190];&quot;&quot;)" office:value-type="float" office:value="219479.280840064" calcext:value-type="float">
            <text:p>219479.28</text:p>
          </table:table-cell>
          <table:table-cell table:formula="of:=IF([.$D190]&lt;&gt;0;0.103*[.I190]/[.$D190];&quot;&quot;)" office:value-type="float" office:value="335097.830568312" calcext:value-type="float">
            <text:p>335097.83</text:p>
          </table:table-cell>
          <table:table-cell table:formula="of:=IF([.$D190]&lt;&gt;0;0.103*[.J190]/[.$D190];&quot;&quot;)" office:value-type="float" office:value="524529.352721938" calcext:value-type="float">
            <text:p>524529.35</text:p>
          </table:table-cell>
          <table:table-cell table:formula="of:=IF([.L190]&lt;&gt;&quot;&quot;;ROUND([.L190];2-(1+INT(LOG10(ABS([.$M190])))));&quot;&quot;)" office:value-type="float" office:value="220000" calcext:value-type="float">
            <text:p>220000</text:p>
          </table:table-cell>
          <table:table-cell table:formula="of:=IF([.M190]&lt;&gt;&quot;&quot;;ROUND([.M190];2-(1+INT(LOG10(ABS([.$M190])))));&quot;&quot;)" office:value-type="float" office:value="340000" calcext:value-type="float">
            <text:p>340000</text:p>
          </table:table-cell>
          <table:table-cell table:formula="of:=IF([.N190]&lt;&gt;&quot;&quot;;ROUND([.N190];2-(1+INT(LOG10(ABS([.$M190])))));&quot;&quot;)" office:value-type="float" office:value="520000" calcext:value-type="float">
            <text:p>520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Vector_Mx-500_Mv-500_gDM1_gQ0p25_TuneCUETP8M1_13TeV-madgraph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.000036290709409" calcext:value-type="float">
            <text:p>3.6290709409E-005</text:p>
          </table:table-cell>
          <table:table-cell office:value-type="float" office:value="0.000000348151974" calcext:value-type="float">
            <text:p>3.48151974E-007</text:p>
          </table:table-cell>
          <table:table-cell office:value-type="float" office:value="1.14" calcext:value-type="float">
            <text:p>1.14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1486" calcext:value-type="float">
            <text:p>0.1486</text:p>
          </table:table-cell>
          <table:table-cell table:formula="of:=IF([.$D191]&lt;&gt;0;0.103*[.H191]/[.$D191];&quot;&quot;)" office:value-type="float" office:value="121.758435477268" calcext:value-type="float">
            <text:p>121.76</text:p>
          </table:table-cell>
          <table:table-cell table:formula="of:=IF([.$D191]&lt;&gt;0;0.103*[.I191]/[.$D191];&quot;&quot;)" office:value-type="float" office:value="184.198658798944" calcext:value-type="float">
            <text:p>184.20</text:p>
          </table:table-cell>
          <table:table-cell table:formula="of:=IF([.$D191]&lt;&gt;0;0.103*[.J191]/[.$D191];&quot;&quot;)" office:value-type="float" office:value="284.954473704375" calcext:value-type="float">
            <text:p>284.95</text:p>
          </table:table-cell>
          <table:table-cell table:formula="of:=IF([.L191]&lt;&gt;&quot;&quot;;ROUND([.L191];2-(1+INT(LOG10(ABS([.$M191])))));&quot;&quot;)" office:value-type="float" office:value="120" calcext:value-type="float">
            <text:p>120</text:p>
          </table:table-cell>
          <table:table-cell table:formula="of:=IF([.M191]&lt;&gt;&quot;&quot;;ROUND([.M191];2-(1+INT(LOG10(ABS([.$M191])))));&quot;&quot;)" office:value-type="float" office:value="180" calcext:value-type="float">
            <text:p>180</text:p>
          </table:table-cell>
          <table:table-cell table:formula="of:=IF([.N191]&lt;&gt;&quot;&quot;;ROUND([.N191];2-(1+INT(LOG10(ABS([.$M191])))));&quot;&quot;)" office:value-type="float" office:value="280" calcext:value-type="float">
            <text:p>28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Vector_Mx-75_Mv-500_gDM1_gQ0p25_TuneCUETP8M1_13TeV-madgraph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0.028645711917937" calcext:value-type="float">
            <text:p>0.0286457119</text:p>
          </table:table-cell>
          <table:table-cell office:value-type="float" office:value="0.000213997942932" calcext:value-type="float">
            <text:p>0.0002139979</text:p>
          </table:table-cell>
          <table:table-cell office:value-type="float" office:value="0.8" calcext:value-type="float">
            <text:p>0.8</text:p>
          </table:table-cell>
          <table:table-cell office:value-type="float" office:value="0.0947" calcext:value-type="float">
            <text:p>0.0947</text:p>
          </table:table-cell>
          <table:table-cell office:value-type="float" office:value="0.1271" calcext:value-type="float">
            <text:p>0.1271</text:p>
          </table:table-cell>
          <table:table-cell office:value-type="float" office:value="0.1802" calcext:value-type="float">
            <text:p>0.1802</text:p>
          </table:table-cell>
          <table:table-cell office:value-type="float" office:value="0.2585" calcext:value-type="float">
            <text:p>0.2585</text:p>
          </table:table-cell>
          <table:table-cell office:value-type="float" office:value="0.3568" calcext:value-type="float">
            <text:p>0.3568</text:p>
          </table:table-cell>
          <table:table-cell table:formula="of:=IF([.$D192]&lt;&gt;0;0.103*[.H192]/[.$D192];&quot;&quot;)" office:value-type="float" office:value="0.457007318844209" calcext:value-type="float">
            <text:p>0.46</text:p>
          </table:table-cell>
          <table:table-cell table:formula="of:=IF([.$D192]&lt;&gt;0;0.103*[.I192]/[.$D192];&quot;&quot;)" office:value-type="float" office:value="0.647936419006503" calcext:value-type="float">
            <text:p>0.65</text:p>
          </table:table-cell>
          <table:table-cell table:formula="of:=IF([.$D192]&lt;&gt;0;0.103*[.J192]/[.$D192];&quot;&quot;)" office:value-type="float" office:value="0.9294759395848" calcext:value-type="float">
            <text:p>0.93</text:p>
          </table:table-cell>
          <table:table-cell table:formula="of:=IF([.L192]&lt;&gt;&quot;&quot;;ROUND([.L192];2-(1+INT(LOG10(ABS([.$M192])))));&quot;&quot;)" office:value-type="float" office:value="0.46" calcext:value-type="float">
            <text:p>0.46</text:p>
          </table:table-cell>
          <table:table-cell table:formula="of:=IF([.M192]&lt;&gt;&quot;&quot;;ROUND([.M192];2-(1+INT(LOG10(ABS([.$M192])))));&quot;&quot;)" office:value-type="float" office:value="0.65" calcext:value-type="float">
            <text:p>0.65</text:p>
          </table:table-cell>
          <table:table-cell table:formula="of:=IF([.N192]&lt;&gt;&quot;&quot;;ROUND([.N192];2-(1+INT(LOG10(ABS([.$M192])))));&quot;&quot;)" office:value-type="float" office:value="0.93" calcext:value-type="float">
            <text:p>0.9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NLO_Vector_Mx-990_Mv-2000_gDM1_gQ0p25_TuneCUETP8M1_13TeV-madgraph</text:p>
          </table:table-cell>
          <table:table-cell office:value-type="float" office:value="2000" calcext:value-type="float">
            <text:p>2000</text:p>
          </table:table-cell>
          <table:table-cell office:value-type="float" office:value="990" calcext:value-type="float">
            <text:p>990</text:p>
          </table:table-cell>
          <table:table-cell office:value-type="float" office:value="0.000071247328985" calcext:value-type="float">
            <text:p>7.1247328985E-005</text:p>
          </table:table-cell>
          <table:table-cell office:value-type="float" office:value="0.000000689969171" calcext:value-type="float">
            <text:p>0.00000069</text:p>
          </table:table-cell>
          <table:table-cell office:value-type="float" office:value="1.68" calcext:value-type="float">
            <text:p>1.68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0855" calcext:value-type="float">
            <text:p>0.0855</text:p>
          </table:table-cell>
          <table:table-cell office:value-type="float" office:value="0.1257" calcext:value-type="float">
            <text:p>0.1257</text:p>
          </table:table-cell>
          <table:table-cell table:formula="of:=IF([.$D193]&lt;&gt;0;0.103*[.H193]/[.$D193];&quot;&quot;)" office:value-type="float" office:value="53.0560240482256" calcext:value-type="float">
            <text:p>53.06</text:p>
          </table:table-cell>
          <table:table-cell table:formula="of:=IF([.$D193]&lt;&gt;0;0.103*[.I193]/[.$D193];&quot;&quot;)" office:value-type="float" office:value="79.8008863068679" calcext:value-type="float">
            <text:p>79.80</text:p>
          </table:table-cell>
          <table:table-cell table:formula="of:=IF([.$D193]&lt;&gt;0;0.103*[.J193]/[.$D193];&quot;&quot;)" office:value-type="float" office:value="123.604633681833" calcext:value-type="float">
            <text:p>123.60</text:p>
          </table:table-cell>
          <table:table-cell table:formula="of:=IF([.L193]&lt;&gt;&quot;&quot;;ROUND([.L193];2-(1+INT(LOG10(ABS([.$M193])))));&quot;&quot;)" office:value-type="float" office:value="53" calcext:value-type="float">
            <text:p>53</text:p>
          </table:table-cell>
          <table:table-cell table:formula="of:=IF([.M193]&lt;&gt;&quot;&quot;;ROUND([.M193];2-(1+INT(LOG10(ABS([.$M193])))));&quot;&quot;)" office:value-type="float" office:value="80" calcext:value-type="float">
            <text:p>80</text:p>
          </table:table-cell>
          <table:table-cell table:formula="of:=IF([.N193]&lt;&gt;&quot;&quot;;ROUND([.N193];2-(1+INT(LOG10(ABS([.$M193])))));&quot;&quot;)" office:value-type="float" office:value="124" calcext:value-type="float">
            <text:p>12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V_Mx-1_Mv-10_1-gDMgQ_TuneCUETP8M1_13TeV-madgraph</text:p>
          </table:table-cell>
          <table:table-cell table:number-columns-repeated="5"/>
          <table:table-cell office:value-type="float" office:value="6.6002" calcext:value-type="float">
            <text:p>6.6002</text:p>
          </table:table-cell>
          <table:table-cell office:value-type="float" office:value="8.8827" calcext:value-type="float">
            <text:p>8.8827</text:p>
          </table:table-cell>
          <table:table-cell office:value-type="float" office:value="12.5625" calcext:value-type="float">
            <text:p>12.5625</text:p>
          </table:table-cell>
          <table:table-cell office:value-type="float" office:value="18.1208" calcext:value-type="float">
            <text:p>18.1208</text:p>
          </table:table-cell>
          <table:table-cell office:value-type="float" office:value="24.9448" calcext:value-type="float">
            <text:p>24.9448</text:p>
          </table:table-cell>
          <table:table-cell table:formula="of:=IF([.$D194]&lt;&gt;0;0.103*[.H194]/[.$D194];&quot;&quot;)">
            <text:p/>
          </table:table-cell>
          <table:table-cell table:formula="of:=IF([.$D194]&lt;&gt;0;0.103*[.I194]/[.$D194];&quot;&quot;)">
            <text:p/>
          </table:table-cell>
          <table:table-cell table:formula="of:=IF([.$D194]&lt;&gt;0;0.103*[.J194]/[.$D194];&quot;&quot;)">
            <text:p/>
          </table:table-cell>
          <table:table-cell table:formula="of:=IF([.L194]&lt;&gt;&quot;&quot;;ROUND([.L194];2-(1+INT(LOG10(ABS([.$M194])))));&quot;&quot;)">
            <text:p/>
          </table:table-cell>
          <table:table-cell table:formula="of:=IF([.M194]&lt;&gt;&quot;&quot;;ROUND([.M194];2-(1+INT(LOG10(ABS([.$M194])))));&quot;&quot;)">
            <text:p/>
          </table:table-cell>
          <table:table-cell table:formula="of:=IF([.N194]&lt;&gt;&quot;&quot;;ROUND([.N194];2-(1+INT(LOG10(ABS([.$M194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V_Mx-1_Mv-100_gDMgQ-1_TuneCUETP8M1_13TeV-madgraph</text:p>
          </table:table-cell>
          <table:table-cell table:number-columns-repeated="5"/>
          <table:table-cell office:value-type="float" office:value="0.5556" calcext:value-type="float">
            <text:p>0.5556</text:p>
          </table:table-cell>
          <table:table-cell office:value-type="float" office:value="0.7332" calcext:value-type="float">
            <text:p>0.7332</text:p>
          </table:table-cell>
          <table:table-cell office:value-type="float" office:value="1.0195" calcext:value-type="float">
            <text:p>1.0195</text:p>
          </table:table-cell>
          <table:table-cell office:value-type="float" office:value="1.4137" calcext:value-type="float">
            <text:p>1.4137</text:p>
          </table:table-cell>
          <table:table-cell office:value-type="float" office:value="1.8815" calcext:value-type="float">
            <text:p>1.8815</text:p>
          </table:table-cell>
          <table:table-cell table:formula="of:=IF([.$D195]&lt;&gt;0;0.103*[.H195]/[.$D195];&quot;&quot;)">
            <text:p/>
          </table:table-cell>
          <table:table-cell table:formula="of:=IF([.$D195]&lt;&gt;0;0.103*[.I195]/[.$D195];&quot;&quot;)">
            <text:p/>
          </table:table-cell>
          <table:table-cell table:formula="of:=IF([.$D195]&lt;&gt;0;0.103*[.J195]/[.$D195];&quot;&quot;)">
            <text:p/>
          </table:table-cell>
          <table:table-cell table:formula="of:=IF([.L195]&lt;&gt;&quot;&quot;;ROUND([.L195];2-(1+INT(LOG10(ABS([.$M195])))));&quot;&quot;)">
            <text:p/>
          </table:table-cell>
          <table:table-cell table:formula="of:=IF([.M195]&lt;&gt;&quot;&quot;;ROUND([.M195];2-(1+INT(LOG10(ABS([.$M195])))));&quot;&quot;)">
            <text:p/>
          </table:table-cell>
          <table:table-cell table:formula="of:=IF([.N195]&lt;&gt;&quot;&quot;;ROUND([.N195];2-(1+INT(LOG10(ABS([.$M195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V_Mx-1_Mv-1000_gDMgQ-1_TuneCUETP8M1_13TeV-madgraph</text:p>
          </table:table-cell>
          <table:table-cell table:number-columns-repeated="5"/>
          <table:table-cell office:value-type="float" office:value="0.049" calcext:value-type="float">
            <text:p>0.049</text:p>
          </table:table-cell>
          <table:table-cell office:value-type="float" office:value="0.0685" calcext:value-type="float">
            <text:p>0.0685</text:p>
          </table:table-cell>
          <table:table-cell office:value-type="float" office:value="0.1021" calcext:value-type="float">
            <text:p>0.1021</text:p>
          </table:table-cell>
          <table:table-cell office:value-type="float" office:value="0.1537" calcext:value-type="float">
            <text:p>0.1537</text:p>
          </table:table-cell>
          <table:table-cell office:value-type="float" office:value="0.2228" calcext:value-type="float">
            <text:p>0.2228</text:p>
          </table:table-cell>
          <table:table-cell table:formula="of:=IF([.$D196]&lt;&gt;0;0.103*[.H196]/[.$D196];&quot;&quot;)">
            <text:p/>
          </table:table-cell>
          <table:table-cell table:formula="of:=IF([.$D196]&lt;&gt;0;0.103*[.I196]/[.$D196];&quot;&quot;)">
            <text:p/>
          </table:table-cell>
          <table:table-cell table:formula="of:=IF([.$D196]&lt;&gt;0;0.103*[.J196]/[.$D196];&quot;&quot;)">
            <text:p/>
          </table:table-cell>
          <table:table-cell table:formula="of:=IF([.L196]&lt;&gt;&quot;&quot;;ROUND([.L196];2-(1+INT(LOG10(ABS([.$M196])))));&quot;&quot;)">
            <text:p/>
          </table:table-cell>
          <table:table-cell table:formula="of:=IF([.M196]&lt;&gt;&quot;&quot;;ROUND([.M196];2-(1+INT(LOG10(ABS([.$M196])))));&quot;&quot;)">
            <text:p/>
          </table:table-cell>
          <table:table-cell table:formula="of:=IF([.N196]&lt;&gt;&quot;&quot;;ROUND([.N196];2-(1+INT(LOG10(ABS([.$M196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V_Mx-1_Mv-20_gDMgQ-1_TuneCUETP8M1_13TeV-madgraph</text:p>
          </table:table-cell>
          <table:table-cell table:number-columns-repeated="5"/>
          <table:table-cell office:value-type="float" office:value="3.8315" calcext:value-type="float">
            <text:p>3.8315</text:p>
          </table:table-cell>
          <table:table-cell office:value-type="float" office:value="5.0564" calcext:value-type="float">
            <text:p>5.0564</text:p>
          </table:table-cell>
          <table:table-cell office:value-type="float" office:value="7.0312" calcext:value-type="float">
            <text:p>7.0312</text:p>
          </table:table-cell>
          <table:table-cell office:value-type="float" office:value="9.862" calcext:value-type="float">
            <text:p>9.862</text:p>
          </table:table-cell>
          <table:table-cell office:value-type="float" office:value="13.3267" calcext:value-type="float">
            <text:p>13.3267</text:p>
          </table:table-cell>
          <table:table-cell table:formula="of:=IF([.$D197]&lt;&gt;0;0.103*[.H197]/[.$D197];&quot;&quot;)">
            <text:p/>
          </table:table-cell>
          <table:table-cell table:formula="of:=IF([.$D197]&lt;&gt;0;0.103*[.I197]/[.$D197];&quot;&quot;)">
            <text:p/>
          </table:table-cell>
          <table:table-cell table:formula="of:=IF([.$D197]&lt;&gt;0;0.103*[.J197]/[.$D197];&quot;&quot;)">
            <text:p/>
          </table:table-cell>
          <table:table-cell table:formula="of:=IF([.L197]&lt;&gt;&quot;&quot;;ROUND([.L197];2-(1+INT(LOG10(ABS([.$M197])))));&quot;&quot;)">
            <text:p/>
          </table:table-cell>
          <table:table-cell table:formula="of:=IF([.M197]&lt;&gt;&quot;&quot;;ROUND([.M197];2-(1+INT(LOG10(ABS([.$M197])))));&quot;&quot;)">
            <text:p/>
          </table:table-cell>
          <table:table-cell table:formula="of:=IF([.N197]&lt;&gt;&quot;&quot;;ROUND([.N197];2-(1+INT(LOG10(ABS([.$M197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V_Mx-1_Mv-200_gDMgQ-1_TuneCUETP8M1_13TeV-madgraph</text:p>
          </table:table-cell>
          <table:table-cell table:number-columns-repeated="5"/>
          <table:table-cell office:value-type="float" office:value="0.2495" calcext:value-type="float">
            <text:p>0.2495</text:p>
          </table:table-cell>
          <table:table-cell office:value-type="float" office:value="0.332" calcext:value-type="float">
            <text:p>0.332</text:p>
          </table:table-cell>
          <table:table-cell office:value-type="float" office:value="0.4629" calcext:value-type="float">
            <text:p>0.4629</text:p>
          </table:table-cell>
          <table:table-cell office:value-type="float" office:value="0.6529" calcext:value-type="float">
            <text:p>0.6529</text:p>
          </table:table-cell>
          <table:table-cell office:value-type="float" office:value="0.8858" calcext:value-type="float">
            <text:p>0.8858</text:p>
          </table:table-cell>
          <table:table-cell table:formula="of:=IF([.$D198]&lt;&gt;0;0.103*[.H198]/[.$D198];&quot;&quot;)">
            <text:p/>
          </table:table-cell>
          <table:table-cell table:formula="of:=IF([.$D198]&lt;&gt;0;0.103*[.I198]/[.$D198];&quot;&quot;)">
            <text:p/>
          </table:table-cell>
          <table:table-cell table:formula="of:=IF([.$D198]&lt;&gt;0;0.103*[.J198]/[.$D198];&quot;&quot;)">
            <text:p/>
          </table:table-cell>
          <table:table-cell table:formula="of:=IF([.L198]&lt;&gt;&quot;&quot;;ROUND([.L198];2-(1+INT(LOG10(ABS([.$M198])))));&quot;&quot;)">
            <text:p/>
          </table:table-cell>
          <table:table-cell table:formula="of:=IF([.M198]&lt;&gt;&quot;&quot;;ROUND([.M198];2-(1+INT(LOG10(ABS([.$M198])))));&quot;&quot;)">
            <text:p/>
          </table:table-cell>
          <table:table-cell table:formula="of:=IF([.N198]&lt;&gt;&quot;&quot;;ROUND([.N198];2-(1+INT(LOG10(ABS([.$M198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V_Mx-1_Mv-2000_gDMgQ-1_TuneCUETP8M1_13TeV-madgraph</text:p>
          </table:table-cell>
          <table:table-cell table:number-columns-repeated="5"/>
          <table:table-cell office:value-type="float" office:value="0.032" calcext:value-type="float">
            <text:p>0.032</text:p>
          </table:table-cell>
          <table:table-cell office:value-type="float" office:value="0.045" calcext:value-type="float">
            <text:p>0.045</text:p>
          </table:table-cell>
          <table:table-cell office:value-type="float" office:value="0.0688" calcext:value-type="float">
            <text:p>0.068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594" calcext:value-type="float">
            <text:p>0.1594</text:p>
          </table:table-cell>
          <table:table-cell table:formula="of:=IF([.$D199]&lt;&gt;0;0.103*[.H199]/[.$D199];&quot;&quot;)">
            <text:p/>
          </table:table-cell>
          <table:table-cell table:formula="of:=IF([.$D199]&lt;&gt;0;0.103*[.I199]/[.$D199];&quot;&quot;)">
            <text:p/>
          </table:table-cell>
          <table:table-cell table:formula="of:=IF([.$D199]&lt;&gt;0;0.103*[.J199]/[.$D199];&quot;&quot;)">
            <text:p/>
          </table:table-cell>
          <table:table-cell table:formula="of:=IF([.L199]&lt;&gt;&quot;&quot;;ROUND([.L199];2-(1+INT(LOG10(ABS([.$M199])))));&quot;&quot;)">
            <text:p/>
          </table:table-cell>
          <table:table-cell table:formula="of:=IF([.M199]&lt;&gt;&quot;&quot;;ROUND([.M199];2-(1+INT(LOG10(ABS([.$M199])))));&quot;&quot;)">
            <text:p/>
          </table:table-cell>
          <table:table-cell table:formula="of:=IF([.N199]&lt;&gt;&quot;&quot;;ROUND([.N199];2-(1+INT(LOG10(ABS([.$M199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V_Mx-1_Mv-300_gDMgQ-1_TuneCUETP8M1_13TeV-madgraph</text:p>
          </table:table-cell>
          <table:table-cell table:number-columns-repeated="5"/>
          <table:table-cell office:value-type="float" office:value="0.1776" calcext:value-type="float">
            <text:p>0.1776</text:p>
          </table:table-cell>
          <table:table-cell office:value-type="float" office:value="0.2377" calcext:value-type="float">
            <text:p>0.2377</text:p>
          </table:table-cell>
          <table:table-cell office:value-type="float" office:value="0.333" calcext:value-type="float">
            <text:p>0.333</text:p>
          </table:table-cell>
          <table:table-cell office:value-type="float" office:value="0.4697" calcext:value-type="float">
            <text:p>0.4697</text:p>
          </table:table-cell>
          <table:table-cell office:value-type="float" office:value="0.6373" calcext:value-type="float">
            <text:p>0.6373</text:p>
          </table:table-cell>
          <table:table-cell table:formula="of:=IF([.$D200]&lt;&gt;0;0.103*[.H200]/[.$D200];&quot;&quot;)">
            <text:p/>
          </table:table-cell>
          <table:table-cell table:formula="of:=IF([.$D200]&lt;&gt;0;0.103*[.I200]/[.$D200];&quot;&quot;)">
            <text:p/>
          </table:table-cell>
          <table:table-cell table:formula="of:=IF([.$D200]&lt;&gt;0;0.103*[.J200]/[.$D200];&quot;&quot;)">
            <text:p/>
          </table:table-cell>
          <table:table-cell table:formula="of:=IF([.L200]&lt;&gt;&quot;&quot;;ROUND([.L200];2-(1+INT(LOG10(ABS([.$M200])))));&quot;&quot;)">
            <text:p/>
          </table:table-cell>
          <table:table-cell table:formula="of:=IF([.M200]&lt;&gt;&quot;&quot;;ROUND([.M200];2-(1+INT(LOG10(ABS([.$M200])))));&quot;&quot;)">
            <text:p/>
          </table:table-cell>
          <table:table-cell table:formula="of:=IF([.N200]&lt;&gt;&quot;&quot;;ROUND([.N200];2-(1+INT(LOG10(ABS([.$M200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V_Mx-1_Mv-50_gDMgQ-1_TuneCUETP8M1_13TeV-madgraph</text:p>
          </table:table-cell>
          <table:table-cell table:number-columns-repeated="5"/>
          <table:table-cell office:value-type="float" office:value="1.1456" calcext:value-type="float">
            <text:p>1.1456</text:p>
          </table:table-cell>
          <table:table-cell office:value-type="float" office:value="1.5273" calcext:value-type="float">
            <text:p>1.5273</text:p>
          </table:table-cell>
          <table:table-cell office:value-type="float" office:value="2.1328" calcext:value-type="float">
            <text:p>2.1328</text:p>
          </table:table-cell>
          <table:table-cell office:value-type="float" office:value="2.9745" calcext:value-type="float">
            <text:p>2.9745</text:p>
          </table:table-cell>
          <table:table-cell office:value-type="float" office:value="4.0305" calcext:value-type="float">
            <text:p>4.0305</text:p>
          </table:table-cell>
          <table:table-cell table:formula="of:=IF([.$D201]&lt;&gt;0;0.103*[.H201]/[.$D201];&quot;&quot;)">
            <text:p/>
          </table:table-cell>
          <table:table-cell table:formula="of:=IF([.$D201]&lt;&gt;0;0.103*[.I201]/[.$D201];&quot;&quot;)">
            <text:p/>
          </table:table-cell>
          <table:table-cell table:formula="of:=IF([.$D201]&lt;&gt;0;0.103*[.J201]/[.$D201];&quot;&quot;)">
            <text:p/>
          </table:table-cell>
          <table:table-cell table:formula="of:=IF([.L201]&lt;&gt;&quot;&quot;;ROUND([.L201];2-(1+INT(LOG10(ABS([.$M201])))));&quot;&quot;)">
            <text:p/>
          </table:table-cell>
          <table:table-cell table:formula="of:=IF([.M201]&lt;&gt;&quot;&quot;;ROUND([.M201];2-(1+INT(LOG10(ABS([.$M201])))));&quot;&quot;)">
            <text:p/>
          </table:table-cell>
          <table:table-cell table:formula="of:=IF([.N201]&lt;&gt;&quot;&quot;;ROUND([.N201];2-(1+INT(LOG10(ABS([.$M201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V_Mx-1_Mv-500_gDMgQ-1_TuneCUETP8M1_13TeV-madgraph</text:p>
          </table:table-cell>
          <table:table-cell table:number-columns-repeated="5"/>
          <table:table-cell office:value-type="float" office:value="0.0926" calcext:value-type="float">
            <text:p>0.0926</text:p>
          </table:table-cell>
          <table:table-cell office:value-type="float" office:value="0.1258" calcext:value-type="float">
            <text:p>0.1258</text:p>
          </table:table-cell>
          <table:table-cell office:value-type="float" office:value="0.1802" calcext:value-type="float">
            <text:p>0.1802</text:p>
          </table:table-cell>
          <table:table-cell office:value-type="float" office:value="0.2613" calcext:value-type="float">
            <text:p>0.2613</text:p>
          </table:table-cell>
          <table:table-cell office:value-type="float" office:value="0.3654" calcext:value-type="float">
            <text:p>0.3654</text:p>
          </table:table-cell>
          <table:table-cell table:formula="of:=IF([.$D202]&lt;&gt;0;0.103*[.H202]/[.$D202];&quot;&quot;)">
            <text:p/>
          </table:table-cell>
          <table:table-cell table:formula="of:=IF([.$D202]&lt;&gt;0;0.103*[.I202]/[.$D202];&quot;&quot;)">
            <text:p/>
          </table:table-cell>
          <table:table-cell table:formula="of:=IF([.$D202]&lt;&gt;0;0.103*[.J202]/[.$D202];&quot;&quot;)">
            <text:p/>
          </table:table-cell>
          <table:table-cell table:formula="of:=IF([.L202]&lt;&gt;&quot;&quot;;ROUND([.L202];2-(1+INT(LOG10(ABS([.$M202])))));&quot;&quot;)">
            <text:p/>
          </table:table-cell>
          <table:table-cell table:formula="of:=IF([.M202]&lt;&gt;&quot;&quot;;ROUND([.M202];2-(1+INT(LOG10(ABS([.$M202])))));&quot;&quot;)">
            <text:p/>
          </table:table-cell>
          <table:table-cell table:formula="of:=IF([.N202]&lt;&gt;&quot;&quot;;ROUND([.N202];2-(1+INT(LOG10(ABS([.$M202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V_Mx-1_Mv-5000_gDMgQ-1_TuneCUETP8M1_13TeV-madgraph</text:p>
          </table:table-cell>
          <table:table-cell table:number-columns-repeated="5"/>
          <table:table-cell office:value-type="float" office:value="0.0319" calcext:value-type="float">
            <text:p>0.0319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0698" calcext:value-type="float">
            <text:p>0.0698</text:p>
          </table:table-cell>
          <table:table-cell office:value-type="float" office:value="0.1091" calcext:value-type="float">
            <text:p>0.1091</text:p>
          </table:table-cell>
          <table:table-cell office:value-type="float" office:value="0.1631" calcext:value-type="float">
            <text:p>0.1631</text:p>
          </table:table-cell>
          <table:table-cell table:formula="of:=IF([.$D203]&lt;&gt;0;0.103*[.H203]/[.$D203];&quot;&quot;)">
            <text:p/>
          </table:table-cell>
          <table:table-cell table:formula="of:=IF([.$D203]&lt;&gt;0;0.103*[.I203]/[.$D203];&quot;&quot;)">
            <text:p/>
          </table:table-cell>
          <table:table-cell table:formula="of:=IF([.$D203]&lt;&gt;0;0.103*[.J203]/[.$D203];&quot;&quot;)">
            <text:p/>
          </table:table-cell>
          <table:table-cell table:formula="of:=IF([.L203]&lt;&gt;&quot;&quot;;ROUND([.L203];2-(1+INT(LOG10(ABS([.$M203])))));&quot;&quot;)">
            <text:p/>
          </table:table-cell>
          <table:table-cell table:formula="of:=IF([.M203]&lt;&gt;&quot;&quot;;ROUND([.M203];2-(1+INT(LOG10(ABS([.$M203])))));&quot;&quot;)">
            <text:p/>
          </table:table-cell>
          <table:table-cell table:formula="of:=IF([.N203]&lt;&gt;&quot;&quot;;ROUND([.N203];2-(1+INT(LOG10(ABS([.$M203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V_Mx-10_Mv-10_gDMgQ-1_TuneCUETP8M1_13TeV-madgraph</text:p>
          </table:table-cell>
          <table:table-cell table:number-columns-repeated="5"/>
          <table:table-cell office:value-type="float" office:value="1.6822" calcext:value-type="float">
            <text:p>1.6822</text:p>
          </table:table-cell>
          <table:table-cell office:value-type="float" office:value="2.2341" calcext:value-type="float">
            <text:p>2.2341</text:p>
          </table:table-cell>
          <table:table-cell office:value-type="float" office:value="3.1094" calcext:value-type="float">
            <text:p>3.1094</text:p>
          </table:table-cell>
          <table:table-cell office:value-type="float" office:value="4.3612" calcext:value-type="float">
            <text:p>4.3612</text:p>
          </table:table-cell>
          <table:table-cell office:value-type="float" office:value="5.8536" calcext:value-type="float">
            <text:p>5.8536</text:p>
          </table:table-cell>
          <table:table-cell table:formula="of:=IF([.$D204]&lt;&gt;0;0.103*[.H204]/[.$D204];&quot;&quot;)">
            <text:p/>
          </table:table-cell>
          <table:table-cell table:formula="of:=IF([.$D204]&lt;&gt;0;0.103*[.I204]/[.$D204];&quot;&quot;)">
            <text:p/>
          </table:table-cell>
          <table:table-cell table:formula="of:=IF([.$D204]&lt;&gt;0;0.103*[.J204]/[.$D204];&quot;&quot;)">
            <text:p/>
          </table:table-cell>
          <table:table-cell table:formula="of:=IF([.L204]&lt;&gt;&quot;&quot;;ROUND([.L204];2-(1+INT(LOG10(ABS([.$M204])))));&quot;&quot;)">
            <text:p/>
          </table:table-cell>
          <table:table-cell table:formula="of:=IF([.M204]&lt;&gt;&quot;&quot;;ROUND([.M204];2-(1+INT(LOG10(ABS([.$M204])))));&quot;&quot;)">
            <text:p/>
          </table:table-cell>
          <table:table-cell table:formula="of:=IF([.N204]&lt;&gt;&quot;&quot;;ROUND([.N204];2-(1+INT(LOG10(ABS([.$M204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V_Mx-10_Mv-100_gDMgQ-1_TuneCUETP8M1_13TeV-madgraph</text:p>
          </table:table-cell>
          <table:table-cell table:number-columns-repeated="5"/>
          <table:table-cell office:value-type="float" office:value="0.5471" calcext:value-type="float">
            <text:p>0.5471</text:p>
          </table:table-cell>
          <table:table-cell office:value-type="float" office:value="0.7219" calcext:value-type="float">
            <text:p>0.7219</text:p>
          </table:table-cell>
          <table:table-cell office:value-type="float" office:value="1.0039" calcext:value-type="float">
            <text:p>1.0039</text:p>
          </table:table-cell>
          <table:table-cell office:value-type="float" office:value="1.4081" calcext:value-type="float">
            <text:p>1.4081</text:p>
          </table:table-cell>
          <table:table-cell office:value-type="float" office:value="1.8899" calcext:value-type="float">
            <text:p>1.8899</text:p>
          </table:table-cell>
          <table:table-cell table:formula="of:=IF([.$D205]&lt;&gt;0;0.103*[.H205]/[.$D205];&quot;&quot;)">
            <text:p/>
          </table:table-cell>
          <table:table-cell table:formula="of:=IF([.$D205]&lt;&gt;0;0.103*[.I205]/[.$D205];&quot;&quot;)">
            <text:p/>
          </table:table-cell>
          <table:table-cell table:formula="of:=IF([.$D205]&lt;&gt;0;0.103*[.J205]/[.$D205];&quot;&quot;)">
            <text:p/>
          </table:table-cell>
          <table:table-cell table:formula="of:=IF([.L205]&lt;&gt;&quot;&quot;;ROUND([.L205];2-(1+INT(LOG10(ABS([.$M205])))));&quot;&quot;)">
            <text:p/>
          </table:table-cell>
          <table:table-cell table:formula="of:=IF([.M205]&lt;&gt;&quot;&quot;;ROUND([.M205];2-(1+INT(LOG10(ABS([.$M205])))));&quot;&quot;)">
            <text:p/>
          </table:table-cell>
          <table:table-cell table:formula="of:=IF([.N205]&lt;&gt;&quot;&quot;;ROUND([.N205];2-(1+INT(LOG10(ABS([.$M205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V_Mx-10_Mv-20_gDMgQ-1_TuneCUETP8M1_13TeV-madgraph</text:p>
          </table:table-cell>
          <table:table-cell table:number-columns-repeated="5"/>
          <table:table-cell office:value-type="float" office:value="2.8385" calcext:value-type="float">
            <text:p>2.8385</text:p>
          </table:table-cell>
          <table:table-cell office:value-type="float" office:value="3.7682" calcext:value-type="float">
            <text:p>3.7682</text:p>
          </table:table-cell>
          <table:table-cell office:value-type="float" office:value="5.1719" calcext:value-type="float">
            <text:p>5.1719</text:p>
          </table:table-cell>
          <table:table-cell office:value-type="float" office:value="7.2128" calcext:value-type="float">
            <text:p>7.2128</text:p>
          </table:table-cell>
          <table:table-cell office:value-type="float" office:value="9.6406" calcext:value-type="float">
            <text:p>9.6406</text:p>
          </table:table-cell>
          <table:table-cell table:formula="of:=IF([.$D206]&lt;&gt;0;0.103*[.H206]/[.$D206];&quot;&quot;)">
            <text:p/>
          </table:table-cell>
          <table:table-cell table:formula="of:=IF([.$D206]&lt;&gt;0;0.103*[.I206]/[.$D206];&quot;&quot;)">
            <text:p/>
          </table:table-cell>
          <table:table-cell table:formula="of:=IF([.$D206]&lt;&gt;0;0.103*[.J206]/[.$D206];&quot;&quot;)">
            <text:p/>
          </table:table-cell>
          <table:table-cell table:formula="of:=IF([.L206]&lt;&gt;&quot;&quot;;ROUND([.L206];2-(1+INT(LOG10(ABS([.$M206])))));&quot;&quot;)">
            <text:p/>
          </table:table-cell>
          <table:table-cell table:formula="of:=IF([.M206]&lt;&gt;&quot;&quot;;ROUND([.M206];2-(1+INT(LOG10(ABS([.$M206])))));&quot;&quot;)">
            <text:p/>
          </table:table-cell>
          <table:table-cell table:formula="of:=IF([.N206]&lt;&gt;&quot;&quot;;ROUND([.N206];2-(1+INT(LOG10(ABS([.$M206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V_Mx-10_Mv-50_gDMgQ-1_TuneCUETP8M1_13TeV-madgraph</text:p>
          </table:table-cell>
          <table:table-cell table:number-columns-repeated="5"/>
          <table:table-cell office:value-type="float" office:value="1.2218" calcext:value-type="float">
            <text:p>1.2218</text:p>
          </table:table-cell>
          <table:table-cell office:value-type="float" office:value="1.6284" calcext:value-type="float">
            <text:p>1.6284</text:p>
          </table:table-cell>
          <table:table-cell office:value-type="float" office:value="2.2422" calcext:value-type="float">
            <text:p>2.2422</text:p>
          </table:table-cell>
          <table:table-cell office:value-type="float" office:value="3.1091" calcext:value-type="float">
            <text:p>3.1091</text:p>
          </table:table-cell>
          <table:table-cell office:value-type="float" office:value="4.1668" calcext:value-type="float">
            <text:p>4.1668</text:p>
          </table:table-cell>
          <table:table-cell table:formula="of:=IF([.$D207]&lt;&gt;0;0.103*[.H207]/[.$D207];&quot;&quot;)">
            <text:p/>
          </table:table-cell>
          <table:table-cell table:formula="of:=IF([.$D207]&lt;&gt;0;0.103*[.I207]/[.$D207];&quot;&quot;)">
            <text:p/>
          </table:table-cell>
          <table:table-cell table:formula="of:=IF([.$D207]&lt;&gt;0;0.103*[.J207]/[.$D207];&quot;&quot;)">
            <text:p/>
          </table:table-cell>
          <table:table-cell table:formula="of:=IF([.L207]&lt;&gt;&quot;&quot;;ROUND([.L207];2-(1+INT(LOG10(ABS([.$M207])))));&quot;&quot;)">
            <text:p/>
          </table:table-cell>
          <table:table-cell table:formula="of:=IF([.M207]&lt;&gt;&quot;&quot;;ROUND([.M207];2-(1+INT(LOG10(ABS([.$M207])))));&quot;&quot;)">
            <text:p/>
          </table:table-cell>
          <table:table-cell table:formula="of:=IF([.N207]&lt;&gt;&quot;&quot;;ROUND([.N207];2-(1+INT(LOG10(ABS([.$M207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V_Mx-10_Mv-5000_gDMgQ-1_TuneCUETP8M1_13TeV-madgraph</text:p>
          </table:table-cell>
          <table:table-cell table:number-columns-repeated="5"/>
          <table:table-cell office:value-type="float" office:value="0.0306" calcext:value-type="float">
            <text:p>0.0306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0669" calcext:value-type="float">
            <text:p>0.0669</text:p>
          </table:table-cell>
          <table:table-cell office:value-type="float" office:value="0.105" calcext:value-type="float">
            <text:p>0.105</text:p>
          </table:table-cell>
          <table:table-cell office:value-type="float" office:value="0.1581" calcext:value-type="float">
            <text:p>0.1581</text:p>
          </table:table-cell>
          <table:table-cell table:formula="of:=IF([.$D208]&lt;&gt;0;0.103*[.H208]/[.$D208];&quot;&quot;)">
            <text:p/>
          </table:table-cell>
          <table:table-cell table:formula="of:=IF([.$D208]&lt;&gt;0;0.103*[.I208]/[.$D208];&quot;&quot;)">
            <text:p/>
          </table:table-cell>
          <table:table-cell table:formula="of:=IF([.$D208]&lt;&gt;0;0.103*[.J208]/[.$D208];&quot;&quot;)">
            <text:p/>
          </table:table-cell>
          <table:table-cell table:formula="of:=IF([.L208]&lt;&gt;&quot;&quot;;ROUND([.L208];2-(1+INT(LOG10(ABS([.$M208])))));&quot;&quot;)">
            <text:p/>
          </table:table-cell>
          <table:table-cell table:formula="of:=IF([.M208]&lt;&gt;&quot;&quot;;ROUND([.M208];2-(1+INT(LOG10(ABS([.$M208])))));&quot;&quot;)">
            <text:p/>
          </table:table-cell>
          <table:table-cell table:formula="of:=IF([.N208]&lt;&gt;&quot;&quot;;ROUND([.N208];2-(1+INT(LOG10(ABS([.$M208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V_Mx-1000_Mv-10_gDMgQ-1_TuneCUETP8M1_13TeV-madgraph</text:p>
          </table:table-cell>
          <table:table-cell table:number-columns-repeated="5"/>
          <table:table-cell office:value-type="float" office:value="0.0211" calcext:value-type="float">
            <text:p>0.0211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0757" calcext:value-type="float">
            <text:p>0.0757</text:p>
          </table:table-cell>
          <table:table-cell office:value-type="float" office:value="0.1168" calcext:value-type="float">
            <text:p>0.1168</text:p>
          </table:table-cell>
          <table:table-cell table:formula="of:=IF([.$D209]&lt;&gt;0;0.103*[.H209]/[.$D209];&quot;&quot;)">
            <text:p/>
          </table:table-cell>
          <table:table-cell table:formula="of:=IF([.$D209]&lt;&gt;0;0.103*[.I209]/[.$D209];&quot;&quot;)">
            <text:p/>
          </table:table-cell>
          <table:table-cell table:formula="of:=IF([.$D209]&lt;&gt;0;0.103*[.J209]/[.$D209];&quot;&quot;)">
            <text:p/>
          </table:table-cell>
          <table:table-cell table:formula="of:=IF([.L209]&lt;&gt;&quot;&quot;;ROUND([.L209];2-(1+INT(LOG10(ABS([.$M209])))));&quot;&quot;)">
            <text:p/>
          </table:table-cell>
          <table:table-cell table:formula="of:=IF([.M209]&lt;&gt;&quot;&quot;;ROUND([.M209];2-(1+INT(LOG10(ABS([.$M209])))));&quot;&quot;)">
            <text:p/>
          </table:table-cell>
          <table:table-cell table:formula="of:=IF([.N209]&lt;&gt;&quot;&quot;;ROUND([.N209];2-(1+INT(LOG10(ABS([.$M209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V_Mx-1000_Mv-1000_gDMgQ-1_TuneCUETP8M1_13TeV-madgraph</text:p>
          </table:table-cell>
          <table:table-cell table:number-columns-repeated="5"/>
          <table:table-cell office:value-type="float" office:value="0.0207" calcext:value-type="float">
            <text:p>0.0207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0749" calcext:value-type="float">
            <text:p>0.0749</text:p>
          </table:table-cell>
          <table:table-cell office:value-type="float" office:value="0.1147" calcext:value-type="float">
            <text:p>0.1147</text:p>
          </table:table-cell>
          <table:table-cell table:formula="of:=IF([.$D210]&lt;&gt;0;0.103*[.H210]/[.$D210];&quot;&quot;)">
            <text:p/>
          </table:table-cell>
          <table:table-cell table:formula="of:=IF([.$D210]&lt;&gt;0;0.103*[.I210]/[.$D210];&quot;&quot;)">
            <text:p/>
          </table:table-cell>
          <table:table-cell table:formula="of:=IF([.$D210]&lt;&gt;0;0.103*[.J210]/[.$D210];&quot;&quot;)">
            <text:p/>
          </table:table-cell>
          <table:table-cell table:formula="of:=IF([.L210]&lt;&gt;&quot;&quot;;ROUND([.L210];2-(1+INT(LOG10(ABS([.$M210])))));&quot;&quot;)">
            <text:p/>
          </table:table-cell>
          <table:table-cell table:formula="of:=IF([.M210]&lt;&gt;&quot;&quot;;ROUND([.M210];2-(1+INT(LOG10(ABS([.$M210])))));&quot;&quot;)">
            <text:p/>
          </table:table-cell>
          <table:table-cell table:formula="of:=IF([.N210]&lt;&gt;&quot;&quot;;ROUND([.N210];2-(1+INT(LOG10(ABS([.$M210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V_Mx-1000_Mv-1995_gDMgQ-1_TuneCUETP8M1_13TeV-madgraph</text:p>
          </table:table-cell>
          <table:table-cell table:number-columns-repeated="5"/>
          <table:table-cell office:value-type="float" office:value="0.0227" calcext:value-type="float">
            <text:p>0.0227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788" calcext:value-type="float">
            <text:p>0.0788</text:p>
          </table:table-cell>
          <table:table-cell office:value-type="float" office:value="0.1205" calcext:value-type="float">
            <text:p>0.1205</text:p>
          </table:table-cell>
          <table:table-cell table:formula="of:=IF([.$D211]&lt;&gt;0;0.103*[.H211]/[.$D211];&quot;&quot;)">
            <text:p/>
          </table:table-cell>
          <table:table-cell table:formula="of:=IF([.$D211]&lt;&gt;0;0.103*[.I211]/[.$D211];&quot;&quot;)">
            <text:p/>
          </table:table-cell>
          <table:table-cell table:formula="of:=IF([.$D211]&lt;&gt;0;0.103*[.J211]/[.$D211];&quot;&quot;)">
            <text:p/>
          </table:table-cell>
          <table:table-cell table:formula="of:=IF([.L211]&lt;&gt;&quot;&quot;;ROUND([.L211];2-(1+INT(LOG10(ABS([.$M211])))));&quot;&quot;)">
            <text:p/>
          </table:table-cell>
          <table:table-cell table:formula="of:=IF([.M211]&lt;&gt;&quot;&quot;;ROUND([.M211];2-(1+INT(LOG10(ABS([.$M211])))));&quot;&quot;)">
            <text:p/>
          </table:table-cell>
          <table:table-cell table:formula="of:=IF([.N211]&lt;&gt;&quot;&quot;;ROUND([.N211];2-(1+INT(LOG10(ABS([.$M211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V_Mx-1000_Mv-5000_gDMgQ-1_TuneCUETP8M1_13TeV-madgraph</text:p>
          </table:table-cell>
          <table:table-cell table:number-columns-repeated="5"/>
          <table:table-cell office:value-type="float" office:value="0.0189" calcext:value-type="float">
            <text:p>0.0189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679" calcext:value-type="float">
            <text:p>0.0679</text:p>
          </table:table-cell>
          <table:table-cell office:value-type="float" office:value="0.1057" calcext:value-type="float">
            <text:p>0.1057</text:p>
          </table:table-cell>
          <table:table-cell table:formula="of:=IF([.$D212]&lt;&gt;0;0.103*[.H212]/[.$D212];&quot;&quot;)">
            <text:p/>
          </table:table-cell>
          <table:table-cell table:formula="of:=IF([.$D212]&lt;&gt;0;0.103*[.I212]/[.$D212];&quot;&quot;)">
            <text:p/>
          </table:table-cell>
          <table:table-cell table:formula="of:=IF([.$D212]&lt;&gt;0;0.103*[.J212]/[.$D212];&quot;&quot;)">
            <text:p/>
          </table:table-cell>
          <table:table-cell table:formula="of:=IF([.L212]&lt;&gt;&quot;&quot;;ROUND([.L212];2-(1+INT(LOG10(ABS([.$M212])))));&quot;&quot;)">
            <text:p/>
          </table:table-cell>
          <table:table-cell table:formula="of:=IF([.M212]&lt;&gt;&quot;&quot;;ROUND([.M212];2-(1+INT(LOG10(ABS([.$M212])))));&quot;&quot;)">
            <text:p/>
          </table:table-cell>
          <table:table-cell table:formula="of:=IF([.N212]&lt;&gt;&quot;&quot;;ROUND([.N212];2-(1+INT(LOG10(ABS([.$M212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V_Mx-150_Mv-10_gDMgQ-1_TuneCUETP8M1_13TeV-madgraph</text:p>
          </table:table-cell>
          <table:table-cell table:number-columns-repeated="5"/>
          <table:table-cell office:value-type="float" office:value="0.1038" calcext:value-type="float">
            <text:p>0.1038</text:p>
          </table:table-cell>
          <table:table-cell office:value-type="float" office:value="0.1411" calcext:value-type="float">
            <text:p>0.1411</text:p>
          </table:table-cell>
          <table:table-cell office:value-type="float" office:value="0.2021" calcext:value-type="float">
            <text:p>0.2021</text:p>
          </table:table-cell>
          <table:table-cell office:value-type="float" office:value="0.2932" calcext:value-type="float">
            <text:p>0.2932</text:p>
          </table:table-cell>
          <table:table-cell office:value-type="float" office:value="0.4075" calcext:value-type="float">
            <text:p>0.4075</text:p>
          </table:table-cell>
          <table:table-cell table:formula="of:=IF([.$D213]&lt;&gt;0;0.103*[.H213]/[.$D213];&quot;&quot;)">
            <text:p/>
          </table:table-cell>
          <table:table-cell table:formula="of:=IF([.$D213]&lt;&gt;0;0.103*[.I213]/[.$D213];&quot;&quot;)">
            <text:p/>
          </table:table-cell>
          <table:table-cell table:formula="of:=IF([.$D213]&lt;&gt;0;0.103*[.J213]/[.$D213];&quot;&quot;)">
            <text:p/>
          </table:table-cell>
          <table:table-cell table:formula="of:=IF([.L213]&lt;&gt;&quot;&quot;;ROUND([.L213];2-(1+INT(LOG10(ABS([.$M213])))));&quot;&quot;)">
            <text:p/>
          </table:table-cell>
          <table:table-cell table:formula="of:=IF([.M213]&lt;&gt;&quot;&quot;;ROUND([.M213];2-(1+INT(LOG10(ABS([.$M213])))));&quot;&quot;)">
            <text:p/>
          </table:table-cell>
          <table:table-cell table:formula="of:=IF([.N213]&lt;&gt;&quot;&quot;;ROUND([.N213];2-(1+INT(LOG10(ABS([.$M213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V_Mx-150_Mv-200_gDMgQ-1_TuneCUETP8M1_13TeV-madgraph</text:p>
          </table:table-cell>
          <table:table-cell table:number-columns-repeated="5"/>
          <table:table-cell office:value-type="float" office:value="0.1131" calcext:value-type="float">
            <text:p>0.1131</text:p>
          </table:table-cell>
          <table:table-cell office:value-type="float" office:value="0.1528" calcext:value-type="float">
            <text:p>0.1528</text:p>
          </table:table-cell>
          <table:table-cell office:value-type="float" office:value="0.2178" calcext:value-type="float">
            <text:p>0.2178</text:p>
          </table:table-cell>
          <table:table-cell office:value-type="float" office:value="0.3124" calcext:value-type="float">
            <text:p>0.3124</text:p>
          </table:table-cell>
          <table:table-cell office:value-type="float" office:value="0.4313" calcext:value-type="float">
            <text:p>0.4313</text:p>
          </table:table-cell>
          <table:table-cell table:formula="of:=IF([.$D214]&lt;&gt;0;0.103*[.H214]/[.$D214];&quot;&quot;)">
            <text:p/>
          </table:table-cell>
          <table:table-cell table:formula="of:=IF([.$D214]&lt;&gt;0;0.103*[.I214]/[.$D214];&quot;&quot;)">
            <text:p/>
          </table:table-cell>
          <table:table-cell table:formula="of:=IF([.$D214]&lt;&gt;0;0.103*[.J214]/[.$D214];&quot;&quot;)">
            <text:p/>
          </table:table-cell>
          <table:table-cell table:formula="of:=IF([.L214]&lt;&gt;&quot;&quot;;ROUND([.L214];2-(1+INT(LOG10(ABS([.$M214])))));&quot;&quot;)">
            <text:p/>
          </table:table-cell>
          <table:table-cell table:formula="of:=IF([.M214]&lt;&gt;&quot;&quot;;ROUND([.M214];2-(1+INT(LOG10(ABS([.$M214])))));&quot;&quot;)">
            <text:p/>
          </table:table-cell>
          <table:table-cell table:formula="of:=IF([.N214]&lt;&gt;&quot;&quot;;ROUND([.N214];2-(1+INT(LOG10(ABS([.$M214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V_Mx-150_Mv-295_gDMgQ-1_TuneCUETP8M1_13TeV-madgraph</text:p>
          </table:table-cell>
          <table:table-cell table:number-columns-repeated="5"/>
          <table:table-cell office:value-type="float" office:value="0.1228" calcext:value-type="float">
            <text:p>0.1228</text:p>
          </table:table-cell>
          <table:table-cell office:value-type="float" office:value="0.1662" calcext:value-type="float">
            <text:p>0.1662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3423" calcext:value-type="float">
            <text:p>0.3423</text:p>
          </table:table-cell>
          <table:table-cell office:value-type="float" office:value="0.4712" calcext:value-type="float">
            <text:p>0.4712</text:p>
          </table:table-cell>
          <table:table-cell table:formula="of:=IF([.$D215]&lt;&gt;0;0.103*[.H215]/[.$D215];&quot;&quot;)">
            <text:p/>
          </table:table-cell>
          <table:table-cell table:formula="of:=IF([.$D215]&lt;&gt;0;0.103*[.I215]/[.$D215];&quot;&quot;)">
            <text:p/>
          </table:table-cell>
          <table:table-cell table:formula="of:=IF([.$D215]&lt;&gt;0;0.103*[.J215]/[.$D215];&quot;&quot;)">
            <text:p/>
          </table:table-cell>
          <table:table-cell table:formula="of:=IF([.L215]&lt;&gt;&quot;&quot;;ROUND([.L215];2-(1+INT(LOG10(ABS([.$M215])))));&quot;&quot;)">
            <text:p/>
          </table:table-cell>
          <table:table-cell table:formula="of:=IF([.M215]&lt;&gt;&quot;&quot;;ROUND([.M215];2-(1+INT(LOG10(ABS([.$M215])))));&quot;&quot;)">
            <text:p/>
          </table:table-cell>
          <table:table-cell table:formula="of:=IF([.N215]&lt;&gt;&quot;&quot;;ROUND([.N215];2-(1+INT(LOG10(ABS([.$M215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V_Mx-150_Mv-500_gDMgQ-1_TuneCUETP8M1_13TeV-madgraph</text:p>
          </table:table-cell>
          <table:table-cell table:number-columns-repeated="5"/>
          <table:table-cell office:value-type="float" office:value="0.088" calcext:value-type="float">
            <text:p>0.08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2486" calcext:value-type="float">
            <text:p>0.2486</text:p>
          </table:table-cell>
          <table:table-cell office:value-type="float" office:value="0.3455" calcext:value-type="float">
            <text:p>0.3455</text:p>
          </table:table-cell>
          <table:table-cell table:formula="of:=IF([.$D216]&lt;&gt;0;0.103*[.H216]/[.$D216];&quot;&quot;)">
            <text:p/>
          </table:table-cell>
          <table:table-cell table:formula="of:=IF([.$D216]&lt;&gt;0;0.103*[.I216]/[.$D216];&quot;&quot;)">
            <text:p/>
          </table:table-cell>
          <table:table-cell table:formula="of:=IF([.$D216]&lt;&gt;0;0.103*[.J216]/[.$D216];&quot;&quot;)">
            <text:p/>
          </table:table-cell>
          <table:table-cell table:formula="of:=IF([.L216]&lt;&gt;&quot;&quot;;ROUND([.L216];2-(1+INT(LOG10(ABS([.$M216])))));&quot;&quot;)">
            <text:p/>
          </table:table-cell>
          <table:table-cell table:formula="of:=IF([.M216]&lt;&gt;&quot;&quot;;ROUND([.M216];2-(1+INT(LOG10(ABS([.$M216])))));&quot;&quot;)">
            <text:p/>
          </table:table-cell>
          <table:table-cell table:formula="of:=IF([.N216]&lt;&gt;&quot;&quot;;ROUND([.N216];2-(1+INT(LOG10(ABS([.$M216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V_Mx-150_Mv-5000_gDMgQ-1_TuneCUETP8M1_13TeV-madgraph</text:p>
          </table:table-cell>
          <table:table-cell table:number-columns-repeated="5"/>
          <table:table-cell office:value-type="float" office:value="0.029" calcext:value-type="float">
            <text:p>0.029</text:p>
          </table:table-cell>
          <table:table-cell office:value-type="float" office:value="0.041" calcext:value-type="float">
            <text:p>0.04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94" calcext:value-type="float">
            <text:p>0.0994</text:p>
          </table:table-cell>
          <table:table-cell office:value-type="float" office:value="0.1505" calcext:value-type="float">
            <text:p>0.1505</text:p>
          </table:table-cell>
          <table:table-cell table:formula="of:=IF([.$D217]&lt;&gt;0;0.103*[.H217]/[.$D217];&quot;&quot;)">
            <text:p/>
          </table:table-cell>
          <table:table-cell table:formula="of:=IF([.$D217]&lt;&gt;0;0.103*[.I217]/[.$D217];&quot;&quot;)">
            <text:p/>
          </table:table-cell>
          <table:table-cell table:formula="of:=IF([.$D217]&lt;&gt;0;0.103*[.J217]/[.$D217];&quot;&quot;)">
            <text:p/>
          </table:table-cell>
          <table:table-cell table:formula="of:=IF([.L217]&lt;&gt;&quot;&quot;;ROUND([.L217];2-(1+INT(LOG10(ABS([.$M217])))));&quot;&quot;)">
            <text:p/>
          </table:table-cell>
          <table:table-cell table:formula="of:=IF([.M217]&lt;&gt;&quot;&quot;;ROUND([.M217];2-(1+INT(LOG10(ABS([.$M217])))));&quot;&quot;)">
            <text:p/>
          </table:table-cell>
          <table:table-cell table:formula="of:=IF([.N217]&lt;&gt;&quot;&quot;;ROUND([.N217];2-(1+INT(LOG10(ABS([.$M217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V_Mx-50_Mv-10_gDMgQ-1_TuneCUETP8M1_13TeV-madgraph</text:p>
          </table:table-cell>
          <table:table-cell table:number-columns-repeated="5"/>
          <table:table-cell office:value-type="float" office:value="0.3096" calcext:value-type="float">
            <text:p>0.3096</text:p>
          </table:table-cell>
          <table:table-cell office:value-type="float" office:value="0.4143" calcext:value-type="float">
            <text:p>0.4143</text:p>
          </table:table-cell>
          <table:table-cell office:value-type="float" office:value="0.5723" calcext:value-type="float">
            <text:p>0.5723</text:p>
          </table:table-cell>
          <table:table-cell office:value-type="float" office:value="0.8027" calcext:value-type="float">
            <text:p>0.8027</text:p>
          </table:table-cell>
          <table:table-cell office:value-type="float" office:value="1.0773" calcext:value-type="float">
            <text:p>1.0773</text:p>
          </table:table-cell>
          <table:table-cell table:formula="of:=IF([.$D218]&lt;&gt;0;0.103*[.H218]/[.$D218];&quot;&quot;)">
            <text:p/>
          </table:table-cell>
          <table:table-cell table:formula="of:=IF([.$D218]&lt;&gt;0;0.103*[.I218]/[.$D218];&quot;&quot;)">
            <text:p/>
          </table:table-cell>
          <table:table-cell table:formula="of:=IF([.$D218]&lt;&gt;0;0.103*[.J218]/[.$D218];&quot;&quot;)">
            <text:p/>
          </table:table-cell>
          <table:table-cell table:formula="of:=IF([.L218]&lt;&gt;&quot;&quot;;ROUND([.L218];2-(1+INT(LOG10(ABS([.$M218])))));&quot;&quot;)">
            <text:p/>
          </table:table-cell>
          <table:table-cell table:formula="of:=IF([.M218]&lt;&gt;&quot;&quot;;ROUND([.M218];2-(1+INT(LOG10(ABS([.$M218])))));&quot;&quot;)">
            <text:p/>
          </table:table-cell>
          <table:table-cell table:formula="of:=IF([.N218]&lt;&gt;&quot;&quot;;ROUND([.N218];2-(1+INT(LOG10(ABS([.$M218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V_Mx-50_Mv-200_gDMgQ-1_TuneCUETP8M1_13TeV-madgraph</text:p>
          </table:table-cell>
          <table:table-cell table:number-columns-repeated="5"/>
          <table:table-cell office:value-type="float" office:value="0.2547" calcext:value-type="float">
            <text:p>0.2547</text:p>
          </table:table-cell>
          <table:table-cell office:value-type="float" office:value="0.3391" calcext:value-type="float">
            <text:p>0.3391</text:p>
          </table:table-cell>
          <table:table-cell office:value-type="float" office:value="0.4707" calcext:value-type="float">
            <text:p>0.4707</text:p>
          </table:table-cell>
          <table:table-cell office:value-type="float" office:value="0.6565" calcext:value-type="float">
            <text:p>0.6565</text:p>
          </table:table-cell>
          <table:table-cell office:value-type="float" office:value="0.8835" calcext:value-type="float">
            <text:p>0.8835</text:p>
          </table:table-cell>
          <table:table-cell table:formula="of:=IF([.$D219]&lt;&gt;0;0.103*[.H219]/[.$D219];&quot;&quot;)">
            <text:p/>
          </table:table-cell>
          <table:table-cell table:formula="of:=IF([.$D219]&lt;&gt;0;0.103*[.I219]/[.$D219];&quot;&quot;)">
            <text:p/>
          </table:table-cell>
          <table:table-cell table:formula="of:=IF([.$D219]&lt;&gt;0;0.103*[.J219]/[.$D219];&quot;&quot;)">
            <text:p/>
          </table:table-cell>
          <table:table-cell table:formula="of:=IF([.L219]&lt;&gt;&quot;&quot;;ROUND([.L219];2-(1+INT(LOG10(ABS([.$M219])))));&quot;&quot;)">
            <text:p/>
          </table:table-cell>
          <table:table-cell table:formula="of:=IF([.M219]&lt;&gt;&quot;&quot;;ROUND([.M219];2-(1+INT(LOG10(ABS([.$M219])))));&quot;&quot;)">
            <text:p/>
          </table:table-cell>
          <table:table-cell table:formula="of:=IF([.N219]&lt;&gt;&quot;&quot;;ROUND([.N219];2-(1+INT(LOG10(ABS([.$M219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V_Mx-50_Mv-300_gDMgQ-1_TuneCUETP8M1_13TeV-madgraph</text:p>
          </table:table-cell>
          <table:table-cell table:number-columns-repeated="5"/>
          <table:table-cell office:value-type="float" office:value="0.1555" calcext:value-type="float">
            <text:p>0.1555</text:p>
          </table:table-cell>
          <table:table-cell office:value-type="float" office:value="0.2087" calcext:value-type="float">
            <text:p>0.2087</text:p>
          </table:table-cell>
          <table:table-cell office:value-type="float" office:value="0.2959" calcext:value-type="float">
            <text:p>0.2959</text:p>
          </table:table-cell>
          <table:table-cell office:value-type="float" office:value="0.4221" calcext:value-type="float">
            <text:p>0.4221</text:p>
          </table:table-cell>
          <table:table-cell office:value-type="float" office:value="0.5807" calcext:value-type="float">
            <text:p>0.5807</text:p>
          </table:table-cell>
          <table:table-cell table:formula="of:=IF([.$D220]&lt;&gt;0;0.103*[.H220]/[.$D220];&quot;&quot;)">
            <text:p/>
          </table:table-cell>
          <table:table-cell table:formula="of:=IF([.$D220]&lt;&gt;0;0.103*[.I220]/[.$D220];&quot;&quot;)">
            <text:p/>
          </table:table-cell>
          <table:table-cell table:formula="of:=IF([.$D220]&lt;&gt;0;0.103*[.J220]/[.$D220];&quot;&quot;)">
            <text:p/>
          </table:table-cell>
          <table:table-cell table:formula="of:=IF([.L220]&lt;&gt;&quot;&quot;;ROUND([.L220];2-(1+INT(LOG10(ABS([.$M220])))));&quot;&quot;)">
            <text:p/>
          </table:table-cell>
          <table:table-cell table:formula="of:=IF([.M220]&lt;&gt;&quot;&quot;;ROUND([.M220];2-(1+INT(LOG10(ABS([.$M220])))));&quot;&quot;)">
            <text:p/>
          </table:table-cell>
          <table:table-cell table:formula="of:=IF([.N220]&lt;&gt;&quot;&quot;;ROUND([.N220];2-(1+INT(LOG10(ABS([.$M220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V_Mx-50_Mv-50_gDMgQ-1_TuneCUETP8M1_13TeV-madgraph</text:p>
          </table:table-cell>
          <table:table-cell table:number-columns-repeated="5"/>
          <table:table-cell office:value-type="float" office:value="0.3234" calcext:value-type="float">
            <text:p>0.3234</text:p>
          </table:table-cell>
          <table:table-cell office:value-type="float" office:value="0.4319" calcext:value-type="float">
            <text:p>0.4319</text:p>
          </table:table-cell>
          <table:table-cell office:value-type="float" office:value="0.5957" calcext:value-type="float">
            <text:p>0.5957</text:p>
          </table:table-cell>
          <table:table-cell office:value-type="float" office:value="0.8355" calcext:value-type="float">
            <text:p>0.8355</text:p>
          </table:table-cell>
          <table:table-cell office:value-type="float" office:value="1.1214" calcext:value-type="float">
            <text:p>1.1214</text:p>
          </table:table-cell>
          <table:table-cell table:formula="of:=IF([.$D221]&lt;&gt;0;0.103*[.H221]/[.$D221];&quot;&quot;)">
            <text:p/>
          </table:table-cell>
          <table:table-cell table:formula="of:=IF([.$D221]&lt;&gt;0;0.103*[.I221]/[.$D221];&quot;&quot;)">
            <text:p/>
          </table:table-cell>
          <table:table-cell table:formula="of:=IF([.$D221]&lt;&gt;0;0.103*[.J221]/[.$D221];&quot;&quot;)">
            <text:p/>
          </table:table-cell>
          <table:table-cell table:formula="of:=IF([.L221]&lt;&gt;&quot;&quot;;ROUND([.L221];2-(1+INT(LOG10(ABS([.$M221])))));&quot;&quot;)">
            <text:p/>
          </table:table-cell>
          <table:table-cell table:formula="of:=IF([.M221]&lt;&gt;&quot;&quot;;ROUND([.M221];2-(1+INT(LOG10(ABS([.$M221])))));&quot;&quot;)">
            <text:p/>
          </table:table-cell>
          <table:table-cell table:formula="of:=IF([.N221]&lt;&gt;&quot;&quot;;ROUND([.N221];2-(1+INT(LOG10(ABS([.$M221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V_Mx-50_Mv-5000_gDMgQ-1_TuneCUETP8M1_13TeV-madgraph</text:p>
          </table:table-cell>
          <table:table-cell table:number-columns-repeated="5"/>
          <table:table-cell office:value-type="float" office:value="0.0297" calcext:value-type="float">
            <text:p>0.0297</text:p>
          </table:table-cell>
          <table:table-cell office:value-type="float" office:value="0.0421" calcext:value-type="float">
            <text:p>0.0421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1537" calcext:value-type="float">
            <text:p>0.1537</text:p>
          </table:table-cell>
          <table:table-cell table:formula="of:=IF([.$D222]&lt;&gt;0;0.103*[.H222]/[.$D222];&quot;&quot;)">
            <text:p/>
          </table:table-cell>
          <table:table-cell table:formula="of:=IF([.$D222]&lt;&gt;0;0.103*[.I222]/[.$D222];&quot;&quot;)">
            <text:p/>
          </table:table-cell>
          <table:table-cell table:formula="of:=IF([.$D222]&lt;&gt;0;0.103*[.J222]/[.$D222];&quot;&quot;)">
            <text:p/>
          </table:table-cell>
          <table:table-cell table:formula="of:=IF([.L222]&lt;&gt;&quot;&quot;;ROUND([.L222];2-(1+INT(LOG10(ABS([.$M222])))));&quot;&quot;)">
            <text:p/>
          </table:table-cell>
          <table:table-cell table:formula="of:=IF([.M222]&lt;&gt;&quot;&quot;;ROUND([.M222];2-(1+INT(LOG10(ABS([.$M222])))));&quot;&quot;)">
            <text:p/>
          </table:table-cell>
          <table:table-cell table:formula="of:=IF([.N222]&lt;&gt;&quot;&quot;;ROUND([.N222];2-(1+INT(LOG10(ABS([.$M222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V_Mx-50_Mv-95_gDMgQ-1_TuneCUETP8M1_13TeV-madgraph</text:p>
          </table:table-cell>
          <table:table-cell table:number-columns-repeated="5"/>
          <table:table-cell office:value-type="float" office:value="0.3759" calcext:value-type="float">
            <text:p>0.3759</text:p>
          </table:table-cell>
          <table:table-cell office:value-type="float" office:value="0.5007" calcext:value-type="float">
            <text:p>0.5007</text:p>
          </table:table-cell>
          <table:table-cell office:value-type="float" office:value="0.7051" calcext:value-type="float">
            <text:p>0.7051</text:p>
          </table:table-cell>
          <table:table-cell office:value-type="float" office:value="0.9946" calcext:value-type="float">
            <text:p>0.9946</text:p>
          </table:table-cell>
          <table:table-cell office:value-type="float" office:value="1.3493" calcext:value-type="float">
            <text:p>1.3493</text:p>
          </table:table-cell>
          <table:table-cell table:formula="of:=IF([.$D223]&lt;&gt;0;0.103*[.H223]/[.$D223];&quot;&quot;)">
            <text:p/>
          </table:table-cell>
          <table:table-cell table:formula="of:=IF([.$D223]&lt;&gt;0;0.103*[.I223]/[.$D223];&quot;&quot;)">
            <text:p/>
          </table:table-cell>
          <table:table-cell table:formula="of:=IF([.$D223]&lt;&gt;0;0.103*[.J223]/[.$D223];&quot;&quot;)">
            <text:p/>
          </table:table-cell>
          <table:table-cell table:formula="of:=IF([.L223]&lt;&gt;&quot;&quot;;ROUND([.L223];2-(1+INT(LOG10(ABS([.$M223])))));&quot;&quot;)">
            <text:p/>
          </table:table-cell>
          <table:table-cell table:formula="of:=IF([.M223]&lt;&gt;&quot;&quot;;ROUND([.M223];2-(1+INT(LOG10(ABS([.$M223])))));&quot;&quot;)">
            <text:p/>
          </table:table-cell>
          <table:table-cell table:formula="of:=IF([.N223]&lt;&gt;&quot;&quot;;ROUND([.N223];2-(1+INT(LOG10(ABS([.$M223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V_Mx-500_Mv-10_gDMgQ-1_TuneCUETP8M1_13TeV-madgraph</text:p>
          </table:table-cell>
          <table:table-cell table:number-columns-repeated="5"/>
          <table:table-cell office:value-type="float" office:value="0.0342" calcext:value-type="float">
            <text:p>0.034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718" calcext:value-type="float">
            <text:p>0.071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634" calcext:value-type="float">
            <text:p>0.1634</text:p>
          </table:table-cell>
          <table:table-cell table:formula="of:=IF([.$D224]&lt;&gt;0;0.103*[.H224]/[.$D224];&quot;&quot;)">
            <text:p/>
          </table:table-cell>
          <table:table-cell table:formula="of:=IF([.$D224]&lt;&gt;0;0.103*[.I224]/[.$D224];&quot;&quot;)">
            <text:p/>
          </table:table-cell>
          <table:table-cell table:formula="of:=IF([.$D224]&lt;&gt;0;0.103*[.J224]/[.$D224];&quot;&quot;)">
            <text:p/>
          </table:table-cell>
          <table:table-cell table:formula="of:=IF([.L224]&lt;&gt;&quot;&quot;;ROUND([.L224];2-(1+INT(LOG10(ABS([.$M224])))));&quot;&quot;)">
            <text:p/>
          </table:table-cell>
          <table:table-cell table:formula="of:=IF([.M224]&lt;&gt;&quot;&quot;;ROUND([.M224];2-(1+INT(LOG10(ABS([.$M224])))));&quot;&quot;)">
            <text:p/>
          </table:table-cell>
          <table:table-cell table:formula="of:=IF([.N224]&lt;&gt;&quot;&quot;;ROUND([.N224];2-(1+INT(LOG10(ABS([.$M224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V_Mx-500_Mv-2000_gDMgQ-1_TuneCUETP8M1_13TeV-madgraph</text:p>
          </table:table-cell>
          <table:table-cell table:number-columns-repeated="5"/>
          <table:table-cell office:value-type="float" office:value="0.0272" calcext:value-type="float">
            <text:p>0.0272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591" calcext:value-type="float">
            <text:p>0.0591</text:p>
          </table:table-cell>
          <table:table-cell office:value-type="float" office:value="0.0925" calcext:value-type="float">
            <text:p>0.0925</text:p>
          </table:table-cell>
          <table:table-cell office:value-type="float" office:value="0.1381" calcext:value-type="float">
            <text:p>0.1381</text:p>
          </table:table-cell>
          <table:table-cell table:formula="of:=IF([.$D225]&lt;&gt;0;0.103*[.H225]/[.$D225];&quot;&quot;)">
            <text:p/>
          </table:table-cell>
          <table:table-cell table:formula="of:=IF([.$D225]&lt;&gt;0;0.103*[.I225]/[.$D225];&quot;&quot;)">
            <text:p/>
          </table:table-cell>
          <table:table-cell table:formula="of:=IF([.$D225]&lt;&gt;0;0.103*[.J225]/[.$D225];&quot;&quot;)">
            <text:p/>
          </table:table-cell>
          <table:table-cell table:formula="of:=IF([.L225]&lt;&gt;&quot;&quot;;ROUND([.L225];2-(1+INT(LOG10(ABS([.$M225])))));&quot;&quot;)">
            <text:p/>
          </table:table-cell>
          <table:table-cell table:formula="of:=IF([.M225]&lt;&gt;&quot;&quot;;ROUND([.M225];2-(1+INT(LOG10(ABS([.$M225])))));&quot;&quot;)">
            <text:p/>
          </table:table-cell>
          <table:table-cell table:formula="of:=IF([.N225]&lt;&gt;&quot;&quot;;ROUND([.N225];2-(1+INT(LOG10(ABS([.$M225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V_Mx-500_Mv-500_gDMgQ-1_TuneCUETP8M1_13TeV-madgraph</text:p>
          </table:table-cell>
          <table:table-cell table:number-columns-repeated="5"/>
          <table:table-cell office:value-type="float" office:value="0.0358" calcext:value-type="float">
            <text:p>0.0358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757" calcext:value-type="float">
            <text:p>0.0757</text:p>
          </table:table-cell>
          <table:table-cell office:value-type="float" office:value="0.117" calcext:value-type="float">
            <text:p>0.117</text:p>
          </table:table-cell>
          <table:table-cell office:value-type="float" office:value="0.1723" calcext:value-type="float">
            <text:p>0.1723</text:p>
          </table:table-cell>
          <table:table-cell table:formula="of:=IF([.$D226]&lt;&gt;0;0.103*[.H226]/[.$D226];&quot;&quot;)">
            <text:p/>
          </table:table-cell>
          <table:table-cell table:formula="of:=IF([.$D226]&lt;&gt;0;0.103*[.I226]/[.$D226];&quot;&quot;)">
            <text:p/>
          </table:table-cell>
          <table:table-cell table:formula="of:=IF([.$D226]&lt;&gt;0;0.103*[.J226]/[.$D226];&quot;&quot;)">
            <text:p/>
          </table:table-cell>
          <table:table-cell table:formula="of:=IF([.L226]&lt;&gt;&quot;&quot;;ROUND([.L226];2-(1+INT(LOG10(ABS([.$M226])))));&quot;&quot;)">
            <text:p/>
          </table:table-cell>
          <table:table-cell table:formula="of:=IF([.M226]&lt;&gt;&quot;&quot;;ROUND([.M226];2-(1+INT(LOG10(ABS([.$M226])))));&quot;&quot;)">
            <text:p/>
          </table:table-cell>
          <table:table-cell table:formula="of:=IF([.N226]&lt;&gt;&quot;&quot;;ROUND([.N226];2-(1+INT(LOG10(ABS([.$M226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V_Mx-500_Mv-5000_gDMgQ-1_TuneCUETP8M1_13TeV-madgraph</text:p>
          </table:table-cell>
          <table:table-cell table:number-columns-repeated="5"/>
          <table:table-cell office:value-type="float" office:value="0.0232" calcext:value-type="float">
            <text:p>0.0232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0804" calcext:value-type="float">
            <text:p>0.0804</text:p>
          </table:table-cell>
          <table:table-cell office:value-type="float" office:value="0.1229" calcext:value-type="float">
            <text:p>0.1229</text:p>
          </table:table-cell>
          <table:table-cell table:formula="of:=IF([.$D227]&lt;&gt;0;0.103*[.H227]/[.$D227];&quot;&quot;)">
            <text:p/>
          </table:table-cell>
          <table:table-cell table:formula="of:=IF([.$D227]&lt;&gt;0;0.103*[.I227]/[.$D227];&quot;&quot;)">
            <text:p/>
          </table:table-cell>
          <table:table-cell table:formula="of:=IF([.$D227]&lt;&gt;0;0.103*[.J227]/[.$D227];&quot;&quot;)">
            <text:p/>
          </table:table-cell>
          <table:table-cell table:formula="of:=IF([.L227]&lt;&gt;&quot;&quot;;ROUND([.L227];2-(1+INT(LOG10(ABS([.$M227])))));&quot;&quot;)">
            <text:p/>
          </table:table-cell>
          <table:table-cell table:formula="of:=IF([.M227]&lt;&gt;&quot;&quot;;ROUND([.M227];2-(1+INT(LOG10(ABS([.$M227])))));&quot;&quot;)">
            <text:p/>
          </table:table-cell>
          <table:table-cell table:formula="of:=IF([.N227]&lt;&gt;&quot;&quot;;ROUND([.N227];2-(1+INT(LOG10(ABS([.$M227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Matter_MonoZToLL_V_Mx-500_Mv-995_gDMgQ-1_TuneCUETP8M1_13TeV-madgraph</text:p>
          </table:table-cell>
          <table:table-cell table:number-columns-repeated="5"/>
          <table:table-cell office:value-type="float" office:value="0.035" calcext:value-type="float">
            <text:p>0.035</text:p>
          </table:table-cell>
          <table:table-cell office:value-type="float" office:value="0.049" calcext:value-type="float">
            <text:p>0.049</text:p>
          </table:table-cell>
          <table:table-cell office:value-type="float" office:value="0.0747" calcext:value-type="float">
            <text:p>0.0747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1697" calcext:value-type="float">
            <text:p>0.1697</text:p>
          </table:table-cell>
          <table:table-cell table:formula="of:=IF([.$D228]&lt;&gt;0;0.103*[.H228]/[.$D228];&quot;&quot;)">
            <text:p/>
          </table:table-cell>
          <table:table-cell table:formula="of:=IF([.$D228]&lt;&gt;0;0.103*[.I228]/[.$D228];&quot;&quot;)">
            <text:p/>
          </table:table-cell>
          <table:table-cell table:formula="of:=IF([.$D228]&lt;&gt;0;0.103*[.J228]/[.$D228];&quot;&quot;)">
            <text:p/>
          </table:table-cell>
          <table:table-cell table:formula="of:=IF([.L228]&lt;&gt;&quot;&quot;;ROUND([.L228];2-(1+INT(LOG10(ABS([.$M228])))));&quot;&quot;)">
            <text:p/>
          </table:table-cell>
          <table:table-cell table:formula="of:=IF([.M228]&lt;&gt;&quot;&quot;;ROUND([.M228];2-(1+INT(LOG10(ABS([.$M228])))));&quot;&quot;)">
            <text:p/>
          </table:table-cell>
          <table:table-cell table:formula="of:=IF([.N228]&lt;&gt;&quot;&quot;;ROUND([.N228];2-(1+INT(LOG10(ABS([.$M228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h1000</text:p>
          </table:table-cell>
          <table:table-cell table:number-columns-repeated="5"/>
          <table:table-cell office:value-type="float" office:value="0.1447" calcext:value-type="float">
            <text:p>0.1447</text:p>
          </table:table-cell>
          <table:table-cell office:value-type="float" office:value="0.2001" calcext:value-type="float">
            <text:p>0.2001</text:p>
          </table:table-cell>
          <table:table-cell office:value-type="float" office:value="0.2939" calcext:value-type="float">
            <text:p>0.2939</text:p>
          </table:table-cell>
          <table:table-cell office:value-type="float" office:value="0.4381" calcext:value-type="float">
            <text:p>0.4381</text:p>
          </table:table-cell>
          <table:table-cell office:value-type="float" office:value="0.625" calcext:value-type="float">
            <text:p>0.625</text:p>
          </table:table-cell>
          <table:table-cell table:formula="of:=IF([.$D229]&lt;&gt;0;0.103*[.H229]/[.$D229];&quot;&quot;)">
            <text:p/>
          </table:table-cell>
          <table:table-cell table:formula="of:=IF([.$D229]&lt;&gt;0;0.103*[.I229]/[.$D229];&quot;&quot;)">
            <text:p/>
          </table:table-cell>
          <table:table-cell table:formula="of:=IF([.$D229]&lt;&gt;0;0.103*[.J229]/[.$D229];&quot;&quot;)">
            <text:p/>
          </table:table-cell>
          <table:table-cell table:formula="of:=IF([.L229]&lt;&gt;&quot;&quot;;ROUND([.L229];2-(1+INT(LOG10(ABS([.$M229])))));&quot;&quot;)">
            <text:p/>
          </table:table-cell>
          <table:table-cell table:formula="of:=IF([.M229]&lt;&gt;&quot;&quot;;ROUND([.M229];2-(1+INT(LOG10(ABS([.$M229])))));&quot;&quot;)">
            <text:p/>
          </table:table-cell>
          <table:table-cell table:formula="of:=IF([.N229]&lt;&gt;&quot;&quot;;ROUND([.N229];2-(1+INT(LOG10(ABS([.$M229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h110</text:p>
          </table:table-cell>
          <table:table-cell table:number-columns-repeated="5"/>
          <table:table-cell office:value-type="float" office:value="0.4849" calcext:value-type="float">
            <text:p>0.4849</text:p>
          </table:table-cell>
          <table:table-cell office:value-type="float" office:value="0.645" calcext:value-type="float">
            <text:p>0.645</text:p>
          </table:table-cell>
          <table:table-cell office:value-type="float" office:value="0.8867" calcext:value-type="float">
            <text:p>0.8867</text:p>
          </table:table-cell>
          <table:table-cell office:value-type="float" office:value="1.2296" calcext:value-type="float">
            <text:p>1.2296</text:p>
          </table:table-cell>
          <table:table-cell office:value-type="float" office:value="1.6478" calcext:value-type="float">
            <text:p>1.6478</text:p>
          </table:table-cell>
          <table:table-cell table:formula="of:=IF([.$D230]&lt;&gt;0;0.103*[.H230]/[.$D230];&quot;&quot;)">
            <text:p/>
          </table:table-cell>
          <table:table-cell table:formula="of:=IF([.$D230]&lt;&gt;0;0.103*[.I230]/[.$D230];&quot;&quot;)">
            <text:p/>
          </table:table-cell>
          <table:table-cell table:formula="of:=IF([.$D230]&lt;&gt;0;0.103*[.J230]/[.$D230];&quot;&quot;)">
            <text:p/>
          </table:table-cell>
          <table:table-cell table:formula="of:=IF([.L230]&lt;&gt;&quot;&quot;;ROUND([.L230];2-(1+INT(LOG10(ABS([.$M230])))));&quot;&quot;)">
            <text:p/>
          </table:table-cell>
          <table:table-cell table:formula="of:=IF([.M230]&lt;&gt;&quot;&quot;;ROUND([.M230];2-(1+INT(LOG10(ABS([.$M230])))));&quot;&quot;)">
            <text:p/>
          </table:table-cell>
          <table:table-cell table:formula="of:=IF([.N230]&lt;&gt;&quot;&quot;;ROUND([.N230];2-(1+INT(LOG10(ABS([.$M230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h125</text:p>
          </table:table-cell>
          <table:table-cell table:number-columns-repeated="5"/>
          <table:table-cell office:value-type="float" office:value="0.2864" calcext:value-type="float">
            <text:p>0.2864</text:p>
          </table:table-cell>
          <table:table-cell office:value-type="float" office:value="0.3803" calcext:value-type="float">
            <text:p>0.3803</text:p>
          </table:table-cell>
          <table:table-cell office:value-type="float" office:value="0.5293" calcext:value-type="float">
            <text:p>0.5293</text:p>
          </table:table-cell>
          <table:table-cell office:value-type="float" office:value="0.7424" calcext:value-type="float">
            <text:p>0.7424</text:p>
          </table:table-cell>
          <table:table-cell office:value-type="float" office:value="1.0032" calcext:value-type="float">
            <text:p>1.0032</text:p>
          </table:table-cell>
          <table:table-cell table:formula="of:=IF([.$D231]&lt;&gt;0;0.103*[.H231]/[.$D231];&quot;&quot;)">
            <text:p/>
          </table:table-cell>
          <table:table-cell table:formula="of:=IF([.$D231]&lt;&gt;0;0.103*[.I231]/[.$D231];&quot;&quot;)">
            <text:p/>
          </table:table-cell>
          <table:table-cell table:formula="of:=IF([.$D231]&lt;&gt;0;0.103*[.J231]/[.$D231];&quot;&quot;)">
            <text:p/>
          </table:table-cell>
          <table:table-cell table:formula="of:=IF([.L231]&lt;&gt;&quot;&quot;;ROUND([.L231];2-(1+INT(LOG10(ABS([.$M231])))));&quot;&quot;)">
            <text:p/>
          </table:table-cell>
          <table:table-cell table:formula="of:=IF([.M231]&lt;&gt;&quot;&quot;;ROUND([.M231];2-(1+INT(LOG10(ABS([.$M231])))));&quot;&quot;)">
            <text:p/>
          </table:table-cell>
          <table:table-cell table:formula="of:=IF([.N231]&lt;&gt;&quot;&quot;;ROUND([.N231];2-(1+INT(LOG10(ABS([.$M231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h150</text:p>
          </table:table-cell>
          <table:table-cell table:number-columns-repeated="5"/>
          <table:table-cell office:value-type="float" office:value="0.2024" calcext:value-type="float">
            <text:p>0.2024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374" calcext:value-type="float">
            <text:p>0.374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702" calcext:value-type="float">
            <text:p>0.702</text:p>
          </table:table-cell>
          <table:table-cell table:formula="of:=IF([.$D232]&lt;&gt;0;0.103*[.H232]/[.$D232];&quot;&quot;)">
            <text:p/>
          </table:table-cell>
          <table:table-cell table:formula="of:=IF([.$D232]&lt;&gt;0;0.103*[.I232]/[.$D232];&quot;&quot;)">
            <text:p/>
          </table:table-cell>
          <table:table-cell table:formula="of:=IF([.$D232]&lt;&gt;0;0.103*[.J232]/[.$D232];&quot;&quot;)">
            <text:p/>
          </table:table-cell>
          <table:table-cell table:formula="of:=IF([.L232]&lt;&gt;&quot;&quot;;ROUND([.L232];2-(1+INT(LOG10(ABS([.$M232])))));&quot;&quot;)">
            <text:p/>
          </table:table-cell>
          <table:table-cell table:formula="of:=IF([.M232]&lt;&gt;&quot;&quot;;ROUND([.M232];2-(1+INT(LOG10(ABS([.$M232])))));&quot;&quot;)">
            <text:p/>
          </table:table-cell>
          <table:table-cell table:formula="of:=IF([.N232]&lt;&gt;&quot;&quot;;ROUND([.N232];2-(1+INT(LOG10(ABS([.$M232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h200</text:p>
          </table:table-cell>
          <table:table-cell table:number-columns-repeated="5"/>
          <table:table-cell office:value-type="float" office:value="0.1023" calcext:value-type="float">
            <text:p>0.1023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2743" calcext:value-type="float">
            <text:p>0.2743</text:p>
          </table:table-cell>
          <table:table-cell office:value-type="float" office:value="0.376" calcext:value-type="float">
            <text:p>0.376</text:p>
          </table:table-cell>
          <table:table-cell table:formula="of:=IF([.$D233]&lt;&gt;0;0.103*[.H233]/[.$D233];&quot;&quot;)">
            <text:p/>
          </table:table-cell>
          <table:table-cell table:formula="of:=IF([.$D233]&lt;&gt;0;0.103*[.I233]/[.$D233];&quot;&quot;)">
            <text:p/>
          </table:table-cell>
          <table:table-cell table:formula="of:=IF([.$D233]&lt;&gt;0;0.103*[.J233]/[.$D233];&quot;&quot;)">
            <text:p/>
          </table:table-cell>
          <table:table-cell table:formula="of:=IF([.L233]&lt;&gt;&quot;&quot;;ROUND([.L233];2-(1+INT(LOG10(ABS([.$M233])))));&quot;&quot;)">
            <text:p/>
          </table:table-cell>
          <table:table-cell table:formula="of:=IF([.M233]&lt;&gt;&quot;&quot;;ROUND([.M233];2-(1+INT(LOG10(ABS([.$M233])))));&quot;&quot;)">
            <text:p/>
          </table:table-cell>
          <table:table-cell table:formula="of:=IF([.N233]&lt;&gt;&quot;&quot;;ROUND([.N233];2-(1+INT(LOG10(ABS([.$M233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h300</text:p>
          </table:table-cell>
          <table:table-cell table:number-columns-repeated="5"/>
          <table:table-cell office:value-type="float" office:value="0.0429" calcext:value-type="float">
            <text:p>0.0429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864" calcext:value-type="float">
            <text:p>0.0864</text:p>
          </table:table-cell>
          <table:table-cell office:value-type="float" office:value="0.1274" calcext:value-type="float">
            <text:p>0.1274</text:p>
          </table:table-cell>
          <table:table-cell office:value-type="float" office:value="0.1798" calcext:value-type="float">
            <text:p>0.1798</text:p>
          </table:table-cell>
          <table:table-cell table:formula="of:=IF([.$D234]&lt;&gt;0;0.103*[.H234]/[.$D234];&quot;&quot;)">
            <text:p/>
          </table:table-cell>
          <table:table-cell table:formula="of:=IF([.$D234]&lt;&gt;0;0.103*[.I234]/[.$D234];&quot;&quot;)">
            <text:p/>
          </table:table-cell>
          <table:table-cell table:formula="of:=IF([.$D234]&lt;&gt;0;0.103*[.J234]/[.$D234];&quot;&quot;)">
            <text:p/>
          </table:table-cell>
          <table:table-cell table:formula="of:=IF([.L234]&lt;&gt;&quot;&quot;;ROUND([.L234];2-(1+INT(LOG10(ABS([.$M234])))));&quot;&quot;)">
            <text:p/>
          </table:table-cell>
          <table:table-cell table:formula="of:=IF([.M234]&lt;&gt;&quot;&quot;;ROUND([.M234];2-(1+INT(LOG10(ABS([.$M234])))));&quot;&quot;)">
            <text:p/>
          </table:table-cell>
          <table:table-cell table:formula="of:=IF([.N234]&lt;&gt;&quot;&quot;;ROUND([.N234];2-(1+INT(LOG10(ABS([.$M234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h400</text:p>
          </table:table-cell>
          <table:table-cell table:number-columns-repeated="5"/>
          <table:table-cell office:value-type="float" office:value="0.0348" calcext:value-type="float">
            <text:p>0.034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1061" calcext:value-type="float">
            <text:p>0.1061</text:p>
          </table:table-cell>
          <table:table-cell office:value-type="float" office:value="0.1526" calcext:value-type="float">
            <text:p>0.1526</text:p>
          </table:table-cell>
          <table:table-cell table:formula="of:=IF([.$D235]&lt;&gt;0;0.103*[.H235]/[.$D235];&quot;&quot;)">
            <text:p/>
          </table:table-cell>
          <table:table-cell table:formula="of:=IF([.$D235]&lt;&gt;0;0.103*[.I235]/[.$D235];&quot;&quot;)">
            <text:p/>
          </table:table-cell>
          <table:table-cell table:formula="of:=IF([.$D235]&lt;&gt;0;0.103*[.J235]/[.$D235];&quot;&quot;)">
            <text:p/>
          </table:table-cell>
          <table:table-cell table:formula="of:=IF([.L235]&lt;&gt;&quot;&quot;;ROUND([.L235];2-(1+INT(LOG10(ABS([.$M235])))));&quot;&quot;)">
            <text:p/>
          </table:table-cell>
          <table:table-cell table:formula="of:=IF([.M235]&lt;&gt;&quot;&quot;;ROUND([.M235];2-(1+INT(LOG10(ABS([.$M235])))));&quot;&quot;)">
            <text:p/>
          </table:table-cell>
          <table:table-cell table:formula="of:=IF([.N235]&lt;&gt;&quot;&quot;;ROUND([.N235];2-(1+INT(LOG10(ABS([.$M235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h500</text:p>
          </table:table-cell>
          <table:table-cell table:number-columns-repeated="5"/>
          <table:table-cell office:value-type="float" office:value="0.042" calcext:value-type="float">
            <text:p>0.042</text:p>
          </table:table-cell>
          <table:table-cell office:value-type="float" office:value="0.0587" calcext:value-type="float">
            <text:p>0.0587</text:p>
          </table:table-cell>
          <table:table-cell office:value-type="float" office:value="0.0874" calcext:value-type="float">
            <text:p>0.0874</text:p>
          </table:table-cell>
          <table:table-cell office:value-type="float" office:value="0.1316" calcext:value-type="float">
            <text:p>0.1316</text:p>
          </table:table-cell>
          <table:table-cell office:value-type="float" office:value="0.1909" calcext:value-type="float">
            <text:p>0.1909</text:p>
          </table:table-cell>
          <table:table-cell table:formula="of:=IF([.$D236]&lt;&gt;0;0.103*[.H236]/[.$D236];&quot;&quot;)">
            <text:p/>
          </table:table-cell>
          <table:table-cell table:formula="of:=IF([.$D236]&lt;&gt;0;0.103*[.I236]/[.$D236];&quot;&quot;)">
            <text:p/>
          </table:table-cell>
          <table:table-cell table:formula="of:=IF([.$D236]&lt;&gt;0;0.103*[.J236]/[.$D236];&quot;&quot;)">
            <text:p/>
          </table:table-cell>
          <table:table-cell table:formula="of:=IF([.L236]&lt;&gt;&quot;&quot;;ROUND([.L236];2-(1+INT(LOG10(ABS([.$M236])))));&quot;&quot;)">
            <text:p/>
          </table:table-cell>
          <table:table-cell table:formula="of:=IF([.M236]&lt;&gt;&quot;&quot;;ROUND([.M236];2-(1+INT(LOG10(ABS([.$M236])))));&quot;&quot;)">
            <text:p/>
          </table:table-cell>
          <table:table-cell table:formula="of:=IF([.N236]&lt;&gt;&quot;&quot;;ROUND([.N236];2-(1+INT(LOG10(ABS([.$M236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h600</text:p>
          </table:table-cell>
          <table:table-cell table:number-columns-repeated="5"/>
          <table:table-cell office:value-type="float" office:value="0.0498" calcext:value-type="float">
            <text:p>0.049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021" calcext:value-type="float">
            <text:p>0.1021</text:p>
          </table:table-cell>
          <table:table-cell office:value-type="float" office:value="0.1529" calcext:value-type="float">
            <text:p>0.1529</text:p>
          </table:table-cell>
          <table:table-cell office:value-type="float" office:value="0.2212" calcext:value-type="float">
            <text:p>0.2212</text:p>
          </table:table-cell>
          <table:table-cell table:formula="of:=IF([.$D237]&lt;&gt;0;0.103*[.H237]/[.$D237];&quot;&quot;)">
            <text:p/>
          </table:table-cell>
          <table:table-cell table:formula="of:=IF([.$D237]&lt;&gt;0;0.103*[.I237]/[.$D237];&quot;&quot;)">
            <text:p/>
          </table:table-cell>
          <table:table-cell table:formula="of:=IF([.$D237]&lt;&gt;0;0.103*[.J237]/[.$D237];&quot;&quot;)">
            <text:p/>
          </table:table-cell>
          <table:table-cell table:formula="of:=IF([.L237]&lt;&gt;&quot;&quot;;ROUND([.L237];2-(1+INT(LOG10(ABS([.$M237])))));&quot;&quot;)">
            <text:p/>
          </table:table-cell>
          <table:table-cell table:formula="of:=IF([.M237]&lt;&gt;&quot;&quot;;ROUND([.M237];2-(1+INT(LOG10(ABS([.$M237])))));&quot;&quot;)">
            <text:p/>
          </table:table-cell>
          <table:table-cell table:formula="of:=IF([.N237]&lt;&gt;&quot;&quot;;ROUND([.N237];2-(1+INT(LOG10(ABS([.$M237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h800</text:p>
          </table:table-cell>
          <table:table-cell table:number-columns-repeated="5"/>
          <table:table-cell office:value-type="float" office:value="0.0997" calcext:value-type="float">
            <text:p>0.0997</text:p>
          </table:table-cell>
          <table:table-cell office:value-type="float" office:value="0.137" calcext:value-type="float">
            <text:p>0.137</text:p>
          </table:table-cell>
          <table:table-cell office:value-type="float" office:value="0.2002" calcext:value-type="float">
            <text:p>0.2002</text:p>
          </table:table-cell>
          <table:table-cell office:value-type="float" office:value="0.2983" calcext:value-type="float">
            <text:p>0.2983</text:p>
          </table:table-cell>
          <table:table-cell office:value-type="float" office:value="0.4232" calcext:value-type="float">
            <text:p>0.4232</text:p>
          </table:table-cell>
          <table:table-cell table:formula="of:=IF([.$D238]&lt;&gt;0;0.103*[.H238]/[.$D238];&quot;&quot;)">
            <text:p/>
          </table:table-cell>
          <table:table-cell table:formula="of:=IF([.$D238]&lt;&gt;0;0.103*[.I238]/[.$D238];&quot;&quot;)">
            <text:p/>
          </table:table-cell>
          <table:table-cell table:formula="of:=IF([.$D238]&lt;&gt;0;0.103*[.J238]/[.$D238];&quot;&quot;)">
            <text:p/>
          </table:table-cell>
          <table:table-cell table:formula="of:=IF([.L238]&lt;&gt;&quot;&quot;;ROUND([.L238];2-(1+INT(LOG10(ABS([.$M238])))));&quot;&quot;)">
            <text:p/>
          </table:table-cell>
          <table:table-cell table:formula="of:=IF([.M238]&lt;&gt;&quot;&quot;;ROUND([.M238];2-(1+INT(LOG10(ABS([.$M238])))));&quot;&quot;)">
            <text:p/>
          </table:table-cell>
          <table:table-cell table:formula="of:=IF([.N238]&lt;&gt;&quot;&quot;;ROUND([.N238];2-(1+INT(LOG10(ABS([.$M238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m</text:p>
          </table:table-cell>
          <table:table-cell table:number-columns-repeated="5"/>
          <table:table-cell office:value-type="float" office:value="0.2378" calcext:value-type="float">
            <text:p>0.2378</text:p>
          </table:table-cell>
          <table:table-cell office:value-type="float" office:value="0.3158" calcext:value-type="float">
            <text:p>0.3158</text:p>
          </table:table-cell>
          <table:table-cell office:value-type="float" office:value="0.4395" calcext:value-type="float">
            <text:p>0.4395</text:p>
          </table:table-cell>
          <table:table-cell office:value-type="float" office:value="0.6129" calcext:value-type="float">
            <text:p>0.6129</text:p>
          </table:table-cell>
          <table:table-cell office:value-type="float" office:value="0.8248" calcext:value-type="float">
            <text:p>0.8248</text:p>
          </table:table-cell>
          <table:table-cell table:formula="of:=IF([.$D239]&lt;&gt;0;0.103*[.H239]/[.$D239];&quot;&quot;)">
            <text:p/>
          </table:table-cell>
          <table:table-cell table:formula="of:=IF([.$D239]&lt;&gt;0;0.103*[.I239]/[.$D239];&quot;&quot;)">
            <text:p/>
          </table:table-cell>
          <table:table-cell table:formula="of:=IF([.$D239]&lt;&gt;0;0.103*[.J239]/[.$D239];&quot;&quot;)">
            <text:p/>
          </table:table-cell>
          <table:table-cell table:formula="of:=IF([.L239]&lt;&gt;&quot;&quot;;ROUND([.L239];2-(1+INT(LOG10(ABS([.$M239])))));&quot;&quot;)">
            <text:p/>
          </table:table-cell>
          <table:table-cell table:formula="of:=IF([.M239]&lt;&gt;&quot;&quot;;ROUND([.M239];2-(1+INT(LOG10(ABS([.$M239])))));&quot;&quot;)">
            <text:p/>
          </table:table-cell>
          <table:table-cell table:formula="of:=IF([.N239]&lt;&gt;&quot;&quot;;ROUND([.N239];2-(1+INT(LOG10(ABS([.$M239])))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npart_ZToLL_SU-0_dU-1p01_LU-15_TuneCUETP8M1_13TeV-pythia8</text:p>
          </table:table-cell>
          <table:table-cell office:value-type="float" office:value="15" calcext:value-type="float">
            <text:p>15</text:p>
          </table:table-cell>
          <table:table-cell office:value-type="float" office:value="1.01" calcext:value-type="float">
            <text:p>1.01</text:p>
          </table:table-cell>
          <table:table-cell office:value-type="float" office:value="28.1654402290441" calcext:value-type="float">
            <text:p>28.165440229</text:p>
          </table:table-cell>
          <table:table-cell office:value-type="float" office:value="0.040891990418115" calcext:value-type="float">
            <text:p>0.0408919904</text:p>
          </table:table-cell>
          <table:table-cell office:value-type="float" office:value="0.3" calcext:value-type="float">
            <text:p>0.3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8385" calcext:value-type="float">
            <text:p>0.8385</text:p>
          </table:table-cell>
          <table:table-cell office:value-type="float" office:value="1.168" calcext:value-type="float">
            <text:p>1.168</text:p>
          </table:table-cell>
          <table:table-cell office:value-type="float" office:value="1.6289" calcext:value-type="float">
            <text:p>1.6289</text:p>
          </table:table-cell>
          <table:table-cell office:value-type="float" office:value="2.1922" calcext:value-type="float">
            <text:p>2.1922</text:p>
          </table:table-cell>
          <table:table-cell table:formula="of:=IF([.$D240]&lt;&gt;0;0.103*[.H240]/[.$D240];&quot;&quot;)" office:value-type="float" office:value="0.00306636428536772" calcext:value-type="float">
            <text:p>0.00</text:p>
          </table:table-cell>
          <table:table-cell table:formula="of:=IF([.$D240]&lt;&gt;0;0.103*[.I240]/[.$D240];&quot;&quot;)" office:value-type="float" office:value="0.00427133391211627" calcext:value-type="float">
            <text:p>0.00</text:p>
          </table:table-cell>
          <table:table-cell table:formula="of:=IF([.$D240]&lt;&gt;0;0.103*[.J240]/[.$D240];&quot;&quot;)" office:value-type="float" office:value="0.00595682860397791" calcext:value-type="float">
            <text:p>0.01</text:p>
          </table:table-cell>
          <table:table-cell table:formula="of:=IF([.L240]&lt;&gt;&quot;&quot;;ROUND([.L240];2-(1+INT(LOG10(ABS([.$M240])))));&quot;&quot;)" office:value-type="float" office:value="0.0031" calcext:value-type="float">
            <text:p>0.0031</text:p>
          </table:table-cell>
          <table:table-cell table:formula="of:=IF([.M240]&lt;&gt;&quot;&quot;;ROUND([.M240];2-(1+INT(LOG10(ABS([.$M240])))));&quot;&quot;)" office:value-type="float" office:value="0.0043" calcext:value-type="float">
            <text:p>0.0043</text:p>
          </table:table-cell>
          <table:table-cell table:formula="of:=IF([.N240]&lt;&gt;&quot;&quot;;ROUND([.N240];2-(1+INT(LOG10(ABS([.$M240])))));&quot;&quot;)" office:value-type="float" office:value="0.006" calcext:value-type="float">
            <text:p>0.00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npart_ZToLL_SU-0_dU-1p02_LU-15_TuneCUETP8M1_13TeV-pythia8</text:p>
          </table:table-cell>
          <table:table-cell office:value-type="float" office:value="15" calcext:value-type="float">
            <text:p>15</text:p>
          </table:table-cell>
          <table:table-cell office:value-type="float" office:value="1.02" calcext:value-type="float">
            <text:p>1.02</text:p>
          </table:table-cell>
          <table:table-cell office:value-type="float" office:value="46.67" calcext:value-type="float">
            <text:p>46.67</text:p>
          </table:table-cell>
          <table:table-cell office:value-type="float" office:value="0.04644" calcext:value-type="float">
            <text:p>0.04644</text:p>
          </table:table-cell>
          <table:table-cell office:value-type="float" office:value="0" calcext:value-type="float">
            <text:p>0</text:p>
          </table:table-cell>
          <table:table-cell office:value-type="float" office:value="0.6152" calcext:value-type="float">
            <text:p>0.6152</text:p>
          </table:table-cell>
          <table:table-cell office:value-type="float" office:value="0.8199" calcext:value-type="float">
            <text:p>0.8199</text:p>
          </table:table-cell>
          <table:table-cell office:value-type="float" office:value="1.1289" calcext:value-type="float">
            <text:p>1.1289</text:p>
          </table:table-cell>
          <table:table-cell office:value-type="float" office:value="1.5744" calcext:value-type="float">
            <text:p>1.5744</text:p>
          </table:table-cell>
          <table:table-cell office:value-type="float" office:value="2.1189" calcext:value-type="float">
            <text:p>2.1189</text:p>
          </table:table-cell>
          <table:table-cell table:formula="of:=IF([.$D241]&lt;&gt;0;0.103*[.H241]/[.$D241];&quot;&quot;)" office:value-type="float" office:value="0.00180950717805871" calcext:value-type="float">
            <text:p>0.00</text:p>
          </table:table-cell>
          <table:table-cell table:formula="of:=IF([.$D241]&lt;&gt;0;0.103*[.I241]/[.$D241];&quot;&quot;)" office:value-type="float" office:value="0.00249146560959931" calcext:value-type="float">
            <text:p>0.00</text:p>
          </table:table-cell>
          <table:table-cell table:formula="of:=IF([.$D241]&lt;&gt;0;0.103*[.J241]/[.$D241];&quot;&quot;)" office:value-type="float" office:value="0.00347467752303407" calcext:value-type="float">
            <text:p>0.00</text:p>
          </table:table-cell>
          <table:table-cell table:formula="of:=IF([.L241]&lt;&gt;&quot;&quot;;ROUND([.L241];2-(1+INT(LOG10(ABS([.$M241])))));&quot;&quot;)" office:value-type="float" office:value="0.0018" calcext:value-type="float">
            <text:p>0.0018</text:p>
          </table:table-cell>
          <table:table-cell table:formula="of:=IF([.M241]&lt;&gt;&quot;&quot;;ROUND([.M241];2-(1+INT(LOG10(ABS([.$M241])))));&quot;&quot;)" office:value-type="float" office:value="0.0025" calcext:value-type="float">
            <text:p>0.0025</text:p>
          </table:table-cell>
          <table:table-cell table:formula="of:=IF([.N241]&lt;&gt;&quot;&quot;;ROUND([.N241];2-(1+INT(LOG10(ABS([.$M241])))));&quot;&quot;)" office:value-type="float" office:value="0.0035" calcext:value-type="float">
            <text:p>0.00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npart_ZToLL_SU-0_dU-1p04_LU-15_TuneCUETP8M1_13TeV-pythia8</text:p>
          </table:table-cell>
          <table:table-cell office:value-type="float" office:value="15" calcext:value-type="float">
            <text:p>15</text:p>
          </table:table-cell>
          <table:table-cell office:value-type="float" office:value="1.04" calcext:value-type="float">
            <text:p>1.04</text:p>
          </table:table-cell>
          <table:table-cell office:value-type="float" office:value="64.367752705221" calcext:value-type="float">
            <text:p>64.3677527052</text:p>
          </table:table-cell>
          <table:table-cell office:value-type="float" office:value="0.101695279928399" calcext:value-type="float">
            <text:p>0.1016952799</text:p>
          </table:table-cell>
          <table:table-cell office:value-type="float" office:value="0.25" calcext:value-type="float">
            <text:p>0.2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7332" calcext:value-type="float">
            <text:p>0.7332</text:p>
          </table:table-cell>
          <table:table-cell office:value-type="float" office:value="1.0195" calcext:value-type="float">
            <text:p>1.0195</text:p>
          </table:table-cell>
          <table:table-cell office:value-type="float" office:value="1.4137" calcext:value-type="float">
            <text:p>1.4137</text:p>
          </table:table-cell>
          <table:table-cell office:value-type="float" office:value="1.8946" calcext:value-type="float">
            <text:p>1.8946</text:p>
          </table:table-cell>
          <table:table-cell table:formula="of:=IF([.$D242]&lt;&gt;0;0.103*[.H242]/[.$D242];&quot;&quot;)" office:value-type="float" office:value="0.00117325208394101" calcext:value-type="float">
            <text:p>0.00</text:p>
          </table:table-cell>
          <table:table-cell table:formula="of:=IF([.$D242]&lt;&gt;0;0.103*[.I242]/[.$D242];&quot;&quot;)" office:value-type="float" office:value="0.00163138366008982" calcext:value-type="float">
            <text:p>0.00</text:p>
          </table:table-cell>
          <table:table-cell table:formula="of:=IF([.$D242]&lt;&gt;0;0.103*[.J242]/[.$D242];&quot;&quot;)" office:value-type="float" office:value="0.00226217467412357" calcext:value-type="float">
            <text:p>0.00</text:p>
          </table:table-cell>
          <table:table-cell table:formula="of:=IF([.L242]&lt;&gt;&quot;&quot;;ROUND([.L242];2-(1+INT(LOG10(ABS([.$M242])))));&quot;&quot;)" office:value-type="float" office:value="0.0012" calcext:value-type="float">
            <text:p>0.0012</text:p>
          </table:table-cell>
          <table:table-cell table:formula="of:=IF([.M242]&lt;&gt;&quot;&quot;;ROUND([.M242];2-(1+INT(LOG10(ABS([.$M242])))));&quot;&quot;)" office:value-type="float" office:value="0.0016" calcext:value-type="float">
            <text:p>0.0016</text:p>
          </table:table-cell>
          <table:table-cell table:formula="of:=IF([.N242]&lt;&gt;&quot;&quot;;ROUND([.N242];2-(1+INT(LOG10(ABS([.$M242])))));&quot;&quot;)" office:value-type="float" office:value="0.0023" calcext:value-type="float">
            <text:p>0.002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npart_ZToLL_SU-0_dU-1p06_LU-15_TuneCUETP8M1_13TeV-pythia8</text:p>
          </table:table-cell>
          <table:table-cell office:value-type="float" office:value="15" calcext:value-type="float">
            <text:p>15</text:p>
          </table:table-cell>
          <table:table-cell office:value-type="float" office:value="1.06" calcext:value-type="float">
            <text:p>1.06</text:p>
          </table:table-cell>
          <table:table-cell office:value-type="float" office:value="66.71" calcext:value-type="float">
            <text:p>66.71</text:p>
          </table:table-cell>
          <table:table-cell office:value-type="float" office:value="0.148" calcext:value-type="float">
            <text:p>0.148</text:p>
          </table:table-cell>
          <table:table-cell office:value-type="float" office:value="0" calcext:value-type="float">
            <text:p>0</text:p>
          </table:table-cell>
          <table:table-cell office:value-type="float" office:value="0.4983" calcext:value-type="float">
            <text:p>0.4983</text:p>
          </table:table-cell>
          <table:table-cell office:value-type="float" office:value="0.6696" calcext:value-type="float">
            <text:p>0.6696</text:p>
          </table:table-cell>
          <table:table-cell office:value-type="float" office:value="0.9414" calcext:value-type="float">
            <text:p>0.9414</text:p>
          </table:table-cell>
          <table:table-cell office:value-type="float" office:value="1.3354" calcext:value-type="float">
            <text:p>1.3354</text:p>
          </table:table-cell>
          <table:table-cell office:value-type="float" office:value="1.8187" calcext:value-type="float">
            <text:p>1.8187</text:p>
          </table:table-cell>
          <table:table-cell table:formula="of:=IF([.$D243]&lt;&gt;0;0.103*[.H243]/[.$D243];&quot;&quot;)" office:value-type="float" office:value="0.00103385999100585" calcext:value-type="float">
            <text:p>0.00</text:p>
          </table:table-cell>
          <table:table-cell table:formula="of:=IF([.$D243]&lt;&gt;0;0.103*[.I243]/[.$D243];&quot;&quot;)" office:value-type="float" office:value="0.00145351821316145" calcext:value-type="float">
            <text:p>0.00</text:p>
          </table:table-cell>
          <table:table-cell table:formula="of:=IF([.$D243]&lt;&gt;0;0.103*[.J243]/[.$D243];&quot;&quot;)" office:value-type="float" office:value="0.00206185279568281" calcext:value-type="float">
            <text:p>0.00</text:p>
          </table:table-cell>
          <table:table-cell table:formula="of:=IF([.L243]&lt;&gt;&quot;&quot;;ROUND([.L243];2-(1+INT(LOG10(ABS([.$M243])))));&quot;&quot;)" office:value-type="float" office:value="0.001" calcext:value-type="float">
            <text:p>0.001</text:p>
          </table:table-cell>
          <table:table-cell table:formula="of:=IF([.M243]&lt;&gt;&quot;&quot;;ROUND([.M243];2-(1+INT(LOG10(ABS([.$M243])))));&quot;&quot;)" office:value-type="float" office:value="0.0015" calcext:value-type="float">
            <text:p>0.0015</text:p>
          </table:table-cell>
          <table:table-cell table:formula="of:=IF([.N243]&lt;&gt;&quot;&quot;;ROUND([.N243];2-(1+INT(LOG10(ABS([.$M243])))));&quot;&quot;)" office:value-type="float" office:value="0.0021" calcext:value-type="float">
            <text:p>0.002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npart_ZToLL_SU-0_dU-1p09_LU-15_TuneCUETP8M1_13TeV-pythia8</text:p>
          </table:table-cell>
          <table:table-cell office:value-type="float" office:value="15" calcext:value-type="float">
            <text:p>15</text:p>
          </table:table-cell>
          <table:table-cell office:value-type="float" office:value="1.09" calcext:value-type="float">
            <text:p>1.09</text:p>
          </table:table-cell>
          <table:table-cell office:value-type="float" office:value="57.92" calcext:value-type="float">
            <text:p>57.92</text:p>
          </table:table-cell>
          <table:table-cell office:value-type="float" office:value="0.04711" calcext:value-type="float">
            <text:p>0.04711</text:p>
          </table:table-cell>
          <table:table-cell office:value-type="float" office:value="0" calcext:value-type="float">
            <text:p>0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7461" calcext:value-type="float">
            <text:p>0.7461</text:p>
          </table:table-cell>
          <table:table-cell office:value-type="float" office:value="1.0273" calcext:value-type="float">
            <text:p>1.0273</text:p>
          </table:table-cell>
          <table:table-cell office:value-type="float" office:value="1.4328" calcext:value-type="float">
            <text:p>1.4328</text:p>
          </table:table-cell>
          <table:table-cell office:value-type="float" office:value="1.915" calcext:value-type="float">
            <text:p>1.915</text:p>
          </table:table-cell>
          <table:table-cell table:formula="of:=IF([.$D244]&lt;&gt;0;0.103*[.H244]/[.$D244];&quot;&quot;)" office:value-type="float" office:value="0.00132680075966851" calcext:value-type="float">
            <text:p>0.00</text:p>
          </table:table-cell>
          <table:table-cell table:formula="of:=IF([.$D244]&lt;&gt;0;0.103*[.I244]/[.$D244];&quot;&quot;)" office:value-type="float" office:value="0.00182686291436464" calcext:value-type="float">
            <text:p>0.00</text:p>
          </table:table-cell>
          <table:table-cell table:formula="of:=IF([.$D244]&lt;&gt;0;0.103*[.J244]/[.$D244];&quot;&quot;)" office:value-type="float" office:value="0.00254796961325967" calcext:value-type="float">
            <text:p>0.00</text:p>
          </table:table-cell>
          <table:table-cell table:formula="of:=IF([.L244]&lt;&gt;&quot;&quot;;ROUND([.L244];2-(1+INT(LOG10(ABS([.$M244])))));&quot;&quot;)" office:value-type="float" office:value="0.0013" calcext:value-type="float">
            <text:p>0.0013</text:p>
          </table:table-cell>
          <table:table-cell table:formula="of:=IF([.M244]&lt;&gt;&quot;&quot;;ROUND([.M244];2-(1+INT(LOG10(ABS([.$M244])))));&quot;&quot;)" office:value-type="float" office:value="0.0018" calcext:value-type="float">
            <text:p>0.0018</text:p>
          </table:table-cell>
          <table:table-cell table:formula="of:=IF([.N244]&lt;&gt;&quot;&quot;;ROUND([.N244];2-(1+INT(LOG10(ABS([.$M244])))));&quot;&quot;)" office:value-type="float" office:value="0.0025" calcext:value-type="float">
            <text:p>0.002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npart_ZToLL_SU-0_dU-1p10_LU-15_TuneCUETP8M1_13TeV-pythia8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.1</text:p>
          </table:table-cell>
          <table:table-cell office:value-type="float" office:value="53.65" calcext:value-type="float">
            <text:p>53.65</text:p>
          </table:table-cell>
          <table:table-cell office:value-type="float" office:value="0.05154" calcext:value-type="float">
            <text:p>0.05154</text:p>
          </table:table-cell>
          <table:table-cell office:value-type="float" office:value="0" calcext:value-type="float">
            <text:p>0</text:p>
          </table:table-cell>
          <table:table-cell office:value-type="float" office:value="0.5683" calcext:value-type="float">
            <text:p>0.5683</text:p>
          </table:table-cell>
          <table:table-cell office:value-type="float" office:value="0.75" calcext:value-type="float">
            <text:p>0.75</text:p>
          </table:table-cell>
          <table:table-cell office:value-type="float" office:value="1.043" calcext:value-type="float">
            <text:p>1.043</text:p>
          </table:table-cell>
          <table:table-cell office:value-type="float" office:value="1.4462" calcext:value-type="float">
            <text:p>1.4462</text:p>
          </table:table-cell>
          <table:table-cell office:value-type="float" office:value="1.9382" calcext:value-type="float">
            <text:p>1.9382</text:p>
          </table:table-cell>
          <table:table-cell table:formula="of:=IF([.$D245]&lt;&gt;0;0.103*[.H245]/[.$D245];&quot;&quot;)" office:value-type="float" office:value="0.0014398881640261" calcext:value-type="float">
            <text:p>0.00</text:p>
          </table:table-cell>
          <table:table-cell table:formula="of:=IF([.$D245]&lt;&gt;0;0.103*[.I245]/[.$D245];&quot;&quot;)" office:value-type="float" office:value="0.00200240447343896" calcext:value-type="float">
            <text:p>0.00</text:p>
          </table:table-cell>
          <table:table-cell table:formula="of:=IF([.$D245]&lt;&gt;0;0.103*[.J245]/[.$D245];&quot;&quot;)" office:value-type="float" office:value="0.00277648835041939" calcext:value-type="float">
            <text:p>0.00</text:p>
          </table:table-cell>
          <table:table-cell table:formula="of:=IF([.L245]&lt;&gt;&quot;&quot;;ROUND([.L245];2-(1+INT(LOG10(ABS([.$M245])))));&quot;&quot;)" office:value-type="float" office:value="0.0014" calcext:value-type="float">
            <text:p>0.0014</text:p>
          </table:table-cell>
          <table:table-cell table:formula="of:=IF([.M245]&lt;&gt;&quot;&quot;;ROUND([.M245];2-(1+INT(LOG10(ABS([.$M245])))));&quot;&quot;)" office:value-type="float" office:value="0.002" calcext:value-type="float">
            <text:p>0.002</text:p>
          </table:table-cell>
          <table:table-cell table:formula="of:=IF([.N245]&lt;&gt;&quot;&quot;;ROUND([.N245];2-(1+INT(LOG10(ABS([.$M245])))));&quot;&quot;)" office:value-type="float" office:value="0.0028" calcext:value-type="float">
            <text:p>0.00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npart_ZToLL_SU-0_dU-1p20_LU-15_TuneCUETP8M1_13TeV-pythia8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.2</text:p>
          </table:table-cell>
          <table:table-cell office:value-type="float" office:value="17.85" calcext:value-type="float">
            <text:p>17.85</text:p>
          </table:table-cell>
          <table:table-cell office:value-type="float" office:value="0.02562" calcext:value-type="float">
            <text:p>0.02562</text:p>
          </table:table-cell>
          <table:table-cell office:value-type="float" office:value="0" calcext:value-type="float">
            <text:p>0</text:p>
          </table:table-cell>
          <table:table-cell office:value-type="float" office:value="0.4385" calcext:value-type="float">
            <text:p>0.4385</text:p>
          </table:table-cell>
          <table:table-cell office:value-type="float" office:value="0.5846" calcext:value-type="float">
            <text:p>0.5846</text:p>
          </table:table-cell>
          <table:table-cell office:value-type="float" office:value="0.8164" calcext:value-type="float">
            <text:p>0.8164</text:p>
          </table:table-cell>
          <table:table-cell office:value-type="float" office:value="1.1451" calcext:value-type="float">
            <text:p>1.1451</text:p>
          </table:table-cell>
          <table:table-cell office:value-type="float" office:value="1.5474" calcext:value-type="float">
            <text:p>1.5474</text:p>
          </table:table-cell>
          <table:table-cell table:formula="of:=IF([.$D246]&lt;&gt;0;0.103*[.H246]/[.$D246];&quot;&quot;)" office:value-type="float" office:value="0.00337332212885154" calcext:value-type="float">
            <text:p>0.00</text:p>
          </table:table-cell>
          <table:table-cell table:formula="of:=IF([.$D246]&lt;&gt;0;0.103*[.I246]/[.$D246];&quot;&quot;)" office:value-type="float" office:value="0.00471087955182073" calcext:value-type="float">
            <text:p>0.00</text:p>
          </table:table-cell>
          <table:table-cell table:formula="of:=IF([.$D246]&lt;&gt;0;0.103*[.J246]/[.$D246];&quot;&quot;)" office:value-type="float" office:value="0.00660757983193277" calcext:value-type="float">
            <text:p>0.01</text:p>
          </table:table-cell>
          <table:table-cell table:formula="of:=IF([.L246]&lt;&gt;&quot;&quot;;ROUND([.L246];2-(1+INT(LOG10(ABS([.$M246])))));&quot;&quot;)" office:value-type="float" office:value="0.0034" calcext:value-type="float">
            <text:p>0.0034</text:p>
          </table:table-cell>
          <table:table-cell table:formula="of:=IF([.M246]&lt;&gt;&quot;&quot;;ROUND([.M246];2-(1+INT(LOG10(ABS([.$M246])))));&quot;&quot;)" office:value-type="float" office:value="0.0047" calcext:value-type="float">
            <text:p>0.0047</text:p>
          </table:table-cell>
          <table:table-cell table:formula="of:=IF([.N246]&lt;&gt;&quot;&quot;;ROUND([.N246];2-(1+INT(LOG10(ABS([.$M246])))));&quot;&quot;)" office:value-type="float" office:value="0.0066" calcext:value-type="float">
            <text:p>0.006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npart_ZToLL_SU-0_dU-1p30_LU-15_TuneCUETP8M1_13TeV-pythia8</text:p>
          </table:table-cell>
          <table:table-cell office:value-type="float" office:value="15" calcext:value-type="float">
            <text:p>15</text:p>
          </table:table-cell>
          <table:table-cell office:value-type="float" office:value="1.3" calcext:value-type="float">
            <text:p>1.3</text:p>
          </table:table-cell>
          <table:table-cell office:value-type="float" office:value="4.73989839849038" calcext:value-type="float">
            <text:p>4.7398983985</text:p>
          </table:table-cell>
          <table:table-cell office:value-type="float" office:value="0.007448223267075" calcext:value-type="float">
            <text:p>0.0074482233</text:p>
          </table:table-cell>
          <table:table-cell office:value-type="float" office:value="0.77" calcext:value-type="float">
            <text:p>0.77</text:p>
          </table:table-cell>
          <table:table-cell office:value-type="float" office:value="0.3577" calcext:value-type="float">
            <text:p>0.3577</text:p>
          </table:table-cell>
          <table:table-cell office:value-type="float" office:value="0.4769" calcext:value-type="float">
            <text:p>0.4769</text:p>
          </table:table-cell>
          <table:table-cell office:value-type="float" office:value="0.666" calcext:value-type="float">
            <text:p>0.666</text:p>
          </table:table-cell>
          <table:table-cell office:value-type="float" office:value="0.9395" calcext:value-type="float">
            <text:p>0.9395</text:p>
          </table:table-cell>
          <table:table-cell office:value-type="float" office:value="1.266" calcext:value-type="float">
            <text:p>1.266</text:p>
          </table:table-cell>
          <table:table-cell table:formula="of:=IF([.$D247]&lt;&gt;0;0.103*[.H247]/[.$D247];&quot;&quot;)" office:value-type="float" office:value="0.0103632390128119" calcext:value-type="float">
            <text:p>0.01</text:p>
          </table:table-cell>
          <table:table-cell table:formula="of:=IF([.$D247]&lt;&gt;0;0.103*[.I247]/[.$D247];&quot;&quot;)" office:value-type="float" office:value="0.0144724621147677" calcext:value-type="float">
            <text:p>0.01</text:p>
          </table:table-cell>
          <table:table-cell table:formula="of:=IF([.$D247]&lt;&gt;0;0.103*[.J247]/[.$D247];&quot;&quot;)" office:value-type="float" office:value="0.0204157329682045" calcext:value-type="float">
            <text:p>0.02</text:p>
          </table:table-cell>
          <table:table-cell table:formula="of:=IF([.L247]&lt;&gt;&quot;&quot;;ROUND([.L247];2-(1+INT(LOG10(ABS([.$M247])))));&quot;&quot;)" office:value-type="float" office:value="0.01" calcext:value-type="float">
            <text:p>0.01</text:p>
          </table:table-cell>
          <table:table-cell table:formula="of:=IF([.M247]&lt;&gt;&quot;&quot;;ROUND([.M247];2-(1+INT(LOG10(ABS([.$M247])))));&quot;&quot;)" office:value-type="float" office:value="0.014" calcext:value-type="float">
            <text:p>0.014</text:p>
          </table:table-cell>
          <table:table-cell table:formula="of:=IF([.N247]&lt;&gt;&quot;&quot;;ROUND([.N247];2-(1+INT(LOG10(ABS([.$M247])))));&quot;&quot;)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npart_ZToLL_SU-0_dU-1p40_LU-15_TuneCUETP8M1_13TeV-pythia8</text:p>
          </table:table-cell>
          <table:table-cell office:value-type="float" office:value="15" calcext:value-type="float">
            <text:p>15</text:p>
          </table:table-cell>
          <table:table-cell office:value-type="float" office:value="1.4" calcext:value-type="float">
            <text:p>1.4</text:p>
          </table:table-cell>
          <table:table-cell office:value-type="float" office:value="1.182" calcext:value-type="float">
            <text:p>1.182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" calcext:value-type="float">
            <text:p>0</text:p>
          </table:table-cell>
          <table:table-cell office:value-type="float" office:value="0.2843" calcext:value-type="float">
            <text:p>0.2843</text:p>
          </table:table-cell>
          <table:table-cell office:value-type="float" office:value="0.379" calcext:value-type="float">
            <text:p>0.379</text:p>
          </table:table-cell>
          <table:table-cell office:value-type="float" office:value="0.5293" calcext:value-type="float">
            <text:p>0.5293</text:p>
          </table:table-cell>
          <table:table-cell office:value-type="float" office:value="0.7466" calcext:value-type="float">
            <text:p>0.7466</text:p>
          </table:table-cell>
          <table:table-cell office:value-type="float" office:value="1.0129" calcext:value-type="float">
            <text:p>1.0129</text:p>
          </table:table-cell>
          <table:table-cell table:formula="of:=IF([.$D248]&lt;&gt;0;0.103*[.H248]/[.$D248];&quot;&quot;)" office:value-type="float" office:value="0.0330262267343486" calcext:value-type="float">
            <text:p>0.03</text:p>
          </table:table-cell>
          <table:table-cell table:formula="of:=IF([.$D248]&lt;&gt;0;0.103*[.I248]/[.$D248];&quot;&quot;)" office:value-type="float" office:value="0.046123434856176" calcext:value-type="float">
            <text:p>0.05</text:p>
          </table:table-cell>
          <table:table-cell table:formula="of:=IF([.$D248]&lt;&gt;0;0.103*[.J248]/[.$D248];&quot;&quot;)" office:value-type="float" office:value="0.0650590524534687" calcext:value-type="float">
            <text:p>0.07</text:p>
          </table:table-cell>
          <table:table-cell table:formula="of:=IF([.L248]&lt;&gt;&quot;&quot;;ROUND([.L248];2-(1+INT(LOG10(ABS([.$M248])))));&quot;&quot;)" office:value-type="float" office:value="0.033" calcext:value-type="float">
            <text:p>0.033</text:p>
          </table:table-cell>
          <table:table-cell table:formula="of:=IF([.M248]&lt;&gt;&quot;&quot;;ROUND([.M248];2-(1+INT(LOG10(ABS([.$M248])))));&quot;&quot;)" office:value-type="float" office:value="0.046" calcext:value-type="float">
            <text:p>0.046</text:p>
          </table:table-cell>
          <table:table-cell table:formula="of:=IF([.N248]&lt;&gt;&quot;&quot;;ROUND([.N248];2-(1+INT(LOG10(ABS([.$M248])))));&quot;&quot;)" office:value-type="float" office:value="0.065" calcext:value-type="float">
            <text:p>0.06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npart_ZToLL_SU-0_dU-1p50_LU-15_TuneCUETP8M1_13TeV-pythia8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.5</text:p>
          </table:table-cell>
          <table:table-cell office:value-type="float" office:value="0.291719159535943" calcext:value-type="float">
            <text:p>0.2917191595</text:p>
          </table:table-cell>
          <table:table-cell office:value-type="float" office:value="0.000854268136725" calcext:value-type="float">
            <text:p>0.0008542681</text:p>
          </table:table-cell>
          <table:table-cell office:value-type="float" office:value="1.46" calcext:value-type="float">
            <text:p>1.46</text:p>
          </table:table-cell>
          <table:table-cell office:value-type="float" office:value="0.2447" calcext:value-type="float">
            <text:p>0.2447</text:p>
          </table:table-cell>
          <table:table-cell office:value-type="float" office:value="0.3276" calcext:value-type="float">
            <text:p>0.3276</text:p>
          </table:table-cell>
          <table:table-cell office:value-type="float" office:value="0.459" calcext:value-type="float">
            <text:p>0.459</text:p>
          </table:table-cell>
          <table:table-cell office:value-type="float" office:value="0.6511" calcext:value-type="float">
            <text:p>0.6511</text:p>
          </table:table-cell>
          <table:table-cell office:value-type="float" office:value="0.8896" calcext:value-type="float">
            <text:p>0.8896</text:p>
          </table:table-cell>
          <table:table-cell table:formula="of:=IF([.$D249]&lt;&gt;0;0.103*[.H249]/[.$D249];&quot;&quot;)" office:value-type="float" office:value="0.115668782447053" calcext:value-type="float">
            <text:p>0.12</text:p>
          </table:table-cell>
          <table:table-cell table:formula="of:=IF([.$D249]&lt;&gt;0;0.103*[.I249]/[.$D249];&quot;&quot;)" office:value-type="float" office:value="0.162063403978013" calcext:value-type="float">
            <text:p>0.16</text:p>
          </table:table-cell>
          <table:table-cell table:formula="of:=IF([.$D249]&lt;&gt;0;0.103*[.J249]/[.$D249];&quot;&quot;)" office:value-type="float" office:value="0.229889939716959" calcext:value-type="float">
            <text:p>0.23</text:p>
          </table:table-cell>
          <table:table-cell table:formula="of:=IF([.L249]&lt;&gt;&quot;&quot;;ROUND([.L249];2-(1+INT(LOG10(ABS([.$M249])))));&quot;&quot;)" office:value-type="float" office:value="0.12" calcext:value-type="float">
            <text:p>0.12</text:p>
          </table:table-cell>
          <table:table-cell table:formula="of:=IF([.M249]&lt;&gt;&quot;&quot;;ROUND([.M249];2-(1+INT(LOG10(ABS([.$M249])))));&quot;&quot;)" office:value-type="float" office:value="0.16" calcext:value-type="float">
            <text:p>0.16</text:p>
          </table:table-cell>
          <table:table-cell table:formula="of:=IF([.N249]&lt;&gt;&quot;&quot;;ROUND([.N249];2-(1+INT(LOG10(ABS([.$M249])))));&quot;&quot;)" office:value-type="float" office:value="0.23" calcext:value-type="float">
            <text:p>0.2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npart_ZToLL_SU-0_dU-1p60_LU-15_TuneCUETP8M1_13TeV-pythia8</text:p>
          </table:table-cell>
          <table:table-cell office:value-type="float" office:value="15" calcext:value-type="float">
            <text:p>15</text:p>
          </table:table-cell>
          <table:table-cell office:value-type="float" office:value="1.6" calcext:value-type="float">
            <text:p>1.6</text:p>
          </table:table-cell>
          <table:table-cell office:value-type="float" office:value="0.073187260718661" calcext:value-type="float">
            <text:p>0.0731872607</text:p>
          </table:table-cell>
          <table:table-cell office:value-type="float" office:value="0.000156712475958" calcext:value-type="float">
            <text:p>0.0001567125</text:p>
          </table:table-cell>
          <table:table-cell office:value-type="float" office:value="0.63" calcext:value-type="float">
            <text:p>0.63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2679" calcext:value-type="float">
            <text:p>0.2679</text:p>
          </table:table-cell>
          <table:table-cell office:value-type="float" office:value="0.3799" calcext:value-type="float">
            <text:p>0.3799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7476" calcext:value-type="float">
            <text:p>0.7476</text:p>
          </table:table-cell>
          <table:table-cell table:formula="of:=IF([.$D250]&lt;&gt;0;0.103*[.H250]/[.$D250];&quot;&quot;)" office:value-type="float" office:value="0.377028730533759" calcext:value-type="float">
            <text:p>0.38</text:p>
          </table:table-cell>
          <table:table-cell table:formula="of:=IF([.$D250]&lt;&gt;0;0.103*[.I250]/[.$D250];&quot;&quot;)" office:value-type="float" office:value="0.534651790704647" calcext:value-type="float">
            <text:p>0.53</text:p>
          </table:table-cell>
          <table:table-cell table:formula="of:=IF([.$D250]&lt;&gt;0;0.103*[.J250]/[.$D250];&quot;&quot;)" office:value-type="float" office:value="0.766864334706403" calcext:value-type="float">
            <text:p>0.77</text:p>
          </table:table-cell>
          <table:table-cell table:formula="of:=IF([.L250]&lt;&gt;&quot;&quot;;ROUND([.L250];2-(1+INT(LOG10(ABS([.$M250])))));&quot;&quot;)" office:value-type="float" office:value="0.38" calcext:value-type="float">
            <text:p>0.38</text:p>
          </table:table-cell>
          <table:table-cell table:formula="of:=IF([.M250]&lt;&gt;&quot;&quot;;ROUND([.M250];2-(1+INT(LOG10(ABS([.$M250])))));&quot;&quot;)" office:value-type="float" office:value="0.53" calcext:value-type="float">
            <text:p>0.53</text:p>
          </table:table-cell>
          <table:table-cell table:formula="of:=IF([.N250]&lt;&gt;&quot;&quot;;ROUND([.N250];2-(1+INT(LOG10(ABS([.$M250])))));&quot;&quot;)" office:value-type="float" office:value="0.77" calcext:value-type="float">
            <text:p>0.7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npart_ZToLL_SU-0_dU-1p70_LU-15_TuneCUETP8M1_13TeV-pythia8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.7</text:p>
          </table:table-cell>
          <table:table-cell office:value-type="float" office:value="0.01851" calcext:value-type="float">
            <text:p>0.01851</text:p>
          </table:table-cell>
          <table:table-cell office:value-type="float" office:value="0.00003874" calcext:value-type="float">
            <text:p>0.00003874</text:p>
          </table:table-cell>
          <table:table-cell office:value-type="float" office:value="0" calcext:value-type="float">
            <text:p>0</text:p>
          </table:table-cell>
          <table:table-cell office:value-type="float" office:value="0.1508" calcext:value-type="float">
            <text:p>0.1508</text:p>
          </table:table-cell>
          <table:table-cell office:value-type="float" office:value="0.2058" calcext:value-type="float">
            <text:p>0.2058</text:p>
          </table:table-cell>
          <table:table-cell office:value-type="float" office:value="0.2959" calcext:value-type="float">
            <text:p>0.2959</text:p>
          </table:table-cell>
          <table:table-cell office:value-type="float" office:value="0.4292" calcext:value-type="float">
            <text:p>0.4292</text:p>
          </table:table-cell>
          <table:table-cell office:value-type="float" office:value="0.5965" calcext:value-type="float">
            <text:p>0.5965</text:p>
          </table:table-cell>
          <table:table-cell table:formula="of:=IF([.$D251]&lt;&gt;0;0.103*[.H251]/[.$D251];&quot;&quot;)" office:value-type="float" office:value="1.14518638573744" calcext:value-type="float">
            <text:p>1.15</text:p>
          </table:table-cell>
          <table:table-cell table:formula="of:=IF([.$D251]&lt;&gt;0;0.103*[.I251]/[.$D251];&quot;&quot;)" office:value-type="float" office:value="1.64655321447866" calcext:value-type="float">
            <text:p>1.65</text:p>
          </table:table-cell>
          <table:table-cell table:formula="of:=IF([.$D251]&lt;&gt;0;0.103*[.J251]/[.$D251];&quot;&quot;)" office:value-type="float" office:value="2.38830902215019" calcext:value-type="float">
            <text:p>2.39</text:p>
          </table:table-cell>
          <table:table-cell table:formula="of:=IF([.L251]&lt;&gt;&quot;&quot;;ROUND([.L251];2-(1+INT(LOG10(ABS([.$M251])))));&quot;&quot;)" office:value-type="float" office:value="1.1" calcext:value-type="float">
            <text:p>1.1</text:p>
          </table:table-cell>
          <table:table-cell table:formula="of:=IF([.M251]&lt;&gt;&quot;&quot;;ROUND([.M251];2-(1+INT(LOG10(ABS([.$M251])))));&quot;&quot;)" office:value-type="float" office:value="1.6" calcext:value-type="float">
            <text:p>1.6</text:p>
          </table:table-cell>
          <table:table-cell table:formula="of:=IF([.N251]&lt;&gt;&quot;&quot;;ROUND([.N251];2-(1+INT(LOG10(ABS([.$M251])))));&quot;&quot;)" office:value-type="float" office:value="2.4" calcext:value-type="float">
            <text:p>2.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npart_ZToLL_SU-0_dU-1p80_LU-15_TuneCUETP8M1_13TeV-pythia8</text:p>
          </table:table-cell>
          <table:table-cell office:value-type="float" office:value="15" calcext:value-type="float">
            <text:p>15</text:p>
          </table:table-cell>
          <table:table-cell office:value-type="float" office:value="1.8" calcext:value-type="float">
            <text:p>1.8</text:p>
          </table:table-cell>
          <table:table-cell office:value-type="float" office:value="0.004794" calcext:value-type="float">
            <text:p>0.004794</text:p>
          </table:table-cell>
          <table:table-cell office:value-type="float" office:value="0.00001161" calcext:value-type="float">
            <text:p>0.00001161</text:p>
          </table:table-cell>
          <table:table-cell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0.1672" calcext:value-type="float">
            <text:p>0.1672</text:p>
          </table:table-cell>
          <table:table-cell office:value-type="float" office:value="0.2412" calcext:value-type="float">
            <text:p>0.2412</text:p>
          </table:table-cell>
          <table:table-cell office:value-type="float" office:value="0.3537" calcext:value-type="float">
            <text:p>0.3537</text:p>
          </table:table-cell>
          <table:table-cell office:value-type="float" office:value="0.4976" calcext:value-type="float">
            <text:p>0.4976</text:p>
          </table:table-cell>
          <table:table-cell table:formula="of:=IF([.$D252]&lt;&gt;0;0.103*[.H252]/[.$D252];&quot;&quot;)" office:value-type="float" office:value="3.59232373800584" calcext:value-type="float">
            <text:p>3.59</text:p>
          </table:table-cell>
          <table:table-cell table:formula="of:=IF([.$D252]&lt;&gt;0;0.103*[.I252]/[.$D252];&quot;&quot;)" office:value-type="float" office:value="5.18222778473091" calcext:value-type="float">
            <text:p>5.18</text:p>
          </table:table-cell>
          <table:table-cell table:formula="of:=IF([.$D252]&lt;&gt;0;0.103*[.J252]/[.$D252];&quot;&quot;)" office:value-type="float" office:value="7.59931163954944" calcext:value-type="float">
            <text:p>7.60</text:p>
          </table:table-cell>
          <table:table-cell table:formula="of:=IF([.L252]&lt;&gt;&quot;&quot;;ROUND([.L252];2-(1+INT(LOG10(ABS([.$M252])))));&quot;&quot;)" office:value-type="float" office:value="3.6" calcext:value-type="float">
            <text:p>3.6</text:p>
          </table:table-cell>
          <table:table-cell table:formula="of:=IF([.M252]&lt;&gt;&quot;&quot;;ROUND([.M252];2-(1+INT(LOG10(ABS([.$M252])))));&quot;&quot;)" office:value-type="float" office:value="5.2" calcext:value-type="float">
            <text:p>5.2</text:p>
          </table:table-cell>
          <table:table-cell table:formula="of:=IF([.N252]&lt;&gt;&quot;&quot;;ROUND([.N252];2-(1+INT(LOG10(ABS([.$M252])))));&quot;&quot;)" office:value-type="float" office:value="7.6" calcext:value-type="float">
            <text:p>7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npart_ZToLL_SU-0_dU-1p90_LU-15_TuneCUETP8M1_13TeV-pythia8</text:p>
          </table:table-cell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.9</text:p>
          </table:table-cell>
          <table:table-cell office:value-type="float" office:value="0.001271287738964" calcext:value-type="float">
            <text:p>0.0012712877</text:p>
          </table:table-cell>
          <table:table-cell office:value-type="float" office:value="0.000003050871804" calcext:value-type="float">
            <text:p>3.050871804E-006</text:p>
          </table:table-cell>
          <table:table-cell office:value-type="float" office:value="0.19" calcext:value-type="float">
            <text:p>0.19</text:p>
          </table:table-cell>
          <table:table-cell office:value-type="float" office:value="0.1089" calcext:value-type="float">
            <text:p>0.1089</text:p>
          </table:table-cell>
          <table:table-cell office:value-type="float" office:value="0.1479" calcext:value-type="float">
            <text:p>0.1479</text:p>
          </table:table-cell>
          <table:table-cell office:value-type="float" office:value="0.2119" calcext:value-type="float">
            <text:p>0.2119</text:p>
          </table:table-cell>
          <table:table-cell office:value-type="float" office:value="0.3107" calcext:value-type="float">
            <text:p>0.3107</text:p>
          </table:table-cell>
          <table:table-cell office:value-type="float" office:value="0.4346" calcext:value-type="float">
            <text:p>0.4346</text:p>
          </table:table-cell>
          <table:table-cell table:formula="of:=IF([.$D253]&lt;&gt;0;0.103*[.H253]/[.$D253];&quot;&quot;)" office:value-type="float" office:value="11.9828891077124" calcext:value-type="float">
            <text:p>11.98</text:p>
          </table:table-cell>
          <table:table-cell table:formula="of:=IF([.$D253]&lt;&gt;0;0.103*[.I253]/[.$D253];&quot;&quot;)" office:value-type="float" office:value="17.1681825687914" calcext:value-type="float">
            <text:p>17.17</text:p>
          </table:table-cell>
          <table:table-cell table:formula="of:=IF([.$D253]&lt;&gt;0;0.103*[.J253]/[.$D253];&quot;&quot;)" office:value-type="float" office:value="25.1729793493322" calcext:value-type="float">
            <text:p>25.17</text:p>
          </table:table-cell>
          <table:table-cell table:formula="of:=IF([.L253]&lt;&gt;&quot;&quot;;ROUND([.L253];2-(1+INT(LOG10(ABS([.$M253])))));&quot;&quot;)" office:value-type="float" office:value="12" calcext:value-type="float">
            <text:p>12</text:p>
          </table:table-cell>
          <table:table-cell table:formula="of:=IF([.M253]&lt;&gt;&quot;&quot;;ROUND([.M253];2-(1+INT(LOG10(ABS([.$M253])))));&quot;&quot;)" office:value-type="float" office:value="17" calcext:value-type="float">
            <text:p>17</text:p>
          </table:table-cell>
          <table:table-cell table:formula="of:=IF([.N253]&lt;&gt;&quot;&quot;;ROUND([.N253];2-(1+INT(LOG10(ABS([.$M253])))));&quot;&quot;)"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npart_ZToLL_SU-0_dU-2p00_LU-15_TuneCUETP8M1_13TeV-pythia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0003446" calcext:value-type="float">
            <text:p>0.0003446</text:p>
          </table:table-cell>
          <table:table-cell office:value-type="float" office:value="0.0000008303" calcext:value-type="float">
            <text:p>8.303E-007</text:p>
          </table:table-cell>
          <table:table-cell office:value-type="float" office:value="0" calcext:value-type="float">
            <text:p>0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1244" calcext:value-type="float">
            <text:p>0.1244</text:p>
          </table:table-cell>
          <table:table-cell office:value-type="float" office:value="0.1812" calcext:value-type="float">
            <text:p>0.1812</text:p>
          </table:table-cell>
          <table:table-cell office:value-type="float" office:value="0.2656" calcext:value-type="float">
            <text:p>0.2656</text:p>
          </table:table-cell>
          <table:table-cell office:value-type="float" office:value="0.3737" calcext:value-type="float">
            <text:p>0.3737</text:p>
          </table:table-cell>
          <table:table-cell table:formula="of:=IF([.$D254]&lt;&gt;0;0.103*[.H254]/[.$D254];&quot;&quot;)" office:value-type="float" office:value="37.1828206616367" calcext:value-type="float">
            <text:p>37.18</text:p>
          </table:table-cell>
          <table:table-cell table:formula="of:=IF([.$D254]&lt;&gt;0;0.103*[.I254]/[.$D254];&quot;&quot;)" office:value-type="float" office:value="54.1601857225769" calcext:value-type="float">
            <text:p>54.16</text:p>
          </table:table-cell>
          <table:table-cell table:formula="of:=IF([.$D254]&lt;&gt;0;0.103*[.J254]/[.$D254];&quot;&quot;)" office:value-type="float" office:value="79.3871154962275" calcext:value-type="float">
            <text:p>79.39</text:p>
          </table:table-cell>
          <table:table-cell table:formula="of:=IF([.L254]&lt;&gt;&quot;&quot;;ROUND([.L254];2-(1+INT(LOG10(ABS([.$M254])))));&quot;&quot;)" office:value-type="float" office:value="37" calcext:value-type="float">
            <text:p>37</text:p>
          </table:table-cell>
          <table:table-cell table:formula="of:=IF([.M254]&lt;&gt;&quot;&quot;;ROUND([.M254];2-(1+INT(LOG10(ABS([.$M254])))));&quot;&quot;)" office:value-type="float" office:value="54" calcext:value-type="float">
            <text:p>54</text:p>
          </table:table-cell>
          <table:table-cell table:formula="of:=IF([.N254]&lt;&gt;&quot;&quot;;ROUND([.N254];2-(1+INT(LOG10(ABS([.$M254])))));&quot;&quot;)" office:value-type="float" office:value="79" calcext:value-type="float">
            <text:p>7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npart_ZToLL_SU-0_dU-2p20_LU-15_TuneCUETP8M1_13TeV-pythia8</text:p>
          </table:table-cell>
          <table:table-cell office:value-type="float" office:value="15" calcext:value-type="float">
            <text:p>15</text:p>
          </table:table-cell>
          <table:table-cell office:value-type="float" office:value="2.2" calcext:value-type="float">
            <text:p>2.2</text:p>
          </table:table-cell>
          <table:table-cell office:value-type="float" office:value="0.000027059510497" calcext:value-type="float">
            <text:p>2.7059510497E-005</text:p>
          </table:table-cell>
          <table:table-cell office:value-type="float" office:value="0.000000067672204" calcext:value-type="float">
            <text:p>6.7672204E-008</text:p>
          </table:table-cell>
          <table:table-cell office:value-type="float" office:value="0.09" calcext:value-type="float">
            <text:p>0.09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0896" calcext:value-type="float">
            <text:p>0.0896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1957" calcext:value-type="float">
            <text:p>0.1957</text:p>
          </table:table-cell>
          <table:table-cell office:value-type="float" office:value="0.2793" calcext:value-type="float">
            <text:p>0.2793</text:p>
          </table:table-cell>
          <table:table-cell table:formula="of:=IF([.$D255]&lt;&gt;0;0.103*[.H255]/[.$D255];&quot;&quot;)" office:value-type="float" office:value="341.055689127236" calcext:value-type="float">
            <text:p>341.06</text:p>
          </table:table-cell>
          <table:table-cell table:formula="of:=IF([.$D255]&lt;&gt;0;0.103*[.I255]/[.$D255];&quot;&quot;)" office:value-type="float" office:value="499.783615875067" calcext:value-type="float">
            <text:p>499.78</text:p>
          </table:table-cell>
          <table:table-cell table:formula="of:=IF([.$D255]&lt;&gt;0;0.103*[.J255]/[.$D255];&quot;&quot;)" office:value-type="float" office:value="744.917392435268" calcext:value-type="float">
            <text:p>744.92</text:p>
          </table:table-cell>
          <table:table-cell table:formula="of:=IF([.L255]&lt;&gt;&quot;&quot;;ROUND([.L255];2-(1+INT(LOG10(ABS([.$M255])))));&quot;&quot;)" office:value-type="float" office:value="340" calcext:value-type="float">
            <text:p>340</text:p>
          </table:table-cell>
          <table:table-cell table:formula="of:=IF([.M255]&lt;&gt;&quot;&quot;;ROUND([.M255];2-(1+INT(LOG10(ABS([.$M255])))));&quot;&quot;)" office:value-type="float" office:value="500" calcext:value-type="float">
            <text:p>500</text:p>
          </table:table-cell>
          <table:table-cell table:formula="of:=IF([.N255]&lt;&gt;&quot;&quot;;ROUND([.N255];2-(1+INT(LOG10(ABS([.$M255])))));&quot;&quot;)" office:value-type="float" office:value="740" calcext:value-type="float">
            <text:p>740</text:p>
          </table:table-cell>
          <table:table-cell table:number-columns-repeated="1005"/>
        </table:table-row>
      </table:table>
      <table:table table:name="Expected XS Limits" table:style-name="ta1"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Sample Name</text:p>
          </table:table-cell>
          <table:table-cell table:style-name="ce1" office:value-type="string" calcext:value-type="string">
            <text:p>-2s</text:p>
          </table:table-cell>
          <table:table-cell table:style-name="ce1" office:value-type="string" calcext:value-type="string">
            <text:p>-1s</text:p>
          </table:table-cell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+1s</text:p>
          </table:table-cell>
          <table:table-cell table:style-name="ce1" office:value-type="string" calcext:value-type="string">
            <text:p>+2s</text:p>
          </table:table-cell>
        </table:table-row>
        <table:table-row table:style-name="ro1">
          <table:table-cell office:value-type="string" calcext:value-type="string">
            <text:p>ADDMonoZ_ZtoLL_MD-1_d-2_TuneCUETP8M1_13TeV-pythia8</text:p>
          </table:table-cell>
          <table:table-cell office:value-type="float" office:value="0.7893" calcext:value-type="float">
            <text:p>0.7893</text:p>
          </table:table-cell>
          <table:table-cell office:value-type="float" office:value="1.1252" calcext:value-type="float">
            <text:p>1.1252</text:p>
          </table:table-cell>
          <table:table-cell office:value-type="float" office:value="1.7344" calcext:value-type="float">
            <text:p>1.7344</text:p>
          </table:table-cell>
          <table:table-cell office:value-type="float" office:value="2.7368" calcext:value-type="float">
            <text:p>2.7368</text:p>
          </table:table-cell>
          <table:table-cell office:value-type="float" office:value="4.1045" calcext:value-type="float">
            <text:p>4.1045</text:p>
          </table:table-cell>
        </table:table-row>
        <table:table-row table:style-name="ro1">
          <table:table-cell office:value-type="string" calcext:value-type="string">
            <text:p>ADDMonoZ_ZtoLL_MD-1_d-3_TuneCUETP8M1_13TeV-pythia8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765" calcext:value-type="float">
            <text:p>0.0765</text:p>
          </table:table-cell>
          <table:table-cell office:value-type="float" office:value="0.1156" calcext:value-type="float">
            <text:p>0.1156</text:p>
          </table:table-cell>
        </table:table-row>
        <table:table-row table:style-name="ro1">
          <table:table-cell office:value-type="string" calcext:value-type="string">
            <text:p>ADDMonoZ_ZtoLL_MD-1_d-4_TuneCUETP8M1_13TeV-pythia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718" calcext:value-type="float">
            <text:p>0.0718</text:p>
          </table:table-cell>
          <table:table-cell office:value-type="float" office:value="0.1086" calcext:value-type="float">
            <text:p>0.1086</text:p>
          </table:table-cell>
        </table:table-row>
        <table:table-row table:style-name="ro1">
          <table:table-cell office:value-type="string" calcext:value-type="string">
            <text:p>ADDMonoZ_ZtoLL_MD-1_d-5_TuneCUETP8M1_13TeV-pythia8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0734" calcext:value-type="float">
            <text:p>0.0734</text:p>
          </table:table-cell>
          <table:table-cell office:value-type="float" office:value="0.1109" calcext:value-type="float">
            <text:p>0.1109</text:p>
          </table:table-cell>
        </table:table-row>
        <table:table-row table:style-name="ro1">
          <table:table-cell office:value-type="string" calcext:value-type="string">
            <text:p>ADDMonoZ_ZtoLL_MD-1_d-6_TuneCUETP8M1_13TeV-pythia8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0741" calcext:value-type="float">
            <text:p>0.0741</text:p>
          </table:table-cell>
          <table:table-cell office:value-type="float" office:value="0.1112" calcext:value-type="float">
            <text:p>0.1112</text:p>
          </table:table-cell>
        </table:table-row>
        <table:table-row table:style-name="ro1">
          <table:table-cell office:value-type="string" calcext:value-type="string">
            <text:p>ADDMonoZ_ZtoLL_MD-1_d-7_TuneCUETP8M1_13TeV-pythia8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0734" calcext:value-type="float">
            <text:p>0.0734</text:p>
          </table:table-cell>
          <table:table-cell office:value-type="float" office:value="0.1109" calcext:value-type="float">
            <text:p>0.1109</text:p>
          </table:table-cell>
        </table:table-row>
        <table:table-row table:style-name="ro1">
          <table:table-cell office:value-type="string" calcext:value-type="string">
            <text:p>ADDMonoZ_ZtoLL_MD-2_d-2_TuneCUETP8M1_13TeV-pythia8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0688" calcext:value-type="float">
            <text:p>0.0688</text:p>
          </table:table-cell>
          <table:table-cell office:value-type="float" office:value="0.1092" calcext:value-type="float">
            <text:p>0.1092</text:p>
          </table:table-cell>
          <table:table-cell office:value-type="float" office:value="0.1648" calcext:value-type="float">
            <text:p>0.1648</text:p>
          </table:table-cell>
        </table:table-row>
        <table:table-row table:style-name="ro1">
          <table:table-cell office:value-type="string" calcext:value-type="string">
            <text:p>ADDMonoZ_ZtoLL_MD-2_d-3_TuneCUETP8M1_13TeV-pythia8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0788" calcext:value-type="float">
            <text:p>0.0788</text:p>
          </table:table-cell>
          <table:table-cell office:value-type="float" office:value="0.1187" calcext:value-type="float">
            <text:p>0.1187</text:p>
          </table:table-cell>
        </table:table-row>
        <table:table-row table:style-name="ro1">
          <table:table-cell office:value-type="string" calcext:value-type="string">
            <text:p>ADDMonoZ_ZtoLL_MD-2_d-4_TuneCUETP8M1_13TeV-pythia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718" calcext:value-type="float">
            <text:p>0.0718</text:p>
          </table:table-cell>
          <table:table-cell office:value-type="float" office:value="0.1086" calcext:value-type="float">
            <text:p>0.1086</text:p>
          </table:table-cell>
        </table:table-row>
        <table:table-row table:style-name="ro1">
          <table:table-cell office:value-type="string" calcext:value-type="string">
            <text:p>ADDMonoZ_ZtoLL_MD-2_d-5_TuneCUETP8M1_13TeV-pythia8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717" calcext:value-type="float">
            <text:p>0.0717</text:p>
          </table:table-cell>
          <table:table-cell office:value-type="float" office:value="0.1079" calcext:value-type="float">
            <text:p>0.1079</text:p>
          </table:table-cell>
        </table:table-row>
        <table:table-row table:style-name="ro1">
          <table:table-cell office:value-type="string" calcext:value-type="string">
            <text:p>ADDMonoZ_ZtoLL_MD-2_d-6_TuneCUETP8M1_13TeV-pythia8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703" calcext:value-type="float">
            <text:p>0.0703</text:p>
          </table:table-cell>
          <table:table-cell office:value-type="float" office:value="0.1062" calcext:value-type="float">
            <text:p>0.1062</text:p>
          </table:table-cell>
        </table:table-row>
        <table:table-row table:style-name="ro1">
          <table:table-cell office:value-type="string" calcext:value-type="string">
            <text:p>ADDMonoZ_ZtoLL_MD-2_d-7_TuneCUETP8M1_13TeV-pythia8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686" calcext:value-type="float">
            <text:p>0.0686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string" calcext:value-type="string">
            <text:p>ADDMonoZ_ZToLL_MD-3_d-2_TuneCUETP8M1_13TeV-pythia8</text:p>
          </table:table-cell>
          <table:table-cell office:value-type="float" office:value="0.0598" calcext:value-type="float">
            <text:p>0.0598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2073" calcext:value-type="float">
            <text:p>0.2073</text:p>
          </table:table-cell>
          <table:table-cell office:value-type="float" office:value="0.3108" calcext:value-type="float">
            <text:p>0.3108</text:p>
          </table:table-cell>
        </table:table-row>
        <table:table-row table:style-name="ro1">
          <table:table-cell office:value-type="string" calcext:value-type="string">
            <text:p>ADDMonoZ_ZToLL_MD-3_d-3_TuneCUETP8M1_13TeV-pythia8</text:p>
          </table:table-cell>
          <table:table-cell office:value-type="float" office:value="0.0277" calcext:value-type="float">
            <text:p>0.0277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454" calcext:value-type="float">
            <text:p>0.1454</text:p>
          </table:table-cell>
        </table:table-row>
        <table:table-row table:style-name="ro1">
          <table:table-cell office:value-type="string" calcext:value-type="string">
            <text:p>ADDMonoZ_ZToLL_MD-3_d-4_TuneCUETP8M1_13TeV-pythia8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0749" calcext:value-type="float">
            <text:p>0.0749</text:p>
          </table:table-cell>
          <table:table-cell office:value-type="float" office:value="0.1133" calcext:value-type="float">
            <text:p>0.1133</text:p>
          </table:table-cell>
        </table:table-row>
        <table:table-row table:style-name="ro1">
          <table:table-cell office:value-type="string" calcext:value-type="string">
            <text:p>ADDMonoZ_ZToLL_MD-3_d-5_TuneCUETP8M1_13TeV-pythia8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1051" calcext:value-type="float">
            <text:p>0.1051</text:p>
          </table:table-cell>
        </table:table-row>
        <table:table-row table:style-name="ro1">
          <table:table-cell office:value-type="string" calcext:value-type="string">
            <text:p>ADDMonoZ_ZToLL_MD-3_d-6_TuneCUETP8M1_13TeV-pythia8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0757" calcext:value-type="float">
            <text:p>0.0757</text:p>
          </table:table-cell>
          <table:table-cell office:value-type="float" office:value="0.1147" calcext:value-type="float">
            <text:p>0.1147</text:p>
          </table:table-cell>
        </table:table-row>
        <table:table-row table:style-name="ro1">
          <table:table-cell office:value-type="string" calcext:value-type="string">
            <text:p>ADDMonoZ_ZToLL_MD-3_d-7_TuneCUETP8M1_13TeV-pythia8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0742" calcext:value-type="float">
            <text:p>0.0742</text:p>
          </table:table-cell>
          <table:table-cell office:value-type="float" office:value="0.1118" calcext:value-type="float">
            <text:p>0.1118</text:p>
          </table:table-cell>
        </table:table-row>
        <table:table-row table:style-name="ro1">
          <table:table-cell office:value-type="string" calcext:value-type="string">
            <text:p>DarkMatter_MonoZToLL_A_Mx-1_Mv-10_gDMgQ-1_TuneCUETP8M1_13TeV-madgraph</text:p>
          </table:table-cell>
          <table:table-cell office:value-type="float" office:value="8.0138" calcext:value-type="float">
            <text:p>8.0138</text:p>
          </table:table-cell>
          <table:table-cell office:value-type="float" office:value="10.643" calcext:value-type="float">
            <text:p>10.643</text:p>
          </table:table-cell>
          <table:table-cell office:value-type="float" office:value="14.8125" calcext:value-type="float">
            <text:p>14.8125</text:p>
          </table:table-cell>
          <table:table-cell office:value-type="float" office:value="20.894" calcext:value-type="float">
            <text:p>20.894</text:p>
          </table:table-cell>
          <table:table-cell office:value-type="float" office:value="28.3461" calcext:value-type="float">
            <text:p>28.3461</text:p>
          </table:table-cell>
        </table:table-row>
        <table:table-row table:style-name="ro1">
          <table:table-cell office:value-type="string" calcext:value-type="string">
            <text:p>DarkMatter_MonoZToLL_A_Mx-1_Mv-100_gDMgQ-1_TuneCUETP8M1_13TeV-madgraph</text:p>
          </table:table-cell>
          <table:table-cell office:value-type="float" office:value="0.5621" calcext:value-type="float">
            <text:p>0.5621</text:p>
          </table:table-cell>
          <table:table-cell office:value-type="float" office:value="0.7432" calcext:value-type="float">
            <text:p>0.7432</text:p>
          </table:table-cell>
          <table:table-cell office:value-type="float" office:value="1.0352" calcext:value-type="float">
            <text:p>1.0352</text:p>
          </table:table-cell>
          <table:table-cell office:value-type="float" office:value="1.4354" calcext:value-type="float">
            <text:p>1.4354</text:p>
          </table:table-cell>
          <table:table-cell office:value-type="float" office:value="1.9237" calcext:value-type="float">
            <text:p>1.9237</text:p>
          </table:table-cell>
        </table:table-row>
        <table:table-row table:style-name="ro1">
          <table:table-cell office:value-type="string" calcext:value-type="string">
            <text:p>DarkMatter_MonoZToLL_A_Mx-1_Mv-1000_gDMgQ-1_TuneCUETP8M1_13TeV-madgraph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0697" calcext:value-type="float">
            <text:p>0.0697</text:p>
          </table:table-cell>
          <table:table-cell office:value-type="float" office:value="0.103" calcext:value-type="float">
            <text:p>0.103</text:p>
          </table:table-cell>
          <table:table-cell office:value-type="float" office:value="0.1552" calcext:value-type="float">
            <text:p>0.1552</text:p>
          </table:table-cell>
          <table:table-cell office:value-type="float" office:value="0.2237" calcext:value-type="float">
            <text:p>0.2237</text:p>
          </table:table-cell>
        </table:table-row>
        <table:table-row table:style-name="ro1">
          <table:table-cell office:value-type="string" calcext:value-type="string">
            <text:p>DarkMatter_MonoZToLL_A_Mx-1_Mv-20_gDMgQ-1_TuneCUETP8M1_13TeV-madgraph</text:p>
          </table:table-cell>
          <table:table-cell office:value-type="float" office:value="4.1721" calcext:value-type="float">
            <text:p>4.1721</text:p>
          </table:table-cell>
          <table:table-cell office:value-type="float" office:value="5.5603" calcext:value-type="float">
            <text:p>5.5603</text:p>
          </table:table-cell>
          <table:table-cell office:value-type="float" office:value="7.6562" calcext:value-type="float">
            <text:p>7.6562</text:p>
          </table:table-cell>
          <table:table-cell office:value-type="float" office:value="10.7386" calcext:value-type="float">
            <text:p>10.7386</text:p>
          </table:table-cell>
          <table:table-cell office:value-type="float" office:value="14.5113" calcext:value-type="float">
            <text:p>14.5113</text:p>
          </table:table-cell>
        </table:table-row>
        <table:table-row table:style-name="ro1">
          <table:table-cell office:value-type="string" calcext:value-type="string">
            <text:p>DarkMatter_MonoZToLL_A_Mx-1_Mv-200_gDMgQ-1_TuneCUETP8M1_13TeV-madgraph</text:p>
          </table:table-cell>
          <table:table-cell office:value-type="float" office:value="0.2633" calcext:value-type="float">
            <text:p>0.2633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4902" calcext:value-type="float">
            <text:p>0.4902</text:p>
          </table:table-cell>
          <table:table-cell office:value-type="float" office:value="0.6876" calcext:value-type="float">
            <text:p>0.6876</text:p>
          </table:table-cell>
          <table:table-cell office:value-type="float" office:value="0.9292" calcext:value-type="float">
            <text:p>0.9292</text:p>
          </table:table-cell>
        </table:table-row>
        <table:table-row table:style-name="ro1">
          <table:table-cell office:value-type="string" calcext:value-type="string">
            <text:p>DarkMatter_MonoZToLL_A_Mx-1_Mv-2000_gDMgQ-1_TuneCUETP8M1_13TeV-madgraph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1106" calcext:value-type="float">
            <text:p>0.1106</text:p>
          </table:table-cell>
          <table:table-cell office:value-type="float" office:value="0.1654" calcext:value-type="float">
            <text:p>0.1654</text:p>
          </table:table-cell>
        </table:table-row>
        <table:table-row table:style-name="ro1">
          <table:table-cell office:value-type="string" calcext:value-type="string">
            <text:p>DarkMatter_MonoZToLL_A_Mx-1_Mv-300_gDMgQ-1_TuneCUETP8M1_13TeV-madgraph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2216" calcext:value-type="float">
            <text:p>0.2216</text:p>
          </table:table-cell>
          <table:table-cell office:value-type="float" office:value="0.3115" calcext:value-type="float">
            <text:p>0.3115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6074" calcext:value-type="float">
            <text:p>0.6074</text:p>
          </table:table-cell>
        </table:table-row>
        <table:table-row table:style-name="ro1">
          <table:table-cell office:value-type="string" calcext:value-type="string">
            <text:p>DarkMatter_MonoZToLL_A_Mx-1_Mv-50_gDMgQ-1_TuneCUETP8M1_13TeV-madgraph</text:p>
          </table:table-cell>
          <table:table-cell office:value-type="float" office:value="1.3249" calcext:value-type="float">
            <text:p>1.3249</text:p>
          </table:table-cell>
          <table:table-cell office:value-type="float" office:value="1.7589" calcext:value-type="float">
            <text:p>1.7589</text:p>
          </table:table-cell>
          <table:table-cell office:value-type="float" office:value="2.4141" calcext:value-type="float">
            <text:p>2.4141</text:p>
          </table:table-cell>
          <table:table-cell office:value-type="float" office:value="3.3667" calcext:value-type="float">
            <text:p>3.3667</text:p>
          </table:table-cell>
          <table:table-cell office:value-type="float" office:value="4.4999" calcext:value-type="float">
            <text:p>4.4999</text:p>
          </table:table-cell>
        </table:table-row>
        <table:table-row table:style-name="ro1">
          <table:table-cell office:value-type="string" calcext:value-type="string">
            <text:p>DarkMatter_MonoZToLL_A_Mx-1_Mv-500_gDMgQ-1_TuneCUETP8M1_13TeV-madgraph</text:p>
          </table:table-cell>
          <table:table-cell office:value-type="float" office:value="0.0946" calcext:value-type="float">
            <text:p>0.0946</text:p>
          </table:table-cell>
          <table:table-cell office:value-type="float" office:value="0.1285" calcext:value-type="float">
            <text:p>0.1285</text:p>
          </table:table-cell>
          <table:table-cell office:value-type="float" office:value="0.1841" calcext:value-type="float">
            <text:p>0.1841</text:p>
          </table:table-cell>
          <table:table-cell office:value-type="float" office:value="0.2677" calcext:value-type="float">
            <text:p>0.2677</text:p>
          </table:table-cell>
          <table:table-cell office:value-type="float" office:value="0.3738" calcext:value-type="float">
            <text:p>0.3738</text:p>
          </table:table-cell>
        </table:table-row>
        <table:table-row table:style-name="ro1">
          <table:table-cell office:value-type="string" calcext:value-type="string">
            <text:p>DarkMatter_MonoZToLL_A_Mx-1_Mv-5000_gDMgQ-1_TuneCUETP8M1_13TeV-madgraph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669" calcext:value-type="float">
            <text:p>0.0669</text:p>
          </table:table-cell>
          <table:table-cell office:value-type="float" office:value="0.1056" calcext:value-type="float">
            <text:p>0.1056</text:p>
          </table:table-cell>
          <table:table-cell office:value-type="float" office:value="0.1583" calcext:value-type="float">
            <text:p>0.1583</text:p>
          </table:table-cell>
        </table:table-row>
        <table:table-row table:style-name="ro1">
          <table:table-cell office:value-type="string" calcext:value-type="string">
            <text:p>DarkMatter_MonoZToLL_A_Mx-10_Mv-10_gDMgQ-1_TuneCUETP8M1_13TeV-madgraph</text:p>
          </table:table-cell>
          <table:table-cell office:value-type="float" office:value="1.2559" calcext:value-type="float">
            <text:p>1.2559</text:p>
          </table:table-cell>
          <table:table-cell office:value-type="float" office:value="1.6738" calcext:value-type="float">
            <text:p>1.6738</text:p>
          </table:table-cell>
          <table:table-cell office:value-type="float" office:value="2.3047" calcext:value-type="float">
            <text:p>2.3047</text:p>
          </table:table-cell>
          <table:table-cell office:value-type="float" office:value="3.2142" calcext:value-type="float">
            <text:p>3.2142</text:p>
          </table:table-cell>
          <table:table-cell office:value-type="float" office:value="4.3257" calcext:value-type="float">
            <text:p>4.3257</text:p>
          </table:table-cell>
        </table:table-row>
        <table:table-row table:style-name="ro1">
          <table:table-cell office:value-type="string" calcext:value-type="string">
            <text:p>DarkMatter_MonoZToLL_A_Mx-10_Mv-100_gDMgQ-1_TuneCUETP8M1_13TeV-madgraph</text:p>
          </table:table-cell>
          <table:table-cell office:value-type="float" office:value="0.484" calcext:value-type="float">
            <text:p>0.484</text:p>
          </table:table-cell>
          <table:table-cell office:value-type="float" office:value="0.6427" calcext:value-type="float">
            <text:p>0.6427</text:p>
          </table:table-cell>
          <table:table-cell office:value-type="float" office:value="0.8945" calcext:value-type="float">
            <text:p>0.8945</text:p>
          </table:table-cell>
          <table:table-cell office:value-type="float" office:value="1.2547" calcext:value-type="float">
            <text:p>1.2547</text:p>
          </table:table-cell>
          <table:table-cell office:value-type="float" office:value="1.6954" calcext:value-type="float">
            <text:p>1.6954</text:p>
          </table:table-cell>
        </table:table-row>
        <table:table-row table:style-name="ro1">
          <table:table-cell office:value-type="string" calcext:value-type="string">
            <text:p>DarkMatter_MonoZToLL_A_Mx-10_Mv-20_gDMgQ-1_TuneCUETP8M1_13TeV-madgraph</text:p>
          </table:table-cell>
          <table:table-cell office:value-type="float" office:value="1.5709" calcext:value-type="float">
            <text:p>1.5709</text:p>
          </table:table-cell>
          <table:table-cell office:value-type="float" office:value="2.0731" calcext:value-type="float">
            <text:p>2.0731</text:p>
          </table:table-cell>
          <table:table-cell office:value-type="float" office:value="2.8828" calcext:value-type="float">
            <text:p>2.8828</text:p>
          </table:table-cell>
          <table:table-cell office:value-type="float" office:value="4.0204" calcext:value-type="float">
            <text:p>4.0204</text:p>
          </table:table-cell>
          <table:table-cell office:value-type="float" office:value="5.4108" calcext:value-type="float">
            <text:p>5.4108</text:p>
          </table:table-cell>
        </table:table-row>
        <table:table-row table:style-name="ro1">
          <table:table-cell office:value-type="string" calcext:value-type="string">
            <text:p>DarkMatter_MonoZToLL_A_Mx-10_Mv-50_gDMgQ-1_TuneCUETP8M1_13TeV-madgraph</text:p>
          </table:table-cell>
          <table:table-cell office:value-type="float" office:value="1.0327" calcext:value-type="float">
            <text:p>1.0327</text:p>
          </table:table-cell>
          <table:table-cell office:value-type="float" office:value="1.3796" calcext:value-type="float">
            <text:p>1.3796</text:p>
          </table:table-cell>
          <table:table-cell office:value-type="float" office:value="1.9297" calcext:value-type="float">
            <text:p>1.9297</text:p>
          </table:table-cell>
          <table:table-cell office:value-type="float" office:value="2.7219" calcext:value-type="float">
            <text:p>2.7219</text:p>
          </table:table-cell>
          <table:table-cell office:value-type="float" office:value="3.6682" calcext:value-type="float">
            <text:p>3.6682</text:p>
          </table:table-cell>
        </table:table-row>
        <table:table-row table:style-name="ro1">
          <table:table-cell office:value-type="string" calcext:value-type="string">
            <text:p>DarkMatter_MonoZToLL_A_Mx-10_Mv-5000_gDMgQ-1_TuneCUETP8M1_13TeV-madgraph</text:p>
          </table:table-cell>
          <table:table-cell office:value-type="float" office:value="0.0301" calcext:value-type="float">
            <text:p>0.0301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104" calcext:value-type="float">
            <text:p>0.104</text:p>
          </table:table-cell>
          <table:table-cell office:value-type="float" office:value="0.1575" calcext:value-type="float">
            <text:p>0.1575</text:p>
          </table:table-cell>
        </table:table-row>
        <table:table-row table:style-name="ro1">
          <table:table-cell office:value-type="string" calcext:value-type="string">
            <text:p>DarkMatter_MonoZToLL_A_Mx-1000_Mv-10_gDMgQ-1_TuneCUETP8M1_13TeV-madgraph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726" calcext:value-type="float">
            <text:p>0.0726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string" calcext:value-type="string">
            <text:p>DarkMatter_MonoZToLL_A_Mx-1000_Mv-1000_gDMgQ-1_TuneCUETP8M1_13TeV-madgraph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726" calcext:value-type="float">
            <text:p>0.0726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string" calcext:value-type="string">
            <text:p>DarkMatter_MonoZToLL_A_Mx-1000_Mv-1995_gDMgQ-1_TuneCUETP8M1_13TeV-madgraph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0749" calcext:value-type="float">
            <text:p>0.0749</text:p>
          </table:table-cell>
          <table:table-cell office:value-type="float" office:value="0.1147" calcext:value-type="float">
            <text:p>0.1147</text:p>
          </table:table-cell>
        </table:table-row>
        <table:table-row table:style-name="ro1">
          <table:table-cell office:value-type="string" calcext:value-type="string">
            <text:p>DarkMatter_MonoZToLL_A_Mx-1000_Mv-5000_gDMgQ-1_TuneCUETP8M1_13TeV-madgraph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676" calcext:value-type="float">
            <text:p>0.0676</text:p>
          </table:table-cell>
          <table:table-cell office:value-type="float" office:value="0.1047" calcext:value-type="float">
            <text:p>0.1047</text:p>
          </table:table-cell>
        </table:table-row>
        <table:table-row table:style-name="ro1">
          <table:table-cell office:value-type="string" calcext:value-type="string">
            <text:p>DarkMatter_MonoZToLL_A_Mx-150_Mv-10_gDMgQ-1_TuneCUETP8M1_13TeV-madgraph</text:p>
          </table:table-cell>
          <table:table-cell office:value-type="float" office:value="0.0803" calcext:value-type="float">
            <text:p>0.0803</text:p>
          </table:table-cell>
          <table:table-cell office:value-type="float" office:value="0.1094" calcext:value-type="float">
            <text:p>0.1094</text:p>
          </table:table-cell>
          <table:table-cell office:value-type="float" office:value="0.1587" calcext:value-type="float">
            <text:p>0.1587</text:p>
          </table:table-cell>
          <table:table-cell office:value-type="float" office:value="0.2327" calcext:value-type="float">
            <text:p>0.2327</text:p>
          </table:table-cell>
          <table:table-cell office:value-type="float" office:value="0.3274" calcext:value-type="float">
            <text:p>0.3274</text:p>
          </table:table-cell>
        </table:table-row>
        <table:table-row table:style-name="ro1">
          <table:table-cell office:value-type="string" calcext:value-type="string">
            <text:p>DarkMatter_MonoZToLL_A_Mx-150_Mv-200_gDMgQ-1_TuneCUETP8M1_13TeV-madgraph</text:p>
          </table:table-cell>
          <table:table-cell office:value-type="float" office:value="0.0865" calcext:value-type="float">
            <text:p>0.0865</text:p>
          </table:table-cell>
          <table:table-cell office:value-type="float" office:value="0.1187" calcext:value-type="float">
            <text:p>0.1187</text:p>
          </table:table-cell>
          <table:table-cell office:value-type="float" office:value="0.1724" calcext:value-type="float">
            <text:p>0.1724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3564" calcext:value-type="float">
            <text:p>0.3564</text:p>
          </table:table-cell>
        </table:table-row>
        <table:table-row table:style-name="ro1">
          <table:table-cell office:value-type="string" calcext:value-type="string">
            <text:p>DarkMatter_MonoZToLL_A_Mx-150_Mv-295_gDMgQ-1_TuneCUETP8M1_13TeV-madgraph</text:p>
          </table:table-cell>
          <table:table-cell office:value-type="float" office:value="0.0921" calcext:value-type="float">
            <text:p>0.0921</text:p>
          </table:table-cell>
          <table:table-cell office:value-type="float" office:value="0.1255" calcext:value-type="float">
            <text:p>0.1255</text:p>
          </table:table-cell>
          <table:table-cell office:value-type="float" office:value="0.1821" calcext:value-type="float">
            <text:p>0.1821</text:p>
          </table:table-cell>
          <table:table-cell office:value-type="float" office:value="0.2671" calcext:value-type="float">
            <text:p>0.2671</text:p>
          </table:table-cell>
          <table:table-cell office:value-type="float" office:value="0.3757" calcext:value-type="float">
            <text:p>0.3757</text:p>
          </table:table-cell>
        </table:table-row>
        <table:table-row table:style-name="ro1">
          <table:table-cell office:value-type="string" calcext:value-type="string">
            <text:p>DarkMatter_MonoZToLL_A_Mx-150_Mv-500_gDMgQ-1_TuneCUETP8M1_13TeV-madgraph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1131" calcext:value-type="float">
            <text:p>0.1131</text:p>
          </table:table-cell>
          <table:table-cell office:value-type="float" office:value="0.1626" calcext:value-type="float">
            <text:p>0.1626</text:p>
          </table:table-cell>
          <table:table-cell office:value-type="float" office:value="0.2371" calcext:value-type="float">
            <text:p>0.2371</text:p>
          </table:table-cell>
          <table:table-cell office:value-type="float" office:value="0.3326" calcext:value-type="float">
            <text:p>0.3326</text:p>
          </table:table-cell>
        </table:table-row>
        <table:table-row table:style-name="ro1">
          <table:table-cell office:value-type="string" calcext:value-type="string">
            <text:p>DarkMatter_MonoZToLL_A_Mx-150_Mv-5000_gDMgQ-1_TuneCUETP8M1_13TeV-madgraph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0397" calcext:value-type="float">
            <text:p>0.0397</text:p>
          </table:table-cell>
          <table:table-cell office:value-type="float" office:value="0.061" calcext:value-type="float">
            <text:p>0.061</text:p>
          </table:table-cell>
          <table:table-cell office:value-type="float" office:value="0.0966" calcext:value-type="float">
            <text:p>0.0966</text:p>
          </table:table-cell>
          <table:table-cell office:value-type="float" office:value="0.1459" calcext:value-type="float">
            <text:p>0.1459</text:p>
          </table:table-cell>
        </table:table-row>
        <table:table-row table:style-name="ro1">
          <table:table-cell office:value-type="string" calcext:value-type="string">
            <text:p>DarkMatter_MonoZToLL_A_Mx-50_Mv-10_gDMgQ-1_TuneCUETP8M1_13TeV-madgraph</text:p>
          </table:table-cell>
          <table:table-cell office:value-type="float" office:value="0.2314" calcext:value-type="float">
            <text:p>0.2314</text:p>
          </table:table-cell>
          <table:table-cell office:value-type="float" office:value="0.3081" calcext:value-type="float">
            <text:p>0.3081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6033" calcext:value-type="float">
            <text:p>0.6033</text:p>
          </table:table-cell>
          <table:table-cell office:value-type="float" office:value="0.8131" calcext:value-type="float">
            <text:p>0.8131</text:p>
          </table:table-cell>
        </table:table-row>
        <table:table-row table:style-name="ro1">
          <table:table-cell office:value-type="string" calcext:value-type="string">
            <text:p>DarkMatter_MonoZToLL_A_Mx-50_Mv-200_gDMgQ-1_TuneCUETP8M1_13TeV-madgraph</text:p>
          </table:table-cell>
          <table:table-cell office:value-type="float" office:value="0.2318" calcext:value-type="float">
            <text:p>0.2318</text:p>
          </table:table-cell>
          <table:table-cell office:value-type="float" office:value="0.3091" calcext:value-type="float">
            <text:p>0.3091</text:p>
          </table:table-cell>
          <table:table-cell office:value-type="float" office:value="0.4316" calcext:value-type="float">
            <text:p>0.4316</text:p>
          </table:table-cell>
          <table:table-cell office:value-type="float" office:value="0.602" calcext:value-type="float">
            <text:p>0.602</text:p>
          </table:table-cell>
          <table:table-cell office:value-type="float" office:value="0.8157" calcext:value-type="float">
            <text:p>0.8157</text:p>
          </table:table-cell>
        </table:table-row>
        <table:table-row table:style-name="ro1">
          <table:table-cell office:value-type="string" calcext:value-type="string">
            <text:p>DarkMatter_MonoZToLL_A_Mx-50_Mv-300_gDMgQ-1_TuneCUETP8M1_13TeV-madgraph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198" calcext:value-type="float">
            <text:p>0.198</text:p>
          </table:table-cell>
          <table:table-cell office:value-type="float" office:value="0.2822" calcext:value-type="float">
            <text:p>0.2822</text:p>
          </table:table-cell>
          <table:table-cell office:value-type="float" office:value="0.4071" calcext:value-type="float">
            <text:p>0.4071</text:p>
          </table:table-cell>
          <table:table-cell office:value-type="float" office:value="0.5639" calcext:value-type="float">
            <text:p>0.5639</text:p>
          </table:table-cell>
        </table:table-row>
        <table:table-row table:style-name="ro1">
          <table:table-cell office:value-type="string" calcext:value-type="string">
            <text:p>DarkMatter_MonoZToLL_A_Mx-50_Mv-50_gDMgQ-1_TuneCUETP8M1_13TeV-madgraph</text:p>
          </table:table-cell>
          <table:table-cell office:value-type="float" office:value="0.2285" calcext:value-type="float">
            <text:p>0.2285</text:p>
          </table:table-cell>
          <table:table-cell office:value-type="float" office:value="0.3055" calcext:value-type="float">
            <text:p>0.3055</text:p>
          </table:table-cell>
          <table:table-cell office:value-type="float" office:value="0.4316" calcext:value-type="float">
            <text:p>0.4316</text:p>
          </table:table-cell>
          <table:table-cell office:value-type="float" office:value="0.6089" calcext:value-type="float">
            <text:p>0.6089</text:p>
          </table:table-cell>
          <table:table-cell office:value-type="float" office:value="0.8315" calcext:value-type="float">
            <text:p>0.8315</text:p>
          </table:table-cell>
        </table:table-row>
        <table:table-row table:style-name="ro1">
          <table:table-cell office:value-type="string" calcext:value-type="string">
            <text:p>DarkMatter_MonoZToLL_A_Mx-50_Mv-5000_gDMgQ-1_TuneCUETP8M1_13TeV-madgraph</text:p>
          </table:table-cell>
          <table:table-cell office:value-type="float" office:value="0.029" calcext:value-type="float">
            <text:p>0.029</text:p>
          </table:table-cell>
          <table:table-cell office:value-type="float" office:value="0.041" calcext:value-type="float">
            <text:p>0.04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99" calcext:value-type="float">
            <text:p>0.0999</text:p>
          </table:table-cell>
          <table:table-cell office:value-type="float" office:value="0.1507" calcext:value-type="float">
            <text:p>0.1507</text:p>
          </table:table-cell>
        </table:table-row>
        <table:table-row table:style-name="ro1">
          <table:table-cell office:value-type="string" calcext:value-type="string">
            <text:p>DarkMatter_MonoZToLL_A_Mx-50_Mv-95_gDMgQ-1_TuneCUETP8M1_13TeV-madgraph</text:p>
          </table:table-cell>
          <table:table-cell office:value-type="float" office:value="0.2927" calcext:value-type="float">
            <text:p>0.2927</text:p>
          </table:table-cell>
          <table:table-cell office:value-type="float" office:value="0.3887" calcext:value-type="float">
            <text:p>0.3887</text:p>
          </table:table-cell>
          <table:table-cell office:value-type="float" office:value="0.541" calcext:value-type="float">
            <text:p>0.541</text:p>
          </table:table-cell>
          <table:table-cell office:value-type="float" office:value="0.7588" calcext:value-type="float">
            <text:p>0.7588</text:p>
          </table:table-cell>
          <table:table-cell office:value-type="float" office:value="1.0185" calcext:value-type="float">
            <text:p>1.0185</text:p>
          </table:table-cell>
        </table:table-row>
        <table:table-row table:style-name="ro1">
          <table:table-cell office:value-type="string" calcext:value-type="string">
            <text:p>DarkMatter_MonoZToLL_A_Mx-500_Mv-10_gDMgQ-1_TuneCUETP8M1_13TeV-madgraph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1014" calcext:value-type="float">
            <text:p>0.1014</text:p>
          </table:table-cell>
          <table:table-cell office:value-type="float" office:value="0.1502" calcext:value-type="float">
            <text:p>0.1502</text:p>
          </table:table-cell>
        </table:table-row>
        <table:table-row table:style-name="ro1">
          <table:table-cell office:value-type="string" calcext:value-type="string">
            <text:p>DarkMatter_MonoZToLL_A_Mx-500_Mv-2000_gDMgQ-1_TuneCUETP8M1_13TeV-madgraph</text:p>
          </table:table-cell>
          <table:table-cell office:value-type="float" office:value="0.0259" calcext:value-type="float">
            <text:p>0.0259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562" calcext:value-type="float">
            <text:p>0.0562</text:p>
          </table:table-cell>
          <table:table-cell office:value-type="float" office:value="0.0879" calcext:value-type="float">
            <text:p>0.0879</text:p>
          </table:table-cell>
          <table:table-cell office:value-type="float" office:value="0.1326" calcext:value-type="float">
            <text:p>0.1326</text:p>
          </table:table-cell>
        </table:table-row>
        <table:table-row table:style-name="ro1">
          <table:table-cell office:value-type="string" calcext:value-type="string">
            <text:p>DarkMatter_MonoZToLL_A_Mx-500_Mv-500_gDMgQ-1_TuneCUETP8M1_13TeV-madgraph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1516" calcext:value-type="float">
            <text:p>0.1516</text:p>
          </table:table-cell>
        </table:table-row>
        <table:table-row table:style-name="ro1">
          <table:table-cell office:value-type="string" calcext:value-type="string">
            <text:p>DarkMatter_MonoZToLL_A_Mx-500_Mv-5000_gDMgQ-1_TuneCUETP8M1_13TeV-madgraph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0749" calcext:value-type="float">
            <text:p>0.0749</text:p>
          </table:table-cell>
          <table:table-cell office:value-type="float" office:value="0.1157" calcext:value-type="float">
            <text:p>0.1157</text:p>
          </table:table-cell>
        </table:table-row>
        <table:table-row table:style-name="ro1">
          <table:table-cell office:value-type="string" calcext:value-type="string">
            <text:p>DarkMatter_MonoZToLL_A_Mx-500_Mv-995_gDMgQ-1_TuneCUETP8M1_13TeV-madgraph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718" calcext:value-type="float">
            <text:p>0.071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634" calcext:value-type="float">
            <text:p>0.1634</text:p>
          </table:table-cell>
        </table:table-row>
        <table:table-row table:style-name="ro1">
          <table:table-cell office:value-type="string" calcext:value-type="string">
            <text:p>DarkMatter_MonoZToLL_NLO_Axial_Mx-0_Mv-20_gDM1_gQ0p25_TuneCUETP8M1_13TeV-madgraph</text:p>
          </table:table-cell>
          <table:table-cell office:value-type="float" office:value="0.4832" calcext:value-type="float">
            <text:p>0.4832</text:p>
          </table:table-cell>
          <table:table-cell office:value-type="float" office:value="0.6377" calcext:value-type="float">
            <text:p>0.6377</text:p>
          </table:table-cell>
          <table:table-cell office:value-type="float" office:value="0.8867" calcext:value-type="float">
            <text:p>0.8867</text:p>
          </table:table-cell>
          <table:table-cell office:value-type="float" office:value="1.2366" calcext:value-type="float">
            <text:p>1.2366</text:p>
          </table:table-cell>
          <table:table-cell office:value-type="float" office:value="1.6643" calcext:value-type="float">
            <text:p>1.6643</text:p>
          </table:table-cell>
        </table:table-row>
        <table:table-row table:style-name="ro1">
          <table:table-cell office:value-type="string" calcext:value-type="string">
            <text:p>DarkMatter_MonoZToLL_NLO_Axial_Mx-1_Mv-10_gDM1_gQ0p25_TuneCUETP8M1_13TeV-madgraph</text:p>
          </table:table-cell>
          <table:table-cell office:value-type="float" office:value="0.3501" calcext:value-type="float">
            <text:p>0.3501</text:p>
          </table:table-cell>
          <table:table-cell office:value-type="float" office:value="0.4787" calcext:value-type="float">
            <text:p>0.4787</text:p>
          </table:table-cell>
          <table:table-cell office:value-type="float" office:value="0.6895" calcext:value-type="float">
            <text:p>0.6895</text:p>
          </table:table-cell>
          <table:table-cell office:value-type="float" office:value="1.011" calcext:value-type="float">
            <text:p>1.011</text:p>
          </table:table-cell>
          <table:table-cell office:value-type="float" office:value="1.4138" calcext:value-type="float">
            <text:p>1.4138</text:p>
          </table:table-cell>
        </table:table-row>
        <table:table-row table:style-name="ro1">
          <table:table-cell office:value-type="string" calcext:value-type="string">
            <text:p>DarkMatter_MonoZToLL_NLO_Axial_Mx-1_Mv-100_gDM1_gQ0p25_TuneCUETP8M1_13TeV-madgraph</text:p>
          </table:table-cell>
          <table:table-cell office:value-type="float" office:value="0.3409" calcext:value-type="float">
            <text:p>0.3409</text:p>
          </table:table-cell>
          <table:table-cell office:value-type="float" office:value="0.4546" calcext:value-type="float">
            <text:p>0.4546</text:p>
          </table:table-cell>
          <table:table-cell office:value-type="float" office:value="0.6348" calcext:value-type="float">
            <text:p>0.6348</text:p>
          </table:table-cell>
          <table:table-cell office:value-type="float" office:value="0.8954" calcext:value-type="float">
            <text:p>0.8954</text:p>
          </table:table-cell>
          <table:table-cell office:value-type="float" office:value="1.2147" calcext:value-type="float">
            <text:p>1.2147</text:p>
          </table:table-cell>
        </table:table-row>
        <table:table-row table:style-name="ro1">
          <table:table-cell office:value-type="string" calcext:value-type="string">
            <text:p>DarkMatter_MonoZToLL_NLO_Axial_Mx-1_Mv-1000_gDM1_gQ0p25_TuneCUETP8M1_13TeV-madgraph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541" calcext:value-type="float">
            <text:p>0.0541</text:p>
          </table:table-cell>
          <table:table-cell office:value-type="float" office:value="0.0806" calcext:value-type="float">
            <text:p>0.0806</text:p>
          </table:table-cell>
          <table:table-cell office:value-type="float" office:value="0.1226" calcext:value-type="float">
            <text:p>0.1226</text:p>
          </table:table-cell>
          <table:table-cell office:value-type="float" office:value="0.1786" calcext:value-type="float">
            <text:p>0.1786</text:p>
          </table:table-cell>
        </table:table-row>
        <table:table-row table:style-name="ro1">
          <table:table-cell office:value-type="string" calcext:value-type="string">
            <text:p>DarkMatter_MonoZToLL_NLO_Axial_Mx-1_Mv-10000_gDM1_gQ0p25_TuneCUETP8M1_13TeV-madgraph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62" calcext:value-type="float">
            <text:p>0.062</text:p>
          </table:table-cell>
          <table:table-cell office:value-type="float" office:value="0.0981" calcext:value-type="float">
            <text:p>0.0981</text:p>
          </table:table-cell>
          <table:table-cell office:value-type="float" office:value="0.1483" calcext:value-type="float">
            <text:p>0.1483</text:p>
          </table:table-cell>
        </table:table-row>
        <table:table-row table:style-name="ro1">
          <table:table-cell office:value-type="string" calcext:value-type="string">
            <text:p>DarkMatter_MonoZToLL_NLO_Axial_Mx-1_Mv-200_gDM1_gQ0p25_TuneCUETP8M1_13TeV-madgraph</text:p>
          </table:table-cell>
          <table:table-cell office:value-type="float" office:value="0.2064" calcext:value-type="float">
            <text:p>0.2064</text:p>
          </table:table-cell>
          <table:table-cell office:value-type="float" office:value="0.2758" calcext:value-type="float">
            <text:p>0.2758</text:p>
          </table:table-cell>
          <table:table-cell office:value-type="float" office:value="0.3857" calcext:value-type="float">
            <text:p>0.3857</text:p>
          </table:table-cell>
          <table:table-cell office:value-type="float" office:value="0.5441" calcext:value-type="float">
            <text:p>0.5441</text:p>
          </table:table-cell>
          <table:table-cell office:value-type="float" office:value="0.7382" calcext:value-type="float">
            <text:p>0.7382</text:p>
          </table:table-cell>
        </table:table-row>
        <table:table-row table:style-name="ro1">
          <table:table-cell office:value-type="string" calcext:value-type="string">
            <text:p>DarkMatter_MonoZToLL_NLO_Axial_Mx-1_Mv-2000_gDM1_gQ0p25_TuneCUETP8M1_13TeV-madgraph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string" calcext:value-type="string">
            <text:p>DarkMatter_MonoZToLL_NLO_Axial_Mx-1_Mv-300_gDM1_gQ0p25_TuneCUETP8M1_13TeV-madgraph</text:p>
          </table:table-cell>
          <table:table-cell office:value-type="float" office:value="0.1219" calcext:value-type="float">
            <text:p>0.1219</text:p>
          </table:table-cell>
          <table:table-cell office:value-type="float" office:value="0.1656" calcext:value-type="float">
            <text:p>0.1656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3442" calcext:value-type="float">
            <text:p>0.3442</text:p>
          </table:table-cell>
          <table:table-cell office:value-type="float" office:value="0.4784" calcext:value-type="float">
            <text:p>0.4784</text:p>
          </table:table-cell>
        </table:table-row>
        <table:table-row table:style-name="ro1">
          <table:table-cell office:value-type="string" calcext:value-type="string">
            <text:p>DarkMatter_MonoZToLL_NLO_Axial_Mx-1_Mv-50_gDM1_gQ0p25_TuneCUETP8M1_13TeV-madgraph</text:p>
          </table:table-cell>
          <table:table-cell office:value-type="float" office:value="0.643" calcext:value-type="float">
            <text:p>0.643</text:p>
          </table:table-cell>
          <table:table-cell office:value-type="float" office:value="0.8553" calcext:value-type="float">
            <text:p>0.8553</text:p>
          </table:table-cell>
          <table:table-cell office:value-type="float" office:value="1.1758" calcext:value-type="float">
            <text:p>1.1758</text:p>
          </table:table-cell>
          <table:table-cell office:value-type="float" office:value="1.6398" calcext:value-type="float">
            <text:p>1.6398</text:p>
          </table:table-cell>
          <table:table-cell office:value-type="float" office:value="2.1917" calcext:value-type="float">
            <text:p>2.1917</text:p>
          </table:table-cell>
        </table:table-row>
        <table:table-row table:style-name="ro1">
          <table:table-cell office:value-type="string" calcext:value-type="string">
            <text:p>DarkMatter_MonoZToLL_NLO_Axial_Mx-1_Mv-500_gDM1_gQ0p25_TuneCUETP8M1_13TeV-madgraph</text:p>
          </table:table-cell>
          <table:table-cell office:value-type="float" office:value="0.0732" calcext:value-type="float">
            <text:p>0.0732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147" calcext:value-type="float">
            <text:p>0.147</text:p>
          </table:table-cell>
          <table:table-cell office:value-type="float" office:value="0.2167" calcext:value-type="float">
            <text:p>0.2167</text:p>
          </table:table-cell>
          <table:table-cell office:value-type="float" office:value="0.3057" calcext:value-type="float">
            <text:p>0.3057</text:p>
          </table:table-cell>
        </table:table-row>
        <table:table-row table:style-name="ro1">
          <table:table-cell office:value-type="string" calcext:value-type="string">
            <text:p>DarkMatter_MonoZToLL_NLO_Axial_Mx-1_Mv-750_gDM1_gQ0p25_TuneCUETP8M1_13TeV-madgraph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683" calcext:value-type="float">
            <text:p>0.0683</text:p>
          </table:table-cell>
          <table:table-cell office:value-type="float" office:value="0.1011" calcext:value-type="float">
            <text:p>0.1011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2174" calcext:value-type="float">
            <text:p>0.2174</text:p>
          </table:table-cell>
        </table:table-row>
        <table:table-row table:style-name="ro1">
          <table:table-cell office:value-type="string" calcext:value-type="string">
            <text:p>DarkMatter_MonoZToLL_NLO_Axial_Mx-10_Mv-10_gDM1_gQ0p25_TuneCUETP8M1_13TeV-madgraph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4741" calcext:value-type="float">
            <text:p>0.4741</text:p>
          </table:table-cell>
          <table:table-cell office:value-type="float" office:value="0.6582" calcext:value-type="float">
            <text:p>0.6582</text:p>
          </table:table-cell>
          <table:table-cell office:value-type="float" office:value="0.9179" calcext:value-type="float">
            <text:p>0.9179</text:p>
          </table:table-cell>
          <table:table-cell office:value-type="float" office:value="1.2439" calcext:value-type="float">
            <text:p>1.2439</text:p>
          </table:table-cell>
        </table:table-row>
        <table:table-row table:style-name="ro1">
          <table:table-cell office:value-type="string" calcext:value-type="string">
            <text:p>DarkMatter_MonoZToLL_NLO_Axial_Mx-10_Mv-100_gDM1_gQ0p25_TuneCUETP8M1_13TeV-madgraph</text:p>
          </table:table-cell>
          <table:table-cell office:value-type="float" office:value="0.3927" calcext:value-type="float">
            <text:p>0.3927</text:p>
          </table:table-cell>
          <table:table-cell office:value-type="float" office:value="0.5183" calcext:value-type="float">
            <text:p>0.5183</text:p>
          </table:table-cell>
          <table:table-cell office:value-type="float" office:value="0.7207" calcext:value-type="float">
            <text:p>0.7207</text:p>
          </table:table-cell>
          <table:table-cell office:value-type="float" office:value="1.0051" calcext:value-type="float">
            <text:p>1.0051</text:p>
          </table:table-cell>
          <table:table-cell office:value-type="float" office:value="1.3527" calcext:value-type="float">
            <text:p>1.3527</text:p>
          </table:table-cell>
        </table:table-row>
        <table:table-row table:style-name="ro1">
          <table:table-cell office:value-type="string" calcext:value-type="string">
            <text:p>DarkMatter_MonoZToLL_NLO_Axial_Mx-10_Mv-10000_gDM1_gQ0p25_TuneCUETP8M1_13TeV-madgraph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718" calcext:value-type="float">
            <text:p>0.071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642" calcext:value-type="float">
            <text:p>0.1642</text:p>
          </table:table-cell>
        </table:table-row>
        <table:table-row table:style-name="ro1">
          <table:table-cell office:value-type="string" calcext:value-type="string">
            <text:p>DarkMatter_MonoZToLL_NLO_Axial_Mx-10_Mv-50_gDM1_gQ0p25_TuneCUETP8M1_13TeV-madgraph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7712" calcext:value-type="float">
            <text:p>0.7712</text:p>
          </table:table-cell>
          <table:table-cell office:value-type="float" office:value="1.0742" calcext:value-type="float">
            <text:p>1.0742</text:p>
          </table:table-cell>
          <table:table-cell office:value-type="float" office:value="1.4981" calcext:value-type="float">
            <text:p>1.4981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table-cell office:value-type="string" calcext:value-type="string">
            <text:p>DarkMatter_MonoZToLL_NLO_Axial_Mx-100_Mv-300_gDM1_gQ0p25_TuneCUETP8M1_13TeV-madgraph</text:p>
          </table:table-cell>
          <table:table-cell office:value-type="float" office:value="0.1147" calcext:value-type="float">
            <text:p>0.1147</text:p>
          </table:table-cell>
          <table:table-cell office:value-type="float" office:value="0.1573" calcext:value-type="float">
            <text:p>0.1573</text:p>
          </table:table-cell>
          <table:table-cell office:value-type="float" office:value="0.2295" calcext:value-type="float">
            <text:p>0.2295</text:p>
          </table:table-cell>
          <table:table-cell office:value-type="float" office:value="0.3365" calcext:value-type="float">
            <text:p>0.3365</text:p>
          </table:table-cell>
          <table:table-cell office:value-type="float" office:value="0.4748" calcext:value-type="float">
            <text:p>0.4748</text:p>
          </table:table-cell>
        </table:table-row>
        <table:table-row table:style-name="ro1">
          <table:table-cell office:value-type="string" calcext:value-type="string">
            <text:p>DarkMatter_MonoZToLL_NLO_Axial_Mx-100_Mv-750_gDM1_gQ0p25_TuneCUETP8M1_13TeV-madgraph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803" calcext:value-type="float">
            <text:p>0.0803</text:p>
          </table:table-cell>
          <table:table-cell office:value-type="float" office:value="0.1157" calcext:value-type="float">
            <text:p>0.1157</text:p>
          </table:table-cell>
          <table:table-cell office:value-type="float" office:value="0.1688" calcext:value-type="float">
            <text:p>0.1688</text:p>
          </table:table-cell>
          <table:table-cell office:value-type="float" office:value="0.2367" calcext:value-type="float">
            <text:p>0.2367</text:p>
          </table:table-cell>
        </table:table-row>
        <table:table-row table:style-name="ro1">
          <table:table-cell office:value-type="string" calcext:value-type="string">
            <text:p>DarkMatter_MonoZToLL_NLO_Axial_Mx-1000_Mv-1000_gDM1_gQ0p25_TuneCUETP8M1_13TeV-madgraph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694" calcext:value-type="float">
            <text:p>0.0694</text:p>
          </table:table-cell>
          <table:table-cell office:value-type="float" office:value="0.1072" calcext:value-type="float">
            <text:p>0.1072</text:p>
          </table:table-cell>
        </table:table-row>
        <table:table-row table:style-name="ro1">
          <table:table-cell office:value-type="string" calcext:value-type="string">
            <text:p>DarkMatter_MonoZToLL_NLO_Axial_Mx-1000_Mv-10000_gDM1_gQ0p25_TuneCUETP8M1_13TeV-madgraph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626" calcext:value-type="float">
            <text:p>0.0626</text:p>
          </table:table-cell>
          <table:table-cell office:value-type="float" office:value="0.0964" calcext:value-type="float">
            <text:p>0.0964</text:p>
          </table:table-cell>
        </table:table-row>
        <table:table-row table:style-name="ro1">
          <table:table-cell office:value-type="string" calcext:value-type="string">
            <text:p>DarkMatter_MonoZToLL_NLO_Axial_Mx-140_Mv-300_gDM1_gQ0p25_TuneCUETP8M1_13TeV-madgraph</text:p>
          </table:table-cell>
          <table:table-cell office:value-type="float" office:value="0.1103" calcext:value-type="float">
            <text:p>0.1103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2197" calcext:value-type="float">
            <text:p>0.2197</text:p>
          </table:table-cell>
          <table:table-cell office:value-type="float" office:value="0.324" calcext:value-type="float">
            <text:p>0.324</text:p>
          </table:table-cell>
          <table:table-cell office:value-type="float" office:value="0.4571" calcext:value-type="float">
            <text:p>0.4571</text:p>
          </table:table-cell>
        </table:table-row>
        <table:table-row table:style-name="ro1">
          <table:table-cell office:value-type="string" calcext:value-type="string">
            <text:p>DarkMatter_MonoZToLL_NLO_Axial_Mx-150_Mv-1000_gDM1_gQ0p25_TuneCUETP8M1_13TeV-madgraph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598" calcext:value-type="float">
            <text:p>0.0598</text:p>
          </table:table-cell>
          <table:table-cell office:value-type="float" office:value="0.0884" calcext:value-type="float">
            <text:p>0.0884</text:p>
          </table:table-cell>
          <table:table-cell office:value-type="float" office:value="0.1324" calcext:value-type="float">
            <text:p>0.1324</text:p>
          </table:table-cell>
          <table:table-cell office:value-type="float" office:value="0.1905" calcext:value-type="float">
            <text:p>0.1905</text:p>
          </table:table-cell>
        </table:table-row>
        <table:table-row table:style-name="ro1">
          <table:table-cell office:value-type="string" calcext:value-type="string">
            <text:p>DarkMatter_MonoZToLL_NLO_Axial_Mx-150_Mv-10000_gDM1_gQ0p25_TuneCUETP8M1_13TeV-madgraph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38" calcext:value-type="float">
            <text:p>0.038</text:p>
          </table:table-cell>
          <table:table-cell office:value-type="float" office:value="0.0581" calcext:value-type="float">
            <text:p>0.0581</text:p>
          </table:table-cell>
          <table:table-cell office:value-type="float" office:value="0.0919" calcext:value-type="float">
            <text:p>0.0919</text:p>
          </table:table-cell>
          <table:table-cell office:value-type="float" office:value="0.1389" calcext:value-type="float">
            <text:p>0.1389</text:p>
          </table:table-cell>
        </table:table-row>
        <table:table-row table:style-name="ro1">
          <table:table-cell office:value-type="string" calcext:value-type="string">
            <text:p>DarkMatter_MonoZToLL_NLO_Axial_Mx-150_Mv-200_gDM1_gQ0p25_TuneCUETP8M1_13TeV-madgraph</text:p>
          </table:table-cell>
          <table:table-cell office:value-type="float" office:value="0.0842" calcext:value-type="float">
            <text:p>0.0842</text:p>
          </table:table-cell>
          <table:table-cell office:value-type="float" office:value="0.1139" calcext:value-type="float">
            <text:p>0.1139</text:p>
          </table:table-cell>
          <table:table-cell office:value-type="float" office:value="0.1626" calcext:value-type="float">
            <text:p>0.1626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3249" calcext:value-type="float">
            <text:p>0.3249</text:p>
          </table:table-cell>
        </table:table-row>
        <table:table-row table:style-name="ro1">
          <table:table-cell office:value-type="string" calcext:value-type="string">
            <text:p>DarkMatter_MonoZToLL_NLO_Axial_Mx-150_Mv-500_gDM1_gQ0p25_TuneCUETP8M1_13TeV-madgraph</text:p>
          </table:table-cell>
          <table:table-cell office:value-type="float" office:value="0.0895" calcext:value-type="float">
            <text:p>0.0895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1704" calcext:value-type="float">
            <text:p>0.1704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3353" calcext:value-type="float">
            <text:p>0.3353</text:p>
          </table:table-cell>
        </table:table-row>
        <table:table-row table:style-name="ro1">
          <table:table-cell office:value-type="string" calcext:value-type="string">
            <text:p>DarkMatter_MonoZToLL_NLO_Axial_Mx-200_Mv-750_gDM1_gQ0p25_TuneCUETP8M1_13TeV-madgraph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0855" calcext:value-type="float">
            <text:p>0.0855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1754" calcext:value-type="float">
            <text:p>0.1754</text:p>
          </table:table-cell>
          <table:table-cell office:value-type="float" office:value="0.2445" calcext:value-type="float">
            <text:p>0.2445</text:p>
          </table:table-cell>
        </table:table-row>
        <table:table-row table:style-name="ro1">
          <table:table-cell office:value-type="string" calcext:value-type="string">
            <text:p>DarkMatter_MonoZToLL_NLO_Axial_Mx-300_Mv-750_gDM1_gQ0p25_TuneCUETP8M1_13TeV-madgraph</text:p>
          </table:table-cell>
          <table:table-cell office:value-type="float" office:value="0.055" calcext:value-type="float">
            <text:p>0.055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1108" calcext:value-type="float">
            <text:p>0.1108</text:p>
          </table:table-cell>
          <table:table-cell office:value-type="float" office:value="0.1639" calcext:value-type="float">
            <text:p>0.1639</text:p>
          </table:table-cell>
          <table:table-cell office:value-type="float" office:value="0.2322" calcext:value-type="float">
            <text:p>0.2322</text:p>
          </table:table-cell>
        </table:table-row>
        <table:table-row table:style-name="ro1">
          <table:table-cell office:value-type="string" calcext:value-type="string">
            <text:p>DarkMatter_MonoZToLL_NLO_Axial_Mx-40_Mv-100_gDM1_gQ0p25_TuneCUETP8M1_13TeV-madgraph</text:p>
          </table:table-cell>
          <table:table-cell office:value-type="float" office:value="0.3455" calcext:value-type="float">
            <text:p>0.3455</text:p>
          </table:table-cell>
          <table:table-cell office:value-type="float" office:value="0.4589" calcext:value-type="float">
            <text:p>0.4589</text:p>
          </table:table-cell>
          <table:table-cell office:value-type="float" office:value="0.6387" calcext:value-type="float">
            <text:p>0.6387</text:p>
          </table:table-cell>
          <table:table-cell office:value-type="float" office:value="0.8958" calcext:value-type="float">
            <text:p>0.8958</text:p>
          </table:table-cell>
          <table:table-cell office:value-type="float" office:value="1.2105" calcext:value-type="float">
            <text:p>1.2105</text:p>
          </table:table-cell>
        </table:table-row>
        <table:table-row table:style-name="ro1">
          <table:table-cell office:value-type="string" calcext:value-type="string">
            <text:p>DarkMatter_MonoZToLL_NLO_Axial_Mx-490_Mv-1000_gDM1_gQ0p25_TuneCUETP8M1_13TeV-madgraph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541" calcext:value-type="float">
            <text:p>0.0541</text:p>
          </table:table-cell>
          <table:table-cell office:value-type="float" office:value="0.0806" calcext:value-type="float">
            <text:p>0.0806</text:p>
          </table:table-cell>
          <table:table-cell office:value-type="float" office:value="0.122" calcext:value-type="float">
            <text:p>0.122</text:p>
          </table:table-cell>
          <table:table-cell office:value-type="float" office:value="0.1763" calcext:value-type="float">
            <text:p>0.1763</text:p>
          </table:table-cell>
        </table:table-row>
        <table:table-row table:style-name="ro1">
          <table:table-cell office:value-type="string" calcext:value-type="string">
            <text:p>DarkMatter_MonoZToLL_NLO_Axial_Mx-50_Mv-200_gDM1_gQ0p25_TuneCUETP8M1_13TeV-madgraph</text:p>
          </table:table-cell>
          <table:table-cell office:value-type="float" office:value="0.2093" calcext:value-type="float">
            <text:p>0.2093</text:p>
          </table:table-cell>
          <table:table-cell office:value-type="float" office:value="0.2802" calcext:value-type="float">
            <text:p>0.2802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5538" calcext:value-type="float">
            <text:p>0.5538</text:p>
          </table:table-cell>
          <table:table-cell office:value-type="float" office:value="0.7563" calcext:value-type="float">
            <text:p>0.7563</text:p>
          </table:table-cell>
        </table:table-row>
        <table:table-row table:style-name="ro1">
          <table:table-cell office:value-type="string" calcext:value-type="string">
            <text:p>DarkMatter_MonoZToLL_NLO_Axial_Mx-50_Mv-300_gDM1_gQ0p25_TuneCUETP8M1_13TeV-madgraph</text:p>
          </table:table-cell>
          <table:table-cell office:value-type="float" office:value="0.1469" calcext:value-type="float">
            <text:p>0.1469</text:p>
          </table:table-cell>
          <table:table-cell office:value-type="float" office:value="0.1962" calcext:value-type="float">
            <text:p>0.1962</text:p>
          </table:table-cell>
          <table:table-cell office:value-type="float" office:value="0.2744" calcext:value-type="float">
            <text:p>0.2744</text:p>
          </table:table-cell>
          <table:table-cell office:value-type="float" office:value="0.3893" calcext:value-type="float">
            <text:p>0.3893</text:p>
          </table:table-cell>
          <table:table-cell office:value-type="float" office:value="0.5301" calcext:value-type="float">
            <text:p>0.5301</text:p>
          </table:table-cell>
        </table:table-row>
        <table:table-row table:style-name="ro1">
          <table:table-cell office:value-type="string" calcext:value-type="string">
            <text:p>DarkMatter_MonoZToLL_NLO_Axial_Mx-50_Mv-50_gDM1_gQ0p25_TuneCUETP8M1_13TeV-madgraph</text:p>
          </table:table-cell>
          <table:table-cell office:value-type="float" office:value="0.1574" calcext:value-type="float">
            <text:p>0.1574</text:p>
          </table:table-cell>
          <table:table-cell office:value-type="float" office:value="0.2121" calcext:value-type="float">
            <text:p>0.2121</text:p>
          </table:table-cell>
          <table:table-cell office:value-type="float" office:value="0.3018" calcext:value-type="float">
            <text:p>0.3018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5992" calcext:value-type="float">
            <text:p>0.5992</text:p>
          </table:table-cell>
        </table:table-row>
        <table:table-row table:style-name="ro1">
          <table:table-cell office:value-type="string" calcext:value-type="string">
            <text:p>DarkMatter_MonoZToLL_NLO_Axial_Mx-50_Mv-500_gDM1_gQ0p25_TuneCUETP8M1_13TeV-madgraph</text:p>
          </table:table-cell>
          <table:table-cell office:value-type="float" office:value="0.078" calcext:value-type="float">
            <text:p>0.07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519" calcext:value-type="float">
            <text:p>0.1519</text:p>
          </table:table-cell>
          <table:table-cell office:value-type="float" office:value="0.2203" calcext:value-type="float">
            <text:p>0.2203</text:p>
          </table:table-cell>
          <table:table-cell office:value-type="float" office:value="0.3061" calcext:value-type="float">
            <text:p>0.3061</text:p>
          </table:table-cell>
        </table:table-row>
        <table:table-row table:style-name="ro1">
          <table:table-cell office:value-type="string" calcext:value-type="string">
            <text:p>DarkMatter_MonoZToLL_NLO_Axial_Mx-500_Mv-10000_gDM1_gQ0p25_TuneCUETP8M1_13TeV-madgraph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0749" calcext:value-type="float">
            <text:p>0.0749</text:p>
          </table:table-cell>
          <table:table-cell office:value-type="float" office:value="0.1143" calcext:value-type="float">
            <text:p>0.1143</text:p>
          </table:table-cell>
        </table:table-row>
        <table:table-row table:style-name="ro1">
          <table:table-cell office:value-type="string" calcext:value-type="string">
            <text:p>DarkMatter_MonoZToLL_NLO_Axial_Mx-500_Mv-2000_gDM1_gQ0p25_TuneCUETP8M1_13TeV-madgraph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0513" calcext:value-type="float">
            <text:p>0.0513</text:p>
          </table:table-cell>
          <table:table-cell office:value-type="float" office:value="0.0803" calcext:value-type="float">
            <text:p>0.0803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>
          <table:table-cell office:value-type="string" calcext:value-type="string">
            <text:p>DarkMatter_MonoZToLL_NLO_Axial_Mx-500_Mv-500_gDM1_gQ0p25_TuneCUETP8M1_13TeV-madgraph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1443" calcext:value-type="float">
            <text:p>0.1443</text:p>
          </table:table-cell>
        </table:table-row>
        <table:table-row table:style-name="ro1">
          <table:table-cell office:value-type="string" calcext:value-type="string">
            <text:p>DarkMatter_MonoZToLL_NLO_Axial_Mx-75_Mv-1000_gDM1_gQ0p25_TuneCUETP8M1_13TeV-madgraph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0815" calcext:value-type="float">
            <text:p>0.0815</text:p>
          </table:table-cell>
          <table:table-cell office:value-type="float" office:value="0.1241" calcext:value-type="float">
            <text:p>0.1241</text:p>
          </table:table-cell>
          <table:table-cell office:value-type="float" office:value="0.1798" calcext:value-type="float">
            <text:p>0.1798</text:p>
          </table:table-cell>
        </table:table-row>
        <table:table-row table:style-name="ro1">
          <table:table-cell office:value-type="string" calcext:value-type="string">
            <text:p>DarkMatter_MonoZToLL_NLO_Axial_Mx-75_Mv-500_gDM1_gQ0p25_TuneCUETP8M1_13TeV-madgraph</text:p>
          </table:table-cell>
          <table:table-cell office:value-type="float" office:value="0.0809" calcext:value-type="float">
            <text:p>0.0809</text:p>
          </table:table-cell>
          <table:table-cell office:value-type="float" office:value="0.1101" calcext:value-type="float">
            <text:p>0.1101</text:p>
          </table:table-cell>
          <table:table-cell office:value-type="float" office:value="0.1587" calcext:value-type="float">
            <text:p>0.1587</text:p>
          </table:table-cell>
          <table:table-cell office:value-type="float" office:value="0.2314" calcext:value-type="float">
            <text:p>0.2314</text:p>
          </table:table-cell>
          <table:table-cell office:value-type="float" office:value="0.3227" calcext:value-type="float">
            <text:p>0.3227</text:p>
          </table:table-cell>
        </table:table-row>
        <table:table-row table:style-name="ro1">
          <table:table-cell office:value-type="string" calcext:value-type="string">
            <text:p>DarkMatter_MonoZToLL_NLO_Axial_Mx-990_Mv-2000_gDM1_gQ0p25_TuneCUETP8M1_13TeV-madgraph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0742" calcext:value-type="float">
            <text:p>0.0742</text:p>
          </table:table-cell>
          <table:table-cell office:value-type="float" office:value="0.1129" calcext:value-type="float">
            <text:p>0.1129</text:p>
          </table:table-cell>
        </table:table-row>
        <table:table-row table:style-name="ro1">
          <table:table-cell office:value-type="string" calcext:value-type="string">
            <text:p>DarkMatter_MonoZToLL_NLO_Pseudo_Mx-1_Mv-10_gDM1_gQ1_TuneCUETP8M1_13TeV-madgraph</text:p>
          </table:table-cell>
          <table:table-cell office:value-type="float" office:value="0.108" calcext:value-type="float">
            <text:p>0.108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2119" calcext:value-type="float">
            <text:p>0.2119</text:p>
          </table:table-cell>
          <table:table-cell office:value-type="float" office:value="0.3209" calcext:value-type="float">
            <text:p>0.3209</text:p>
          </table:table-cell>
          <table:table-cell office:value-type="float" office:value="0.4839" calcext:value-type="float">
            <text:p>0.4839</text:p>
          </table:table-cell>
        </table:table-row>
        <table:table-row table:style-name="ro1">
          <table:table-cell office:value-type="string" calcext:value-type="string">
            <text:p>DarkMatter_MonoZToLL_NLO_Pseudo_Mx-1_Mv-100_gDM1_gQ1_TuneCUETP8M1_13TeV-madgraph</text:p>
          </table:table-cell>
          <table:table-cell office:value-type="float" office:value="0.1112" calcext:value-type="float">
            <text:p>0.1112</text:p>
          </table:table-cell>
          <table:table-cell office:value-type="float" office:value="0.1514" calcext:value-type="float">
            <text:p>0.1514</text:p>
          </table:table-cell>
          <table:table-cell office:value-type="float" office:value="0.2197" calcext:value-type="float">
            <text:p>0.2197</text:p>
          </table:table-cell>
          <table:table-cell office:value-type="float" office:value="0.3345" calcext:value-type="float">
            <text:p>0.3345</text:p>
          </table:table-cell>
          <table:table-cell office:value-type="float" office:value="0.5052" calcext:value-type="float">
            <text:p>0.5052</text:p>
          </table:table-cell>
        </table:table-row>
        <table:table-row table:style-name="ro1">
          <table:table-cell office:value-type="string" calcext:value-type="string">
            <text:p>DarkMatter_MonoZToLL_NLO_Pseudo_Mx-1_Mv-1000_gDM1_gQ1_TuneCUETP8M1_13TeV-madgraph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522" calcext:value-type="float">
            <text:p>0.0522</text:p>
          </table:table-cell>
          <table:table-cell office:value-type="float" office:value="0.0806" calcext:value-type="float">
            <text:p>0.0806</text:p>
          </table:table-cell>
          <table:table-cell office:value-type="float" office:value="0.1339" calcext:value-type="float">
            <text:p>0.1339</text:p>
          </table:table-cell>
          <table:table-cell office:value-type="float" office:value="0.225" calcext:value-type="float">
            <text:p>0.225</text:p>
          </table:table-cell>
        </table:table-row>
        <table:table-row table:style-name="ro1">
          <table:table-cell office:value-type="string" calcext:value-type="string">
            <text:p>DarkMatter_MonoZToLL_NLO_Pseudo_Mx-1_Mv-20_gDM1_gQ1_TuneCUETP8M1_13TeV-madgraph</text:p>
          </table:table-cell>
          <table:table-cell office:value-type="float" office:value="0.1036" calcext:value-type="float">
            <text:p>0.1036</text:p>
          </table:table-cell>
          <table:table-cell office:value-type="float" office:value="0.1409" calcext:value-type="float">
            <text:p>0.1409</text:p>
          </table:table-cell>
          <table:table-cell office:value-type="float" office:value="0.2041" calcext:value-type="float">
            <text:p>0.2041</text:p>
          </table:table-cell>
          <table:table-cell office:value-type="float" office:value="0.3107" calcext:value-type="float">
            <text:p>0.3107</text:p>
          </table:table-cell>
          <table:table-cell office:value-type="float" office:value="0.4669" calcext:value-type="float">
            <text:p>0.4669</text:p>
          </table:table-cell>
        </table:table-row>
        <table:table-row table:style-name="ro1">
          <table:table-cell office:value-type="string" calcext:value-type="string">
            <text:p>DarkMatter_MonoZToLL_NLO_Pseudo_Mx-1_Mv-300_gDM1_gQ1_TuneCUETP8M1_13TeV-madgraph</text:p>
          </table:table-cell>
          <table:table-cell office:value-type="float" office:value="0.0804" calcext:value-type="float">
            <text:p>0.0804</text:p>
          </table:table-cell>
          <table:table-cell office:value-type="float" office:value="0.1102" calcext:value-type="float">
            <text:p>0.1102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2576" calcext:value-type="float">
            <text:p>0.2576</text:p>
          </table:table-cell>
          <table:table-cell office:value-type="float" office:value="0.4027" calcext:value-type="float">
            <text:p>0.4027</text:p>
          </table:table-cell>
        </table:table-row>
        <table:table-row table:style-name="ro1">
          <table:table-cell office:value-type="string" calcext:value-type="string">
            <text:p>DarkMatter_MonoZToLL_NLO_Pseudo_Mx-1_Mv-350_gDM1_gQ1_TuneCUETP8M1_13TeV-madgraph</text:p>
          </table:table-cell>
          <table:table-cell office:value-type="float" office:value="0.0762" calcext:value-type="float">
            <text:p>0.0762</text:p>
          </table:table-cell>
          <table:table-cell office:value-type="float" office:value="0.1048" calcext:value-type="float">
            <text:p>0.1048</text:p>
          </table:table-cell>
          <table:table-cell office:value-type="float" office:value="0.1567" calcext:value-type="float">
            <text:p>0.1567</text:p>
          </table:table-cell>
          <table:table-cell office:value-type="float" office:value="0.2473" calcext:value-type="float">
            <text:p>0.2473</text:p>
          </table:table-cell>
          <table:table-cell office:value-type="float" office:value="0.3888" calcext:value-type="float">
            <text:p>0.3888</text:p>
          </table:table-cell>
        </table:table-row>
        <table:table-row table:style-name="ro1">
          <table:table-cell office:value-type="string" calcext:value-type="string">
            <text:p>DarkMatter_MonoZToLL_NLO_Pseudo_Mx-1_Mv-400_gDM1_gQ1_TuneCUETP8M1_13TeV-madgraph</text:p>
          </table:table-cell>
          <table:table-cell office:value-type="float" office:value="0.0658" calcext:value-type="float">
            <text:p>0.0658</text:p>
          </table:table-cell>
          <table:table-cell office:value-type="float" office:value="0.091" calcext:value-type="float">
            <text:p>0.091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2145" calcext:value-type="float">
            <text:p>0.2145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office:value-type="string" calcext:value-type="string">
            <text:p>DarkMatter_MonoZToLL_NLO_Pseudo_Mx-1_Mv-50_gDM1_gQ1_TuneCUETP8M1_13TeV-madgraph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138" calcext:value-type="float">
            <text:p>0.138</text:p>
          </table:table-cell>
          <table:table-cell office:value-type="float" office:value="0.2002" calcext:value-type="float">
            <text:p>0.2002</text:p>
          </table:table-cell>
          <table:table-cell office:value-type="float" office:value="0.3031" calcext:value-type="float">
            <text:p>0.3031</text:p>
          </table:table-cell>
          <table:table-cell office:value-type="float" office:value="0.4548" calcext:value-type="float">
            <text:p>0.4548</text:p>
          </table:table-cell>
        </table:table-row>
        <table:table-row table:style-name="ro1">
          <table:table-cell office:value-type="string" calcext:value-type="string">
            <text:p>DarkMatter_MonoZToLL_NLO_Pseudo_Mx-1_Mv-500_gDM1_gQ1_TuneCUETP8M1_13TeV-madgraph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709" calcext:value-type="float">
            <text:p>0.0709</text:p>
          </table:table-cell>
          <table:table-cell office:value-type="float" office:value="0.1069" calcext:value-type="float">
            <text:p>0.1069</text:p>
          </table:table-cell>
          <table:table-cell office:value-type="float" office:value="0.1709" calcext:value-type="float">
            <text:p>0.1709</text:p>
          </table:table-cell>
          <table:table-cell office:value-type="float" office:value="0.2733" calcext:value-type="float">
            <text:p>0.2733</text:p>
          </table:table-cell>
        </table:table-row>
        <table:table-row table:style-name="ro1">
          <table:table-cell office:value-type="string" calcext:value-type="string">
            <text:p>DarkMatter_MonoZToLL_NLO_Pseudo_Mx-1_Mv-750_gDM1_gQ1_TuneCUETP8M1_13TeV-madgraph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0923" calcext:value-type="float">
            <text:p>0.0923</text:p>
          </table:table-cell>
          <table:table-cell office:value-type="float" office:value="0.1504" calcext:value-type="float">
            <text:p>0.1504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DarkMatter_MonoZToLL_NLO_Pseudo_Mx-10_Mv-10_gDM1_gQ1_TuneCUETP8M1_13TeV-madgraph</text:p>
          </table:table-cell>
          <table:table-cell office:value-type="float" office:value="0.0988" calcext:value-type="float">
            <text:p>0.0988</text:p>
          </table:table-cell>
          <table:table-cell office:value-type="float" office:value="0.1339" calcext:value-type="float">
            <text:p>0.1339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2973" calcext:value-type="float">
            <text:p>0.2973</text:p>
          </table:table-cell>
          <table:table-cell office:value-type="float" office:value="0.4491" calcext:value-type="float">
            <text:p>0.4491</text:p>
          </table:table-cell>
        </table:table-row>
        <table:table-row table:style-name="ro1">
          <table:table-cell office:value-type="string" calcext:value-type="string">
            <text:p>DarkMatter_MonoZToLL_NLO_Pseudo_Mx-10_Mv-100_gDM1_gQ1_TuneCUETP8M1_13TeV-madgraph</text:p>
          </table:table-cell>
          <table:table-cell office:value-type="float" office:value="0.1052" calcext:value-type="float">
            <text:p>0.1052</text:p>
          </table:table-cell>
          <table:table-cell office:value-type="float" office:value="0.1434" calcext:value-type="float">
            <text:p>0.1434</text:p>
          </table:table-cell>
          <table:table-cell office:value-type="float" office:value="0.208" calcext:value-type="float">
            <text:p>0.208</text:p>
          </table:table-cell>
          <table:table-cell office:value-type="float" office:value="0.3166" calcext:value-type="float">
            <text:p>0.3166</text:p>
          </table:table-cell>
          <table:table-cell office:value-type="float" office:value="0.4783" calcext:value-type="float">
            <text:p>0.4783</text:p>
          </table:table-cell>
        </table:table-row>
        <table:table-row table:style-name="ro1">
          <table:table-cell office:value-type="string" calcext:value-type="string">
            <text:p>DarkMatter_MonoZToLL_NLO_Pseudo_Mx-10_Mv-50_gDM1_gQ1_TuneCUETP8M1_13TeV-madgraph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1412" calcext:value-type="float">
            <text:p>0.1412</text:p>
          </table:table-cell>
          <table:table-cell office:value-type="float" office:value="0.2061" calcext:value-type="float">
            <text:p>0.2061</text:p>
          </table:table-cell>
          <table:table-cell office:value-type="float" office:value="0.3137" calcext:value-type="float">
            <text:p>0.3137</text:p>
          </table:table-cell>
          <table:table-cell office:value-type="float" office:value="0.4738" calcext:value-type="float">
            <text:p>0.4738</text:p>
          </table:table-cell>
        </table:table-row>
        <table:table-row table:style-name="ro1">
          <table:table-cell office:value-type="string" calcext:value-type="string">
            <text:p>DarkMatter_MonoZToLL_NLO_Pseudo_Mx-100_Mv-300_gDM1_gQ1_TuneCUETP8M1_13TeV-madgraph</text:p>
          </table:table-cell>
          <table:table-cell office:value-type="float" office:value="0.0831" calcext:value-type="float">
            <text:p>0.0831</text:p>
          </table:table-cell>
          <table:table-cell office:value-type="float" office:value="0.1144" calcext:value-type="float">
            <text:p>0.1144</text:p>
          </table:table-cell>
          <table:table-cell office:value-type="float" office:value="0.1694" calcext:value-type="float">
            <text:p>0.1694</text:p>
          </table:table-cell>
          <table:table-cell office:value-type="float" office:value="0.266" calcext:value-type="float">
            <text:p>0.266</text:p>
          </table:table-cell>
          <table:table-cell office:value-type="float" office:value="0.4179" calcext:value-type="float">
            <text:p>0.4179</text:p>
          </table:table-cell>
        </table:table-row>
        <table:table-row table:style-name="ro1">
          <table:table-cell office:value-type="string" calcext:value-type="string">
            <text:p>DarkMatter_MonoZToLL_NLO_Pseudo_Mx-100_Mv-350_gDM1_gQ1_TuneCUETP8M1_13TeV-madgraph</text:p>
          </table:table-cell>
          <table:table-cell office:value-type="float" office:value="0.0775" calcext:value-type="float">
            <text:p>0.0775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4027" calcext:value-type="float">
            <text:p>0.4027</text:p>
          </table:table-cell>
        </table:table-row>
        <table:table-row table:style-name="ro1">
          <table:table-cell office:value-type="string" calcext:value-type="string">
            <text:p>DarkMatter_MonoZToLL_NLO_Pseudo_Mx-100_Mv-500_gDM1_gQ1_TuneCUETP8M1_13TeV-madgraph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1094" calcext:value-type="float">
            <text:p>0.1094</text:p>
          </table:table-cell>
          <table:table-cell office:value-type="float" office:value="0.1748" calcext:value-type="float">
            <text:p>0.1748</text:p>
          </table:table-cell>
          <table:table-cell office:value-type="float" office:value="0.282" calcext:value-type="float">
            <text:p>0.282</text:p>
          </table:table-cell>
        </table:table-row>
        <table:table-row table:style-name="ro1">
          <table:table-cell office:value-type="string" calcext:value-type="string">
            <text:p>DarkMatter_MonoZToLL_NLO_Pseudo_Mx-100_Mv-750_gDM1_gQ1_TuneCUETP8M1_13TeV-madgraph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0874" calcext:value-type="float">
            <text:p>0.0874</text:p>
          </table:table-cell>
          <table:table-cell office:value-type="float" office:value="0.1424" calcext:value-type="float">
            <text:p>0.1424</text:p>
          </table:table-cell>
          <table:table-cell office:value-type="float" office:value="0.234" calcext:value-type="float">
            <text:p>0.234</text:p>
          </table:table-cell>
        </table:table-row>
        <table:table-row table:style-name="ro1">
          <table:table-cell office:value-type="string" calcext:value-type="string">
            <text:p>DarkMatter_MonoZToLL_NLO_Pseudo_Mx-200_Mv-500_gDM1_gQ1_TuneCUETP8M1_13TeV-madgraph</text:p>
          </table:table-cell>
          <table:table-cell office:value-type="float" office:value="0.0509" calcext:value-type="float">
            <text:p>0.0509</text:p>
          </table:table-cell>
          <table:table-cell office:value-type="float" office:value="0.0711" calcext:value-type="float">
            <text:p>0.071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693" calcext:value-type="float">
            <text:p>0.1693</text:p>
          </table:table-cell>
          <table:table-cell office:value-type="float" office:value="0.2708" calcext:value-type="float">
            <text:p>0.2708</text:p>
          </table:table-cell>
        </table:table-row>
        <table:table-row table:style-name="ro1">
          <table:table-cell office:value-type="string" calcext:value-type="string">
            <text:p>DarkMatter_MonoZToLL_NLO_Pseudo_Mx-350_Mv-1000_gDM1_gQ1_TuneCUETP8M1_13TeV-madgraph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522" calcext:value-type="float">
            <text:p>0.0522</text:p>
          </table:table-cell>
          <table:table-cell office:value-type="float" office:value="0.0806" calcext:value-type="float">
            <text:p>0.0806</text:p>
          </table:table-cell>
          <table:table-cell office:value-type="float" office:value="0.1345" calcext:value-type="float">
            <text:p>0.1345</text:p>
          </table:table-cell>
          <table:table-cell office:value-type="float" office:value="0.2251" calcext:value-type="float">
            <text:p>0.2251</text:p>
          </table:table-cell>
        </table:table-row>
        <table:table-row table:style-name="ro1">
          <table:table-cell office:value-type="string" calcext:value-type="string">
            <text:p>DarkMatter_MonoZToLL_NLO_Pseudo_Mx-350_Mv-750_gDM1_gQ1_TuneCUETP8M1_13TeV-madgraph</text:p>
          </table:table-cell>
          <table:table-cell office:value-type="float" office:value="0.0424" calcext:value-type="float">
            <text:p>0.0424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1488" calcext:value-type="float">
            <text:p>0.1488</text:p>
          </table:table-cell>
          <table:table-cell office:value-type="float" office:value="0.2465" calcext:value-type="float">
            <text:p>0.2465</text:p>
          </table:table-cell>
        </table:table-row>
        <table:table-row table:style-name="ro1">
          <table:table-cell office:value-type="string" calcext:value-type="string">
            <text:p>DarkMatter_MonoZToLL_NLO_Pseudo_Mx-40_Mv-100_gDM1_gQ1_TuneCUETP8M1_13TeV-madgraph</text:p>
          </table:table-cell>
          <table:table-cell office:value-type="float" office:value="0.1062" calcext:value-type="float">
            <text:p>0.1062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21" calcext:value-type="float">
            <text:p>0.21</text:p>
          </table:table-cell>
          <table:table-cell office:value-type="float" office:value="0.3188" calcext:value-type="float">
            <text:p>0.3188</text:p>
          </table:table-cell>
          <table:table-cell office:value-type="float" office:value="0.4824" calcext:value-type="float">
            <text:p>0.4824</text:p>
          </table:table-cell>
        </table:table-row>
        <table:table-row table:style-name="ro1">
          <table:table-cell office:value-type="string" calcext:value-type="string">
            <text:p>DarkMatter_MonoZToLL_NLO_Pseudo_Mx-50_Mv-10_gDM1_gQ1_TuneCUETP8M1_13TeV-madgraph</text:p>
          </table:table-cell>
          <table:table-cell office:value-type="float" office:value="0.0841" calcext:value-type="float">
            <text:p>0.0841</text:p>
          </table:table-cell>
          <table:table-cell office:value-type="float" office:value="0.1144" calcext:value-type="float">
            <text:p>0.1144</text:p>
          </table:table-cell>
          <table:table-cell office:value-type="float" office:value="0.1675" calcext:value-type="float">
            <text:p>0.1675</text:p>
          </table:table-cell>
          <table:table-cell office:value-type="float" office:value="0.2563" calcext:value-type="float">
            <text:p>0.2563</text:p>
          </table:table-cell>
          <table:table-cell office:value-type="float" office:value="0.3897" calcext:value-type="float">
            <text:p>0.3897</text:p>
          </table:table-cell>
        </table:table-row>
        <table:table-row table:style-name="ro1">
          <table:table-cell office:value-type="string" calcext:value-type="string">
            <text:p>DarkMatter_MonoZToLL_NLO_Pseudo_Mx-50_Mv-200_gDM1_gQ1_TuneCUETP8M1_13TeV-madgraph</text:p>
          </table:table-cell>
          <table:table-cell office:value-type="float" office:value="0.0958" calcext:value-type="float">
            <text:p>0.0958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1938" calcext:value-type="float">
            <text:p>0.1938</text:p>
          </table:table-cell>
          <table:table-cell office:value-type="float" office:value="0.3028" calcext:value-type="float">
            <text:p>0.3028</text:p>
          </table:table-cell>
          <table:table-cell office:value-type="float" office:value="0.4708" calcext:value-type="float">
            <text:p>0.4708</text:p>
          </table:table-cell>
        </table:table-row>
        <table:table-row table:style-name="ro1">
          <table:table-cell office:value-type="string" calcext:value-type="string">
            <text:p>DarkMatter_MonoZToLL_NLO_Pseudo_Mx-50_Mv-300_gDM1_gQ1_TuneCUETP8M1_13TeV-madgraph</text:p>
          </table:table-cell>
          <table:table-cell office:value-type="float" office:value="0.0788" calcext:value-type="float">
            <text:p>0.0788</text:p>
          </table:table-cell>
          <table:table-cell office:value-type="float" office:value="0.1079" calcext:value-type="float">
            <text:p>0.1079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944" calcext:value-type="float">
            <text:p>0.3944</text:p>
          </table:table-cell>
        </table:table-row>
        <table:table-row table:style-name="ro1">
          <table:table-cell office:value-type="string" calcext:value-type="string">
            <text:p>DarkMatter_MonoZToLL_NLO_Pseudo_Mx-50_Mv-350_gDM1_gQ1_TuneCUETP8M1_13TeV-madgraph</text:p>
          </table:table-cell>
          <table:table-cell office:value-type="float" office:value="0.0762" calcext:value-type="float">
            <text:p>0.0762</text:p>
          </table:table-cell>
          <table:table-cell office:value-type="float" office:value="0.1055" calcext:value-type="float">
            <text:p>0.1055</text:p>
          </table:table-cell>
          <table:table-cell office:value-type="float" office:value="0.1567" calcext:value-type="float">
            <text:p>0.1567</text:p>
          </table:table-cell>
          <table:table-cell office:value-type="float" office:value="0.2473" calcext:value-type="float">
            <text:p>0.2473</text:p>
          </table:table-cell>
          <table:table-cell office:value-type="float" office:value="0.3888" calcext:value-type="float">
            <text:p>0.3888</text:p>
          </table:table-cell>
        </table:table-row>
        <table:table-row table:style-name="ro1">
          <table:table-cell office:value-type="string" calcext:value-type="string">
            <text:p>DarkMatter_MonoZToLL_NLO_Pseudo_Mx-50_Mv-400_gDM1_gQ1_TuneCUETP8M1_13TeV-madgraph</text:p>
          </table:table-cell>
          <table:table-cell office:value-type="float" office:value="0.0622" calcext:value-type="float">
            <text:p>0.0622</text:p>
          </table:table-cell>
          <table:table-cell office:value-type="float" office:value="0.0854" calcext:value-type="float">
            <text:p>0.0854</text:p>
          </table:table-cell>
          <table:table-cell office:value-type="float" office:value="0.1274" calcext:value-type="float">
            <text:p>0.1274</text:p>
          </table:table-cell>
          <table:table-cell office:value-type="float" office:value="0.2011" calcext:value-type="float">
            <text:p>0.2011</text:p>
          </table:table-cell>
          <table:table-cell office:value-type="float" office:value="0.3191" calcext:value-type="float">
            <text:p>0.3191</text:p>
          </table:table-cell>
        </table:table-row>
        <table:table-row table:style-name="ro1">
          <table:table-cell office:value-type="string" calcext:value-type="string">
            <text:p>DarkMatter_MonoZToLL_NLO_Pseudo_Mx-50_Mv-50_gDM1_gQ1_TuneCUETP8M1_13TeV-madgraph</text:p>
          </table:table-cell>
          <table:table-cell office:value-type="float" office:value="0.0854" calcext:value-type="float">
            <text:p>0.0854</text:p>
          </table:table-cell>
          <table:table-cell office:value-type="float" office:value="0.1169" calcext:value-type="float">
            <text:p>0.1169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2622" calcext:value-type="float">
            <text:p>0.2622</text:p>
          </table:table-cell>
          <table:table-cell office:value-type="float" office:value="0.4008" calcext:value-type="float">
            <text:p>0.4008</text:p>
          </table:table-cell>
        </table:table-row>
        <table:table-row table:style-name="ro1">
          <table:table-cell office:value-type="string" calcext:value-type="string">
            <text:p>DarkMatter_MonoZToLL_NLO_Pseudo_Mx-50_Mv-500_gDM1_gQ1_TuneCUETP8M1_13TeV-madgraph</text:p>
          </table:table-cell>
          <table:table-cell office:value-type="float" office:value="0.05" calcext:value-type="float">
            <text:p>0.0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04" calcext:value-type="float">
            <text:p>0.104</text:p>
          </table:table-cell>
          <table:table-cell office:value-type="float" office:value="0.1662" calcext:value-type="float">
            <text:p>0.1662</text:p>
          </table:table-cell>
          <table:table-cell office:value-type="float" office:value="0.2682" calcext:value-type="float">
            <text:p>0.2682</text:p>
          </table:table-cell>
        </table:table-row>
        <table:table-row table:style-name="ro1">
          <table:table-cell office:value-type="string" calcext:value-type="string">
            <text:p>DarkMatter_MonoZToLL_NLO_Scalar_Mx-0_Mv-20_gDM1_gQ1_TuneCUETP8M1_13TeV-madgraph</text:p>
          </table:table-cell>
          <table:table-cell office:value-type="float" office:value="0.0911" calcext:value-type="float">
            <text:p>0.0911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1802" calcext:value-type="float">
            <text:p>0.1802</text:p>
          </table:table-cell>
          <table:table-cell office:value-type="float" office:value="0.2728" calcext:value-type="float">
            <text:p>0.2728</text:p>
          </table:table-cell>
          <table:table-cell office:value-type="float" office:value="0.4093" calcext:value-type="float">
            <text:p>0.4093</text:p>
          </table:table-cell>
        </table:table-row>
        <table:table-row table:style-name="ro1">
          <table:table-cell office:value-type="string" calcext:value-type="string">
            <text:p>DarkMatter_MonoZToLL_NLO_Scalar_Mx-1_Mv-1000_gDM1_gQ1_TuneCUETP8M1_13TeV-madgraph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1143" calcext:value-type="float">
            <text:p>0.1143</text:p>
          </table:table-cell>
          <table:table-cell office:value-type="float" office:value="0.1845" calcext:value-type="float">
            <text:p>0.1845</text:p>
          </table:table-cell>
        </table:table-row>
        <table:table-row table:style-name="ro1">
          <table:table-cell office:value-type="string" calcext:value-type="string">
            <text:p>DarkMatter_MonoZToLL_NLO_Scalar_Mx-1_Mv-20_gDM1_gQ1_TuneCUETP8M1_13TeV-madgraph</text:p>
          </table:table-cell>
          <table:table-cell office:value-type="float" office:value="0.0902" calcext:value-type="float">
            <text:p>0.0902</text:p>
          </table:table-cell>
          <table:table-cell office:value-type="float" office:value="0.1228" calcext:value-type="float">
            <text:p>0.1228</text:p>
          </table:table-cell>
          <table:table-cell office:value-type="float" office:value="0.1782" calcext:value-type="float">
            <text:p>0.1782</text:p>
          </table:table-cell>
          <table:table-cell office:value-type="float" office:value="0.2713" calcext:value-type="float">
            <text:p>0.2713</text:p>
          </table:table-cell>
          <table:table-cell office:value-type="float" office:value="0.4077" calcext:value-type="float">
            <text:p>0.4077</text:p>
          </table:table-cell>
        </table:table-row>
        <table:table-row table:style-name="ro1">
          <table:table-cell office:value-type="string" calcext:value-type="string">
            <text:p>DarkMatter_MonoZToLL_NLO_Scalar_Mx-1_Mv-200_gDM1_gQ1_TuneCUETP8M1_13TeV-madgraph</text:p>
          </table:table-cell>
          <table:table-cell office:value-type="float" office:value="0.0814" calcext:value-type="float">
            <text:p>0.0814</text:p>
          </table:table-cell>
          <table:table-cell office:value-type="float" office:value="0.111" calcext:value-type="float">
            <text:p>0.111</text:p>
          </table:table-cell>
          <table:table-cell office:value-type="float" office:value="0.1621" calcext:value-type="float">
            <text:p>0.1621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3772" calcext:value-type="float">
            <text:p>0.3772</text:p>
          </table:table-cell>
        </table:table-row>
        <table:table-row table:style-name="ro1">
          <table:table-cell office:value-type="string" calcext:value-type="string">
            <text:p>DarkMatter_MonoZToLL_NLO_Scalar_Mx-1_Mv-300_gDM1_gQ1_TuneCUETP8M1_13TeV-madgraph</text:p>
          </table:table-cell>
          <table:table-cell office:value-type="float" office:value="0.0694" calcext:value-type="float">
            <text:p>0.0694</text:p>
          </table:table-cell>
          <table:table-cell office:value-type="float" office:value="0.0944" calcext:value-type="float">
            <text:p>0.0944</text:p>
          </table:table-cell>
          <table:table-cell office:value-type="float" office:value="0.1382" calcext:value-type="float">
            <text:p>0.1382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3277" calcext:value-type="float">
            <text:p>0.3277</text:p>
          </table:table-cell>
        </table:table-row>
        <table:table-row table:style-name="ro1">
          <table:table-cell office:value-type="string" calcext:value-type="string">
            <text:p>DarkMatter_MonoZToLL_NLO_Scalar_Mx-1_Mv-350_gDM1_gQ1_TuneCUETP8M1_13TeV-madgraph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0866" calcext:value-type="float">
            <text:p>0.0866</text:p>
          </table:table-cell>
          <table:table-cell office:value-type="float" office:value="0.1274" calcext:value-type="float">
            <text:p>0.1274</text:p>
          </table:table-cell>
          <table:table-cell office:value-type="float" office:value="0.196" calcext:value-type="float">
            <text:p>0.196</text:p>
          </table:table-cell>
          <table:table-cell office:value-type="float" office:value="0.3022" calcext:value-type="float">
            <text:p>0.3022</text:p>
          </table:table-cell>
        </table:table-row>
        <table:table-row table:style-name="ro1">
          <table:table-cell office:value-type="string" calcext:value-type="string">
            <text:p>DarkMatter_MonoZToLL_NLO_Scalar_Mx-1_Mv-400_gDM1_gQ1_TuneCUETP8M1_13TeV-madgraph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808" calcext:value-type="float">
            <text:p>0.0808</text:p>
          </table:table-cell>
          <table:table-cell office:value-type="float" office:value="0.1187" calcext:value-type="float">
            <text:p>0.1187</text:p>
          </table:table-cell>
          <table:table-cell office:value-type="float" office:value="0.1844" calcext:value-type="float">
            <text:p>0.1844</text:p>
          </table:table-cell>
          <table:table-cell office:value-type="float" office:value="0.285" calcext:value-type="float">
            <text:p>0.285</text:p>
          </table:table-cell>
        </table:table-row>
        <table:table-row table:style-name="ro1">
          <table:table-cell office:value-type="string" calcext:value-type="string">
            <text:p>DarkMatter_MonoZToLL_NLO_Scalar_Mx-1_Mv-50_gDM1_gQ1_TuneCUETP8M1_13TeV-madgraph</text:p>
          </table:table-cell>
          <table:table-cell office:value-type="float" office:value="0.0867" calcext:value-type="float">
            <text:p>0.0867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2609" calcext:value-type="float">
            <text:p>0.2609</text:p>
          </table:table-cell>
          <table:table-cell office:value-type="float" office:value="0.392" calcext:value-type="float">
            <text:p>0.392</text:p>
          </table:table-cell>
        </table:table-row>
        <table:table-row table:style-name="ro1">
          <table:table-cell office:value-type="string" calcext:value-type="string">
            <text:p>DarkMatter_MonoZToLL_NLO_Scalar_Mx-1_Mv-500_gDM1_gQ1_TuneCUETP8M1_13TeV-madgraph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1544" calcext:value-type="float">
            <text:p>0.1544</text:p>
          </table:table-cell>
          <table:table-cell office:value-type="float" office:value="0.2406" calcext:value-type="float">
            <text:p>0.2406</text:p>
          </table:table-cell>
        </table:table-row>
        <table:table-row table:style-name="ro1">
          <table:table-cell office:value-type="string" calcext:value-type="string">
            <text:p>DarkMatter_MonoZToLL_NLO_Scalar_Mx-1_Mv-750_gDM1_gQ1_TuneCUETP8M1_13TeV-madgraph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767" calcext:value-type="float">
            <text:p>0.0767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196" calcext:value-type="float">
            <text:p>0.196</text:p>
          </table:table-cell>
        </table:table-row>
        <table:table-row table:style-name="ro1">
          <table:table-cell office:value-type="string" calcext:value-type="string">
            <text:p>DarkMatter_MonoZToLL_NLO_Scalar_Mx-10_Mv-10_gDM1_gQ1_TuneCUETP8M1_13TeV-madgraph</text:p>
          </table:table-cell>
          <table:table-cell office:value-type="float" office:value="0.0837" calcext:value-type="float">
            <text:p>0.0837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1655" calcext:value-type="float">
            <text:p>0.1655</text:p>
          </table:table-cell>
          <table:table-cell office:value-type="float" office:value="0.2533" calcext:value-type="float">
            <text:p>0.2533</text:p>
          </table:table-cell>
          <table:table-cell office:value-type="float" office:value="0.3832" calcext:value-type="float">
            <text:p>0.3832</text:p>
          </table:table-cell>
        </table:table-row>
        <table:table-row table:style-name="ro1">
          <table:table-cell office:value-type="string" calcext:value-type="string">
            <text:p>DarkMatter_MonoZToLL_NLO_Scalar_Mx-10_Mv-100_gDM1_gQ1_TuneCUETP8M1_13TeV-madgraph</text:p>
          </table:table-cell>
          <table:table-cell office:value-type="float" office:value="0.0862" calcext:value-type="float">
            <text:p>0.0862</text:p>
          </table:table-cell>
          <table:table-cell office:value-type="float" office:value="0.1175" calcext:value-type="float">
            <text:p>0.1175</text:p>
          </table:table-cell>
          <table:table-cell office:value-type="float" office:value="0.1704" calcext:value-type="float">
            <text:p>0.1704</text:p>
          </table:table-cell>
          <table:table-cell office:value-type="float" office:value="0.258" calcext:value-type="float">
            <text:p>0.258</text:p>
          </table:table-cell>
          <table:table-cell office:value-type="float" office:value="0.3912" calcext:value-type="float">
            <text:p>0.3912</text:p>
          </table:table-cell>
        </table:table-row>
        <table:table-row table:style-name="ro1">
          <table:table-cell office:value-type="string" calcext:value-type="string">
            <text:p>DarkMatter_MonoZToLL_NLO_Scalar_Mx-10_Mv-50_gDM1_gQ1_TuneCUETP8M1_13TeV-madgraph</text:p>
          </table:table-cell>
          <table:table-cell office:value-type="float" office:value="0.0877" calcext:value-type="float">
            <text:p>0.0877</text:p>
          </table:table-cell>
          <table:table-cell office:value-type="float" office:value="0.1195" calcext:value-type="float">
            <text:p>0.1195</text:p>
          </table:table-cell>
          <table:table-cell office:value-type="float" office:value="0.1733" calcext:value-type="float">
            <text:p>0.1733</text:p>
          </table:table-cell>
          <table:table-cell office:value-type="float" office:value="0.2639" calcext:value-type="float">
            <text:p>0.2639</text:p>
          </table:table-cell>
          <table:table-cell office:value-type="float" office:value="0.3986" calcext:value-type="float">
            <text:p>0.3986</text:p>
          </table:table-cell>
        </table:table-row>
        <table:table-row table:style-name="ro1">
          <table:table-cell office:value-type="string" calcext:value-type="string">
            <text:p>DarkMatter_MonoZToLL_NLO_Scalar_Mx-100_Mv-300_gDM1_gQ1_TuneCUETP8M1_13TeV-madgraph</text:p>
          </table:table-cell>
          <table:table-cell office:value-type="float" office:value="0.0683" calcext:value-type="float">
            <text:p>0.0683</text:p>
          </table:table-cell>
          <table:table-cell office:value-type="float" office:value="0.0934" calcext:value-type="float">
            <text:p>0.0934</text:p>
          </table:table-cell>
          <table:table-cell office:value-type="float" office:value="0.1372" calcext:value-type="float">
            <text:p>0.1372</text:p>
          </table:table-cell>
          <table:table-cell office:value-type="float" office:value="0.2099" calcext:value-type="float">
            <text:p>0.2099</text:p>
          </table:table-cell>
          <table:table-cell office:value-type="float" office:value="0.3209" calcext:value-type="float">
            <text:p>0.3209</text:p>
          </table:table-cell>
        </table:table-row>
        <table:table-row table:style-name="ro1">
          <table:table-cell office:value-type="string" calcext:value-type="string">
            <text:p>DarkMatter_MonoZToLL_NLO_Scalar_Mx-100_Mv-350_gDM1_gQ1_TuneCUETP8M1_13TeV-madgraph</text:p>
          </table:table-cell>
          <table:table-cell office:value-type="float" office:value="0.0623" calcext:value-type="float">
            <text:p>0.0623</text:p>
          </table:table-cell>
          <table:table-cell office:value-type="float" office:value="0.0855" calcext:value-type="float">
            <text:p>0.0855</text:p>
          </table:table-cell>
          <table:table-cell office:value-type="float" office:value="0.1255" calcext:value-type="float">
            <text:p>0.1255</text:p>
          </table:table-cell>
          <table:table-cell office:value-type="float" office:value="0.193" calcext:value-type="float">
            <text:p>0.193</text:p>
          </table:table-cell>
          <table:table-cell office:value-type="float" office:value="0.2976" calcext:value-type="float">
            <text:p>0.2976</text:p>
          </table:table-cell>
        </table:table-row>
        <table:table-row table:style-name="ro1">
          <table:table-cell office:value-type="string" calcext:value-type="string">
            <text:p>DarkMatter_MonoZToLL_NLO_Scalar_Mx-100_Mv-400_gDM1_gQ1_TuneCUETP8M1_13TeV-madgraph</text:p>
          </table:table-cell>
          <table:table-cell office:value-type="float" office:value="0.056" calcext:value-type="float">
            <text:p>0.056</text:p>
          </table:table-cell>
          <table:table-cell office:value-type="float" office:value="0.0768" calcext:value-type="float">
            <text:p>0.0768</text:p>
          </table:table-cell>
          <table:table-cell office:value-type="float" office:value="0.1128" calcext:value-type="float">
            <text:p>0.1128</text:p>
          </table:table-cell>
          <table:table-cell office:value-type="float" office:value="0.1744" calcext:value-type="float">
            <text:p>0.1744</text:p>
          </table:table-cell>
          <table:table-cell office:value-type="float" office:value="0.2679" calcext:value-type="float">
            <text:p>0.2679</text:p>
          </table:table-cell>
        </table:table-row>
        <table:table-row table:style-name="ro1">
          <table:table-cell office:value-type="string" calcext:value-type="string">
            <text:p>DarkMatter_MonoZToLL_NLO_Scalar_Mx-100_Mv-500_gDM1_gQ1_TuneCUETP8M1_13TeV-madgraph</text:p>
          </table:table-cell>
          <table:table-cell office:value-type="float" office:value="0.046" calcext:value-type="float">
            <text:p>0.046</text:p>
          </table:table-cell>
          <table:table-cell office:value-type="float" office:value="0.0637" calcext:value-type="float">
            <text:p>0.0637</text:p>
          </table:table-cell>
          <table:table-cell office:value-type="float" office:value="0.0942" calcext:value-type="float">
            <text:p>0.0942</text:p>
          </table:table-cell>
          <table:table-cell office:value-type="float" office:value="0.1472" calcext:value-type="float">
            <text:p>0.1472</text:p>
          </table:table-cell>
          <table:table-cell office:value-type="float" office:value="0.2289" calcext:value-type="float">
            <text:p>0.2289</text:p>
          </table:table-cell>
        </table:table-row>
        <table:table-row table:style-name="ro1">
          <table:table-cell office:value-type="string" calcext:value-type="string">
            <text:p>DarkMatter_MonoZToLL_NLO_Scalar_Mx-200_Mv-500_gDM1_gQ1_TuneCUETP8M1_13TeV-madgraph</text:p>
          </table:table-cell>
          <table:table-cell office:value-type="float" office:value="0.047" calcext:value-type="float">
            <text:p>0.047</text:p>
          </table:table-cell>
          <table:table-cell office:value-type="float" office:value="0.0643" calcext:value-type="float">
            <text:p>0.0643</text:p>
          </table:table-cell>
          <table:table-cell office:value-type="float" office:value="0.0962" calcext:value-type="float">
            <text:p>0.0962</text:p>
          </table:table-cell>
          <table:table-cell office:value-type="float" office:value="0.1495" calcext:value-type="float">
            <text:p>0.1495</text:p>
          </table:table-cell>
          <table:table-cell office:value-type="float" office:value="0.2333" calcext:value-type="float">
            <text:p>0.2333</text:p>
          </table:table-cell>
        </table:table-row>
        <table:table-row table:style-name="ro1">
          <table:table-cell office:value-type="string" calcext:value-type="string">
            <text:p>DarkMatter_MonoZToLL_NLO_Scalar_Mx-350_Mv-1000_gDM1_gQ1_TuneCUETP8M1_13TeV-madgraph</text:p>
          </table:table-cell>
          <table:table-cell office:value-type="float" office:value="0.0314" calcext:value-type="float">
            <text:p>0.0314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0669" calcext:value-type="float">
            <text:p>0.0669</text:p>
          </table:table-cell>
          <table:table-cell office:value-type="float" office:value="0.109" calcext:value-type="float">
            <text:p>0.109</text:p>
          </table:table-cell>
          <table:table-cell office:value-type="float" office:value="0.1761" calcext:value-type="float">
            <text:p>0.1761</text:p>
          </table:table-cell>
        </table:table-row>
        <table:table-row table:style-name="ro1">
          <table:table-cell office:value-type="string" calcext:value-type="string">
            <text:p>DarkMatter_MonoZToLL_NLO_Scalar_Mx-350_Mv-750_gDM1_gQ1_TuneCUETP8M1_13TeV-madgraph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728" calcext:value-type="float">
            <text:p>0.0728</text:p>
          </table:table-cell>
          <table:table-cell office:value-type="float" office:value="0.1174" calcext:value-type="float">
            <text:p>0.1174</text:p>
          </table:table-cell>
          <table:table-cell office:value-type="float" office:value="0.188" calcext:value-type="float">
            <text:p>0.188</text:p>
          </table:table-cell>
        </table:table-row>
        <table:table-row table:style-name="ro1">
          <table:table-cell office:value-type="string" calcext:value-type="string">
            <text:p>DarkMatter_MonoZToLL_NLO_Scalar_Mx-40_Mv-100_gDM1_gQ1_TuneCUETP8M1_13TeV-madgraph</text:p>
          </table:table-cell>
          <table:table-cell office:value-type="float" office:value="0.0882" calcext:value-type="float">
            <text:p>0.0882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1743" calcext:value-type="float">
            <text:p>0.1743</text:p>
          </table:table-cell>
          <table:table-cell office:value-type="float" office:value="0.2653" calcext:value-type="float">
            <text:p>0.2653</text:p>
          </table:table-cell>
          <table:table-cell office:value-type="float" office:value="0.4008" calcext:value-type="float">
            <text:p>0.4008</text:p>
          </table:table-cell>
        </table:table-row>
        <table:table-row table:style-name="ro1">
          <table:table-cell office:value-type="string" calcext:value-type="string">
            <text:p>DarkMatter_MonoZToLL_NLO_Scalar_Mx-450_Mv-1000_gDM1_gQ1_TuneCUETP8M1_13TeV-madgraph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669" calcext:value-type="float">
            <text:p>0.066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758" calcext:value-type="float">
            <text:p>0.1758</text:p>
          </table:table-cell>
        </table:table-row>
        <table:table-row table:style-name="ro1">
          <table:table-cell office:value-type="string" calcext:value-type="string">
            <text:p>DarkMatter_MonoZToLL_NLO_Scalar_Mx-50_Mv-10_gDM1_gQ1_TuneCUETP8M1_13TeV-madgraph</text:p>
          </table:table-cell>
          <table:table-cell office:value-type="float" office:value="0.0742" calcext:value-type="float">
            <text:p>0.0742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1489" calcext:value-type="float">
            <text:p>0.1489</text:p>
          </table:table-cell>
          <table:table-cell office:value-type="float" office:value="0.2279" calcext:value-type="float">
            <text:p>0.2279</text:p>
          </table:table-cell>
          <table:table-cell office:value-type="float" office:value="0.3483" calcext:value-type="float">
            <text:p>0.3483</text:p>
          </table:table-cell>
        </table:table-row>
        <table:table-row table:style-name="ro1">
          <table:table-cell office:value-type="string" calcext:value-type="string">
            <text:p>DarkMatter_MonoZToLL_NLO_Scalar_Mx-50_Mv-200_gDM1_gQ1_TuneCUETP8M1_13TeV-madgraph</text:p>
          </table:table-cell>
          <table:table-cell office:value-type="float" office:value="0.0809" calcext:value-type="float">
            <text:p>0.0809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2458" calcext:value-type="float">
            <text:p>0.2458</text:p>
          </table:table-cell>
          <table:table-cell office:value-type="float" office:value="0.3738" calcext:value-type="float">
            <text:p>0.3738</text:p>
          </table:table-cell>
        </table:table-row>
        <table:table-row table:style-name="ro1">
          <table:table-cell office:value-type="string" calcext:value-type="string">
            <text:p>DarkMatter_MonoZToLL_NLO_Scalar_Mx-50_Mv-300_gDM1_gQ1_TuneCUETP8M1_13TeV-madgraph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09" calcext:value-type="float">
            <text:p>0.09</text:p>
          </table:table-cell>
          <table:table-cell office:value-type="float" office:value="0.1323" calcext:value-type="float">
            <text:p>0.1323</text:p>
          </table:table-cell>
          <table:table-cell office:value-type="float" office:value="0.203" calcext:value-type="float">
            <text:p>0.203</text:p>
          </table:table-cell>
          <table:table-cell office:value-type="float" office:value="0.3113" calcext:value-type="float">
            <text:p>0.3113</text:p>
          </table:table-cell>
        </table:table-row>
        <table:table-row table:style-name="ro1">
          <table:table-cell office:value-type="string" calcext:value-type="string">
            <text:p>DarkMatter_MonoZToLL_NLO_Scalar_Mx-50_Mv-350_gDM1_gQ1_TuneCUETP8M1_13TeV-madgraph</text:p>
          </table:table-cell>
          <table:table-cell office:value-type="float" office:value="0.0618" calcext:value-type="float">
            <text:p>0.0618</text:p>
          </table:table-cell>
          <table:table-cell office:value-type="float" office:value="0.0848" calcext:value-type="float">
            <text:p>0.0848</text:p>
          </table:table-cell>
          <table:table-cell office:value-type="float" office:value="0.1245" calcext:value-type="float">
            <text:p>0.1245</text:p>
          </table:table-cell>
          <table:table-cell office:value-type="float" office:value="0.1925" calcext:value-type="float">
            <text:p>0.1925</text:p>
          </table:table-cell>
          <table:table-cell office:value-type="float" office:value="0.2957" calcext:value-type="float">
            <text:p>0.2957</text:p>
          </table:table-cell>
        </table:table-row>
        <table:table-row table:style-name="ro1">
          <table:table-cell office:value-type="string" calcext:value-type="string">
            <text:p>DarkMatter_MonoZToLL_NLO_Scalar_Mx-50_Mv-400_gDM1_gQ1_TuneCUETP8M1_13TeV-madgraph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757" calcext:value-type="float">
            <text:p>0.0757</text:p>
          </table:table-cell>
          <table:table-cell office:value-type="float" office:value="0.1118" calcext:value-type="float">
            <text:p>0.1118</text:p>
          </table:table-cell>
          <table:table-cell office:value-type="float" office:value="0.1729" calcext:value-type="float">
            <text:p>0.1729</text:p>
          </table:table-cell>
          <table:table-cell office:value-type="float" office:value="0.2656" calcext:value-type="float">
            <text:p>0.2656</text:p>
          </table:table-cell>
        </table:table-row>
        <table:table-row table:style-name="ro1">
          <table:table-cell office:value-type="string" calcext:value-type="string">
            <text:p>DarkMatter_MonoZToLL_NLO_Scalar_Mx-50_Mv-50_gDM1_gQ1_TuneCUETP8M1_13TeV-madgraph</text:p>
          </table:table-cell>
          <table:table-cell office:value-type="float" office:value="0.0727" calcext:value-type="float">
            <text:p>0.0727</text:p>
          </table:table-cell>
          <table:table-cell office:value-type="float" office:value="0.0993" calcext:value-type="float">
            <text:p>0.0993</text:p>
          </table:table-cell>
          <table:table-cell office:value-type="float" office:value="0.146" calcext:value-type="float">
            <text:p>0.146</text:p>
          </table:table-cell>
          <table:table-cell office:value-type="float" office:value="0.2234" calcext:value-type="float">
            <text:p>0.2234</text:p>
          </table:table-cell>
          <table:table-cell office:value-type="float" office:value="0.3432" calcext:value-type="float">
            <text:p>0.3432</text:p>
          </table:table-cell>
        </table:table-row>
        <table:table-row table:style-name="ro1">
          <table:table-cell office:value-type="string" calcext:value-type="string">
            <text:p>DarkMatter_MonoZToLL_NLO_SMM_Mx-1_Mv-100_gDM1_gQ1_TuneCUETP8M1_13TeV-madgraph</text:p>
          </table:table-cell>
          <table:table-cell office:value-type="float" office:value="0.0671" calcext:value-type="float">
            <text:p>0.0671</text:p>
          </table:table-cell>
          <table:table-cell office:value-type="float" office:value="0.0887" calcext:value-type="float">
            <text:p>0.0887</text:p>
          </table:table-cell>
          <table:table-cell office:value-type="float" office:value="0.1235" calcext:value-type="float">
            <text:p>0.1235</text:p>
          </table:table-cell>
          <table:table-cell office:value-type="float" office:value="0.1723" calcext:value-type="float">
            <text:p>0.1723</text:p>
          </table:table-cell>
          <table:table-cell office:value-type="float" office:value="0.2319" calcext:value-type="float">
            <text:p>0.2319</text:p>
          </table:table-cell>
        </table:table-row>
        <table:table-row table:style-name="ro1">
          <table:table-cell office:value-type="string" calcext:value-type="string">
            <text:p>DarkMatter_MonoZToLL_NLO_SMM_Mx-1_Mv-1000_gDM1_gQ1_TuneCUETP8M1_13TeV-madgraph</text:p>
          </table:table-cell>
          <table:table-cell office:value-type="float" office:value="0.0639" calcext:value-type="float">
            <text:p>0.0639</text:p>
          </table:table-cell>
          <table:table-cell office:value-type="float" office:value="0.0845" calcext:value-type="float">
            <text:p>0.0845</text:p>
          </table:table-cell>
          <table:table-cell office:value-type="float" office:value="0.1177" calcext:value-type="float">
            <text:p>0.1177</text:p>
          </table:table-cell>
          <table:table-cell office:value-type="float" office:value="0.1651" calcext:value-type="float">
            <text:p>0.1651</text:p>
          </table:table-cell>
          <table:table-cell office:value-type="float" office:value="0.2215" calcext:value-type="float">
            <text:p>0.2215</text:p>
          </table:table-cell>
        </table:table-row>
        <table:table-row table:style-name="ro1">
          <table:table-cell office:value-type="string" calcext:value-type="string">
            <text:p>DarkMatter_MonoZToLL_NLO_SMM_Mx-1_Mv-300_gDM1_gQ1_TuneCUETP8M1_13TeV-madgraph</text:p>
          </table:table-cell>
          <table:table-cell office:value-type="float" office:value="0.066" calcext:value-type="float">
            <text:p>0.066</text:p>
          </table:table-cell>
          <table:table-cell office:value-type="float" office:value="0.0873" calcext:value-type="float">
            <text:p>0.0873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1696" calcext:value-type="float">
            <text:p>0.1696</text:p>
          </table:table-cell>
          <table:table-cell office:value-type="float" office:value="0.2266" calcext:value-type="float">
            <text:p>0.2266</text:p>
          </table:table-cell>
        </table:table-row>
        <table:table-row table:style-name="ro1">
          <table:table-cell office:value-type="string" calcext:value-type="string">
            <text:p>DarkMatter_MonoZToLL_NLO_SMM_Mx-1_Mv-50_gDM1_gQ1_TuneCUETP8M1_13TeV-madgraph</text:p>
          </table:table-cell>
          <table:table-cell office:value-type="float" office:value="0.0671" calcext:value-type="float">
            <text:p>0.0671</text:p>
          </table:table-cell>
          <table:table-cell office:value-type="float" office:value="0.0887" calcext:value-type="float">
            <text:p>0.0887</text:p>
          </table:table-cell>
          <table:table-cell office:value-type="float" office:value="0.1235" calcext:value-type="float">
            <text:p>0.1235</text:p>
          </table:table-cell>
          <table:table-cell office:value-type="float" office:value="0.1723" calcext:value-type="float">
            <text:p>0.1723</text:p>
          </table:table-cell>
          <table:table-cell office:value-type="float" office:value="0.2319" calcext:value-type="float">
            <text:p>0.2319</text:p>
          </table:table-cell>
        </table:table-row>
        <table:table-row table:style-name="ro1">
          <table:table-cell office:value-type="string" calcext:value-type="string">
            <text:p>DarkMatter_MonoZToLL_NLO_SMM_Mx-1_Mv-500_gDM1_gQ1_TuneCUETP8M1_13TeV-madgraph</text:p>
          </table:table-cell>
          <table:table-cell office:value-type="float" office:value="0.0671" calcext:value-type="float">
            <text:p>0.0671</text:p>
          </table:table-cell>
          <table:table-cell office:value-type="float" office:value="0.0896" calcext:value-type="float">
            <text:p>0.0896</text:p>
          </table:table-cell>
          <table:table-cell office:value-type="float" office:value="0.1235" calcext:value-type="float">
            <text:p>0.1235</text:p>
          </table:table-cell>
          <table:table-cell office:value-type="float" office:value="0.1733" calcext:value-type="float">
            <text:p>0.1733</text:p>
          </table:table-cell>
          <table:table-cell office:value-type="float" office:value="0.2326" calcext:value-type="float">
            <text:p>0.2326</text:p>
          </table:table-cell>
        </table:table-row>
        <table:table-row table:style-name="ro1">
          <table:table-cell office:value-type="string" calcext:value-type="string">
            <text:p>DarkMatter_MonoZToLL_NLO_SMM_Mx-1_Mv-750_gDM1_gQ1_TuneCUETP8M1_13TeV-madgraph</text:p>
          </table:table-cell>
          <table:table-cell office:value-type="float" office:value="0.0665" calcext:value-type="float">
            <text:p>0.0665</text:p>
          </table:table-cell>
          <table:table-cell office:value-type="float" office:value="0.088" calcext:value-type="float">
            <text:p>0.088</text:p>
          </table:table-cell>
          <table:table-cell office:value-type="float" office:value="0.1226" calcext:value-type="float">
            <text:p>0.1226</text:p>
          </table:table-cell>
          <table:table-cell office:value-type="float" office:value="0.1709" calcext:value-type="float">
            <text:p>0.1709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DarkMatter_MonoZToLL_NLO_SMM_Mx-100_Mv-1000_gDM1_gQ1_TuneCUETP8M1_13TeV-madgraph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186" calcext:value-type="float">
            <text:p>0.0186</text:p>
          </table:table-cell>
        </table:table-row>
        <table:table-row table:style-name="ro1">
          <table:table-cell office:value-type="string" calcext:value-type="string">
            <text:p>DarkMatter_MonoZToLL_NLO_SMM_Mx-100_Mv-300_gDM1_gQ1_TuneCUETP8M1_13TeV-madgraph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277" calcext:value-type="float">
            <text:p>0.0277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 office:value-type="string" calcext:value-type="string">
            <text:p>DarkMatter_MonoZToLL_NLO_SMM_Mx-100_Mv-500_gDM1_gQ1_TuneCUETP8M1_13TeV-madgraph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0397" calcext:value-type="float">
            <text:p>0.0397</text:p>
          </table:table-cell>
        </table:table-row>
        <table:table-row table:style-name="ro1">
          <table:table-cell office:value-type="string" calcext:value-type="string">
            <text:p>DarkMatter_MonoZToLL_NLO_SMM_Mx-100_Mv-750_gDM1_gQ1_TuneCUETP8M1_13TeV-madgraph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DarkMatter_MonoZToLL_NLO_SMM_Mx-200_Mv-1000_gDM1_gQ1_TuneCUETP8M1_13TeV-madgraph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179" calcext:value-type="float">
            <text:p>0.0179</text:p>
          </table:table-cell>
        </table:table-row>
        <table:table-row table:style-name="ro1">
          <table:table-cell office:value-type="string" calcext:value-type="string">
            <text:p>DarkMatter_MonoZToLL_NLO_SMM_Mx-200_Mv-500_gDM1_gQ1_TuneCUETP8M1_13TeV-madgraph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DarkMatter_MonoZToLL_NLO_SMM_Mx-200_Mv-750_gDM1_gQ1_TuneCUETP8M1_13TeV-madgraph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DarkMatter_MonoZToLL_NLO_SMM_Mx-300_Mv-1000_gDM1_gQ1_TuneCUETP8M1_13TeV-madgraph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179" calcext:value-type="float">
            <text:p>0.0179</text:p>
          </table:table-cell>
        </table:table-row>
        <table:table-row table:style-name="ro1">
          <table:table-cell office:value-type="string" calcext:value-type="string">
            <text:p>DarkMatter_MonoZToLL_NLO_SMM_Mx-300_Mv-750_gDM1_gQ1_TuneCUETP8M1_13TeV-madgraph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236" calcext:value-type="float">
            <text:p>0.0236</text:p>
          </table:table-cell>
        </table:table-row>
        <table:table-row table:style-name="ro1">
          <table:table-cell office:value-type="string" calcext:value-type="string">
            <text:p>DarkMatter_MonoZToLL_NLO_SMM_Mx-400_Mv-1000_gDM1_gQ1_TuneCUETP8M1_13TeV-madgraph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174" calcext:value-type="float">
            <text:p>0.0174</text:p>
          </table:table-cell>
        </table:table-row>
        <table:table-row table:style-name="ro1">
          <table:table-cell office:value-type="string" calcext:value-type="string">
            <text:p>DarkMatter_MonoZToLL_NLO_Vector_Mx-0_Mv-20_gDM1_gQ0p25_TuneCUETP8M1_13TeV-madgraph</text:p>
          </table:table-cell>
          <table:table-cell office:value-type="float" office:value="0.4679" calcext:value-type="float">
            <text:p>0.4679</text:p>
          </table:table-cell>
          <table:table-cell office:value-type="float" office:value="0.6238" calcext:value-type="float">
            <text:p>0.6238</text:p>
          </table:table-cell>
          <table:table-cell office:value-type="float" office:value="0.8711" calcext:value-type="float">
            <text:p>0.8711</text:p>
          </table:table-cell>
          <table:table-cell office:value-type="float" office:value="1.2218" calcext:value-type="float">
            <text:p>1.2218</text:p>
          </table:table-cell>
          <table:table-cell office:value-type="float" office:value="1.651" calcext:value-type="float">
            <text:p>1.651</text:p>
          </table:table-cell>
        </table:table-row>
        <table:table-row table:style-name="ro1">
          <table:table-cell office:value-type="string" calcext:value-type="string">
            <text:p>DarkMatter_MonoZToLL_NLO_Vector_Mx-1_Mv-10_gDM1_gQ0p25_TuneCUETP8M1_13TeV-madgraph</text:p>
          </table:table-cell>
          <table:table-cell office:value-type="float" office:value="0.513" calcext:value-type="float">
            <text:p>0.513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9414" calcext:value-type="float">
            <text:p>0.9414</text:p>
          </table:table-cell>
          <table:table-cell office:value-type="float" office:value="1.3129" calcext:value-type="float">
            <text:p>1.3129</text:p>
          </table:table-cell>
          <table:table-cell office:value-type="float" office:value="1.7669" calcext:value-type="float">
            <text:p>1.7669</text:p>
          </table:table-cell>
        </table:table-row>
        <table:table-row table:style-name="ro1">
          <table:table-cell office:value-type="string" calcext:value-type="string">
            <text:p>DarkMatter_MonoZToLL_NLO_Vector_Mx-1_Mv-100_gDM1_gQ0p25_TuneCUETP8M1_13TeV-madgraph</text:p>
          </table:table-cell>
          <table:table-cell office:value-type="float" office:value="0.4055" calcext:value-type="float">
            <text:p>0.4055</text:p>
          </table:table-cell>
          <table:table-cell office:value-type="float" office:value="0.5351" calcext:value-type="float">
            <text:p>0.5351</text:p>
          </table:table-cell>
          <table:table-cell office:value-type="float" office:value="0.7441" calcext:value-type="float">
            <text:p>0.7441</text:p>
          </table:table-cell>
          <table:table-cell office:value-type="float" office:value="1.0378" calcext:value-type="float">
            <text:p>1.0378</text:p>
          </table:table-cell>
          <table:table-cell office:value-type="float" office:value="1.3871" calcext:value-type="float">
            <text:p>1.3871</text:p>
          </table:table-cell>
        </table:table-row>
        <table:table-row table:style-name="ro1">
          <table:table-cell office:value-type="string" calcext:value-type="string">
            <text:p>DarkMatter_MonoZToLL_NLO_Vector_Mx-1_Mv-1000_gDM1_gQ0p25_TuneCUETP8M1_13TeV-madgraph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0796" calcext:value-type="float">
            <text:p>0.0796</text:p>
          </table:table-cell>
          <table:table-cell office:value-type="float" office:value="0.1211" calcext:value-type="float">
            <text:p>0.1211</text:p>
          </table:table-cell>
          <table:table-cell office:value-type="float" office:value="0.1773" calcext:value-type="float">
            <text:p>0.1773</text:p>
          </table:table-cell>
        </table:table-row>
        <table:table-row table:style-name="ro1">
          <table:table-cell office:value-type="string" calcext:value-type="string">
            <text:p>DarkMatter_MonoZToLL_NLO_Vector_Mx-1_Mv-200_gDM1_gQ0p25_TuneCUETP8M1_13TeV-madgraph</text:p>
          </table:table-cell>
          <table:table-cell office:value-type="float" office:value="0.1777" calcext:value-type="float">
            <text:p>0.1777</text:p>
          </table:table-cell>
          <table:table-cell office:value-type="float" office:value="0.2395" calcext:value-type="float">
            <text:p>0.2395</text:p>
          </table:table-cell>
          <table:table-cell office:value-type="float" office:value="0.3408" calcext:value-type="float">
            <text:p>0.3408</text:p>
          </table:table-cell>
          <table:table-cell office:value-type="float" office:value="0.4889" calcext:value-type="float">
            <text:p>0.4889</text:p>
          </table:table-cell>
          <table:table-cell office:value-type="float" office:value="0.675" calcext:value-type="float">
            <text:p>0.675</text:p>
          </table:table-cell>
        </table:table-row>
        <table:table-row table:style-name="ro1">
          <table:table-cell office:value-type="string" calcext:value-type="string">
            <text:p>DarkMatter_MonoZToLL_NLO_Vector_Mx-1_Mv-2000_gDM1_gQ0p25_TuneCUETP8M1_13TeV-madgraph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532" calcext:value-type="float">
            <text:p>0.0532</text:p>
          </table:table-cell>
          <table:table-cell office:value-type="float" office:value="0.0825" calcext:value-type="float">
            <text:p>0.0825</text:p>
          </table:table-cell>
          <table:table-cell office:value-type="float" office:value="0.1225" calcext:value-type="float">
            <text:p>0.1225</text:p>
          </table:table-cell>
        </table:table-row>
        <table:table-row table:style-name="ro1">
          <table:table-cell office:value-type="string" calcext:value-type="string">
            <text:p>DarkMatter_MonoZToLL_NLO_Vector_Mx-1_Mv-300_gDM1_gQ0p25_TuneCUETP8M1_13TeV-madgraph</text:p>
          </table:table-cell>
          <table:table-cell office:value-type="float" office:value="0.122" calcext:value-type="float">
            <text:p>0.122</text:p>
          </table:table-cell>
          <table:table-cell office:value-type="float" office:value="0.166" calcext:value-type="float">
            <text:p>0.166</text:p>
          </table:table-cell>
          <table:table-cell office:value-type="float" office:value="0.2393" calcext:value-type="float">
            <text:p>0.2393</text:p>
          </table:table-cell>
          <table:table-cell office:value-type="float" office:value="0.3489" calcext:value-type="float">
            <text:p>0.3489</text:p>
          </table:table-cell>
          <table:table-cell office:value-type="float" office:value="0.4894" calcext:value-type="float">
            <text:p>0.4894</text:p>
          </table:table-cell>
        </table:table-row>
        <table:table-row table:style-name="ro1">
          <table:table-cell office:value-type="string" calcext:value-type="string">
            <text:p>DarkMatter_MonoZToLL_NLO_Vector_Mx-1_Mv-50_gDM1_gQ0p25_TuneCUETP8M1_13TeV-madgraph</text:p>
          </table:table-cell>
          <table:table-cell office:value-type="float" office:value="0.5479" calcext:value-type="float">
            <text:p>0.5479</text:p>
          </table:table-cell>
          <table:table-cell office:value-type="float" office:value="0.7363" calcext:value-type="float">
            <text:p>0.7363</text:p>
          </table:table-cell>
          <table:table-cell office:value-type="float" office:value="1.0352" calcext:value-type="float">
            <text:p>1.0352</text:p>
          </table:table-cell>
          <table:table-cell office:value-type="float" office:value="1.4684" calcext:value-type="float">
            <text:p>1.4684</text:p>
          </table:table-cell>
          <table:table-cell office:value-type="float" office:value="2.0129" calcext:value-type="float">
            <text:p>2.0129</text:p>
          </table:table-cell>
        </table:table-row>
        <table:table-row table:style-name="ro1">
          <table:table-cell office:value-type="string" calcext:value-type="string">
            <text:p>DarkMatter_MonoZToLL_NLO_Vector_Mx-1_Mv-500_gDM1_gQ0p25_TuneCUETP8M1_13TeV-madgraph</text:p>
          </table:table-cell>
          <table:table-cell office:value-type="float" office:value="0.0789" calcext:value-type="float">
            <text:p>0.0789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1548" calcext:value-type="float">
            <text:p>0.1548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3147" calcext:value-type="float">
            <text:p>0.3147</text:p>
          </table:table-cell>
        </table:table-row>
        <table:table-row table:style-name="ro1">
          <table:table-cell office:value-type="string" calcext:value-type="string">
            <text:p>DarkMatter_MonoZToLL_NLO_Vector_Mx-1_Mv-750_gDM1_gQ0p25_TuneCUETP8M1_13TeV-madgraph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0735" calcext:value-type="float">
            <text:p>0.0735</text:p>
          </table:table-cell>
          <table:table-cell office:value-type="float" office:value="0.1079" calcext:value-type="float">
            <text:p>0.1079</text:p>
          </table:table-cell>
          <table:table-cell office:value-type="float" office:value="0.16" calcext:value-type="float">
            <text:p>0.16</text:p>
          </table:table-cell>
          <table:table-cell office:value-type="float" office:value="0.2289" calcext:value-type="float">
            <text:p>0.2289</text:p>
          </table:table-cell>
        </table:table-row>
        <table:table-row table:style-name="ro1">
          <table:table-cell office:value-type="string" calcext:value-type="string">
            <text:p>DarkMatter_MonoZToLL_NLO_Vector_Mx-10_Mv-10_gDM1_gQ0p25_TuneCUETP8M1_13TeV-madgraph</text:p>
          </table:table-cell>
          <table:table-cell office:value-type="float" office:value="0.4388" calcext:value-type="float">
            <text:p>0.4388</text:p>
          </table:table-cell>
          <table:table-cell office:value-type="float" office:value="0.5878" calcext:value-type="float">
            <text:p>0.5878</text:p>
          </table:table-cell>
          <table:table-cell office:value-type="float" office:value="0.832" calcext:value-type="float">
            <text:p>0.832</text:p>
          </table:table-cell>
          <table:table-cell office:value-type="float" office:value="1.1869" calcext:value-type="float">
            <text:p>1.1869</text:p>
          </table:table-cell>
          <table:table-cell office:value-type="float" office:value="1.6329" calcext:value-type="float">
            <text:p>1.6329</text:p>
          </table:table-cell>
        </table:table-row>
        <table:table-row table:style-name="ro1">
          <table:table-cell office:value-type="string" calcext:value-type="string">
            <text:p>DarkMatter_MonoZToLL_NLO_Vector_Mx-10_Mv-100_gDM1_gQ0p25_TuneCUETP8M1_13TeV-madgraph</text:p>
          </table:table-cell>
          <table:table-cell office:value-type="float" office:value="0.3202" calcext:value-type="float">
            <text:p>0.3202</text:p>
          </table:table-cell>
          <table:table-cell office:value-type="float" office:value="0.4263" calcext:value-type="float">
            <text:p>0.4263</text:p>
          </table:table-cell>
          <table:table-cell office:value-type="float" office:value="0.5918" calcext:value-type="float">
            <text:p>0.5918</text:p>
          </table:table-cell>
          <table:table-cell office:value-type="float" office:value="0.83" calcext:value-type="float">
            <text:p>0.83</text:p>
          </table:table-cell>
          <table:table-cell office:value-type="float" office:value="1.1217" calcext:value-type="float">
            <text:p>1.1217</text:p>
          </table:table-cell>
        </table:table-row>
        <table:table-row table:style-name="ro1">
          <table:table-cell office:value-type="string" calcext:value-type="string">
            <text:p>DarkMatter_MonoZToLL_NLO_Vector_Mx-10_Mv-10000_gDM1_gQ0p25_TuneCUETP8M1_13TeV-madgraph</text:p>
          </table:table-cell>
          <table:table-cell office:value-type="float" office:value="0.0306" calcext:value-type="float">
            <text:p>0.0306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1035" calcext:value-type="float">
            <text:p>0.1035</text:p>
          </table:table-cell>
          <table:table-cell office:value-type="float" office:value="0.1558" calcext:value-type="float">
            <text:p>0.1558</text:p>
          </table:table-cell>
        </table:table-row>
        <table:table-row table:style-name="ro1">
          <table:table-cell office:value-type="string" calcext:value-type="string">
            <text:p>DarkMatter_MonoZToLL_NLO_Vector_Mx-10_Mv-50_gDM1_gQ0p25_TuneCUETP8M1_13TeV-madgraph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7163" calcext:value-type="float">
            <text:p>0.7163</text:p>
          </table:table-cell>
          <table:table-cell office:value-type="float" office:value="0.9961" calcext:value-type="float">
            <text:p>0.9961</text:p>
          </table:table-cell>
          <table:table-cell office:value-type="float" office:value="1.3812" calcext:value-type="float">
            <text:p>1.3812</text:p>
          </table:table-cell>
          <table:table-cell office:value-type="float" office:value="1.8511" calcext:value-type="float">
            <text:p>1.8511</text:p>
          </table:table-cell>
        </table:table-row>
        <table:table-row table:style-name="ro1">
          <table:table-cell office:value-type="string" calcext:value-type="string">
            <text:p>DarkMatter_MonoZToLL_NLO_Vector_Mx-100_Mv-300_gDM1_gQ0p25_TuneCUETP8M1_13TeV-madgraph</text:p>
          </table:table-cell>
          <table:table-cell office:value-type="float" office:value="0.1324" calcext:value-type="float">
            <text:p>0.1324</text:p>
          </table:table-cell>
          <table:table-cell office:value-type="float" office:value="0.1777" calcext:value-type="float">
            <text:p>0.1777</text:p>
          </table:table-cell>
          <table:table-cell office:value-type="float" office:value="0.252" calcext:value-type="float">
            <text:p>0.252</text:p>
          </table:table-cell>
          <table:table-cell office:value-type="float" office:value="0.3614" calcext:value-type="float">
            <text:p>0.3614</text:p>
          </table:table-cell>
          <table:table-cell office:value-type="float" office:value="0.4958" calcext:value-type="float">
            <text:p>0.4958</text:p>
          </table:table-cell>
        </table:table-row>
        <table:table-row table:style-name="ro1">
          <table:table-cell office:value-type="string" calcext:value-type="string">
            <text:p>DarkMatter_MonoZToLL_NLO_Vector_Mx-1000_Mv-10000_gDM1_gQ0p25_TuneCUETP8M1_13TeV-madgraph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0734" calcext:value-type="float">
            <text:p>0.0734</text:p>
          </table:table-cell>
          <table:table-cell office:value-type="float" office:value="0.1109" calcext:value-type="float">
            <text:p>0.1109</text:p>
          </table:table-cell>
        </table:table-row>
        <table:table-row table:style-name="ro1">
          <table:table-cell office:value-type="string" calcext:value-type="string">
            <text:p>DarkMatter_MonoZToLL_NLO_Vector_Mx-150_Mv-10000_gDM1_gQ0p25_TuneCUETP8M1_13TeV-madgraph</text:p>
          </table:table-cell>
          <table:table-cell office:value-type="float" office:value="0.029" calcext:value-type="float">
            <text:p>0.029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94" calcext:value-type="float">
            <text:p>0.0994</text:p>
          </table:table-cell>
          <table:table-cell office:value-type="float" office:value="0.1491" calcext:value-type="float">
            <text:p>0.1491</text:p>
          </table:table-cell>
        </table:table-row>
        <table:table-row table:style-name="ro1">
          <table:table-cell office:value-type="string" calcext:value-type="string">
            <text:p>DarkMatter_MonoZToLL_NLO_Vector_Mx-150_Mv-200_gDM1_gQ0p25_TuneCUETP8M1_13TeV-madgraph</text:p>
          </table:table-cell>
          <table:table-cell office:value-type="float" office:value="0.0959" calcext:value-type="float">
            <text:p>0.0959</text:p>
          </table:table-cell>
          <table:table-cell office:value-type="float" office:value="0.1282" calcext:value-type="float">
            <text:p>0.1282</text:p>
          </table:table-cell>
          <table:table-cell office:value-type="float" office:value="0.1812" calcext:value-type="float">
            <text:p>0.1812</text:p>
          </table:table-cell>
          <table:table-cell office:value-type="float" office:value="0.2584" calcext:value-type="float">
            <text:p>0.2584</text:p>
          </table:table-cell>
          <table:table-cell office:value-type="float" office:value="0.3555" calcext:value-type="float">
            <text:p>0.3555</text:p>
          </table:table-cell>
        </table:table-row>
        <table:table-row table:style-name="ro1">
          <table:table-cell office:value-type="string" calcext:value-type="string">
            <text:p>DarkMatter_MonoZToLL_NLO_Vector_Mx-150_Mv-500_gDM1_gQ0p25_TuneCUETP8M1_13TeV-madgraph</text:p>
          </table:table-cell>
          <table:table-cell office:value-type="float" office:value="0.1041" calcext:value-type="float">
            <text:p>0.1041</text:p>
          </table:table-cell>
          <table:table-cell office:value-type="float" office:value="0.1388" calcext:value-type="float">
            <text:p>0.1388</text:p>
          </table:table-cell>
          <table:table-cell office:value-type="float" office:value="0.1938" calcext:value-type="float">
            <text:p>0.1938</text:p>
          </table:table-cell>
          <table:table-cell office:value-type="float" office:value="0.2734" calcext:value-type="float">
            <text:p>0.2734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string" calcext:value-type="string">
            <text:p>DarkMatter_MonoZToLL_NLO_Vector_Mx-300_Mv-750_gDM1_gQ0p25_TuneCUETP8M1_13TeV-madgraph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542" calcext:value-type="float">
            <text:p>0.1542</text:p>
          </table:table-cell>
          <table:table-cell office:value-type="float" office:value="0.2181" calcext:value-type="float">
            <text:p>0.2181</text:p>
          </table:table-cell>
        </table:table-row>
        <table:table-row table:style-name="ro1">
          <table:table-cell office:value-type="string" calcext:value-type="string">
            <text:p>DarkMatter_MonoZToLL_NLO_Vector_Mx-40_Mv-100_gDM1_gQ0p25_TuneCUETP8M1_13TeV-madgraph</text:p>
          </table:table-cell>
          <table:table-cell office:value-type="float" office:value="0.3714" calcext:value-type="float">
            <text:p>0.3714</text:p>
          </table:table-cell>
          <table:table-cell office:value-type="float" office:value="0.4902" calcext:value-type="float">
            <text:p>0.4902</text:p>
          </table:table-cell>
          <table:table-cell office:value-type="float" office:value="0.6816" calcext:value-type="float">
            <text:p>0.6816</text:p>
          </table:table-cell>
          <table:table-cell office:value-type="float" office:value="0.9561" calcext:value-type="float">
            <text:p>0.9561</text:p>
          </table:table-cell>
          <table:table-cell office:value-type="float" office:value="1.2919" calcext:value-type="float">
            <text:p>1.2919</text:p>
          </table:table-cell>
        </table:table-row>
        <table:table-row table:style-name="ro1">
          <table:table-cell office:value-type="string" calcext:value-type="string">
            <text:p>DarkMatter_MonoZToLL_NLO_Vector_Mx-490_Mv-1000_gDM1_gQ0p25_TuneCUETP8M1_13TeV-madgraph</text:p>
          </table:table-cell>
          <table:table-cell office:value-type="float" office:value="0.0382" calcext:value-type="float">
            <text:p>0.0382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796" calcext:value-type="float">
            <text:p>0.0796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1747" calcext:value-type="float">
            <text:p>0.1747</text:p>
          </table:table-cell>
        </table:table-row>
        <table:table-row table:style-name="ro1">
          <table:table-cell office:value-type="string" calcext:value-type="string">
            <text:p>DarkMatter_MonoZToLL_NLO_Vector_Mx-50_Mv-200_gDM1_gQ0p25_TuneCUETP8M1_13TeV-madgraph</text:p>
          </table:table-cell>
          <table:table-cell office:value-type="float" office:value="0.2288" calcext:value-type="float">
            <text:p>0.2288</text:p>
          </table:table-cell>
          <table:table-cell office:value-type="float" office:value="0.302" calcext:value-type="float">
            <text:p>0.302</text:p>
          </table:table-cell>
          <table:table-cell office:value-type="float" office:value="0.4199" calcext:value-type="float">
            <text:p>0.4199</text:p>
          </table:table-cell>
          <table:table-cell office:value-type="float" office:value="0.5823" calcext:value-type="float">
            <text:p>0.5823</text:p>
          </table:table-cell>
          <table:table-cell office:value-type="float" office:value="0.7804" calcext:value-type="float">
            <text:p>0.7804</text:p>
          </table:table-cell>
        </table:table-row>
        <table:table-row table:style-name="ro1">
          <table:table-cell office:value-type="string" calcext:value-type="string">
            <text:p>DarkMatter_MonoZToLL_NLO_Vector_Mx-50_Mv-300_gDM1_gQ0p25_TuneCUETP8M1_13TeV-madgraph</text:p>
          </table:table-cell>
          <table:table-cell office:value-type="float" office:value="0.1621" calcext:value-type="float">
            <text:p>0.1621</text:p>
          </table:table-cell>
          <table:table-cell office:value-type="float" office:value="0.2161" calcext:value-type="float">
            <text:p>0.2161</text:p>
          </table:table-cell>
          <table:table-cell office:value-type="float" office:value="0.3018" calcext:value-type="float">
            <text:p>0.3018</text:p>
          </table:table-cell>
          <table:table-cell office:value-type="float" office:value="0.4256" calcext:value-type="float">
            <text:p>0.4256</text:p>
          </table:table-cell>
          <table:table-cell office:value-type="float" office:value="0.5775" calcext:value-type="float">
            <text:p>0.5775</text:p>
          </table:table-cell>
        </table:table-row>
        <table:table-row table:style-name="ro1">
          <table:table-cell office:value-type="string" calcext:value-type="string">
            <text:p>DarkMatter_MonoZToLL_NLO_Vector_Mx-50_Mv-500_gDM1_gQ0p25_TuneCUETP8M1_13TeV-madgraph</text:p>
          </table:table-cell>
          <table:table-cell office:value-type="float" office:value="0.0835" calcext:value-type="float">
            <text:p>0.0835</text:p>
          </table:table-cell>
          <table:table-cell office:value-type="float" office:value="0.1127" calcext:value-type="float">
            <text:p>0.1127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2304" calcext:value-type="float">
            <text:p>0.2304</text:p>
          </table:table-cell>
          <table:table-cell office:value-type="float" office:value="0.3202" calcext:value-type="float">
            <text:p>0.3202</text:p>
          </table:table-cell>
        </table:table-row>
        <table:table-row table:style-name="ro1">
          <table:table-cell office:value-type="string" calcext:value-type="string">
            <text:p>DarkMatter_MonoZToLL_NLO_Vector_Mx-500_Mv-10000_gDM1_gQ0p25_TuneCUETP8M1_13TeV-madgraph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0513" calcext:value-type="float">
            <text:p>0.0513</text:p>
          </table:table-cell>
          <table:table-cell office:value-type="float" office:value="0.0803" calcext:value-type="float">
            <text:p>0.0803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>
          <table:table-cell office:value-type="string" calcext:value-type="string">
            <text:p>DarkMatter_MonoZToLL_NLO_Vector_Mx-500_Mv-500_gDM1_gQ0p25_TuneCUETP8M1_13TeV-madgraph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1486" calcext:value-type="float">
            <text:p>0.1486</text:p>
          </table:table-cell>
        </table:table-row>
        <table:table-row table:style-name="ro1">
          <table:table-cell office:value-type="string" calcext:value-type="string">
            <text:p>DarkMatter_MonoZToLL_NLO_Vector_Mx-75_Mv-500_gDM1_gQ0p25_TuneCUETP8M1_13TeV-madgraph</text:p>
          </table:table-cell>
          <table:table-cell office:value-type="float" office:value="0.0947" calcext:value-type="float">
            <text:p>0.0947</text:p>
          </table:table-cell>
          <table:table-cell office:value-type="float" office:value="0.1271" calcext:value-type="float">
            <text:p>0.1271</text:p>
          </table:table-cell>
          <table:table-cell office:value-type="float" office:value="0.1802" calcext:value-type="float">
            <text:p>0.1802</text:p>
          </table:table-cell>
          <table:table-cell office:value-type="float" office:value="0.2585" calcext:value-type="float">
            <text:p>0.2585</text:p>
          </table:table-cell>
          <table:table-cell office:value-type="float" office:value="0.3568" calcext:value-type="float">
            <text:p>0.3568</text:p>
          </table:table-cell>
        </table:table-row>
        <table:table-row table:style-name="ro1">
          <table:table-cell office:value-type="string" calcext:value-type="string">
            <text:p>DarkMatter_MonoZToLL_NLO_Vector_Mx-990_Mv-2000_gDM1_gQ0p25_TuneCUETP8M1_13TeV-madgraph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0855" calcext:value-type="float">
            <text:p>0.0855</text:p>
          </table:table-cell>
          <table:table-cell office:value-type="float" office:value="0.1257" calcext:value-type="float">
            <text:p>0.1257</text:p>
          </table:table-cell>
        </table:table-row>
        <table:table-row table:style-name="ro1">
          <table:table-cell office:value-type="string" calcext:value-type="string">
            <text:p>DarkMatter_MonoZToLL_V_Mx-1_Mv-10_1-gDMgQ_TuneCUETP8M1_13TeV-madgraph</text:p>
          </table:table-cell>
          <table:table-cell office:value-type="float" office:value="6.6002" calcext:value-type="float">
            <text:p>6.6002</text:p>
          </table:table-cell>
          <table:table-cell office:value-type="float" office:value="8.8827" calcext:value-type="float">
            <text:p>8.8827</text:p>
          </table:table-cell>
          <table:table-cell office:value-type="float" office:value="12.5625" calcext:value-type="float">
            <text:p>12.5625</text:p>
          </table:table-cell>
          <table:table-cell office:value-type="float" office:value="18.1208" calcext:value-type="float">
            <text:p>18.1208</text:p>
          </table:table-cell>
          <table:table-cell office:value-type="float" office:value="24.9448" calcext:value-type="float">
            <text:p>24.9448</text:p>
          </table:table-cell>
        </table:table-row>
        <table:table-row table:style-name="ro1">
          <table:table-cell office:value-type="string" calcext:value-type="string">
            <text:p>DarkMatter_MonoZToLL_V_Mx-1_Mv-100_gDMgQ-1_TuneCUETP8M1_13TeV-madgraph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7332" calcext:value-type="float">
            <text:p>0.7332</text:p>
          </table:table-cell>
          <table:table-cell office:value-type="float" office:value="1.0195" calcext:value-type="float">
            <text:p>1.0195</text:p>
          </table:table-cell>
          <table:table-cell office:value-type="float" office:value="1.4137" calcext:value-type="float">
            <text:p>1.4137</text:p>
          </table:table-cell>
          <table:table-cell office:value-type="float" office:value="1.8815" calcext:value-type="float">
            <text:p>1.8815</text:p>
          </table:table-cell>
        </table:table-row>
        <table:table-row table:style-name="ro1">
          <table:table-cell office:value-type="string" calcext:value-type="string">
            <text:p>DarkMatter_MonoZToLL_V_Mx-1_Mv-1000_gDMgQ-1_TuneCUETP8M1_13TeV-madgraph</text:p>
          </table:table-cell>
          <table:table-cell office:value-type="float" office:value="0.049" calcext:value-type="float">
            <text:p>0.049</text:p>
          </table:table-cell>
          <table:table-cell office:value-type="float" office:value="0.0685" calcext:value-type="float">
            <text:p>0.0685</text:p>
          </table:table-cell>
          <table:table-cell office:value-type="float" office:value="0.1021" calcext:value-type="float">
            <text:p>0.1021</text:p>
          </table:table-cell>
          <table:table-cell office:value-type="float" office:value="0.1537" calcext:value-type="float">
            <text:p>0.1537</text:p>
          </table:table-cell>
          <table:table-cell office:value-type="float" office:value="0.2228" calcext:value-type="float">
            <text:p>0.2228</text:p>
          </table:table-cell>
        </table:table-row>
        <table:table-row table:style-name="ro1">
          <table:table-cell office:value-type="string" calcext:value-type="string">
            <text:p>DarkMatter_MonoZToLL_V_Mx-1_Mv-20_gDMgQ-1_TuneCUETP8M1_13TeV-madgraph</text:p>
          </table:table-cell>
          <table:table-cell office:value-type="float" office:value="3.8315" calcext:value-type="float">
            <text:p>3.8315</text:p>
          </table:table-cell>
          <table:table-cell office:value-type="float" office:value="5.0564" calcext:value-type="float">
            <text:p>5.0564</text:p>
          </table:table-cell>
          <table:table-cell office:value-type="float" office:value="7.0312" calcext:value-type="float">
            <text:p>7.0312</text:p>
          </table:table-cell>
          <table:table-cell office:value-type="float" office:value="9.862" calcext:value-type="float">
            <text:p>9.862</text:p>
          </table:table-cell>
          <table:table-cell office:value-type="float" office:value="13.3267" calcext:value-type="float">
            <text:p>13.3267</text:p>
          </table:table-cell>
        </table:table-row>
        <table:table-row table:style-name="ro1">
          <table:table-cell office:value-type="string" calcext:value-type="string">
            <text:p>DarkMatter_MonoZToLL_V_Mx-1_Mv-200_gDMgQ-1_TuneCUETP8M1_13TeV-madgraph</text:p>
          </table:table-cell>
          <table:table-cell office:value-type="float" office:value="0.2495" calcext:value-type="float">
            <text:p>0.2495</text:p>
          </table:table-cell>
          <table:table-cell office:value-type="float" office:value="0.332" calcext:value-type="float">
            <text:p>0.332</text:p>
          </table:table-cell>
          <table:table-cell office:value-type="float" office:value="0.4629" calcext:value-type="float">
            <text:p>0.4629</text:p>
          </table:table-cell>
          <table:table-cell office:value-type="float" office:value="0.6529" calcext:value-type="float">
            <text:p>0.6529</text:p>
          </table:table-cell>
          <table:table-cell office:value-type="float" office:value="0.8858" calcext:value-type="float">
            <text:p>0.8858</text:p>
          </table:table-cell>
        </table:table-row>
        <table:table-row table:style-name="ro1">
          <table:table-cell office:value-type="string" calcext:value-type="string">
            <text:p>DarkMatter_MonoZToLL_V_Mx-1_Mv-2000_gDMgQ-1_TuneCUETP8M1_13TeV-madgraph</text:p>
          </table:table-cell>
          <table:table-cell office:value-type="float" office:value="0.032" calcext:value-type="float">
            <text:p>0.032</text:p>
          </table:table-cell>
          <table:table-cell office:value-type="float" office:value="0.045" calcext:value-type="float">
            <text:p>0.045</text:p>
          </table:table-cell>
          <table:table-cell office:value-type="float" office:value="0.0688" calcext:value-type="float">
            <text:p>0.068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594" calcext:value-type="float">
            <text:p>0.1594</text:p>
          </table:table-cell>
        </table:table-row>
        <table:table-row table:style-name="ro1">
          <table:table-cell office:value-type="string" calcext:value-type="string">
            <text:p>DarkMatter_MonoZToLL_V_Mx-1_Mv-300_gDMgQ-1_TuneCUETP8M1_13TeV-madgraph</text:p>
          </table:table-cell>
          <table:table-cell office:value-type="float" office:value="0.1776" calcext:value-type="float">
            <text:p>0.1776</text:p>
          </table:table-cell>
          <table:table-cell office:value-type="float" office:value="0.2377" calcext:value-type="float">
            <text:p>0.2377</text:p>
          </table:table-cell>
          <table:table-cell office:value-type="float" office:value="0.333" calcext:value-type="float">
            <text:p>0.333</text:p>
          </table:table-cell>
          <table:table-cell office:value-type="float" office:value="0.4697" calcext:value-type="float">
            <text:p>0.4697</text:p>
          </table:table-cell>
          <table:table-cell office:value-type="float" office:value="0.6373" calcext:value-type="float">
            <text:p>0.6373</text:p>
          </table:table-cell>
        </table:table-row>
        <table:table-row table:style-name="ro1">
          <table:table-cell office:value-type="string" calcext:value-type="string">
            <text:p>DarkMatter_MonoZToLL_V_Mx-1_Mv-50_gDMgQ-1_TuneCUETP8M1_13TeV-madgraph</text:p>
          </table:table-cell>
          <table:table-cell office:value-type="float" office:value="1.1456" calcext:value-type="float">
            <text:p>1.1456</text:p>
          </table:table-cell>
          <table:table-cell office:value-type="float" office:value="1.5273" calcext:value-type="float">
            <text:p>1.5273</text:p>
          </table:table-cell>
          <table:table-cell office:value-type="float" office:value="2.1328" calcext:value-type="float">
            <text:p>2.1328</text:p>
          </table:table-cell>
          <table:table-cell office:value-type="float" office:value="2.9745" calcext:value-type="float">
            <text:p>2.9745</text:p>
          </table:table-cell>
          <table:table-cell office:value-type="float" office:value="4.0305" calcext:value-type="float">
            <text:p>4.0305</text:p>
          </table:table-cell>
        </table:table-row>
        <table:table-row table:style-name="ro1">
          <table:table-cell office:value-type="string" calcext:value-type="string">
            <text:p>DarkMatter_MonoZToLL_V_Mx-1_Mv-500_gDMgQ-1_TuneCUETP8M1_13TeV-madgraph</text:p>
          </table:table-cell>
          <table:table-cell office:value-type="float" office:value="0.0926" calcext:value-type="float">
            <text:p>0.0926</text:p>
          </table:table-cell>
          <table:table-cell office:value-type="float" office:value="0.1258" calcext:value-type="float">
            <text:p>0.1258</text:p>
          </table:table-cell>
          <table:table-cell office:value-type="float" office:value="0.1802" calcext:value-type="float">
            <text:p>0.1802</text:p>
          </table:table-cell>
          <table:table-cell office:value-type="float" office:value="0.2613" calcext:value-type="float">
            <text:p>0.2613</text:p>
          </table:table-cell>
          <table:table-cell office:value-type="float" office:value="0.3654" calcext:value-type="float">
            <text:p>0.3654</text:p>
          </table:table-cell>
        </table:table-row>
        <table:table-row table:style-name="ro1">
          <table:table-cell office:value-type="string" calcext:value-type="string">
            <text:p>DarkMatter_MonoZToLL_V_Mx-1_Mv-5000_gDMgQ-1_TuneCUETP8M1_13TeV-madgraph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0698" calcext:value-type="float">
            <text:p>0.0698</text:p>
          </table:table-cell>
          <table:table-cell office:value-type="float" office:value="0.1091" calcext:value-type="float">
            <text:p>0.1091</text:p>
          </table:table-cell>
          <table:table-cell office:value-type="float" office:value="0.1631" calcext:value-type="float">
            <text:p>0.1631</text:p>
          </table:table-cell>
        </table:table-row>
        <table:table-row table:style-name="ro1">
          <table:table-cell office:value-type="string" calcext:value-type="string">
            <text:p>DarkMatter_MonoZToLL_V_Mx-10_Mv-10_gDMgQ-1_TuneCUETP8M1_13TeV-madgraph</text:p>
          </table:table-cell>
          <table:table-cell office:value-type="float" office:value="1.6822" calcext:value-type="float">
            <text:p>1.6822</text:p>
          </table:table-cell>
          <table:table-cell office:value-type="float" office:value="2.2341" calcext:value-type="float">
            <text:p>2.2341</text:p>
          </table:table-cell>
          <table:table-cell office:value-type="float" office:value="3.1094" calcext:value-type="float">
            <text:p>3.1094</text:p>
          </table:table-cell>
          <table:table-cell office:value-type="float" office:value="4.3612" calcext:value-type="float">
            <text:p>4.3612</text:p>
          </table:table-cell>
          <table:table-cell office:value-type="float" office:value="5.8536" calcext:value-type="float">
            <text:p>5.8536</text:p>
          </table:table-cell>
        </table:table-row>
        <table:table-row table:style-name="ro1">
          <table:table-cell office:value-type="string" calcext:value-type="string">
            <text:p>DarkMatter_MonoZToLL_V_Mx-10_Mv-100_gDMgQ-1_TuneCUETP8M1_13TeV-madgraph</text:p>
          </table:table-cell>
          <table:table-cell office:value-type="float" office:value="0.5471" calcext:value-type="float">
            <text:p>0.5471</text:p>
          </table:table-cell>
          <table:table-cell office:value-type="float" office:value="0.7219" calcext:value-type="float">
            <text:p>0.7219</text:p>
          </table:table-cell>
          <table:table-cell office:value-type="float" office:value="1.0039" calcext:value-type="float">
            <text:p>1.0039</text:p>
          </table:table-cell>
          <table:table-cell office:value-type="float" office:value="1.4081" calcext:value-type="float">
            <text:p>1.4081</text:p>
          </table:table-cell>
          <table:table-cell office:value-type="float" office:value="1.8899" calcext:value-type="float">
            <text:p>1.8899</text:p>
          </table:table-cell>
        </table:table-row>
        <table:table-row table:style-name="ro1">
          <table:table-cell office:value-type="string" calcext:value-type="string">
            <text:p>DarkMatter_MonoZToLL_V_Mx-10_Mv-20_gDMgQ-1_TuneCUETP8M1_13TeV-madgraph</text:p>
          </table:table-cell>
          <table:table-cell office:value-type="float" office:value="2.8385" calcext:value-type="float">
            <text:p>2.8385</text:p>
          </table:table-cell>
          <table:table-cell office:value-type="float" office:value="3.7682" calcext:value-type="float">
            <text:p>3.7682</text:p>
          </table:table-cell>
          <table:table-cell office:value-type="float" office:value="5.1719" calcext:value-type="float">
            <text:p>5.1719</text:p>
          </table:table-cell>
          <table:table-cell office:value-type="float" office:value="7.2128" calcext:value-type="float">
            <text:p>7.2128</text:p>
          </table:table-cell>
          <table:table-cell office:value-type="float" office:value="9.6406" calcext:value-type="float">
            <text:p>9.6406</text:p>
          </table:table-cell>
        </table:table-row>
        <table:table-row table:style-name="ro1">
          <table:table-cell office:value-type="string" calcext:value-type="string">
            <text:p>DarkMatter_MonoZToLL_V_Mx-10_Mv-50_gDMgQ-1_TuneCUETP8M1_13TeV-madgraph</text:p>
          </table:table-cell>
          <table:table-cell office:value-type="float" office:value="1.2218" calcext:value-type="float">
            <text:p>1.2218</text:p>
          </table:table-cell>
          <table:table-cell office:value-type="float" office:value="1.6284" calcext:value-type="float">
            <text:p>1.6284</text:p>
          </table:table-cell>
          <table:table-cell office:value-type="float" office:value="2.2422" calcext:value-type="float">
            <text:p>2.2422</text:p>
          </table:table-cell>
          <table:table-cell office:value-type="float" office:value="3.1091" calcext:value-type="float">
            <text:p>3.1091</text:p>
          </table:table-cell>
          <table:table-cell office:value-type="float" office:value="4.1668" calcext:value-type="float">
            <text:p>4.1668</text:p>
          </table:table-cell>
        </table:table-row>
        <table:table-row table:style-name="ro1">
          <table:table-cell office:value-type="string" calcext:value-type="string">
            <text:p>DarkMatter_MonoZToLL_V_Mx-10_Mv-5000_gDMgQ-1_TuneCUETP8M1_13TeV-madgraph</text:p>
          </table:table-cell>
          <table:table-cell office:value-type="float" office:value="0.0306" calcext:value-type="float">
            <text:p>0.0306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0669" calcext:value-type="float">
            <text:p>0.0669</text:p>
          </table:table-cell>
          <table:table-cell office:value-type="float" office:value="0.105" calcext:value-type="float">
            <text:p>0.105</text:p>
          </table:table-cell>
          <table:table-cell office:value-type="float" office:value="0.1581" calcext:value-type="float">
            <text:p>0.1581</text:p>
          </table:table-cell>
        </table:table-row>
        <table:table-row table:style-name="ro1">
          <table:table-cell office:value-type="string" calcext:value-type="string">
            <text:p>DarkMatter_MonoZToLL_V_Mx-1000_Mv-10_gDMgQ-1_TuneCUETP8M1_13TeV-madgraph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0757" calcext:value-type="float">
            <text:p>0.0757</text:p>
          </table:table-cell>
          <table:table-cell office:value-type="float" office:value="0.1168" calcext:value-type="float">
            <text:p>0.1168</text:p>
          </table:table-cell>
        </table:table-row>
        <table:table-row table:style-name="ro1">
          <table:table-cell office:value-type="string" calcext:value-type="string">
            <text:p>DarkMatter_MonoZToLL_V_Mx-1000_Mv-1000_gDMgQ-1_TuneCUETP8M1_13TeV-madgraph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0749" calcext:value-type="float">
            <text:p>0.0749</text:p>
          </table:table-cell>
          <table:table-cell office:value-type="float" office:value="0.1147" calcext:value-type="float">
            <text:p>0.1147</text:p>
          </table:table-cell>
        </table:table-row>
        <table:table-row table:style-name="ro1">
          <table:table-cell office:value-type="string" calcext:value-type="string">
            <text:p>DarkMatter_MonoZToLL_V_Mx-1000_Mv-1995_gDMgQ-1_TuneCUETP8M1_13TeV-madgraph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788" calcext:value-type="float">
            <text:p>0.0788</text:p>
          </table:table-cell>
          <table:table-cell office:value-type="float" office:value="0.1205" calcext:value-type="float">
            <text:p>0.1205</text:p>
          </table:table-cell>
        </table:table-row>
        <table:table-row table:style-name="ro1">
          <table:table-cell office:value-type="string" calcext:value-type="string">
            <text:p>DarkMatter_MonoZToLL_V_Mx-1000_Mv-5000_gDMgQ-1_TuneCUETP8M1_13TeV-madgraph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679" calcext:value-type="float">
            <text:p>0.0679</text:p>
          </table:table-cell>
          <table:table-cell office:value-type="float" office:value="0.1057" calcext:value-type="float">
            <text:p>0.1057</text:p>
          </table:table-cell>
        </table:table-row>
        <table:table-row table:style-name="ro1">
          <table:table-cell office:value-type="string" calcext:value-type="string">
            <text:p>DarkMatter_MonoZToLL_V_Mx-150_Mv-10_gDMgQ-1_TuneCUETP8M1_13TeV-madgraph</text:p>
          </table:table-cell>
          <table:table-cell office:value-type="float" office:value="0.1038" calcext:value-type="float">
            <text:p>0.1038</text:p>
          </table:table-cell>
          <table:table-cell office:value-type="float" office:value="0.1411" calcext:value-type="float">
            <text:p>0.1411</text:p>
          </table:table-cell>
          <table:table-cell office:value-type="float" office:value="0.2021" calcext:value-type="float">
            <text:p>0.2021</text:p>
          </table:table-cell>
          <table:table-cell office:value-type="float" office:value="0.2932" calcext:value-type="float">
            <text:p>0.2932</text:p>
          </table:table-cell>
          <table:table-cell office:value-type="float" office:value="0.4075" calcext:value-type="float">
            <text:p>0.4075</text:p>
          </table:table-cell>
        </table:table-row>
        <table:table-row table:style-name="ro1">
          <table:table-cell office:value-type="string" calcext:value-type="string">
            <text:p>DarkMatter_MonoZToLL_V_Mx-150_Mv-200_gDMgQ-1_TuneCUETP8M1_13TeV-madgraph</text:p>
          </table:table-cell>
          <table:table-cell office:value-type="float" office:value="0.1131" calcext:value-type="float">
            <text:p>0.1131</text:p>
          </table:table-cell>
          <table:table-cell office:value-type="float" office:value="0.1528" calcext:value-type="float">
            <text:p>0.1528</text:p>
          </table:table-cell>
          <table:table-cell office:value-type="float" office:value="0.2178" calcext:value-type="float">
            <text:p>0.2178</text:p>
          </table:table-cell>
          <table:table-cell office:value-type="float" office:value="0.3124" calcext:value-type="float">
            <text:p>0.3124</text:p>
          </table:table-cell>
          <table:table-cell office:value-type="float" office:value="0.4313" calcext:value-type="float">
            <text:p>0.4313</text:p>
          </table:table-cell>
        </table:table-row>
        <table:table-row table:style-name="ro1">
          <table:table-cell office:value-type="string" calcext:value-type="string">
            <text:p>DarkMatter_MonoZToLL_V_Mx-150_Mv-295_gDMgQ-1_TuneCUETP8M1_13TeV-madgraph</text:p>
          </table:table-cell>
          <table:table-cell office:value-type="float" office:value="0.1228" calcext:value-type="float">
            <text:p>0.1228</text:p>
          </table:table-cell>
          <table:table-cell office:value-type="float" office:value="0.1662" calcext:value-type="float">
            <text:p>0.1662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3423" calcext:value-type="float">
            <text:p>0.3423</text:p>
          </table:table-cell>
          <table:table-cell office:value-type="float" office:value="0.4712" calcext:value-type="float">
            <text:p>0.4712</text:p>
          </table:table-cell>
        </table:table-row>
        <table:table-row table:style-name="ro1">
          <table:table-cell office:value-type="string" calcext:value-type="string">
            <text:p>DarkMatter_MonoZToLL_V_Mx-150_Mv-500_gDMgQ-1_TuneCUETP8M1_13TeV-madgraph</text:p>
          </table:table-cell>
          <table:table-cell office:value-type="float" office:value="0.088" calcext:value-type="float">
            <text:p>0.08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2486" calcext:value-type="float">
            <text:p>0.2486</text:p>
          </table:table-cell>
          <table:table-cell office:value-type="float" office:value="0.3455" calcext:value-type="float">
            <text:p>0.3455</text:p>
          </table:table-cell>
        </table:table-row>
        <table:table-row table:style-name="ro1">
          <table:table-cell office:value-type="string" calcext:value-type="string">
            <text:p>DarkMatter_MonoZToLL_V_Mx-150_Mv-5000_gDMgQ-1_TuneCUETP8M1_13TeV-madgraph</text:p>
          </table:table-cell>
          <table:table-cell office:value-type="float" office:value="0.029" calcext:value-type="float">
            <text:p>0.029</text:p>
          </table:table-cell>
          <table:table-cell office:value-type="float" office:value="0.041" calcext:value-type="float">
            <text:p>0.04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94" calcext:value-type="float">
            <text:p>0.0994</text:p>
          </table:table-cell>
          <table:table-cell office:value-type="float" office:value="0.1505" calcext:value-type="float">
            <text:p>0.1505</text:p>
          </table:table-cell>
        </table:table-row>
        <table:table-row table:style-name="ro1">
          <table:table-cell office:value-type="string" calcext:value-type="string">
            <text:p>DarkMatter_MonoZToLL_V_Mx-50_Mv-10_gDMgQ-1_TuneCUETP8M1_13TeV-madgraph</text:p>
          </table:table-cell>
          <table:table-cell office:value-type="float" office:value="0.3096" calcext:value-type="float">
            <text:p>0.3096</text:p>
          </table:table-cell>
          <table:table-cell office:value-type="float" office:value="0.4143" calcext:value-type="float">
            <text:p>0.4143</text:p>
          </table:table-cell>
          <table:table-cell office:value-type="float" office:value="0.5723" calcext:value-type="float">
            <text:p>0.5723</text:p>
          </table:table-cell>
          <table:table-cell office:value-type="float" office:value="0.8027" calcext:value-type="float">
            <text:p>0.8027</text:p>
          </table:table-cell>
          <table:table-cell office:value-type="float" office:value="1.0773" calcext:value-type="float">
            <text:p>1.0773</text:p>
          </table:table-cell>
        </table:table-row>
        <table:table-row table:style-name="ro1">
          <table:table-cell office:value-type="string" calcext:value-type="string">
            <text:p>DarkMatter_MonoZToLL_V_Mx-50_Mv-200_gDMgQ-1_TuneCUETP8M1_13TeV-madgraph</text:p>
          </table:table-cell>
          <table:table-cell office:value-type="float" office:value="0.2547" calcext:value-type="float">
            <text:p>0.2547</text:p>
          </table:table-cell>
          <table:table-cell office:value-type="float" office:value="0.3391" calcext:value-type="float">
            <text:p>0.3391</text:p>
          </table:table-cell>
          <table:table-cell office:value-type="float" office:value="0.4707" calcext:value-type="float">
            <text:p>0.4707</text:p>
          </table:table-cell>
          <table:table-cell office:value-type="float" office:value="0.6565" calcext:value-type="float">
            <text:p>0.6565</text:p>
          </table:table-cell>
          <table:table-cell office:value-type="float" office:value="0.8835" calcext:value-type="float">
            <text:p>0.8835</text:p>
          </table:table-cell>
        </table:table-row>
        <table:table-row table:style-name="ro1">
          <table:table-cell office:value-type="string" calcext:value-type="string">
            <text:p>DarkMatter_MonoZToLL_V_Mx-50_Mv-300_gDMgQ-1_TuneCUETP8M1_13TeV-madgraph</text:p>
          </table:table-cell>
          <table:table-cell office:value-type="float" office:value="0.1555" calcext:value-type="float">
            <text:p>0.1555</text:p>
          </table:table-cell>
          <table:table-cell office:value-type="float" office:value="0.2087" calcext:value-type="float">
            <text:p>0.2087</text:p>
          </table:table-cell>
          <table:table-cell office:value-type="float" office:value="0.2959" calcext:value-type="float">
            <text:p>0.2959</text:p>
          </table:table-cell>
          <table:table-cell office:value-type="float" office:value="0.4221" calcext:value-type="float">
            <text:p>0.4221</text:p>
          </table:table-cell>
          <table:table-cell office:value-type="float" office:value="0.5807" calcext:value-type="float">
            <text:p>0.5807</text:p>
          </table:table-cell>
        </table:table-row>
        <table:table-row table:style-name="ro1">
          <table:table-cell office:value-type="string" calcext:value-type="string">
            <text:p>DarkMatter_MonoZToLL_V_Mx-50_Mv-50_gDMgQ-1_TuneCUETP8M1_13TeV-madgraph</text:p>
          </table:table-cell>
          <table:table-cell office:value-type="float" office:value="0.3234" calcext:value-type="float">
            <text:p>0.3234</text:p>
          </table:table-cell>
          <table:table-cell office:value-type="float" office:value="0.4319" calcext:value-type="float">
            <text:p>0.4319</text:p>
          </table:table-cell>
          <table:table-cell office:value-type="float" office:value="0.5957" calcext:value-type="float">
            <text:p>0.5957</text:p>
          </table:table-cell>
          <table:table-cell office:value-type="float" office:value="0.8355" calcext:value-type="float">
            <text:p>0.8355</text:p>
          </table:table-cell>
          <table:table-cell office:value-type="float" office:value="1.1214" calcext:value-type="float">
            <text:p>1.1214</text:p>
          </table:table-cell>
        </table:table-row>
        <table:table-row table:style-name="ro1">
          <table:table-cell office:value-type="string" calcext:value-type="string">
            <text:p>DarkMatter_MonoZToLL_V_Mx-50_Mv-5000_gDMgQ-1_TuneCUETP8M1_13TeV-madgraph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421" calcext:value-type="float">
            <text:p>0.0421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1537" calcext:value-type="float">
            <text:p>0.1537</text:p>
          </table:table-cell>
        </table:table-row>
        <table:table-row table:style-name="ro1">
          <table:table-cell office:value-type="string" calcext:value-type="string">
            <text:p>DarkMatter_MonoZToLL_V_Mx-50_Mv-95_gDMgQ-1_TuneCUETP8M1_13TeV-madgraph</text:p>
          </table:table-cell>
          <table:table-cell office:value-type="float" office:value="0.3759" calcext:value-type="float">
            <text:p>0.3759</text:p>
          </table:table-cell>
          <table:table-cell office:value-type="float" office:value="0.5007" calcext:value-type="float">
            <text:p>0.5007</text:p>
          </table:table-cell>
          <table:table-cell office:value-type="float" office:value="0.7051" calcext:value-type="float">
            <text:p>0.7051</text:p>
          </table:table-cell>
          <table:table-cell office:value-type="float" office:value="0.9946" calcext:value-type="float">
            <text:p>0.9946</text:p>
          </table:table-cell>
          <table:table-cell office:value-type="float" office:value="1.3493" calcext:value-type="float">
            <text:p>1.3493</text:p>
          </table:table-cell>
        </table:table-row>
        <table:table-row table:style-name="ro1">
          <table:table-cell office:value-type="string" calcext:value-type="string">
            <text:p>DarkMatter_MonoZToLL_V_Mx-500_Mv-10_gDMgQ-1_TuneCUETP8M1_13TeV-madgraph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718" calcext:value-type="float">
            <text:p>0.071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634" calcext:value-type="float">
            <text:p>0.1634</text:p>
          </table:table-cell>
        </table:table-row>
        <table:table-row table:style-name="ro1">
          <table:table-cell office:value-type="string" calcext:value-type="string">
            <text:p>DarkMatter_MonoZToLL_V_Mx-500_Mv-2000_gDMgQ-1_TuneCUETP8M1_13TeV-madgraph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591" calcext:value-type="float">
            <text:p>0.0591</text:p>
          </table:table-cell>
          <table:table-cell office:value-type="float" office:value="0.0925" calcext:value-type="float">
            <text:p>0.0925</text:p>
          </table:table-cell>
          <table:table-cell office:value-type="float" office:value="0.1381" calcext:value-type="float">
            <text:p>0.1381</text:p>
          </table:table-cell>
        </table:table-row>
        <table:table-row table:style-name="ro1">
          <table:table-cell office:value-type="string" calcext:value-type="string">
            <text:p>DarkMatter_MonoZToLL_V_Mx-500_Mv-500_gDMgQ-1_TuneCUETP8M1_13TeV-madgraph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757" calcext:value-type="float">
            <text:p>0.0757</text:p>
          </table:table-cell>
          <table:table-cell office:value-type="float" office:value="0.117" calcext:value-type="float">
            <text:p>0.117</text:p>
          </table:table-cell>
          <table:table-cell office:value-type="float" office:value="0.1723" calcext:value-type="float">
            <text:p>0.1723</text:p>
          </table:table-cell>
        </table:table-row>
        <table:table-row table:style-name="ro1">
          <table:table-cell office:value-type="string" calcext:value-type="string">
            <text:p>DarkMatter_MonoZToLL_V_Mx-500_Mv-5000_gDMgQ-1_TuneCUETP8M1_13TeV-madgraph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0804" calcext:value-type="float">
            <text:p>0.0804</text:p>
          </table:table-cell>
          <table:table-cell office:value-type="float" office:value="0.1229" calcext:value-type="float">
            <text:p>0.1229</text:p>
          </table:table-cell>
        </table:table-row>
        <table:table-row table:style-name="ro1">
          <table:table-cell office:value-type="string" calcext:value-type="string">
            <text:p>DarkMatter_MonoZToLL_V_Mx-500_Mv-995_gDMgQ-1_TuneCUETP8M1_13TeV-madgraph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9" calcext:value-type="float">
            <text:p>0.049</text:p>
          </table:table-cell>
          <table:table-cell office:value-type="float" office:value="0.0747" calcext:value-type="float">
            <text:p>0.0747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1697" calcext:value-type="float">
            <text:p>0.1697</text:p>
          </table:table-cell>
        </table:table-row>
        <table:table-row table:style-name="ro1">
          <table:table-cell office:value-type="string" calcext:value-type="string">
            <text:p>mh1000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2001" calcext:value-type="float">
            <text:p>0.2001</text:p>
          </table:table-cell>
          <table:table-cell office:value-type="float" office:value="0.2939" calcext:value-type="float">
            <text:p>0.2939</text:p>
          </table:table-cell>
          <table:table-cell office:value-type="float" office:value="0.4381" calcext:value-type="float">
            <text:p>0.4381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mh110</text:p>
          </table:table-cell>
          <table:table-cell office:value-type="float" office:value="0.4849" calcext:value-type="float">
            <text:p>0.4849</text:p>
          </table:table-cell>
          <table:table-cell office:value-type="float" office:value="0.645" calcext:value-type="float">
            <text:p>0.645</text:p>
          </table:table-cell>
          <table:table-cell office:value-type="float" office:value="0.8867" calcext:value-type="float">
            <text:p>0.8867</text:p>
          </table:table-cell>
          <table:table-cell office:value-type="float" office:value="1.2296" calcext:value-type="float">
            <text:p>1.2296</text:p>
          </table:table-cell>
          <table:table-cell office:value-type="float" office:value="1.6478" calcext:value-type="float">
            <text:p>1.6478</text:p>
          </table:table-cell>
        </table:table-row>
        <table:table-row table:style-name="ro1">
          <table:table-cell office:value-type="string" calcext:value-type="string">
            <text:p>mh125</text:p>
          </table:table-cell>
          <table:table-cell office:value-type="float" office:value="0.2864" calcext:value-type="float">
            <text:p>0.2864</text:p>
          </table:table-cell>
          <table:table-cell office:value-type="float" office:value="0.3803" calcext:value-type="float">
            <text:p>0.3803</text:p>
          </table:table-cell>
          <table:table-cell office:value-type="float" office:value="0.5293" calcext:value-type="float">
            <text:p>0.5293</text:p>
          </table:table-cell>
          <table:table-cell office:value-type="float" office:value="0.7424" calcext:value-type="float">
            <text:p>0.7424</text:p>
          </table:table-cell>
          <table:table-cell office:value-type="float" office:value="1.0032" calcext:value-type="float">
            <text:p>1.0032</text:p>
          </table:table-cell>
        </table:table-row>
        <table:table-row table:style-name="ro1">
          <table:table-cell office:value-type="string" calcext:value-type="string">
            <text:p>mh150</text:p>
          </table:table-cell>
          <table:table-cell office:value-type="float" office:value="0.2024" calcext:value-type="float">
            <text:p>0.2024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374" calcext:value-type="float">
            <text:p>0.374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702" calcext:value-type="float">
            <text:p>0.702</text:p>
          </table:table-cell>
        </table:table-row>
        <table:table-row table:style-name="ro1">
          <table:table-cell office:value-type="string" calcext:value-type="string">
            <text:p>mh200</text:p>
          </table:table-cell>
          <table:table-cell office:value-type="float" office:value="0.1023" calcext:value-type="float">
            <text:p>0.1023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2743" calcext:value-type="float">
            <text:p>0.2743</text:p>
          </table:table-cell>
          <table:table-cell office:value-type="float" office:value="0.376" calcext:value-type="float">
            <text:p>0.376</text:p>
          </table:table-cell>
        </table:table-row>
        <table:table-row table:style-name="ro1">
          <table:table-cell office:value-type="string" calcext:value-type="string">
            <text:p>mh300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864" calcext:value-type="float">
            <text:p>0.0864</text:p>
          </table:table-cell>
          <table:table-cell office:value-type="float" office:value="0.1274" calcext:value-type="float">
            <text:p>0.1274</text:p>
          </table:table-cell>
          <table:table-cell office:value-type="float" office:value="0.1798" calcext:value-type="float">
            <text:p>0.1798</text:p>
          </table:table-cell>
        </table:table-row>
        <table:table-row table:style-name="ro1">
          <table:table-cell office:value-type="string" calcext:value-type="string">
            <text:p>mh400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1061" calcext:value-type="float">
            <text:p>0.1061</text:p>
          </table:table-cell>
          <table:table-cell office:value-type="float" office:value="0.1526" calcext:value-type="float">
            <text:p>0.1526</text:p>
          </table:table-cell>
        </table:table-row>
        <table:table-row table:style-name="ro1">
          <table:table-cell office:value-type="string" calcext:value-type="string">
            <text:p>mh50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587" calcext:value-type="float">
            <text:p>0.0587</text:p>
          </table:table-cell>
          <table:table-cell office:value-type="float" office:value="0.0874" calcext:value-type="float">
            <text:p>0.0874</text:p>
          </table:table-cell>
          <table:table-cell office:value-type="float" office:value="0.1316" calcext:value-type="float">
            <text:p>0.1316</text:p>
          </table:table-cell>
          <table:table-cell office:value-type="float" office:value="0.1909" calcext:value-type="float">
            <text:p>0.1909</text:p>
          </table:table-cell>
        </table:table-row>
        <table:table-row table:style-name="ro1">
          <table:table-cell office:value-type="string" calcext:value-type="string">
            <text:p>mh600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021" calcext:value-type="float">
            <text:p>0.1021</text:p>
          </table:table-cell>
          <table:table-cell office:value-type="float" office:value="0.1529" calcext:value-type="float">
            <text:p>0.1529</text:p>
          </table:table-cell>
          <table:table-cell office:value-type="float" office:value="0.2212" calcext:value-type="float">
            <text:p>0.2212</text:p>
          </table:table-cell>
        </table:table-row>
        <table:table-row table:style-name="ro1">
          <table:table-cell office:value-type="string" calcext:value-type="string">
            <text:p>mh800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137" calcext:value-type="float">
            <text:p>0.137</text:p>
          </table:table-cell>
          <table:table-cell office:value-type="float" office:value="0.2002" calcext:value-type="float">
            <text:p>0.2002</text:p>
          </table:table-cell>
          <table:table-cell office:value-type="float" office:value="0.2983" calcext:value-type="float">
            <text:p>0.2983</text:p>
          </table:table-cell>
          <table:table-cell office:value-type="float" office:value="0.4232" calcext:value-type="float">
            <text:p>0.4232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0.2378" calcext:value-type="float">
            <text:p>0.2378</text:p>
          </table:table-cell>
          <table:table-cell office:value-type="float" office:value="0.3158" calcext:value-type="float">
            <text:p>0.3158</text:p>
          </table:table-cell>
          <table:table-cell office:value-type="float" office:value="0.4395" calcext:value-type="float">
            <text:p>0.4395</text:p>
          </table:table-cell>
          <table:table-cell office:value-type="float" office:value="0.6129" calcext:value-type="float">
            <text:p>0.6129</text:p>
          </table:table-cell>
          <table:table-cell office:value-type="float" office:value="0.8248" calcext:value-type="float">
            <text:p>0.8248</text:p>
          </table:table-cell>
        </table:table-row>
        <table:table-row table:style-name="ro1">
          <table:table-cell office:value-type="string" calcext:value-type="string">
            <text:p>Unpart_ZToLL_SU-0_dU-1p01_LU-15_TuneCUETP8M1_13TeV-pythia8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8385" calcext:value-type="float">
            <text:p>0.8385</text:p>
          </table:table-cell>
          <table:table-cell office:value-type="float" office:value="1.168" calcext:value-type="float">
            <text:p>1.168</text:p>
          </table:table-cell>
          <table:table-cell office:value-type="float" office:value="1.6289" calcext:value-type="float">
            <text:p>1.6289</text:p>
          </table:table-cell>
          <table:table-cell office:value-type="float" office:value="2.1922" calcext:value-type="float">
            <text:p>2.1922</text:p>
          </table:table-cell>
        </table:table-row>
        <table:table-row table:style-name="ro1">
          <table:table-cell office:value-type="string" calcext:value-type="string">
            <text:p>Unpart_ZToLL_SU-0_dU-1p02_LU-15_TuneCUETP8M1_13TeV-pythia8</text:p>
          </table:table-cell>
          <table:table-cell office:value-type="float" office:value="0.6152" calcext:value-type="float">
            <text:p>0.6152</text:p>
          </table:table-cell>
          <table:table-cell office:value-type="float" office:value="0.8199" calcext:value-type="float">
            <text:p>0.8199</text:p>
          </table:table-cell>
          <table:table-cell office:value-type="float" office:value="1.1289" calcext:value-type="float">
            <text:p>1.1289</text:p>
          </table:table-cell>
          <table:table-cell office:value-type="float" office:value="1.5744" calcext:value-type="float">
            <text:p>1.5744</text:p>
          </table:table-cell>
          <table:table-cell office:value-type="float" office:value="2.1189" calcext:value-type="float">
            <text:p>2.1189</text:p>
          </table:table-cell>
        </table:table-row>
        <table:table-row table:style-name="ro1">
          <table:table-cell office:value-type="string" calcext:value-type="string">
            <text:p>Unpart_ZToLL_SU-0_dU-1p04_LU-15_TuneCUETP8M1_13TeV-pythia8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7332" calcext:value-type="float">
            <text:p>0.7332</text:p>
          </table:table-cell>
          <table:table-cell office:value-type="float" office:value="1.0195" calcext:value-type="float">
            <text:p>1.0195</text:p>
          </table:table-cell>
          <table:table-cell office:value-type="float" office:value="1.4137" calcext:value-type="float">
            <text:p>1.4137</text:p>
          </table:table-cell>
          <table:table-cell office:value-type="float" office:value="1.8946" calcext:value-type="float">
            <text:p>1.8946</text:p>
          </table:table-cell>
        </table:table-row>
        <table:table-row table:style-name="ro1">
          <table:table-cell office:value-type="string" calcext:value-type="string">
            <text:p>Unpart_ZToLL_SU-0_dU-1p06_LU-15_TuneCUETP8M1_13TeV-pythia8</text:p>
          </table:table-cell>
          <table:table-cell office:value-type="float" office:value="0.4983" calcext:value-type="float">
            <text:p>0.4983</text:p>
          </table:table-cell>
          <table:table-cell office:value-type="float" office:value="0.6696" calcext:value-type="float">
            <text:p>0.6696</text:p>
          </table:table-cell>
          <table:table-cell office:value-type="float" office:value="0.9414" calcext:value-type="float">
            <text:p>0.9414</text:p>
          </table:table-cell>
          <table:table-cell office:value-type="float" office:value="1.3354" calcext:value-type="float">
            <text:p>1.3354</text:p>
          </table:table-cell>
          <table:table-cell office:value-type="float" office:value="1.8187" calcext:value-type="float">
            <text:p>1.8187</text:p>
          </table:table-cell>
        </table:table-row>
        <table:table-row table:style-name="ro1">
          <table:table-cell office:value-type="string" calcext:value-type="string">
            <text:p>Unpart_ZToLL_SU-0_dU-1p09_LU-15_TuneCUETP8M1_13TeV-pythia8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7461" calcext:value-type="float">
            <text:p>0.7461</text:p>
          </table:table-cell>
          <table:table-cell office:value-type="float" office:value="1.0273" calcext:value-type="float">
            <text:p>1.0273</text:p>
          </table:table-cell>
          <table:table-cell office:value-type="float" office:value="1.4328" calcext:value-type="float">
            <text:p>1.4328</text:p>
          </table:table-cell>
          <table:table-cell office:value-type="float" office:value="1.915" calcext:value-type="float">
            <text:p>1.915</text:p>
          </table:table-cell>
        </table:table-row>
        <table:table-row table:style-name="ro1">
          <table:table-cell office:value-type="string" calcext:value-type="string">
            <text:p>Unpart_ZToLL_SU-0_dU-1p10_LU-15_TuneCUETP8M1_13TeV-pythia8</text:p>
          </table:table-cell>
          <table:table-cell office:value-type="float" office:value="0.5683" calcext:value-type="float">
            <text:p>0.5683</text:p>
          </table:table-cell>
          <table:table-cell office:value-type="float" office:value="0.75" calcext:value-type="float">
            <text:p>0.75</text:p>
          </table:table-cell>
          <table:table-cell office:value-type="float" office:value="1.043" calcext:value-type="float">
            <text:p>1.043</text:p>
          </table:table-cell>
          <table:table-cell office:value-type="float" office:value="1.4462" calcext:value-type="float">
            <text:p>1.4462</text:p>
          </table:table-cell>
          <table:table-cell office:value-type="float" office:value="1.9382" calcext:value-type="float">
            <text:p>1.9382</text:p>
          </table:table-cell>
        </table:table-row>
        <table:table-row table:style-name="ro1">
          <table:table-cell office:value-type="string" calcext:value-type="string">
            <text:p>Unpart_ZToLL_SU-0_dU-1p20_LU-15_TuneCUETP8M1_13TeV-pythia8</text:p>
          </table:table-cell>
          <table:table-cell office:value-type="float" office:value="0.4385" calcext:value-type="float">
            <text:p>0.4385</text:p>
          </table:table-cell>
          <table:table-cell office:value-type="float" office:value="0.5846" calcext:value-type="float">
            <text:p>0.5846</text:p>
          </table:table-cell>
          <table:table-cell office:value-type="float" office:value="0.8164" calcext:value-type="float">
            <text:p>0.8164</text:p>
          </table:table-cell>
          <table:table-cell office:value-type="float" office:value="1.1451" calcext:value-type="float">
            <text:p>1.1451</text:p>
          </table:table-cell>
          <table:table-cell office:value-type="float" office:value="1.5474" calcext:value-type="float">
            <text:p>1.5474</text:p>
          </table:table-cell>
        </table:table-row>
        <table:table-row table:style-name="ro1">
          <table:table-cell office:value-type="string" calcext:value-type="string">
            <text:p>Unpart_ZToLL_SU-0_dU-1p30_LU-15_TuneCUETP8M1_13TeV-pythia8</text:p>
          </table:table-cell>
          <table:table-cell office:value-type="float" office:value="0.3577" calcext:value-type="float">
            <text:p>0.3577</text:p>
          </table:table-cell>
          <table:table-cell office:value-type="float" office:value="0.4769" calcext:value-type="float">
            <text:p>0.4769</text:p>
          </table:table-cell>
          <table:table-cell office:value-type="float" office:value="0.666" calcext:value-type="float">
            <text:p>0.666</text:p>
          </table:table-cell>
          <table:table-cell office:value-type="float" office:value="0.9395" calcext:value-type="float">
            <text:p>0.9395</text:p>
          </table:table-cell>
          <table:table-cell office:value-type="float" office:value="1.266" calcext:value-type="float">
            <text:p>1.266</text:p>
          </table:table-cell>
        </table:table-row>
        <table:table-row table:style-name="ro1">
          <table:table-cell office:value-type="string" calcext:value-type="string">
            <text:p>Unpart_ZToLL_SU-0_dU-1p40_LU-15_TuneCUETP8M1_13TeV-pythia8</text:p>
          </table:table-cell>
          <table:table-cell office:value-type="float" office:value="0.2843" calcext:value-type="float">
            <text:p>0.2843</text:p>
          </table:table-cell>
          <table:table-cell office:value-type="float" office:value="0.379" calcext:value-type="float">
            <text:p>0.379</text:p>
          </table:table-cell>
          <table:table-cell office:value-type="float" office:value="0.5293" calcext:value-type="float">
            <text:p>0.5293</text:p>
          </table:table-cell>
          <table:table-cell office:value-type="float" office:value="0.7466" calcext:value-type="float">
            <text:p>0.7466</text:p>
          </table:table-cell>
          <table:table-cell office:value-type="float" office:value="1.0129" calcext:value-type="float">
            <text:p>1.0129</text:p>
          </table:table-cell>
        </table:table-row>
        <table:table-row table:style-name="ro1">
          <table:table-cell office:value-type="string" calcext:value-type="string">
            <text:p>Unpart_ZToLL_SU-0_dU-1p50_LU-15_TuneCUETP8M1_13TeV-pythia8</text:p>
          </table:table-cell>
          <table:table-cell office:value-type="float" office:value="0.2447" calcext:value-type="float">
            <text:p>0.2447</text:p>
          </table:table-cell>
          <table:table-cell office:value-type="float" office:value="0.3276" calcext:value-type="float">
            <text:p>0.3276</text:p>
          </table:table-cell>
          <table:table-cell office:value-type="float" office:value="0.459" calcext:value-type="float">
            <text:p>0.459</text:p>
          </table:table-cell>
          <table:table-cell office:value-type="float" office:value="0.6511" calcext:value-type="float">
            <text:p>0.6511</text:p>
          </table:table-cell>
          <table:table-cell office:value-type="float" office:value="0.8896" calcext:value-type="float">
            <text:p>0.8896</text:p>
          </table:table-cell>
        </table:table-row>
        <table:table-row table:style-name="ro1">
          <table:table-cell office:value-type="string" calcext:value-type="string">
            <text:p>Unpart_ZToLL_SU-0_dU-1p60_LU-15_TuneCUETP8M1_13TeV-pythia8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2679" calcext:value-type="float">
            <text:p>0.2679</text:p>
          </table:table-cell>
          <table:table-cell office:value-type="float" office:value="0.3799" calcext:value-type="float">
            <text:p>0.3799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7476" calcext:value-type="float">
            <text:p>0.7476</text:p>
          </table:table-cell>
        </table:table-row>
        <table:table-row table:style-name="ro1">
          <table:table-cell office:value-type="string" calcext:value-type="string">
            <text:p>Unpart_ZToLL_SU-0_dU-1p70_LU-15_TuneCUETP8M1_13TeV-pythia8</text:p>
          </table:table-cell>
          <table:table-cell office:value-type="float" office:value="0.1508" calcext:value-type="float">
            <text:p>0.1508</text:p>
          </table:table-cell>
          <table:table-cell office:value-type="float" office:value="0.2058" calcext:value-type="float">
            <text:p>0.2058</text:p>
          </table:table-cell>
          <table:table-cell office:value-type="float" office:value="0.2959" calcext:value-type="float">
            <text:p>0.2959</text:p>
          </table:table-cell>
          <table:table-cell office:value-type="float" office:value="0.4292" calcext:value-type="float">
            <text:p>0.4292</text:p>
          </table:table-cell>
          <table:table-cell office:value-type="float" office:value="0.5965" calcext:value-type="float">
            <text:p>0.5965</text:p>
          </table:table-cell>
        </table:table-row>
        <table:table-row table:style-name="ro1">
          <table:table-cell office:value-type="string" calcext:value-type="string">
            <text:p>Unpart_ZToLL_SU-0_dU-1p80_LU-15_TuneCUETP8M1_13TeV-pythia8</text:p>
          </table:table-cell>
          <table:table-cell office:value-type="float" office:value="0.122" calcext:value-type="float">
            <text:p>0.122</text:p>
          </table:table-cell>
          <table:table-cell office:value-type="float" office:value="0.1672" calcext:value-type="float">
            <text:p>0.1672</text:p>
          </table:table-cell>
          <table:table-cell office:value-type="float" office:value="0.2412" calcext:value-type="float">
            <text:p>0.2412</text:p>
          </table:table-cell>
          <table:table-cell office:value-type="float" office:value="0.3537" calcext:value-type="float">
            <text:p>0.3537</text:p>
          </table:table-cell>
          <table:table-cell office:value-type="float" office:value="0.4976" calcext:value-type="float">
            <text:p>0.4976</text:p>
          </table:table-cell>
        </table:table-row>
        <table:table-row table:style-name="ro1">
          <table:table-cell office:value-type="string" calcext:value-type="string">
            <text:p>Unpart_ZToLL_SU-0_dU-1p90_LU-15_TuneCUETP8M1_13TeV-pythia8</text:p>
          </table:table-cell>
          <table:table-cell office:value-type="float" office:value="0.1089" calcext:value-type="float">
            <text:p>0.1089</text:p>
          </table:table-cell>
          <table:table-cell office:value-type="float" office:value="0.1479" calcext:value-type="float">
            <text:p>0.1479</text:p>
          </table:table-cell>
          <table:table-cell office:value-type="float" office:value="0.2119" calcext:value-type="float">
            <text:p>0.2119</text:p>
          </table:table-cell>
          <table:table-cell office:value-type="float" office:value="0.3107" calcext:value-type="float">
            <text:p>0.3107</text:p>
          </table:table-cell>
          <table:table-cell office:value-type="float" office:value="0.4346" calcext:value-type="float">
            <text:p>0.4346</text:p>
          </table:table-cell>
        </table:table-row>
        <table:table-row table:style-name="ro1">
          <table:table-cell office:value-type="string" calcext:value-type="string">
            <text:p>Unpart_ZToLL_SU-0_dU-2p00_LU-15_TuneCUETP8M1_13TeV-pythia8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1244" calcext:value-type="float">
            <text:p>0.1244</text:p>
          </table:table-cell>
          <table:table-cell office:value-type="float" office:value="0.1812" calcext:value-type="float">
            <text:p>0.1812</text:p>
          </table:table-cell>
          <table:table-cell office:value-type="float" office:value="0.2656" calcext:value-type="float">
            <text:p>0.2656</text:p>
          </table:table-cell>
          <table:table-cell office:value-type="float" office:value="0.3737" calcext:value-type="float">
            <text:p>0.3737</text:p>
          </table:table-cell>
        </table:table-row>
        <table:table-row table:style-name="ro1">
          <table:table-cell office:value-type="string" calcext:value-type="string">
            <text:p>Unpart_ZToLL_SU-0_dU-2p20_LU-15_TuneCUETP8M1_13TeV-pythia8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0896" calcext:value-type="float">
            <text:p>0.0896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1957" calcext:value-type="float">
            <text:p>0.1957</text:p>
          </table:table-cell>
          <table:table-cell office:value-type="float" office:value="0.2793" calcext:value-type="float">
            <text:p>0.2793</text:p>
          </table:table-cell>
        </table:table-row>
      </table:table>
      <table:named-expressions/>
      <table:database-ranges>
        <table:database-range table:name="__Anonymous_Sheet_DB__0" table:target-range-address="'Theory XS'.A1:'Theory XS'.P256">
          <table:sort>
            <table:sort-by table:field-number="0" table:data-type="automatic"/>
          </table:sort>
        </table:database-range>
        <table:database-range table:name="__Anonymous_Sheet_DB__1" table:target-range-address="'Expected XS Limits'.A1:'Expected XS Limits'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number-style style:name="N127">
      <number:number number:decimal-places="1"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/00/0000</text:date>, <text:time style:data-style-name="N2" text:time-value="11:05:07.220139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ylan Hsu</meta:initial-creator>
    <meta:creation-date>2017-01-30T13:44:41.604151577</meta:creation-date>
    <dc:date>2017-01-31T12:02:03.537814138</dc:date>
    <dc:creator>Dylan Hsu</dc:creator>
    <meta:editing-duration>PT3H57M53S</meta:editing-duration>
    <meta:editing-cycles>4</meta:editing-cycles>
    <meta:generator>LibreOffice/4.2.8.2$Linux_X86_64 LibreOffice_project/420$Build-2</meta:generator>
    <meta:document-statistic meta:table-count="2" meta:cell-count="5400" meta:object-count="0"/>
  </office:meta>
</office:document-meta>
</file>